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861in"/>
    </style:style>
    <style:style style:name="Table2.B" style:family="table-column">
      <style:table-column-properties style:column-width="0.9958in"/>
    </style:style>
    <style:style style:name="Table2.C" style:family="table-column">
      <style:table-column-properties style:column-width="3.3181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0.691in" style:rel-column-width="6966*"/>
    </style:style>
    <style:style style:name="Table6.C" style:family="table-column">
      <style:table-column-properties style:column-width="0.9361in" style:rel-column-width="9438*"/>
    </style:style>
    <style:style style:name="Table6.D" style:family="table-column">
      <style:table-column-properties style:column-width="3.8729in" style:rel-column-width="3904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9pt" style:font-size-asian="9pt" style:font-size-complex="9pt"/>
    </style:style>
    <style:style style:name="P2" style:family="paragraph" style:parent-style-name="Standard">
      <style:text-properties officeooo:rsid="021f7a44" officeooo:paragraph-rsid="021f7a44"/>
    </style:style>
    <style:style style:name="P3" style:family="paragraph" style:parent-style-name="Body">
      <style:text-properties officeooo:rsid="0275a4b8" officeooo:paragraph-rsid="0275a4b8"/>
    </style:style>
    <style:style style:name="P4" style:family="paragraph" style:parent-style-name="Standard">
      <style:text-properties officeooo:rsid="022f32c0" officeooo:paragraph-rsid="022f32c0"/>
    </style:style>
    <style:style style:name="P5" style:family="paragraph" style:parent-style-name="List_20_Bullet" style:list-style-name="WWNum32"/>
    <style:style style:name="P6" style:family="paragraph" style:parent-style-name="Heading_20_3">
      <style:text-properties officeooo:rsid="023b3c70" officeooo:paragraph-rsid="034c3f8e"/>
    </style:style>
    <style:style style:name="P7" style:family="paragraph" style:parent-style-name="List_20_Bullet">
      <style:text-properties officeooo:rsid="023b3c70" officeooo:paragraph-rsid="034c3f8e"/>
    </style:style>
    <style:style style:name="P8" style:family="paragraph" style:parent-style-name="Standard">
      <style:text-properties officeooo:rsid="033da4e4" officeooo:paragraph-rsid="034c3f8e"/>
    </style:style>
    <style:style style:name="P9" style:family="paragraph" style:parent-style-name="Standard">
      <style:text-properties officeooo:rsid="033ea6f3" officeooo:paragraph-rsid="034c3f8e"/>
    </style:style>
    <style:style style:name="P10" style:family="paragraph" style:parent-style-name="Standard">
      <style:text-properties officeooo:rsid="03414b5c" officeooo:paragraph-rsid="034c3f8e"/>
    </style:style>
    <style:style style:name="P11" style:family="paragraph" style:parent-style-name="Standard">
      <style:text-properties officeooo:rsid="0231f025" officeooo:paragraph-rsid="034c3f8e"/>
    </style:style>
    <style:style style:name="P12" style:family="paragraph" style:parent-style-name="Standard">
      <style:text-properties officeooo:rsid="023b3c70" officeooo:paragraph-rsid="023b3c70"/>
    </style:style>
    <style:style style:name="P13" style:family="paragraph" style:parent-style-name="Code">
      <style:text-properties officeooo:paragraph-rsid="035a029b"/>
    </style:style>
    <style:style style:name="P14" style:family="paragraph" style:parent-style-name="Body">
      <style:text-properties officeooo:rsid="02415a20" officeooo:paragraph-rsid="02415a20"/>
    </style:style>
    <style:style style:name="P15" style:family="paragraph" style:parent-style-name="List_20_Bullet" style:list-style-name="WWNum32">
      <style:text-properties officeooo:paragraph-rsid="02b27670"/>
    </style:style>
    <style:style style:name="P16" style:family="paragraph" style:parent-style-name="Body">
      <style:text-properties officeooo:rsid="02b18f13" officeooo:paragraph-rsid="02b27670"/>
    </style:style>
    <style:style style:name="P17" style:family="paragraph" style:parent-style-name="Body">
      <style:text-properties officeooo:rsid="0264d7bb" officeooo:paragraph-rsid="03627aec"/>
    </style:style>
    <style:style style:name="P18" style:family="paragraph" style:parent-style-name="Body">
      <style:text-properties officeooo:rsid="0264d7bb" officeooo:paragraph-rsid="0264d7bb"/>
    </style:style>
    <style:style style:name="P19" style:family="paragraph" style:parent-style-name="Body">
      <style:text-properties officeooo:paragraph-rsid="031714da"/>
    </style:style>
    <style:style style:name="P20" style:family="paragraph" style:parent-style-name="Standard">
      <style:text-properties officeooo:rsid="02c45428" officeooo:paragraph-rsid="02c45428"/>
    </style:style>
    <style:style style:name="P21" style:family="paragraph" style:parent-style-name="Standard">
      <style:text-properties officeooo:rsid="02c4ad5e" officeooo:paragraph-rsid="02c4ad5e"/>
    </style:style>
    <style:style style:name="P22" style:family="paragraph" style:parent-style-name="Standard">
      <style:text-properties officeooo:rsid="02c4b81e" officeooo:paragraph-rsid="037e6136"/>
    </style:style>
    <style:style style:name="P23" style:family="paragraph" style:parent-style-name="Standard">
      <style:text-properties officeooo:rsid="02c4b81e" officeooo:paragraph-rsid="02c4e4d8"/>
    </style:style>
    <style:style style:name="P24" style:family="paragraph" style:parent-style-name="Heading_20_3">
      <style:text-properties officeooo:rsid="02465609" officeooo:paragraph-rsid="02465609"/>
    </style:style>
    <style:style style:name="P25" style:family="paragraph" style:parent-style-name="List_20_Bullet" style:list-style-name="WWNum32">
      <style:text-properties officeooo:rsid="0394e07d" officeooo:paragraph-rsid="0394e07d"/>
    </style:style>
    <style:style style:name="P26" style:family="paragraph" style:parent-style-name="Body">
      <style:text-properties officeooo:paragraph-rsid="02d52e16"/>
    </style:style>
    <style:style style:name="P27" style:family="paragraph" style:parent-style-name="Body">
      <style:text-properties officeooo:paragraph-rsid="02cfd644"/>
    </style:style>
    <style:style style:name="P28" style:family="paragraph" style:parent-style-name="Code">
      <style:text-properties fo:font-size="11pt" style:text-underline-style="none" style:font-size-asian="11pt" style:font-size-complex="11pt"/>
    </style:style>
    <style:style style:name="P29" style:family="paragraph" style:parent-style-name="Body">
      <style:text-properties officeooo:rsid="02d080c1" officeooo:paragraph-rsid="02d080c1"/>
    </style:style>
    <style:style style:name="P30" style:family="paragraph" style:parent-style-name="Heading_20_3">
      <style:text-properties officeooo:rsid="02465609" officeooo:paragraph-rsid="02d82421"/>
    </style:style>
    <style:style style:name="P31" style:family="paragraph" style:parent-style-name="Heading_20_3">
      <style:text-properties officeooo:rsid="02465609"/>
    </style:style>
    <style:style style:name="P32" style:family="paragraph" style:parent-style-name="Body">
      <style:text-properties officeooo:rsid="02d9131c" officeooo:paragraph-rsid="02d9131c"/>
    </style:style>
    <style:style style:name="P33" style:family="paragraph" style:parent-style-name="Body">
      <style:text-properties officeooo:rsid="02da5f6d" officeooo:paragraph-rsid="02da5f6d"/>
    </style:style>
    <style:style style:name="P34" style:family="paragraph" style:parent-style-name="Code">
      <style:text-properties fo:font-size="11pt" style:font-size-asian="11pt" style:font-size-complex="11pt"/>
    </style:style>
    <style:style style:name="P35" style:family="paragraph" style:parent-style-name="Body" style:master-page-name="">
      <style:paragraph-properties style:page-number="auto" fo:keep-with-next="auto"/>
      <style:text-properties officeooo:rsid="02dba4a0" officeooo:paragraph-rsid="02dba4a0"/>
    </style:style>
    <style:style style:name="P36" style:family="paragraph" style:parent-style-name="Body" style:master-page-name="">
      <style:paragraph-properties style:page-number="auto" fo:keep-with-next="always"/>
      <style:text-properties officeooo:rsid="02dba4a0" officeooo:paragraph-rsid="02dba4a0"/>
    </style:style>
    <style:style style:name="P37" style:family="paragraph" style:parent-style-name="Code">
      <style:text-properties fo:font-size="11pt" officeooo:rsid="02dba4a0" officeooo:paragraph-rsid="02dba4a0" style:font-size-asian="11pt" style:font-size-complex="11pt"/>
    </style:style>
    <style:style style:name="P38" style:family="paragraph" style:parent-style-name="Standard">
      <style:text-properties officeooo:rsid="02dbaf0f" officeooo:paragraph-rsid="02dbaf0f"/>
    </style:style>
    <style:style style:name="P39" style:family="paragraph" style:parent-style-name="Body">
      <style:text-properties officeooo:rsid="02dbaf0f" officeooo:paragraph-rsid="03be42c4"/>
    </style:style>
    <style:style style:name="P40" style:family="paragraph" style:parent-style-name="Standard">
      <style:text-properties officeooo:rsid="02dce953" officeooo:paragraph-rsid="0328e5d9"/>
    </style:style>
    <style:style style:name="P41" style:family="paragraph" style:parent-style-name="Standard">
      <style:text-properties officeooo:rsid="02de123b" officeooo:paragraph-rsid="0328e5d9"/>
    </style:style>
    <style:style style:name="P42" style:family="paragraph" style:parent-style-name="List_20_Number">
      <style:text-properties officeooo:rsid="02e13a9c" officeooo:paragraph-rsid="02e13a9c"/>
    </style:style>
    <style:style style:name="P43" style:family="paragraph" style:parent-style-name="Body">
      <style:text-properties officeooo:rsid="02dce953" officeooo:paragraph-rsid="02e2ebbf"/>
    </style:style>
    <style:style style:name="P44" style:family="paragraph" style:parent-style-name="Body">
      <style:text-properties officeooo:rsid="02e2ebbf" officeooo:paragraph-rsid="02e2ebbf"/>
    </style:style>
    <style:style style:name="P45" style:family="paragraph" style:parent-style-name="Body">
      <style:text-properties officeooo:rsid="03be42c4" officeooo:paragraph-rsid="03be42c4"/>
    </style:style>
    <style:style style:name="P46" style:family="paragraph" style:parent-style-name="Body">
      <style:text-properties officeooo:rsid="03bfd171" officeooo:paragraph-rsid="03c6a8bb"/>
    </style:style>
    <style:style style:name="P47" style:family="paragraph" style:parent-style-name="Table_20_Contents">
      <style:text-properties officeooo:rsid="02e13a9c" officeooo:paragraph-rsid="03c188f3"/>
    </style:style>
    <style:style style:name="P48" style:family="paragraph" style:parent-style-name="Table_20_Contents">
      <style:text-properties fo:font-size="11pt" officeooo:rsid="02e13a9c" officeooo:paragraph-rsid="02e13a9c" style:font-size-asian="11pt" style:font-size-complex="11pt"/>
    </style:style>
    <style:style style:name="P49" style:family="paragraph" style:parent-style-name="Table_20_Contents">
      <style:text-properties fo:font-size="11pt" officeooo:rsid="03c1b734" officeooo:paragraph-rsid="03c1b734" style:font-size-asian="11pt" style:font-size-complex="11pt"/>
    </style:style>
    <style:style style:name="P50" style:family="paragraph" style:parent-style-name="Standard">
      <style:text-properties officeooo:rsid="03c6e24d" officeooo:paragraph-rsid="03c6e24d"/>
    </style:style>
    <style:style style:name="P51" style:family="paragraph" style:parent-style-name="List_20_Bullet">
      <style:text-properties officeooo:paragraph-rsid="02e41504"/>
    </style:style>
    <style:style style:name="P52" style:family="paragraph" style:parent-style-name="List_20_Bullet">
      <style:text-properties officeooo:rsid="02e747c2" officeooo:paragraph-rsid="02e747c2"/>
    </style:style>
    <style:style style:name="P53" style:family="paragraph" style:parent-style-name="List_20_Bullet">
      <style:text-properties officeooo:rsid="02e2ebbf" officeooo:paragraph-rsid="03c6e24d"/>
    </style:style>
    <style:style style:name="P54" style:family="paragraph" style:parent-style-name="List_20_Bullet" style:list-style-name="WWNum32">
      <style:text-properties officeooo:rsid="02e2ebbf" officeooo:paragraph-rsid="03c6e24d"/>
    </style:style>
    <style:style style:name="P55" style:family="paragraph" style:parent-style-name="Body">
      <style:text-properties officeooo:rsid="02e41504" officeooo:paragraph-rsid="02e5dc02"/>
    </style:style>
    <style:style style:name="P56" style:family="paragraph" style:parent-style-name="Standard">
      <style:text-properties officeooo:rsid="02e34551" officeooo:paragraph-rsid="02e34551"/>
    </style:style>
    <style:style style:name="P57" style:family="paragraph" style:parent-style-name="Code">
      <style:text-properties fo:font-size="11pt" officeooo:rsid="02e8bf15" style:font-size-asian="11pt" style:font-size-complex="11pt"/>
    </style:style>
    <style:style style:name="P58" style:family="paragraph" style:parent-style-name="Standard">
      <style:text-properties officeooo:rsid="02e34551" officeooo:paragraph-rsid="03ccf4ee"/>
    </style:style>
    <style:style style:name="P59" style:family="paragraph" style:parent-style-name="Standard">
      <style:text-properties officeooo:rsid="03ccf4ee" officeooo:paragraph-rsid="03ccf4ee"/>
    </style:style>
    <style:style style:name="P60" style:family="paragraph" style:parent-style-name="Standard">
      <style:text-properties officeooo:rsid="02ea6572" officeooo:paragraph-rsid="02ea6572"/>
    </style:style>
    <style:style style:name="P61" style:family="paragraph" style:parent-style-name="Standard">
      <style:text-properties officeooo:rsid="02eb0e41" officeooo:paragraph-rsid="02eb0e41"/>
    </style:style>
    <style:style style:name="P62" style:family="paragraph" style:parent-style-name="Standard">
      <style:text-properties officeooo:rsid="02eb58b3" officeooo:paragraph-rsid="02eb58b3"/>
    </style:style>
    <style:style style:name="P63" style:family="paragraph" style:parent-style-name="Standard">
      <style:text-properties officeooo:rsid="0426427d" officeooo:paragraph-rsid="0426c596"/>
    </style:style>
    <style:style style:name="P64" style:family="paragraph" style:parent-style-name="Body">
      <style:text-properties officeooo:rsid="02eb58b3" officeooo:paragraph-rsid="02eb58b3"/>
    </style:style>
    <style:style style:name="P65" style:family="paragraph" style:parent-style-name="Code">
      <style:text-properties fo:font-size="11pt" officeooo:rsid="02ee680f" officeooo:paragraph-rsid="02ee680f" style:font-size-asian="11pt" style:font-size-complex="11pt"/>
    </style:style>
    <style:style style:name="P66" style:family="paragraph" style:parent-style-name="Code">
      <style:text-properties fo:font-size="11pt" officeooo:rsid="02ee680f" officeooo:paragraph-rsid="0350e2fc" style:font-size-asian="11pt" style:font-size-complex="11pt"/>
    </style:style>
    <style:style style:name="P67" style:family="paragraph" style:parent-style-name="Code">
      <style:text-properties officeooo:rsid="02ee680f" officeooo:paragraph-rsid="0350e2fc"/>
    </style:style>
    <style:style style:name="P68" style:family="paragraph" style:parent-style-name="Standard">
      <style:text-properties officeooo:rsid="028d9e68" officeooo:paragraph-rsid="028d9e68"/>
    </style:style>
    <style:style style:name="P69" style:family="paragraph" style:parent-style-name="Standard">
      <style:text-properties officeooo:rsid="028d9e68" officeooo:paragraph-rsid="028eb425"/>
    </style:style>
    <style:style style:name="P70" style:family="paragraph" style:parent-style-name="Standard">
      <style:text-properties officeooo:rsid="029224d0" officeooo:paragraph-rsid="02925ccd"/>
    </style:style>
    <style:style style:name="P71" style:family="paragraph" style:parent-style-name="Standard">
      <style:text-properties officeooo:rsid="0295b1b9" officeooo:paragraph-rsid="0295b1b9"/>
    </style:style>
    <style:style style:name="P72" style:family="paragraph" style:parent-style-name="Standard">
      <style:text-properties officeooo:rsid="029776af" officeooo:paragraph-rsid="0304cd8e"/>
    </style:style>
    <style:style style:name="P73" style:family="paragraph" style:parent-style-name="Standard">
      <style:text-properties officeooo:rsid="02997624" officeooo:paragraph-rsid="0304cd8e"/>
    </style:style>
    <style:style style:name="P74" style:family="paragraph" style:parent-style-name="Standard">
      <style:text-properties officeooo:rsid="029776af" officeooo:paragraph-rsid="029776af"/>
    </style:style>
    <style:style style:name="P75" style:family="paragraph" style:parent-style-name="Standard">
      <style:text-properties officeooo:rsid="0304cd8e" officeooo:paragraph-rsid="0304cd8e"/>
    </style:style>
    <style:style style:name="P76" style:family="paragraph" style:parent-style-name="Code">
      <style:text-properties fo:font-size="11pt" officeooo:rsid="0304cd8e" officeooo:paragraph-rsid="0304cd8e" style:font-size-asian="11pt" style:font-size-complex="11pt"/>
    </style:style>
    <style:style style:name="P77" style:family="paragraph" style:parent-style-name="Standard">
      <style:text-properties officeooo:rsid="029d0416" officeooo:paragraph-rsid="03fb34f5"/>
    </style:style>
    <style:style style:name="P78" style:family="paragraph" style:parent-style-name="Standard">
      <style:text-properties officeooo:rsid="03070d5e" officeooo:paragraph-rsid="03070d5e"/>
    </style:style>
    <style:style style:name="P79" style:family="paragraph" style:parent-style-name="Standard">
      <style:text-properties officeooo:rsid="029ef1cf" officeooo:paragraph-rsid="029ef1cf"/>
    </style:style>
    <style:style style:name="P80" style:family="paragraph" style:parent-style-name="Standard">
      <style:text-properties officeooo:paragraph-rsid="03f5d615"/>
    </style:style>
    <style:style style:name="P81" style:family="paragraph" style:parent-style-name="Standard">
      <style:text-properties officeooo:rsid="02a651d7" officeooo:paragraph-rsid="02a651d7"/>
    </style:style>
    <style:style style:name="P82" style:family="paragraph" style:parent-style-name="Standard">
      <style:text-properties officeooo:rsid="02a651d7" officeooo:paragraph-rsid="02aae47d"/>
    </style:style>
    <style:style style:name="P83" style:family="paragraph" style:parent-style-name="Heading_20_4">
      <style:text-properties officeooo:rsid="02a85863" officeooo:paragraph-rsid="03f88815"/>
    </style:style>
    <style:style style:name="P84" style:family="paragraph" style:parent-style-name="Standard">
      <style:text-properties officeooo:rsid="02a85203" officeooo:paragraph-rsid="02a85203"/>
    </style:style>
    <style:style style:name="P85" style:family="paragraph" style:parent-style-name="Standard">
      <style:text-properties officeooo:rsid="02a85863" officeooo:paragraph-rsid="02a651d7"/>
    </style:style>
    <style:style style:name="P86" style:family="paragraph" style:parent-style-name="Standard">
      <style:text-properties officeooo:rsid="02a85863" officeooo:paragraph-rsid="03fd4d1c"/>
    </style:style>
    <style:style style:name="P87" style:family="paragraph" style:parent-style-name="Table_20_Caption_20__28_before_29_">
      <style:text-properties officeooo:rsid="03fd4d1c" officeooo:paragraph-rsid="03fd4d1c"/>
    </style:style>
    <style:style style:name="P88" style:family="paragraph" style:parent-style-name="Standard">
      <style:text-properties officeooo:rsid="02a9ff24" officeooo:paragraph-rsid="02a9ff24"/>
    </style:style>
    <style:style style:name="P89" style:family="paragraph" style:parent-style-name="Heading_20_4">
      <style:text-properties officeooo:rsid="02ac0e7b"/>
    </style:style>
    <style:style style:name="P90" style:family="paragraph" style:parent-style-name="Standard">
      <style:text-properties officeooo:rsid="02aa2f06" officeooo:paragraph-rsid="02aa2f06"/>
    </style:style>
    <style:style style:name="P91" style:family="paragraph" style:parent-style-name="Standard">
      <style:text-properties officeooo:rsid="02ac0e7b" officeooo:paragraph-rsid="02ac0e7b"/>
    </style:style>
    <style:style style:name="P92" style:family="paragraph" style:parent-style-name="Standard">
      <style:text-properties officeooo:rsid="02ac0e7b" officeooo:paragraph-rsid="02ad9635"/>
    </style:style>
    <style:style style:name="P93" style:family="paragraph" style:parent-style-name="Standard">
      <style:text-properties officeooo:rsid="02ad9635" officeooo:paragraph-rsid="02ad9635"/>
    </style:style>
    <style:style style:name="P94" style:family="paragraph" style:parent-style-name="Code" style:master-page-name="">
      <style:paragraph-properties style:page-number="auto"/>
      <style:text-properties officeooo:paragraph-rsid="03b5e5e3"/>
    </style:style>
    <style:style style:name="P95" style:family="paragraph" style:parent-style-name="Heading_20_1">
      <style:text-properties officeooo:rsid="02273681" officeooo:paragraph-rsid="02273681"/>
    </style:style>
    <style:style style:name="P96" style:family="paragraph" style:parent-style-name="Code">
      <style:text-properties fo:font-size="11pt" officeooo:rsid="03b5e5e3" officeooo:paragraph-rsid="03b5e5e3" style:font-size-asian="11pt" style:font-size-complex="11pt"/>
    </style:style>
    <style:style style:name="P97" style:family="paragraph" style:parent-style-name="Heading_20_2">
      <style:text-properties officeooo:rsid="02273681" officeooo:paragraph-rsid="02273681"/>
    </style:style>
    <style:style style:name="P98" style:family="paragraph" style:parent-style-name="Body">
      <style:text-properties officeooo:rsid="024ebda3" officeooo:paragraph-rsid="024ebda3"/>
    </style:style>
    <style:style style:name="P99" style:family="paragraph" style:parent-style-name="Body">
      <style:text-properties officeooo:rsid="024d4e7b" officeooo:paragraph-rsid="024d4e7b"/>
    </style:style>
    <style:style style:name="P100" style:family="paragraph" style:parent-style-name="Heading_20_2">
      <style:text-properties officeooo:rsid="025011c7" officeooo:paragraph-rsid="02273681"/>
    </style:style>
    <style:style style:name="P101" style:family="paragraph" style:parent-style-name="Standard">
      <style:text-properties officeooo:rsid="025011c7" officeooo:paragraph-rsid="025011c7"/>
    </style:style>
    <style:style style:name="P102" style:family="paragraph" style:parent-style-name="Heading_20_2">
      <style:text-properties officeooo:rsid="0250aa92" officeooo:paragraph-rsid="02273681"/>
    </style:style>
    <style:style style:name="P103" style:family="paragraph" style:parent-style-name="Standard">
      <style:text-properties officeooo:rsid="02281659" officeooo:paragraph-rsid="02281659"/>
    </style:style>
    <style:style style:name="P104" style:family="paragraph" style:parent-style-name="Text_20_body">
      <style:text-properties officeooo:rsid="0250aa92" officeooo:paragraph-rsid="03b5e5e3"/>
    </style:style>
    <style:style style:name="P105" style:family="paragraph" style:parent-style-name="Body">
      <style:text-properties fo:color="#000000" officeooo:rsid="02522ff0" officeooo:paragraph-rsid="02522ff0" style:font-name-complex="Arial2"/>
    </style:style>
    <style:style style:name="P106" style:family="paragraph" style:parent-style-name="Body">
      <style:text-properties fo:color="#000000" officeooo:rsid="02522ff0" style:font-name-complex="Arial2"/>
    </style:style>
    <style:style style:name="P107" style:family="paragraph" style:parent-style-name="Body">
      <style:text-properties fo:color="#000000" officeooo:rsid="02522ff0" officeooo:paragraph-rsid="040be38f" style:font-name-complex="Arial2"/>
    </style:style>
    <style:style style:name="P108" style:family="paragraph" style:parent-style-name="Body">
      <style:text-properties fo:color="#000000" officeooo:rsid="040be38f" officeooo:paragraph-rsid="040be38f" style:font-name-complex="Arial2"/>
    </style:style>
    <style:style style:name="P109" style:family="paragraph" style:parent-style-name="Heading_20_1">
      <style:text-properties officeooo:rsid="0267bf7c" officeooo:paragraph-rsid="0267bf7c"/>
    </style:style>
    <style:style style:name="P110" style:family="paragraph" style:parent-style-name="Standard">
      <style:text-properties officeooo:paragraph-rsid="0267bf7c"/>
    </style:style>
    <style:style style:name="P111" style:family="paragraph" style:parent-style-name="Standard">
      <style:text-properties officeooo:rsid="0267bf7c" officeooo:paragraph-rsid="0267bf7c"/>
    </style:style>
    <style:style style:name="P112" style:family="paragraph" style:parent-style-name="Standard">
      <style:text-properties fo:color="#000000" officeooo:rsid="0267bf7c" officeooo:paragraph-rsid="040be38f" style:font-name-complex="Arial2"/>
    </style:style>
    <style:style style:name="P113" style:family="paragraph" style:parent-style-name="Text_20_body">
      <style:text-properties fo:font-size="9pt" style:font-size-asian="9pt" style:font-size-complex="9pt"/>
    </style:style>
    <style:style style:name="P114" style:family="paragraph" style:parent-style-name="Text_20_body">
      <style:text-properties fo:font-size="9pt" officeooo:rsid="031de3c0" officeooo:paragraph-rsid="031de3c0" style:font-size-asian="9pt" style:font-size-complex="9pt"/>
    </style:style>
    <style:style style:name="P115" style:family="paragraph" style:parent-style-name="Text_20_body">
      <style:text-properties fo:font-size="9pt" fo:font-weight="bold" style:font-size-asian="9pt" style:font-weight-asian="bold" style:font-size-complex="9pt" style:font-weight-complex="bold"/>
    </style:style>
    <style:style style:name="P116" style:family="paragraph" style:parent-style-name="Text_20_body">
      <style:text-properties officeooo:rsid="02395bf8" officeooo:paragraph-rsid="02395bf8"/>
    </style:style>
    <style:style style:name="P117" style:family="paragraph" style:parent-style-name="Text_20_body">
      <style:text-properties officeooo:rsid="023b3c70" officeooo:paragraph-rsid="023b3c70"/>
    </style:style>
    <style:style style:name="P118" style:family="paragraph" style:parent-style-name="Text_20_body">
      <style:text-properties officeooo:rsid="02bc8bca" officeooo:paragraph-rsid="02bc8bca"/>
    </style:style>
    <style:style style:name="P119" style:family="paragraph" style:parent-style-name="Standard">
      <style:text-properties officeooo:rsid="021f7a44" officeooo:paragraph-rsid="021f7a44"/>
    </style:style>
    <style:style style:name="P120" style:family="paragraph" style:parent-style-name="Standard">
      <style:text-properties officeooo:rsid="022f32c0" officeooo:paragraph-rsid="022f32c0"/>
    </style:style>
    <style:style style:name="P121" style:family="paragraph" style:parent-style-name="Standard">
      <style:text-properties officeooo:rsid="033ea6f3" officeooo:paragraph-rsid="034c3f8e"/>
    </style:style>
    <style:style style:name="P122" style:family="paragraph" style:parent-style-name="Standard">
      <style:text-properties officeooo:rsid="03414b5c" officeooo:paragraph-rsid="034c3f8e"/>
    </style:style>
    <style:style style:name="P123" style:family="paragraph" style:parent-style-name="Standard">
      <style:text-properties officeooo:rsid="0231f025" officeooo:paragraph-rsid="034c3f8e"/>
    </style:style>
    <style:style style:name="P124" style:family="paragraph" style:parent-style-name="Standard">
      <style:text-properties officeooo:rsid="023b3c70" officeooo:paragraph-rsid="023b3c70"/>
    </style:style>
    <style:style style:name="P125" style:family="paragraph" style:parent-style-name="Standard">
      <style:text-properties officeooo:rsid="02c45428" officeooo:paragraph-rsid="02c45428"/>
    </style:style>
    <style:style style:name="P126" style:family="paragraph" style:parent-style-name="Standard">
      <style:text-properties officeooo:rsid="02c4ad5e" officeooo:paragraph-rsid="02c4ad5e"/>
    </style:style>
    <style:style style:name="P127" style:family="paragraph" style:parent-style-name="Standard">
      <style:text-properties officeooo:rsid="02c4b81e" officeooo:paragraph-rsid="02c4e4d8"/>
    </style:style>
    <style:style style:name="P128" style:family="paragraph" style:parent-style-name="Standard">
      <style:text-properties officeooo:rsid="02c4b81e" officeooo:paragraph-rsid="02c4b81e"/>
    </style:style>
    <style:style style:name="P129" style:family="paragraph" style:parent-style-name="Standard">
      <style:text-properties officeooo:rsid="02dbaf0f" officeooo:paragraph-rsid="02dbaf0f"/>
    </style:style>
    <style:style style:name="P130" style:family="paragraph" style:parent-style-name="Standard">
      <style:text-properties officeooo:rsid="02dce953" officeooo:paragraph-rsid="04175c36"/>
    </style:style>
    <style:style style:name="P131" style:family="paragraph" style:parent-style-name="Standard">
      <style:text-properties officeooo:rsid="03c6e24d" officeooo:paragraph-rsid="03c6e24d"/>
    </style:style>
    <style:style style:name="P132" style:family="paragraph" style:parent-style-name="Standard">
      <style:text-properties officeooo:rsid="02e34551" officeooo:paragraph-rsid="03ccf4ee"/>
    </style:style>
    <style:style style:name="P133" style:family="paragraph" style:parent-style-name="Standard">
      <style:text-properties officeooo:rsid="03ccf4ee" officeooo:paragraph-rsid="03ccf4ee"/>
    </style:style>
    <style:style style:name="P134" style:family="paragraph" style:parent-style-name="Standard">
      <style:text-properties officeooo:rsid="02ea6572" officeooo:paragraph-rsid="02ea6572"/>
    </style:style>
    <style:style style:name="P135" style:family="paragraph" style:parent-style-name="Standard">
      <style:text-properties officeooo:rsid="02eb58b3" officeooo:paragraph-rsid="02eb58b3"/>
    </style:style>
    <style:style style:name="P136" style:family="paragraph" style:parent-style-name="Standard">
      <style:text-properties officeooo:rsid="028d9e68" officeooo:paragraph-rsid="028d9e68"/>
    </style:style>
    <style:style style:name="P137" style:family="paragraph" style:parent-style-name="Standard">
      <style:text-properties officeooo:rsid="028d9e68" officeooo:paragraph-rsid="028eb425"/>
    </style:style>
    <style:style style:name="P138" style:family="paragraph" style:parent-style-name="Standard">
      <style:text-properties officeooo:rsid="029224d0" officeooo:paragraph-rsid="02925ccd"/>
    </style:style>
    <style:style style:name="P139" style:family="paragraph" style:parent-style-name="Standard">
      <style:text-properties officeooo:rsid="0295b1b9" officeooo:paragraph-rsid="0295b1b9"/>
    </style:style>
    <style:style style:name="P140" style:family="paragraph" style:parent-style-name="Standard">
      <style:text-properties officeooo:rsid="029776af" officeooo:paragraph-rsid="0304cd8e"/>
    </style:style>
    <style:style style:name="P141" style:family="paragraph" style:parent-style-name="Standard">
      <style:text-properties officeooo:rsid="029776af" officeooo:paragraph-rsid="029776af"/>
    </style:style>
    <style:style style:name="P142" style:family="paragraph" style:parent-style-name="Standard">
      <style:text-properties officeooo:rsid="02997624" officeooo:paragraph-rsid="0304cd8e"/>
    </style:style>
    <style:style style:name="P143" style:family="paragraph" style:parent-style-name="Standard">
      <style:text-properties officeooo:rsid="02997624" officeooo:paragraph-rsid="02997624"/>
    </style:style>
    <style:style style:name="P144" style:family="paragraph" style:parent-style-name="Standard">
      <style:text-properties officeooo:rsid="0304cd8e" officeooo:paragraph-rsid="0304cd8e"/>
    </style:style>
    <style:style style:name="P145" style:family="paragraph" style:parent-style-name="Standard">
      <style:text-properties officeooo:rsid="029d0416" officeooo:paragraph-rsid="03fb34f5"/>
    </style:style>
    <style:style style:name="P146" style:family="paragraph" style:parent-style-name="Standard">
      <style:text-properties officeooo:rsid="03070d5e" officeooo:paragraph-rsid="03070d5e"/>
    </style:style>
    <style:style style:name="P147" style:family="paragraph" style:parent-style-name="Standard">
      <style:text-properties officeooo:rsid="029ef1cf" officeooo:paragraph-rsid="029ef1cf"/>
    </style:style>
    <style:style style:name="P148" style:family="paragraph" style:parent-style-name="Standard">
      <style:text-properties officeooo:paragraph-rsid="03f5d615"/>
    </style:style>
    <style:style style:name="P149" style:family="paragraph" style:parent-style-name="Standard">
      <style:text-properties officeooo:rsid="02a651d7" officeooo:paragraph-rsid="02a651d7"/>
    </style:style>
    <style:style style:name="P150" style:family="paragraph" style:parent-style-name="Standard">
      <style:text-properties officeooo:rsid="02a651d7" officeooo:paragraph-rsid="02aae47d"/>
    </style:style>
    <style:style style:name="P151" style:family="paragraph" style:parent-style-name="Standard">
      <style:text-properties officeooo:rsid="02a85203" officeooo:paragraph-rsid="03845967"/>
    </style:style>
    <style:style style:name="P152" style:family="paragraph" style:parent-style-name="Standard">
      <style:text-properties officeooo:rsid="02a85203" officeooo:paragraph-rsid="038664aa"/>
    </style:style>
    <style:style style:name="P153" style:family="paragraph" style:parent-style-name="Standard">
      <style:text-properties officeooo:rsid="02a85863" officeooo:paragraph-rsid="02a85863"/>
    </style:style>
    <style:style style:name="P154" style:family="paragraph" style:parent-style-name="Standard">
      <style:text-properties officeooo:rsid="02a9ff24" officeooo:paragraph-rsid="02a9ff24"/>
    </style:style>
    <style:style style:name="P155" style:family="paragraph" style:parent-style-name="Standard">
      <style:text-properties officeooo:rsid="02ac0e7b" officeooo:paragraph-rsid="02ac0e7b"/>
    </style:style>
    <style:style style:name="P156" style:family="paragraph" style:parent-style-name="Standard">
      <style:text-properties officeooo:rsid="02ac0e7b" officeooo:paragraph-rsid="02ad9635"/>
    </style:style>
    <style:style style:name="P157" style:family="paragraph" style:parent-style-name="Standard">
      <style:text-properties officeooo:rsid="02ad9635" officeooo:paragraph-rsid="02ad9635"/>
    </style:style>
    <style:style style:name="P158" style:family="paragraph" style:parent-style-name="Standard">
      <style:text-properties officeooo:rsid="02281659" officeooo:paragraph-rsid="02281659"/>
    </style:style>
    <style:style style:name="P159" style:family="paragraph" style:parent-style-name="Standard">
      <style:text-properties officeooo:rsid="02e2ebbf" officeooo:paragraph-rsid="03c6bbfd"/>
    </style:style>
    <style:style style:name="P160" style:family="paragraph" style:parent-style-name="Standard">
      <style:text-properties officeooo:rsid="028eb425" officeooo:paragraph-rsid="028eb425"/>
    </style:style>
    <style:style style:name="P161" style:family="paragraph" style:parent-style-name="Standard">
      <style:text-properties officeooo:rsid="03039b6c" officeooo:paragraph-rsid="03039b6c"/>
    </style:style>
    <style:style style:name="P162" style:family="paragraph" style:parent-style-name="Standard">
      <style:text-properties officeooo:rsid="02a04474" officeooo:paragraph-rsid="03f3e1d8"/>
    </style:style>
    <style:style style:name="P163" style:family="paragraph" style:parent-style-name="Standard">
      <style:text-properties officeooo:rsid="02e8bf15" officeooo:paragraph-rsid="02e8bf15"/>
    </style:style>
    <style:style style:name="P164" style:family="paragraph" style:parent-style-name="Standard">
      <style:paragraph-properties fo:text-align="center" style:justify-single-word="false"/>
      <style:text-properties fo:font-size="14pt" officeooo:paragraph-rsid="0213e52b" style:font-size-asian="14pt" style:font-size-complex="14pt"/>
    </style:style>
    <style:style style:name="P165" style:family="paragraph" style:parent-style-name="Standard">
      <style:text-properties fo:font-size="14pt" officeooo:paragraph-rsid="0213e52b" style:font-size-asian="14pt" style:font-size-complex="14pt"/>
    </style:style>
    <style:style style:name="P166" style:family="paragraph" style:parent-style-name="Standard">
      <style:text-properties fo:color="#ff0000" fo:font-weight="bold" officeooo:paragraph-rsid="0213e52b" style:font-weight-asian="bold"/>
    </style:style>
    <style:style style:name="P167" style:family="paragraph" style:parent-style-name="Standard">
      <style:text-properties fo:color="#ff0000" fo:font-weight="bold" officeooo:paragraph-rsid="02683914" style:font-weight-asian="bold"/>
    </style:style>
    <style:style style:name="P168"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169" style:family="paragraph" style:parent-style-name="Standard">
      <style:text-properties officeooo:paragraph-rsid="0213e52b"/>
    </style:style>
    <style:style style:name="P170"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171" style:family="paragraph" style:parent-style-name="Standard">
      <style:text-properties officeooo:paragraph-rsid="021bf619"/>
    </style:style>
    <style:style style:name="P172" style:family="paragraph" style:parent-style-name="Standard">
      <style:text-properties officeooo:rsid="021fc01f" officeooo:paragraph-rsid="021fc01f"/>
    </style:style>
    <style:style style:name="P173" style:family="paragraph" style:parent-style-name="Standard">
      <style:text-properties officeooo:rsid="022247d8" officeooo:paragraph-rsid="022247d8"/>
    </style:style>
    <style:style style:name="P174" style:family="paragraph" style:parent-style-name="Standard">
      <style:text-properties officeooo:rsid="022247d8" officeooo:paragraph-rsid="03541a30"/>
    </style:style>
    <style:style style:name="P175" style:family="paragraph" style:parent-style-name="Standard">
      <style:text-properties officeooo:rsid="02227529" officeooo:paragraph-rsid="02227529"/>
    </style:style>
    <style:style style:name="P176" style:family="paragraph" style:parent-style-name="Standard">
      <style:text-properties officeooo:rsid="02287a20" officeooo:paragraph-rsid="0237ac82"/>
    </style:style>
    <style:style style:name="P177" style:family="paragraph" style:parent-style-name="Standard">
      <style:text-properties officeooo:rsid="02287a20" officeooo:paragraph-rsid="023d97ee"/>
    </style:style>
    <style:style style:name="P178" style:family="paragraph" style:parent-style-name="Standard">
      <style:text-properties officeooo:rsid="022894e8" officeooo:paragraph-rsid="022894e8"/>
    </style:style>
    <style:style style:name="P179" style:family="paragraph" style:parent-style-name="Standard">
      <style:text-properties officeooo:rsid="022b220f" officeooo:paragraph-rsid="022b220f"/>
    </style:style>
    <style:style style:name="P180" style:family="paragraph" style:parent-style-name="Standard">
      <style:text-properties officeooo:rsid="0235fd3e" officeooo:paragraph-rsid="0235fd3e"/>
    </style:style>
    <style:style style:name="P181" style:family="paragraph" style:parent-style-name="Standard">
      <style:text-properties officeooo:rsid="0235fd3e" officeooo:paragraph-rsid="034bcafc"/>
    </style:style>
    <style:style style:name="P182" style:family="paragraph" style:parent-style-name="Standard">
      <style:text-properties officeooo:rsid="0237ac82" officeooo:paragraph-rsid="0237ac82"/>
    </style:style>
    <style:style style:name="P183" style:family="paragraph" style:parent-style-name="Standard">
      <style:text-properties officeooo:rsid="02737181" officeooo:paragraph-rsid="02737181"/>
    </style:style>
    <style:style style:name="P184" style:family="paragraph" style:parent-style-name="Standard">
      <style:text-properties officeooo:rsid="02825b59" officeooo:paragraph-rsid="02825b59"/>
    </style:style>
    <style:style style:name="P185" style:family="paragraph" style:parent-style-name="Standard">
      <style:text-properties fo:font-weight="normal" officeooo:rsid="02825b59" officeooo:paragraph-rsid="02825b59" style:font-weight-asian="normal" style:font-weight-complex="normal"/>
    </style:style>
    <style:style style:name="P186" style:family="paragraph" style:parent-style-name="Standard">
      <style:text-properties officeooo:rsid="0282acf6" officeooo:paragraph-rsid="0282acf6"/>
    </style:style>
    <style:style style:name="P187" style:family="paragraph" style:parent-style-name="Standard">
      <style:text-properties officeooo:rsid="0283ac84" officeooo:paragraph-rsid="0283ac84"/>
    </style:style>
    <style:style style:name="P188" style:family="paragraph" style:parent-style-name="Standard">
      <style:text-properties officeooo:rsid="0283b9fd" officeooo:paragraph-rsid="0283b9fd"/>
    </style:style>
    <style:style style:name="P189" style:family="paragraph" style:parent-style-name="Standard">
      <style:text-properties officeooo:rsid="02857f57" officeooo:paragraph-rsid="02857f57"/>
    </style:style>
    <style:style style:name="P190" style:family="paragraph" style:parent-style-name="Standard">
      <style:text-properties officeooo:rsid="028a5074" officeooo:paragraph-rsid="028a5074"/>
    </style:style>
    <style:style style:name="P191" style:family="paragraph" style:parent-style-name="Standard">
      <style:text-properties officeooo:rsid="028f8487" officeooo:paragraph-rsid="028f8487"/>
    </style:style>
    <style:style style:name="P192" style:family="paragraph" style:parent-style-name="Standard">
      <style:text-properties officeooo:rsid="028f8487" officeooo:paragraph-rsid="029083bc"/>
    </style:style>
    <style:style style:name="P193" style:family="paragraph" style:parent-style-name="Standard">
      <style:text-properties officeooo:rsid="028f8487" officeooo:paragraph-rsid="02f85fad"/>
    </style:style>
    <style:style style:name="P194" style:family="paragraph" style:parent-style-name="Standard">
      <style:text-properties officeooo:rsid="029083bc" officeooo:paragraph-rsid="029083bc"/>
    </style:style>
    <style:style style:name="P195" style:family="paragraph" style:parent-style-name="Standard">
      <style:text-properties officeooo:rsid="02925ccd" officeooo:paragraph-rsid="02925ccd"/>
    </style:style>
    <style:style style:name="P196" style:family="paragraph" style:parent-style-name="Standard">
      <style:text-properties officeooo:rsid="029429d8" officeooo:paragraph-rsid="029429d8"/>
    </style:style>
    <style:style style:name="P197" style:family="paragraph" style:parent-style-name="Standard">
      <style:text-properties officeooo:rsid="0294bb42" officeooo:paragraph-rsid="0294bb42"/>
    </style:style>
    <style:style style:name="P198" style:family="paragraph" style:parent-style-name="Standard">
      <style:text-properties officeooo:rsid="02977377" officeooo:paragraph-rsid="02977377"/>
    </style:style>
    <style:style style:name="P199" style:family="paragraph" style:parent-style-name="Standard">
      <style:text-properties officeooo:rsid="02a12a5f" officeooo:paragraph-rsid="02a12a5f"/>
    </style:style>
    <style:style style:name="P200" style:family="paragraph" style:parent-style-name="Standard">
      <style:text-properties officeooo:rsid="02a12a5f" officeooo:paragraph-rsid="02a33bee"/>
    </style:style>
    <style:style style:name="P201" style:family="paragraph" style:parent-style-name="Standard">
      <style:text-properties officeooo:rsid="02a33bee" officeooo:paragraph-rsid="02a33bee"/>
    </style:style>
    <style:style style:name="P202" style:family="paragraph" style:parent-style-name="Standard">
      <style:text-properties officeooo:rsid="02a33bee" officeooo:paragraph-rsid="03092a11"/>
    </style:style>
    <style:style style:name="P203" style:family="paragraph" style:parent-style-name="Standard">
      <style:text-properties officeooo:rsid="02b27670" officeooo:paragraph-rsid="02b27670"/>
    </style:style>
    <style:style style:name="P204" style:family="paragraph" style:parent-style-name="Standard">
      <style:text-properties officeooo:rsid="02465609" officeooo:paragraph-rsid="02e5dc02"/>
    </style:style>
    <style:style style:name="P205" style:family="paragraph" style:parent-style-name="Standard">
      <style:text-properties officeooo:rsid="02465609" officeooo:paragraph-rsid="032bf899"/>
    </style:style>
    <style:style style:name="P206" style:family="paragraph" style:parent-style-name="Standard">
      <style:text-properties officeooo:rsid="02c7cd41" officeooo:paragraph-rsid="02c7cd41"/>
    </style:style>
    <style:style style:name="P207" style:family="paragraph" style:parent-style-name="Standard">
      <style:text-properties officeooo:rsid="02e747c2" officeooo:paragraph-rsid="02e747c2"/>
    </style:style>
    <style:style style:name="P208" style:family="paragraph" style:parent-style-name="Standard">
      <style:text-properties officeooo:rsid="02eb0e41" officeooo:paragraph-rsid="02eb0e41"/>
    </style:style>
    <style:style style:name="P209" style:family="paragraph" style:parent-style-name="Standard">
      <style:text-properties officeooo:rsid="02f0d031" officeooo:paragraph-rsid="02f0d031"/>
    </style:style>
    <style:style style:name="P210" style:family="paragraph" style:parent-style-name="Standard">
      <style:text-properties officeooo:paragraph-rsid="028d9e68"/>
    </style:style>
    <style:style style:name="P211" style:family="paragraph" style:parent-style-name="Standard">
      <style:text-properties officeooo:rsid="02f42ff2" officeooo:paragraph-rsid="02f42ff2"/>
    </style:style>
    <style:style style:name="P212" style:family="paragraph" style:parent-style-name="Standard">
      <style:text-properties officeooo:rsid="02e987ac" officeooo:paragraph-rsid="02ea6572"/>
    </style:style>
    <style:style style:name="P213" style:family="paragraph" style:parent-style-name="Standard">
      <style:text-properties officeooo:rsid="02fe1252" officeooo:paragraph-rsid="02925ccd"/>
    </style:style>
    <style:style style:name="P214" style:family="paragraph" style:parent-style-name="Standard">
      <style:text-properties officeooo:rsid="02a614d7" officeooo:paragraph-rsid="03092a11"/>
    </style:style>
    <style:style style:name="P215" style:family="paragraph" style:parent-style-name="Standard">
      <style:text-properties officeooo:rsid="0230f928" officeooo:paragraph-rsid="0230f928"/>
    </style:style>
    <style:style style:name="P216" style:family="paragraph" style:parent-style-name="Standard">
      <style:text-properties officeooo:rsid="0230f928" officeooo:paragraph-rsid="034c3f8e"/>
    </style:style>
    <style:style style:name="P217" style:family="paragraph" style:parent-style-name="Standard">
      <style:text-properties officeooo:rsid="033bc30c" officeooo:paragraph-rsid="033bc30c"/>
    </style:style>
    <style:style style:name="P218" style:family="paragraph" style:parent-style-name="Standard">
      <style:text-properties officeooo:rsid="033bc30c" officeooo:paragraph-rsid="034c3f8e"/>
    </style:style>
    <style:style style:name="P219" style:family="paragraph" style:parent-style-name="Standard">
      <style:text-properties officeooo:rsid="022a889a" officeooo:paragraph-rsid="03452d6c"/>
    </style:style>
    <style:style style:name="P220" style:family="paragraph" style:parent-style-name="Standard">
      <style:text-properties officeooo:rsid="0346bd36" officeooo:paragraph-rsid="0346bd36"/>
    </style:style>
    <style:style style:name="P221" style:family="paragraph" style:parent-style-name="Standard">
      <style:text-properties officeooo:paragraph-rsid="034874a7"/>
    </style:style>
    <style:style style:name="P222" style:family="paragraph" style:parent-style-name="Standard">
      <style:text-properties officeooo:rsid="03492dc5" officeooo:paragraph-rsid="03492dc5"/>
    </style:style>
    <style:style style:name="P223" style:family="paragraph" style:parent-style-name="Standard">
      <style:text-properties officeooo:paragraph-rsid="034a8a7a"/>
    </style:style>
    <style:style style:name="P224" style:family="paragraph" style:parent-style-name="Standard">
      <style:text-properties officeooo:rsid="022ab484" officeooo:paragraph-rsid="03556865"/>
    </style:style>
    <style:style style:name="P225" style:family="paragraph" style:parent-style-name="Standard">
      <style:text-properties officeooo:rsid="023d97ee" officeooo:paragraph-rsid="023d97ee"/>
    </style:style>
    <style:style style:name="P226" style:family="paragraph" style:parent-style-name="Standard">
      <style:text-properties officeooo:rsid="035f9b20" officeooo:paragraph-rsid="035f9b20"/>
    </style:style>
    <style:style style:name="P227" style:family="paragraph" style:parent-style-name="Standard">
      <style:text-properties officeooo:rsid="036c2cbe" officeooo:paragraph-rsid="036c2cbe"/>
    </style:style>
    <style:style style:name="P228" style:family="paragraph" style:parent-style-name="Standard">
      <style:text-properties officeooo:rsid="03757bd9" officeooo:paragraph-rsid="03757bd9"/>
    </style:style>
    <style:style style:name="P229" style:family="paragraph" style:parent-style-name="Standard">
      <style:text-properties officeooo:rsid="03763201" officeooo:paragraph-rsid="03763201"/>
    </style:style>
    <style:style style:name="P230" style:family="paragraph" style:parent-style-name="Standard">
      <style:text-properties officeooo:rsid="037ac9ff" officeooo:paragraph-rsid="037ac9ff"/>
    </style:style>
    <style:style style:name="P231" style:family="paragraph" style:parent-style-name="Standard">
      <style:text-properties officeooo:rsid="037c63d6" officeooo:paragraph-rsid="037c63d6"/>
    </style:style>
    <style:style style:name="P232" style:family="paragraph" style:parent-style-name="Standard">
      <style:text-properties officeooo:rsid="03861846" officeooo:paragraph-rsid="03861846"/>
    </style:style>
    <style:style style:name="P233" style:family="paragraph" style:parent-style-name="Standard">
      <style:text-properties officeooo:rsid="03861846" officeooo:paragraph-rsid="038664aa"/>
    </style:style>
    <style:style style:name="P234" style:family="paragraph" style:parent-style-name="Standard">
      <style:text-properties officeooo:rsid="038d4fbc" officeooo:paragraph-rsid="038d4fbc"/>
    </style:style>
    <style:style style:name="P235" style:family="paragraph" style:parent-style-name="Standard">
      <style:text-properties officeooo:rsid="03936598" officeooo:paragraph-rsid="03936598"/>
    </style:style>
    <style:style style:name="P236" style:family="paragraph" style:parent-style-name="Standard">
      <style:text-properties officeooo:rsid="0394e07d" officeooo:paragraph-rsid="0394e07d"/>
    </style:style>
    <style:style style:name="P237" style:family="paragraph" style:parent-style-name="Standard">
      <style:text-properties officeooo:rsid="0396cfd4" officeooo:paragraph-rsid="0396cfd4"/>
    </style:style>
    <style:style style:name="P238" style:family="paragraph" style:parent-style-name="Standard">
      <style:text-properties officeooo:rsid="039ae579" officeooo:paragraph-rsid="039ae579"/>
    </style:style>
    <style:style style:name="P239" style:family="paragraph" style:parent-style-name="Standard">
      <style:text-properties officeooo:rsid="039c7c88" officeooo:paragraph-rsid="039c7c88"/>
    </style:style>
    <style:style style:name="P240" style:family="paragraph" style:parent-style-name="Standard">
      <style:text-properties officeooo:rsid="039db0c7" officeooo:paragraph-rsid="039a1090"/>
    </style:style>
    <style:style style:name="P241" style:family="paragraph" style:parent-style-name="Standard">
      <style:text-properties officeooo:rsid="039db0c7" officeooo:paragraph-rsid="039db0c7"/>
    </style:style>
    <style:style style:name="P242" style:family="paragraph" style:parent-style-name="Standard">
      <style:text-properties officeooo:rsid="039dffb1" officeooo:paragraph-rsid="039dffb1"/>
    </style:style>
    <style:style style:name="P243" style:family="paragraph" style:parent-style-name="Standard">
      <style:text-properties officeooo:paragraph-rsid="039dffb1"/>
    </style:style>
    <style:style style:name="P244" style:family="paragraph" style:parent-style-name="Standard">
      <style:text-properties officeooo:rsid="039f89cb" officeooo:paragraph-rsid="039f89cb"/>
    </style:style>
    <style:style style:name="P245" style:family="paragraph" style:parent-style-name="Standard">
      <style:text-properties officeooo:paragraph-rsid="039f89cb"/>
    </style:style>
    <style:style style:name="P246" style:family="paragraph" style:parent-style-name="Standard">
      <style:text-properties officeooo:rsid="03a130fb" officeooo:paragraph-rsid="03a130fb"/>
    </style:style>
    <style:style style:name="P247" style:family="paragraph" style:parent-style-name="Standard">
      <style:text-properties officeooo:paragraph-rsid="03a130fb"/>
    </style:style>
    <style:style style:name="P248" style:family="paragraph" style:parent-style-name="Standard">
      <style:text-properties officeooo:rsid="03a2263d" officeooo:paragraph-rsid="03a2263d"/>
    </style:style>
    <style:style style:name="P249" style:family="paragraph" style:parent-style-name="Standard">
      <style:text-properties officeooo:paragraph-rsid="03a2263d"/>
    </style:style>
    <style:style style:name="P250" style:family="paragraph" style:parent-style-name="Standard">
      <style:text-properties officeooo:rsid="03c6bbfd" officeooo:paragraph-rsid="03c6bbfd"/>
    </style:style>
    <style:style style:name="P251" style:family="paragraph" style:parent-style-name="Standard">
      <style:text-properties officeooo:rsid="03c8f286" officeooo:paragraph-rsid="03c8f286"/>
    </style:style>
    <style:style style:name="P252" style:family="paragraph" style:parent-style-name="Standard">
      <style:text-properties officeooo:rsid="03c8f286" officeooo:paragraph-rsid="03ccf4ee"/>
    </style:style>
    <style:style style:name="P253" style:family="paragraph" style:parent-style-name="Standard">
      <style:text-properties officeooo:rsid="03c8f286" officeooo:paragraph-rsid="03cd5ed4"/>
    </style:style>
    <style:style style:name="P254" style:family="paragraph" style:parent-style-name="Standard">
      <style:text-properties officeooo:rsid="03875757" officeooo:paragraph-rsid="0389d472"/>
    </style:style>
    <style:style style:name="P255" style:family="paragraph" style:parent-style-name="Standard">
      <style:text-properties officeooo:rsid="03cd5ed4" officeooo:paragraph-rsid="03cd5ed4"/>
    </style:style>
    <style:style style:name="P256" style:family="paragraph" style:parent-style-name="Standard">
      <style:text-properties officeooo:rsid="03ec1f0f" officeooo:paragraph-rsid="03ec1f0f"/>
    </style:style>
    <style:style style:name="P257" style:family="paragraph" style:parent-style-name="Standard">
      <style:text-properties officeooo:rsid="03f5d615" officeooo:paragraph-rsid="03f5d615"/>
    </style:style>
    <style:style style:name="P258" style:family="paragraph" style:parent-style-name="Standard">
      <style:text-properties officeooo:rsid="03f65067" officeooo:paragraph-rsid="03f65067"/>
    </style:style>
    <style:style style:name="P259" style:family="paragraph" style:parent-style-name="Standard">
      <style:text-properties officeooo:rsid="03f8006e" officeooo:paragraph-rsid="03f8006e"/>
    </style:style>
    <style:style style:name="P260" style:family="paragraph" style:parent-style-name="Standard">
      <style:text-properties officeooo:rsid="04032670" officeooo:paragraph-rsid="04032670"/>
    </style:style>
    <style:style style:name="P261" style:family="paragraph" style:parent-style-name="Body">
      <style:text-properties officeooo:rsid="0275a4b8" officeooo:paragraph-rsid="0275a4b8"/>
    </style:style>
    <style:style style:name="P262" style:family="paragraph" style:parent-style-name="Body">
      <style:text-properties officeooo:rsid="02415a20" officeooo:paragraph-rsid="02415a20"/>
    </style:style>
    <style:style style:name="P263" style:family="paragraph" style:parent-style-name="Body">
      <style:text-properties officeooo:rsid="0264d7bb" officeooo:paragraph-rsid="03627aec"/>
    </style:style>
    <style:style style:name="P264" style:family="paragraph" style:parent-style-name="Body">
      <style:text-properties officeooo:rsid="0264d7bb" officeooo:paragraph-rsid="0264d7bb"/>
    </style:style>
    <style:style style:name="P265" style:family="paragraph" style:parent-style-name="Body">
      <style:text-properties officeooo:rsid="0264d7bb" officeooo:paragraph-rsid="02bdf09f"/>
    </style:style>
    <style:style style:name="P266" style:family="paragraph" style:parent-style-name="Body">
      <style:text-properties officeooo:rsid="0264d7bb" officeooo:paragraph-rsid="02bfc0d4"/>
    </style:style>
    <style:style style:name="P267" style:family="paragraph" style:parent-style-name="Body">
      <style:text-properties officeooo:paragraph-rsid="02d52e16"/>
    </style:style>
    <style:style style:name="P268" style:family="paragraph" style:parent-style-name="Body">
      <style:text-properties officeooo:paragraph-rsid="02cfd644"/>
    </style:style>
    <style:style style:name="P269" style:family="paragraph" style:parent-style-name="Body">
      <style:text-properties officeooo:rsid="02d080c1" officeooo:paragraph-rsid="02d080c1"/>
    </style:style>
    <style:style style:name="P270" style:family="paragraph" style:parent-style-name="Body">
      <style:text-properties officeooo:rsid="02d080c1" officeooo:paragraph-rsid="02d42336"/>
    </style:style>
    <style:style style:name="P271" style:family="paragraph" style:parent-style-name="Body">
      <style:text-properties officeooo:rsid="02d9131c" officeooo:paragraph-rsid="02d9131c"/>
    </style:style>
    <style:style style:name="P272" style:family="paragraph" style:parent-style-name="Body">
      <style:text-properties officeooo:rsid="02da5f6d" officeooo:paragraph-rsid="02da5f6d"/>
    </style:style>
    <style:style style:name="P273" style:family="paragraph" style:parent-style-name="Body">
      <style:text-properties officeooo:rsid="03bfd171" officeooo:paragraph-rsid="03c6a8bb"/>
    </style:style>
    <style:style style:name="P274" style:family="paragraph" style:parent-style-name="Body">
      <style:text-properties officeooo:rsid="02e41504" officeooo:paragraph-rsid="02e5dc02"/>
    </style:style>
    <style:style style:name="P275" style:family="paragraph" style:parent-style-name="Body">
      <style:text-properties officeooo:rsid="02eb58b3" officeooo:paragraph-rsid="02eb58b3"/>
    </style:style>
    <style:style style:name="P276" style:family="paragraph" style:parent-style-name="Body">
      <style:text-properties officeooo:paragraph-rsid="03c6a8bb"/>
    </style:style>
    <style:style style:name="P277" style:family="paragraph" style:parent-style-name="Body">
      <style:text-properties officeooo:rsid="0217c8b6" officeooo:paragraph-rsid="0217c8b6"/>
    </style:style>
    <style:style style:name="P278" style:family="paragraph" style:parent-style-name="Body">
      <style:text-properties officeooo:rsid="0219669b" officeooo:paragraph-rsid="0219669b"/>
    </style:style>
    <style:style style:name="P279" style:family="paragraph" style:parent-style-name="Body">
      <style:text-properties officeooo:paragraph-rsid="02395bf8"/>
    </style:style>
    <style:style style:name="P280" style:family="paragraph" style:parent-style-name="Body">
      <style:text-properties officeooo:rsid="02725607" officeooo:paragraph-rsid="02737181"/>
    </style:style>
    <style:style style:name="P281" style:family="paragraph" style:parent-style-name="Body">
      <style:text-properties officeooo:rsid="02737181" officeooo:paragraph-rsid="02737181"/>
    </style:style>
    <style:style style:name="P282" style:family="paragraph" style:parent-style-name="Body">
      <style:text-properties officeooo:rsid="0273a4be" officeooo:paragraph-rsid="0273a4be"/>
    </style:style>
    <style:style style:name="P283" style:family="paragraph" style:parent-style-name="Body">
      <style:text-properties officeooo:rsid="02761282" officeooo:paragraph-rsid="02761282"/>
    </style:style>
    <style:style style:name="P284" style:family="paragraph" style:parent-style-name="Body">
      <style:text-properties officeooo:rsid="02768a76" officeooo:paragraph-rsid="02768a76"/>
    </style:style>
    <style:style style:name="P285" style:family="paragraph" style:parent-style-name="Body">
      <style:text-properties officeooo:paragraph-rsid="02825b59"/>
    </style:style>
    <style:style style:name="P286" style:family="paragraph" style:parent-style-name="Body">
      <style:text-properties officeooo:rsid="02825b59"/>
    </style:style>
    <style:style style:name="P287" style:family="paragraph" style:parent-style-name="Body">
      <style:text-properties officeooo:rsid="02825b59" officeooo:paragraph-rsid="02825b59"/>
    </style:style>
    <style:style style:name="P288" style:family="paragraph" style:parent-style-name="Body">
      <style:text-properties officeooo:rsid="0283ac84" officeooo:paragraph-rsid="0283ac84"/>
    </style:style>
    <style:style style:name="P289" style:family="paragraph" style:parent-style-name="Body">
      <style:text-properties officeooo:rsid="028a5074" officeooo:paragraph-rsid="028a5074"/>
    </style:style>
    <style:style style:name="P290" style:family="paragraph" style:parent-style-name="Body">
      <style:text-properties officeooo:rsid="02409fde" officeooo:paragraph-rsid="02409fde"/>
    </style:style>
    <style:style style:name="P291" style:family="paragraph" style:parent-style-name="Body">
      <style:text-properties officeooo:rsid="02b18f13" officeooo:paragraph-rsid="02b18f13"/>
    </style:style>
    <style:style style:name="P292" style:family="paragraph" style:parent-style-name="Body">
      <style:text-properties officeooo:rsid="02b18f13" officeooo:paragraph-rsid="02b27670"/>
    </style:style>
    <style:style style:name="P293" style:family="paragraph" style:parent-style-name="Body">
      <style:text-properties officeooo:rsid="0244ac55" officeooo:paragraph-rsid="02b27670"/>
    </style:style>
    <style:style style:name="P294" style:family="paragraph" style:parent-style-name="Body">
      <style:text-properties officeooo:rsid="02b27670" officeooo:paragraph-rsid="02b27670"/>
    </style:style>
    <style:style style:name="P295" style:family="paragraph" style:parent-style-name="Body">
      <style:text-properties officeooo:rsid="02b364b3" officeooo:paragraph-rsid="02b364b3"/>
    </style:style>
    <style:style style:name="P296" style:family="paragraph" style:parent-style-name="Body">
      <style:text-properties officeooo:rsid="02bfc0d4" officeooo:paragraph-rsid="02bfc0d4"/>
    </style:style>
    <style:style style:name="P297" style:family="paragraph" style:parent-style-name="Body">
      <style:text-properties officeooo:rsid="02bdf09f" officeooo:paragraph-rsid="02bdf09f"/>
    </style:style>
    <style:style style:name="P298" style:family="paragraph" style:parent-style-name="Body">
      <style:text-properties officeooo:rsid="02c06e65" officeooo:paragraph-rsid="02c06e65"/>
    </style:style>
    <style:style style:name="P299" style:family="paragraph" style:parent-style-name="Body">
      <style:text-properties officeooo:rsid="02c38cce" officeooo:paragraph-rsid="02c38cce"/>
    </style:style>
    <style:style style:name="P300" style:family="paragraph" style:parent-style-name="Body">
      <style:text-properties officeooo:rsid="0315cbee" officeooo:paragraph-rsid="0315cbee"/>
    </style:style>
    <style:style style:name="P301" style:family="paragraph" style:parent-style-name="Body">
      <style:text-properties officeooo:paragraph-rsid="031714da"/>
    </style:style>
    <style:style style:name="P302" style:family="paragraph" style:parent-style-name="Body">
      <style:text-properties officeooo:paragraph-rsid="034c3f8e"/>
    </style:style>
    <style:style style:name="P303" style:family="paragraph" style:parent-style-name="Body">
      <style:text-properties officeooo:rsid="0350e2fc" officeooo:paragraph-rsid="0350e2fc"/>
    </style:style>
    <style:style style:name="P304" style:family="paragraph" style:parent-style-name="Body">
      <style:text-properties officeooo:rsid="03541a30" officeooo:paragraph-rsid="03541a30"/>
    </style:style>
    <style:style style:name="P305" style:family="paragraph" style:parent-style-name="Body">
      <style:text-properties officeooo:rsid="03596442" officeooo:paragraph-rsid="03596442"/>
    </style:style>
    <style:style style:name="P306" style:family="paragraph" style:parent-style-name="Body">
      <style:text-properties officeooo:rsid="0370ad92" officeooo:paragraph-rsid="0370ad92"/>
    </style:style>
    <style:style style:name="P307" style:family="paragraph" style:parent-style-name="Body">
      <style:text-properties officeooo:rsid="0370ad92" officeooo:paragraph-rsid="0391fbce"/>
    </style:style>
    <style:style style:name="P308" style:family="paragraph" style:parent-style-name="Body">
      <style:text-properties officeooo:rsid="03720e6e" officeooo:paragraph-rsid="03720e6e"/>
    </style:style>
    <style:style style:name="P309" style:family="paragraph" style:parent-style-name="Body">
      <style:text-properties officeooo:paragraph-rsid="0373b85d"/>
    </style:style>
    <style:style style:name="P310" style:family="paragraph" style:parent-style-name="Body">
      <style:text-properties officeooo:rsid="038664aa" officeooo:paragraph-rsid="038664aa"/>
    </style:style>
    <style:style style:name="P311" style:family="paragraph" style:parent-style-name="Body">
      <style:text-properties officeooo:rsid="03875757" officeooo:paragraph-rsid="03875757"/>
    </style:style>
    <style:style style:name="P312" style:family="paragraph" style:parent-style-name="Body">
      <style:text-properties officeooo:rsid="03875757" officeooo:paragraph-rsid="0389d472"/>
    </style:style>
    <style:style style:name="P313" style:family="paragraph" style:parent-style-name="Body">
      <style:text-properties officeooo:rsid="038929dc" officeooo:paragraph-rsid="038929dc"/>
    </style:style>
    <style:style style:name="P314" style:family="paragraph" style:parent-style-name="Body">
      <style:text-properties officeooo:rsid="038b2b60" officeooo:paragraph-rsid="038b2b60"/>
    </style:style>
    <style:style style:name="P315" style:family="paragraph" style:parent-style-name="Body">
      <style:text-properties officeooo:rsid="039a1090" officeooo:paragraph-rsid="039a1090"/>
    </style:style>
    <style:style style:name="P316" style:family="paragraph" style:parent-style-name="Body">
      <style:text-properties officeooo:rsid="02dba4a0" officeooo:paragraph-rsid="02dba4a0"/>
    </style:style>
    <style:style style:name="P317" style:family="paragraph" style:parent-style-name="Body">
      <style:text-properties officeooo:rsid="03a49483" officeooo:paragraph-rsid="03a49483"/>
    </style:style>
    <style:style style:name="P318" style:family="paragraph" style:parent-style-name="Body">
      <style:text-properties officeooo:rsid="03a75660" officeooo:paragraph-rsid="03a75660"/>
    </style:style>
    <style:style style:name="P319" style:family="paragraph" style:parent-style-name="Body">
      <style:text-properties officeooo:rsid="03a98ad9" officeooo:paragraph-rsid="03a98ad9"/>
    </style:style>
    <style:style style:name="P320" style:family="paragraph" style:parent-style-name="Body">
      <style:text-properties officeooo:rsid="03ab6505" officeooo:paragraph-rsid="03ab6505"/>
    </style:style>
    <style:style style:name="P321" style:family="paragraph" style:parent-style-name="Body">
      <style:text-properties officeooo:rsid="03ac9d61" officeooo:paragraph-rsid="03ac9d61"/>
    </style:style>
    <style:style style:name="P322" style:family="paragraph" style:parent-style-name="Body">
      <style:text-properties officeooo:paragraph-rsid="03afab1b"/>
    </style:style>
    <style:style style:name="P323" style:family="paragraph" style:parent-style-name="Body">
      <style:text-properties officeooo:rsid="03b0dbfa" officeooo:paragraph-rsid="03b0dbfa"/>
    </style:style>
    <style:style style:name="P324" style:family="paragraph" style:parent-style-name="Body">
      <style:text-properties officeooo:rsid="03b0dbfa" officeooo:paragraph-rsid="03b2208e"/>
    </style:style>
    <style:style style:name="P325" style:family="paragraph" style:parent-style-name="Body">
      <style:text-properties officeooo:rsid="03b5cdb2" officeooo:paragraph-rsid="03b5cdb2"/>
    </style:style>
    <style:style style:name="P326" style:family="paragraph" style:parent-style-name="Body">
      <style:text-properties officeooo:rsid="03beb1a3" officeooo:paragraph-rsid="03beb1a3"/>
    </style:style>
    <style:style style:name="P327" style:family="paragraph" style:parent-style-name="Body">
      <style:text-properties officeooo:paragraph-rsid="03beb1a3"/>
    </style:style>
    <style:style style:name="P328" style:family="paragraph" style:parent-style-name="Body">
      <style:text-properties officeooo:rsid="03bfcca7" officeooo:paragraph-rsid="03bfcca7"/>
    </style:style>
    <style:style style:name="P329" style:family="paragraph" style:parent-style-name="Body">
      <style:text-properties officeooo:rsid="03c7be0c" officeooo:paragraph-rsid="03c7be0c"/>
    </style:style>
    <style:style style:name="P330" style:family="paragraph" style:parent-style-name="Body">
      <style:text-properties officeooo:rsid="03c8f286" officeooo:paragraph-rsid="03c8f286"/>
    </style:style>
    <style:style style:name="P331" style:family="paragraph" style:parent-style-name="Body">
      <style:text-properties officeooo:rsid="03d05e42" officeooo:paragraph-rsid="03d05e42"/>
    </style:style>
    <style:style style:name="P332" style:family="paragraph" style:parent-style-name="Body">
      <style:text-properties officeooo:rsid="03d79920" officeooo:paragraph-rsid="03d79920"/>
    </style:style>
    <style:style style:name="P333" style:family="paragraph" style:parent-style-name="Body">
      <style:text-properties officeooo:rsid="03de0a67" officeooo:paragraph-rsid="03de0a67"/>
    </style:style>
    <style:style style:name="P334" style:family="paragraph" style:parent-style-name="Body">
      <style:text-properties officeooo:rsid="03e518b7" officeooo:paragraph-rsid="03e518b7"/>
    </style:style>
    <style:style style:name="P335" style:family="paragraph" style:parent-style-name="Body">
      <style:text-properties officeooo:rsid="03e64d99" officeooo:paragraph-rsid="03e64d99"/>
    </style:style>
    <style:style style:name="P336" style:family="paragraph" style:parent-style-name="Body">
      <style:text-properties officeooo:rsid="03e8036e" officeooo:paragraph-rsid="03e8036e"/>
    </style:style>
    <style:style style:name="P337" style:family="paragraph" style:parent-style-name="Body">
      <style:text-properties officeooo:rsid="03e9399c" officeooo:paragraph-rsid="03e9399c"/>
    </style:style>
    <style:style style:name="P338" style:family="paragraph" style:parent-style-name="Code">
      <style:text-properties officeooo:paragraph-rsid="035a029b"/>
    </style:style>
    <style:style style:name="P339" style:family="paragraph" style:parent-style-name="Code">
      <style:text-properties fo:font-size="11pt" style:text-underline-style="none" style:font-size-asian="11pt" style:font-size-complex="11pt"/>
    </style:style>
    <style:style style:name="P340" style:family="paragraph" style:parent-style-name="Code">
      <style:text-properties fo:font-size="11pt" style:font-size-asian="11pt" style:font-size-complex="11pt"/>
    </style:style>
    <style:style style:name="P341" style:family="paragraph" style:parent-style-name="Code">
      <style:text-properties fo:font-size="11pt" officeooo:rsid="02dba4a0" officeooo:paragraph-rsid="02dba4a0" style:font-size-asian="11pt" style:font-size-complex="11pt"/>
    </style:style>
    <style:style style:name="P342" style:family="paragraph" style:parent-style-name="Code">
      <style:text-properties fo:font-size="11pt" officeooo:rsid="02ee680f" officeooo:paragraph-rsid="02ee680f" style:font-size-asian="11pt" style:font-size-complex="11pt"/>
    </style:style>
    <style:style style:name="P343" style:family="paragraph" style:parent-style-name="Code">
      <style:text-properties fo:font-size="11pt" officeooo:rsid="02ee680f" officeooo:paragraph-rsid="0350e2fc" style:font-size-asian="11pt" style:font-size-complex="11pt"/>
    </style:style>
    <style:style style:name="P344" style:family="paragraph" style:parent-style-name="Code">
      <style:text-properties fo:font-size="11pt" officeooo:rsid="0304cd8e" officeooo:paragraph-rsid="0304cd8e" style:font-size-asian="11pt" style:font-size-complex="11pt"/>
    </style:style>
    <style:style style:name="P345" style:family="paragraph" style:parent-style-name="Code">
      <style:text-properties fo:font-size="11pt" officeooo:rsid="03070d5e" officeooo:paragraph-rsid="03070d5e" style:font-size-asian="11pt" style:font-size-complex="11pt"/>
    </style:style>
    <style:style style:name="P346" style:family="paragraph" style:parent-style-name="Code">
      <style:text-properties officeooo:rsid="02ee680f" officeooo:paragraph-rsid="0350e2fc"/>
    </style:style>
    <style:style style:name="P347" style:family="paragraph" style:parent-style-name="Code">
      <style:text-properties officeooo:paragraph-rsid="034c3f8e"/>
    </style:style>
    <style:style style:name="P348" style:family="paragraph" style:parent-style-name="Code">
      <style:text-properties officeooo:rsid="033ffe22" officeooo:paragraph-rsid="034c3f8e"/>
    </style:style>
    <style:style style:name="P349" style:family="paragraph" style:parent-style-name="Code">
      <style:text-properties officeooo:paragraph-rsid="0389d472"/>
    </style:style>
    <style:style style:name="P350" style:family="paragraph" style:parent-style-name="Code">
      <style:text-properties officeooo:rsid="03986431" officeooo:paragraph-rsid="03986431"/>
    </style:style>
    <style:style style:name="P351" style:family="paragraph" style:parent-style-name="Code">
      <style:text-properties officeooo:rsid="039a1090" officeooo:paragraph-rsid="039a1090"/>
    </style:style>
    <style:style style:name="P352" style:family="paragraph" style:parent-style-name="Code">
      <style:text-properties officeooo:rsid="039a1090" officeooo:paragraph-rsid="039c7c88"/>
    </style:style>
    <style:style style:name="P353" style:family="paragraph" style:parent-style-name="Code">
      <style:text-properties officeooo:paragraph-rsid="03a49483"/>
    </style:style>
    <style:style style:name="P354" style:family="paragraph" style:parent-style-name="Code">
      <style:text-properties officeooo:rsid="03ae0528" officeooo:paragraph-rsid="03ae0528"/>
    </style:style>
    <style:style style:name="P355" style:family="paragraph" style:parent-style-name="Code">
      <style:text-properties officeooo:rsid="03bfcca7" officeooo:paragraph-rsid="03bfcca7"/>
    </style:style>
    <style:style style:name="P356" style:family="paragraph" style:parent-style-name="Code">
      <style:text-properties officeooo:rsid="03c5e2d7" officeooo:paragraph-rsid="03c6a8bb"/>
    </style:style>
    <style:style style:name="P357" style:family="paragraph" style:parent-style-name="Code">
      <style:text-properties officeooo:rsid="03c5e2d7" officeooo:paragraph-rsid="03c6bbfd"/>
    </style:style>
    <style:style style:name="P358" style:family="paragraph" style:parent-style-name="Code">
      <style:text-properties fo:font-size="10pt" style:font-size-asian="10pt" style:font-size-complex="10pt"/>
    </style:style>
    <style:style style:name="P359" style:family="paragraph" style:parent-style-name="Code">
      <style:text-properties officeooo:paragraph-rsid="03f65067"/>
    </style:style>
    <style:style style:name="P360" style:family="paragraph" style:parent-style-name="Body" style:master-page-name="">
      <style:paragraph-properties style:page-number="auto" fo:keep-with-next="auto"/>
      <style:text-properties officeooo:rsid="03a49483" officeooo:paragraph-rsid="03a49483"/>
    </style:style>
    <style:style style:name="P361" style:family="paragraph" style:parent-style-name="Body" style:master-page-name="">
      <style:paragraph-properties style:page-number="auto" fo:keep-with-next="always"/>
      <style:text-properties officeooo:rsid="02dba4a0" officeooo:paragraph-rsid="02dba4a0"/>
    </style:style>
    <style:style style:name="P362" style:family="paragraph" style:parent-style-name="Body" style:master-page-name="">
      <style:paragraph-properties style:page-number="auto" fo:keep-with-next="always"/>
      <style:text-properties officeooo:rsid="02c06e65" officeooo:paragraph-rsid="02c06e65"/>
    </style:style>
    <style:style style:name="P363" style:family="paragraph" style:parent-style-name="Standard" style:master-page-name="">
      <style:paragraph-properties style:page-number="auto" fo:keep-with-next="always"/>
      <style:text-properties officeooo:rsid="022f32c0" officeooo:paragraph-rsid="022f32c0"/>
    </style:style>
    <style:style style:name="P364" style:family="paragraph" style:parent-style-name="Table_20_Contents">
      <style:text-properties officeooo:rsid="02e13a9c" officeooo:paragraph-rsid="03c188f3"/>
    </style:style>
    <style:style style:name="P365" style:family="paragraph" style:parent-style-name="Table_20_Contents">
      <style:text-properties officeooo:rsid="02e13a9c" officeooo:paragraph-rsid="02e13a9c"/>
    </style:style>
    <style:style style:name="P366" style:family="paragraph" style:parent-style-name="Table_20_Contents">
      <style:text-properties officeooo:rsid="02e13a9c" officeooo:paragraph-rsid="03c1b734"/>
    </style:style>
    <style:style style:name="P367" style:family="paragraph" style:parent-style-name="Table_20_Contents">
      <style:text-properties fo:font-size="11pt" officeooo:rsid="02e13a9c" officeooo:paragraph-rsid="02e13a9c" style:font-size-asian="11pt" style:font-size-complex="11pt"/>
    </style:style>
    <style:style style:name="P368" style:family="paragraph" style:parent-style-name="Table_20_Contents">
      <style:text-properties fo:font-size="11pt" officeooo:rsid="02e13a9c" officeooo:paragraph-rsid="03c25d61" style:font-size-asian="11pt" style:font-size-complex="11pt"/>
    </style:style>
    <style:style style:name="P369" style:family="paragraph" style:parent-style-name="Table_20_Contents">
      <style:text-properties fo:font-size="11pt" officeooo:rsid="02e13a9c" officeooo:paragraph-rsid="03c4a6e2" style:font-size-asian="11pt" style:font-size-complex="11pt"/>
    </style:style>
    <style:style style:name="P370" style:family="paragraph" style:parent-style-name="Table_20_Contents">
      <style:text-properties fo:font-size="11pt" officeooo:rsid="03c1b734" officeooo:paragraph-rsid="03c1b734" style:font-size-asian="11pt" style:font-size-complex="11pt"/>
    </style:style>
    <style:style style:name="P371" style:family="paragraph" style:parent-style-name="Table_20_Contents">
      <style:text-properties fo:font-size="11pt" officeooo:rsid="03c1b734" officeooo:paragraph-rsid="02e13a9c" style:font-size-asian="11pt" style:font-size-complex="11pt"/>
    </style:style>
    <style:style style:name="P372" style:family="paragraph" style:parent-style-name="Table_20_Contents">
      <style:text-properties fo:font-size="11pt" officeooo:rsid="03bfd171" officeooo:paragraph-rsid="03bfd171" style:font-size-asian="11pt" style:font-size-complex="11pt"/>
    </style:style>
    <style:style style:name="P373" style:family="paragraph" style:parent-style-name="Table_20_Contents">
      <style:text-properties fo:font-size="11pt" officeooo:rsid="03c25d61" officeooo:paragraph-rsid="03c25d61" style:font-size-asian="11pt" style:font-size-complex="11pt"/>
    </style:style>
    <style:style style:name="P374" style:family="paragraph" style:parent-style-name="Table_20_Contents">
      <style:text-properties fo:font-size="11pt" officeooo:rsid="03c4a6e2" officeooo:paragraph-rsid="03c4a6e2" style:font-size-asian="11pt" style:font-size-complex="11pt"/>
    </style:style>
    <style:style style:name="P375" style:family="paragraph" style:parent-style-name="Table_20_Contents">
      <style:text-properties fo:font-size="11pt" officeooo:rsid="03c56652" officeooo:paragraph-rsid="03c56652" style:font-size-asian="11pt" style:font-size-complex="11pt"/>
    </style:style>
    <style:style style:name="P376" style:family="paragraph" style:parent-style-name="Table_20_Contents">
      <style:text-properties officeooo:rsid="03bfd171" officeooo:paragraph-rsid="03bfd171"/>
    </style:style>
    <style:style style:name="P377" style:family="paragraph" style:parent-style-name="Table_20_Contents">
      <style:text-properties officeooo:rsid="03bfd171" officeooo:paragraph-rsid="03c4a6e2"/>
    </style:style>
    <style:style style:name="P378" style:family="paragraph" style:parent-style-name="Table_20_Contents">
      <style:text-properties officeooo:rsid="03c56652" officeooo:paragraph-rsid="03c4a6e2"/>
    </style:style>
    <style:style style:name="P379" style:family="paragraph" style:parent-style-name="IndentHang">
      <style:text-properties officeooo:rsid="037c63d6" officeooo:paragraph-rsid="037c63d6"/>
    </style:style>
    <style:style style:name="P380" style:family="paragraph" style:parent-style-name="IndentHang">
      <style:text-properties officeooo:paragraph-rsid="039c7c88"/>
    </style:style>
    <style:style style:name="P381"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82"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383"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384"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385"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386"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387"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388"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389" style:family="paragraph" style:parent-style-name="Standard">
      <style:paragraph-properties fo:margin-top="0in" fo:margin-bottom="0in" loext:contextual-spacing="false"/>
      <style:text-properties fo:font-size="7pt" officeooo:rsid="035174b6" officeooo:paragraph-rsid="035174b6" style:font-size-asian="7pt" style:font-size-complex="7pt"/>
    </style:style>
    <style:style style:name="P390" style:family="paragraph" style:parent-style-name="Standard">
      <style:paragraph-properties fo:margin-top="0in" fo:margin-bottom="0in" loext:contextual-spacing="false" fo:orphans="0" fo:widows="0"/>
      <style:text-properties officeooo:paragraph-rsid="0213e52b"/>
    </style:style>
    <style:style style:name="P391" style:family="paragraph" style:parent-style-name="Standard">
      <style:paragraph-properties fo:margin-top="0in" fo:margin-bottom="0in" loext:contextual-spacing="false"/>
      <style:text-properties officeooo:paragraph-rsid="0213e52b"/>
    </style:style>
    <style:style style:name="P392" style:family="paragraph" style:parent-style-name="Standard">
      <style:paragraph-properties fo:margin-top="0in" fo:margin-bottom="0in" loext:contextual-spacing="false"/>
      <style:text-properties officeooo:rsid="0217c8b6" officeooo:paragraph-rsid="0217c8b6"/>
    </style:style>
    <style:style style:name="P393"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94" style:family="paragraph" style:parent-style-name="Standard">
      <style:paragraph-properties fo:keep-with-next="always"/>
      <style:text-properties officeooo:rsid="021bf619" officeooo:paragraph-rsid="021bf619"/>
    </style:style>
    <style:style style:name="P395" style:family="paragraph" style:parent-style-name="Standard">
      <style:paragraph-properties fo:text-align="center" style:justify-single-word="false" fo:keep-with-next="always"/>
      <style:text-properties officeooo:rsid="031de3c0" officeooo:paragraph-rsid="031de3c0"/>
    </style:style>
    <style:style style:name="P396" style:family="paragraph" style:parent-style-name="Standard">
      <style:paragraph-properties fo:text-align="center" style:justify-single-word="false" fo:keep-with-next="always"/>
      <style:text-properties officeooo:rsid="031f60c5" officeooo:paragraph-rsid="031f60c5"/>
    </style:style>
    <style:style style:name="P397" style:family="paragraph" style:parent-style-name="Standard">
      <style:paragraph-properties fo:keep-with-next="always"/>
      <style:text-properties officeooo:rsid="031f60c5" officeooo:paragraph-rsid="021bf619"/>
    </style:style>
    <style:style style:name="P398" style:family="paragraph" style:parent-style-name="Standard">
      <style:paragraph-properties fo:margin-top="0in" fo:margin-bottom="0.1665in" loext:contextual-spacing="false"/>
      <style:text-properties officeooo:paragraph-rsid="0213e52b"/>
    </style:style>
    <style:style style:name="P399" style:family="paragraph" style:parent-style-name="Body">
      <style:paragraph-properties fo:margin-top="0.0555in" fo:margin-bottom="0.1665in" loext:contextual-spacing="false"/>
      <style:text-properties officeooo:paragraph-rsid="0213e52b"/>
    </style:style>
    <style:style style:name="P400" style:family="paragraph" style:parent-style-name="Contents_20_1">
      <style:paragraph-properties fo:text-align="center" style:justify-single-word="false" fo:break-before="page"/>
      <style:text-properties officeooo:paragraph-rsid="0213e52b"/>
    </style:style>
    <style:style style:name="P401" style:family="paragraph" style:parent-style-name="Table_20_Heading">
      <style:text-properties fo:font-size="11pt" officeooo:rsid="02e13a9c" officeooo:paragraph-rsid="02e13a9c" style:font-size-asian="11pt" style:font-size-complex="11pt"/>
    </style:style>
    <style:style style:name="P402" style:family="paragraph" style:parent-style-name="Table_20_Heading">
      <style:paragraph-properties fo:text-align="center" style:justify-single-word="false"/>
      <style:text-properties fo:font-size="11pt" style:font-size-asian="11pt" style:font-size-complex="11pt"/>
    </style:style>
    <style:style style:name="P403"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404" style:family="paragraph" style:parent-style-name="Table_20_Heading">
      <style:paragraph-properties fo:text-align="center" style:justify-single-word="false"/>
    </style:style>
    <style:style style:name="P405"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406"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407"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408" style:family="paragraph" style:parent-style-name="Standard">
      <style:paragraph-properties fo:margin-top="0.0417in" fo:margin-bottom="0.0417in" loext:contextual-spacing="false" fo:text-align="center" style:justify-single-word="false" fo:keep-with-next="always"/>
      <style:text-properties officeooo:paragraph-rsid="035263fa" style:font-size-complex="8pt"/>
    </style:style>
    <style:style style:name="P409" style:family="paragraph" style:parent-style-name="IndentHang">
      <style:paragraph-properties fo:margin-left="0in" fo:margin-right="0in" fo:text-indent="0in" style:auto-text-indent="false"/>
      <style:text-properties officeooo:rsid="039c7c88" officeooo:paragraph-rsid="039c7c88"/>
    </style:style>
    <style:style style:name="P410" style:family="paragraph" style:parent-style-name="List_20_Bullet" style:list-style-name="WWNum32"/>
    <style:style style:name="P411" style:family="paragraph" style:parent-style-name="List_20_Bullet" style:list-style-name="WWNum32">
      <style:text-properties officeooo:paragraph-rsid="02b27670"/>
    </style:style>
    <style:style style:name="P412" style:family="paragraph" style:parent-style-name="List_20_Bullet">
      <style:text-properties officeooo:rsid="023b3c70" officeooo:paragraph-rsid="034c3f8e"/>
    </style:style>
    <style:style style:name="P413" style:family="paragraph" style:parent-style-name="List_20_Bullet" style:list-style-name="WWNum32">
      <style:text-properties officeooo:rsid="0394e07d" officeooo:paragraph-rsid="0394e07d"/>
    </style:style>
    <style:style style:name="P414" style:family="paragraph" style:parent-style-name="List_20_Bullet">
      <style:text-properties officeooo:rsid="0394e07d" officeooo:paragraph-rsid="0394e07d"/>
    </style:style>
    <style:style style:name="P415" style:family="paragraph" style:parent-style-name="List_20_Bullet">
      <style:text-properties officeooo:rsid="02d080c1" officeooo:paragraph-rsid="02d080c1"/>
    </style:style>
    <style:style style:name="P416" style:family="paragraph" style:parent-style-name="List_20_Bullet">
      <style:text-properties officeooo:paragraph-rsid="02e41504"/>
    </style:style>
    <style:style style:name="P417" style:family="paragraph" style:parent-style-name="List_20_Bullet">
      <style:text-properties officeooo:rsid="02e747c2" officeooo:paragraph-rsid="02e747c2"/>
    </style:style>
    <style:style style:name="P418" style:family="paragraph" style:parent-style-name="List_20_Bullet">
      <style:text-properties officeooo:rsid="02e2ebbf" officeooo:paragraph-rsid="03c6e24d"/>
    </style:style>
    <style:style style:name="P419" style:family="paragraph" style:parent-style-name="List_20_Bullet" style:list-style-name="WWNum32">
      <style:text-properties officeooo:rsid="02e2ebbf" officeooo:paragraph-rsid="03c6e24d"/>
    </style:style>
    <style:style style:name="P420" style:family="paragraph" style:parent-style-name="List_20_Bullet">
      <style:text-properties officeooo:rsid="0275a4b8" officeooo:paragraph-rsid="0275a4b8"/>
    </style:style>
    <style:style style:name="P421" style:family="paragraph" style:parent-style-name="List_20_Bullet">
      <style:text-properties officeooo:paragraph-rsid="027d2424"/>
    </style:style>
    <style:style style:name="P422" style:family="paragraph" style:parent-style-name="List_20_Bullet">
      <style:text-properties officeooo:rsid="0282acf6" officeooo:paragraph-rsid="0282acf6"/>
    </style:style>
    <style:style style:name="P423" style:family="paragraph" style:parent-style-name="List_20_Bullet">
      <style:text-properties officeooo:rsid="022a889a" officeooo:paragraph-rsid="022a889a"/>
    </style:style>
    <style:style style:name="P424" style:family="paragraph" style:parent-style-name="List_20_Bullet">
      <style:text-properties officeooo:rsid="02555aac" officeooo:paragraph-rsid="02555aac"/>
    </style:style>
    <style:style style:name="P425" style:family="paragraph" style:parent-style-name="List_20_Bullet">
      <style:text-properties officeooo:rsid="0237ac82"/>
    </style:style>
    <style:style style:name="P426" style:family="paragraph" style:parent-style-name="List_20_Bullet">
      <style:text-properties officeooo:rsid="02397b92" officeooo:paragraph-rsid="02397b92"/>
    </style:style>
    <style:style style:name="P427" style:family="paragraph" style:parent-style-name="List_20_Bullet">
      <style:text-properties officeooo:paragraph-rsid="035ab45b"/>
    </style:style>
    <style:style style:name="P428" style:family="paragraph" style:parent-style-name="List_20_Bullet">
      <style:text-properties officeooo:paragraph-rsid="02b27670"/>
    </style:style>
    <style:style style:name="P429" style:family="paragraph" style:parent-style-name="List_20_Bullet">
      <style:text-properties officeooo:rsid="02bc8bca" officeooo:paragraph-rsid="02bc8bca"/>
    </style:style>
    <style:style style:name="P430" style:family="paragraph" style:parent-style-name="List_20_Bullet">
      <style:text-properties officeooo:rsid="029224d0" officeooo:paragraph-rsid="029224d0"/>
    </style:style>
    <style:style style:name="P431"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432" style:family="paragraph" style:parent-style-name="Body">
      <style:text-properties fo:color="#000000" officeooo:rsid="02522ff0" style:font-name-complex="Arial2"/>
    </style:style>
    <style:style style:name="P433" style:family="paragraph" style:parent-style-name="Body">
      <style:text-properties fo:color="#000000" officeooo:rsid="02522ff0" officeooo:paragraph-rsid="040be38f" style:font-name-complex="Arial2"/>
    </style:style>
    <style:style style:name="P434" style:family="paragraph" style:parent-style-name="Body">
      <style:text-properties fo:color="#000000" officeooo:rsid="02522ff0" officeooo:paragraph-rsid="02522ff0" style:font-name-complex="Arial2"/>
    </style:style>
    <style:style style:name="P435" style:family="paragraph" style:parent-style-name="Body">
      <style:text-properties fo:color="#000000" officeooo:rsid="040be38f" officeooo:paragraph-rsid="040be38f" style:font-name-complex="Arial2"/>
    </style:style>
    <style:style style:name="P436" style:family="paragraph" style:parent-style-name="Body">
      <style:text-properties officeooo:rsid="03be42c4" officeooo:paragraph-rsid="03be42c4"/>
    </style:style>
    <style:style style:name="P437" style:family="paragraph" style:parent-style-name="Body">
      <style:text-properties officeooo:rsid="02dbaf0f" officeooo:paragraph-rsid="03be42c4"/>
    </style:style>
    <style:style style:name="P438" style:family="paragraph" style:parent-style-name="Body">
      <style:text-properties officeooo:rsid="0275a4b8" officeooo:paragraph-rsid="0275a4b8"/>
    </style:style>
    <style:style style:name="P439" style:family="paragraph" style:parent-style-name="Body">
      <style:text-properties officeooo:rsid="02415a20" officeooo:paragraph-rsid="02415a20"/>
    </style:style>
    <style:style style:name="P440" style:family="paragraph" style:parent-style-name="Body">
      <style:text-properties officeooo:rsid="0264d7bb" officeooo:paragraph-rsid="03627aec"/>
    </style:style>
    <style:style style:name="P441" style:family="paragraph" style:parent-style-name="Body">
      <style:text-properties officeooo:rsid="0264d7bb" officeooo:paragraph-rsid="0264d7bb"/>
    </style:style>
    <style:style style:name="P442" style:family="paragraph" style:parent-style-name="Body">
      <style:text-properties officeooo:paragraph-rsid="02d52e16"/>
    </style:style>
    <style:style style:name="P443" style:family="paragraph" style:parent-style-name="Body">
      <style:text-properties officeooo:paragraph-rsid="02cfd644"/>
    </style:style>
    <style:style style:name="P444" style:family="paragraph" style:parent-style-name="Body">
      <style:text-properties officeooo:rsid="02d080c1" officeooo:paragraph-rsid="02d080c1"/>
    </style:style>
    <style:style style:name="P445" style:family="paragraph" style:parent-style-name="Body">
      <style:text-properties officeooo:rsid="02d9131c" officeooo:paragraph-rsid="02d9131c"/>
    </style:style>
    <style:style style:name="P446" style:family="paragraph" style:parent-style-name="Body">
      <style:text-properties officeooo:rsid="02da5f6d" officeooo:paragraph-rsid="02da5f6d"/>
    </style:style>
    <style:style style:name="P447" style:family="paragraph" style:parent-style-name="Body">
      <style:text-properties officeooo:rsid="02dce953" officeooo:paragraph-rsid="02e2ebbf"/>
    </style:style>
    <style:style style:name="P448" style:family="paragraph" style:parent-style-name="Body">
      <style:text-properties officeooo:rsid="02e2ebbf" officeooo:paragraph-rsid="02e2ebbf"/>
    </style:style>
    <style:style style:name="P449" style:family="paragraph" style:parent-style-name="Body">
      <style:text-properties officeooo:rsid="03bfd171" officeooo:paragraph-rsid="03c6a8bb"/>
    </style:style>
    <style:style style:name="P450" style:family="paragraph" style:parent-style-name="Body">
      <style:text-properties officeooo:rsid="02e41504" officeooo:paragraph-rsid="02e5dc02"/>
    </style:style>
    <style:style style:name="P451" style:family="paragraph" style:parent-style-name="Body">
      <style:text-properties officeooo:rsid="02eb58b3" officeooo:paragraph-rsid="02eb58b3"/>
    </style:style>
    <style:style style:name="P452" style:family="paragraph" style:parent-style-name="Body">
      <style:text-properties officeooo:rsid="024ebda3" officeooo:paragraph-rsid="024ebda3"/>
    </style:style>
    <style:style style:name="P453" style:family="paragraph" style:parent-style-name="Body">
      <style:text-properties officeooo:rsid="024d4e7b" officeooo:paragraph-rsid="024d4e7b"/>
    </style:style>
    <style:style style:name="P454" style:family="paragraph" style:parent-style-name="Body">
      <style:text-properties officeooo:paragraph-rsid="031714da"/>
    </style:style>
    <style:style style:name="P455" style:family="paragraph" style:parent-style-name="Body">
      <style:text-properties officeooo:rsid="02b18f13" officeooo:paragraph-rsid="02b27670"/>
    </style:style>
    <style:style style:name="P456" style:family="paragraph" style:parent-style-name="Body" style:master-page-name="">
      <style:paragraph-properties style:page-number="auto" fo:keep-with-next="auto"/>
      <style:text-properties officeooo:rsid="02dba4a0" officeooo:paragraph-rsid="02dba4a0"/>
    </style:style>
    <style:style style:name="P457" style:family="paragraph" style:parent-style-name="Body" style:master-page-name="">
      <style:paragraph-properties style:page-number="auto" fo:keep-with-next="always"/>
      <style:text-properties officeooo:rsid="02dba4a0" officeooo:paragraph-rsid="02dba4a0"/>
    </style:style>
    <style:style style:name="P458" style:family="paragraph" style:parent-style-name="Contents_20_1">
      <style:paragraph-properties>
        <style:tab-stops>
          <style:tab-stop style:position="6.5in" style:type="right" style:leader-style="dotted" style:leader-text="."/>
        </style:tab-stops>
      </style:paragraph-properties>
    </style:style>
    <style:style style:name="P459" style:family="paragraph" style:parent-style-name="Contents_20_2">
      <style:paragraph-properties>
        <style:tab-stops>
          <style:tab-stop style:position="6.5in" style:type="right" style:leader-style="dotted" style:leader-text="."/>
        </style:tab-stops>
      </style:paragraph-properties>
    </style:style>
    <style:style style:name="P460" style:family="paragraph" style:parent-style-name="Contents_20_3">
      <style:paragraph-properties>
        <style:tab-stops>
          <style:tab-stop style:position="6.5in" style:type="right" style:leader-style="dotted" style:leader-text="."/>
        </style:tab-stops>
      </style:paragraph-properties>
    </style:style>
    <style:style style:name="P461" style:family="paragraph" style:parent-style-name="List_20_Number">
      <style:text-properties officeooo:rsid="02e13a9c" officeooo:paragraph-rsid="02e13a9c"/>
    </style:style>
    <style:style style:name="P462" style:family="paragraph" style:parent-style-name="List_20_Number">
      <style:text-properties officeooo:paragraph-rsid="02ce3115"/>
    </style:style>
    <style:style style:name="P463" style:family="paragraph" style:parent-style-name="Table_20_Contents">
      <style:text-properties fo:font-size="11pt" officeooo:rsid="02e13a9c" officeooo:paragraph-rsid="02e13a9c" style:font-size-asian="11pt" style:font-size-complex="11pt"/>
    </style:style>
    <style:style style:name="P464" style:family="paragraph" style:parent-style-name="Table_20_Contents">
      <style:text-properties fo:font-size="11pt" officeooo:rsid="03c1b734" officeooo:paragraph-rsid="03c1b734" style:font-size-asian="11pt" style:font-size-complex="11pt"/>
    </style:style>
    <style:style style:name="P465" style:family="paragraph" style:parent-style-name="Table_20_Contents">
      <style:text-properties officeooo:rsid="02e13a9c" officeooo:paragraph-rsid="03c188f3"/>
    </style:style>
    <style:style style:name="P466" style:family="paragraph" style:parent-style-name="List_20_3" style:list-style-name="L1"/>
    <style:style style:name="P467" style:family="paragraph" style:parent-style-name="Code">
      <style:text-properties fo:font-size="11pt" style:font-size-asian="11pt" style:font-size-complex="11pt"/>
    </style:style>
    <style:style style:name="P468" style:family="paragraph" style:parent-style-name="Code">
      <style:text-properties fo:font-size="11pt" officeooo:rsid="02e8bf15" style:font-size-asian="11pt" style:font-size-complex="11pt"/>
    </style:style>
    <style:style style:name="P469" style:family="paragraph" style:parent-style-name="Code">
      <style:text-properties fo:font-size="11pt" officeooo:rsid="02ee680f" officeooo:paragraph-rsid="0350e2fc" style:font-size-asian="11pt" style:font-size-complex="11pt"/>
    </style:style>
    <style:style style:name="P470" style:family="paragraph" style:parent-style-name="Code">
      <style:text-properties fo:font-size="11pt" officeooo:rsid="02ee680f" officeooo:paragraph-rsid="02ee680f" style:font-size-asian="11pt" style:font-size-complex="11pt"/>
    </style:style>
    <style:style style:name="P471" style:family="paragraph" style:parent-style-name="Code">
      <style:text-properties fo:font-size="11pt" officeooo:rsid="02dba4a0" officeooo:paragraph-rsid="02dba4a0" style:font-size-asian="11pt" style:font-size-complex="11pt"/>
    </style:style>
    <style:style style:name="P472" style:family="paragraph" style:parent-style-name="Code">
      <style:text-properties fo:font-size="11pt" officeooo:rsid="0304cd8e" officeooo:paragraph-rsid="0304cd8e" style:font-size-asian="11pt" style:font-size-complex="11pt"/>
    </style:style>
    <style:style style:name="P473" style:family="paragraph" style:parent-style-name="Code">
      <style:text-properties fo:font-size="11pt" officeooo:rsid="03b5e5e3" officeooo:paragraph-rsid="03b5e5e3" style:font-size-asian="11pt" style:font-size-complex="11pt"/>
    </style:style>
    <style:style style:name="P474" style:family="paragraph" style:parent-style-name="Code">
      <style:text-properties fo:font-size="11pt" style:text-underline-style="none" style:font-size-asian="11pt" style:font-size-complex="11pt"/>
    </style:style>
    <style:style style:name="P475" style:family="paragraph" style:parent-style-name="Code">
      <style:text-properties officeooo:paragraph-rsid="035a029b"/>
    </style:style>
    <style:style style:name="P476" style:family="paragraph" style:parent-style-name="Code">
      <style:text-properties officeooo:rsid="02ee680f" officeooo:paragraph-rsid="0350e2fc"/>
    </style:style>
    <style:style style:name="P477" style:family="paragraph" style:parent-style-name="Code" style:master-page-name="">
      <style:paragraph-properties style:page-number="auto"/>
      <style:text-properties officeooo:paragraph-rsid="03b5e5e3"/>
    </style:style>
    <style:style style:name="P478" style:family="paragraph" style:parent-style-name="Table_20_Caption_20__28_before_29_">
      <style:text-properties officeooo:rsid="03fd4d1c" officeooo:paragraph-rsid="03fd4d1c"/>
    </style:style>
    <style:style style:name="P479" style:family="paragraph" style:parent-style-name="Standard">
      <style:text-properties officeooo:rsid="03414b5c" officeooo:paragraph-rsid="034c3f8e"/>
    </style:style>
    <style:style style:name="P480" style:family="paragraph" style:parent-style-name="Standard">
      <style:text-properties officeooo:rsid="02c4ad5e" officeooo:paragraph-rsid="02c4ad5e"/>
    </style:style>
    <style:style style:name="P481" style:family="paragraph" style:parent-style-name="Standard">
      <style:text-properties officeooo:rsid="02997624" officeooo:paragraph-rsid="0304cd8e"/>
    </style:style>
    <style:style style:name="P482" style:family="paragraph" style:parent-style-name="Standard">
      <style:text-properties officeooo:rsid="033da4e4" officeooo:paragraph-rsid="034c3f8e"/>
    </style:style>
    <style:style style:name="P483" style:family="paragraph" style:parent-style-name="Standard">
      <style:text-properties officeooo:rsid="033ea6f3" officeooo:paragraph-rsid="034c3f8e"/>
    </style:style>
    <style:style style:name="P484" style:family="paragraph" style:parent-style-name="Standard">
      <style:text-properties officeooo:rsid="023b3c70" officeooo:paragraph-rsid="023b3c70"/>
    </style:style>
    <style:style style:name="P485" style:family="paragraph" style:parent-style-name="Standard">
      <style:text-properties officeooo:rsid="02c4b81e" officeooo:paragraph-rsid="037e6136"/>
    </style:style>
    <style:style style:name="P486" style:family="paragraph" style:parent-style-name="Standard">
      <style:text-properties officeooo:rsid="02c4b81e" officeooo:paragraph-rsid="02c4e4d8"/>
    </style:style>
    <style:style style:name="P487" style:family="paragraph" style:parent-style-name="Standard">
      <style:text-properties officeooo:rsid="02dbaf0f" officeooo:paragraph-rsid="02dbaf0f"/>
    </style:style>
    <style:style style:name="P488" style:family="paragraph" style:parent-style-name="Standard">
      <style:text-properties officeooo:rsid="03c6e24d" officeooo:paragraph-rsid="03c6e24d"/>
    </style:style>
    <style:style style:name="P489" style:family="paragraph" style:parent-style-name="Standard">
      <style:text-properties officeooo:rsid="02a651d7" officeooo:paragraph-rsid="02a651d7"/>
    </style:style>
    <style:style style:name="P490" style:family="paragraph" style:parent-style-name="Standard">
      <style:text-properties officeooo:rsid="02a651d7" officeooo:paragraph-rsid="02aae47d"/>
    </style:style>
    <style:style style:name="P491" style:family="paragraph" style:parent-style-name="Standard">
      <style:text-properties officeooo:rsid="02a85863" officeooo:paragraph-rsid="02a651d7"/>
    </style:style>
    <style:style style:name="P492" style:family="paragraph" style:parent-style-name="Standard">
      <style:text-properties officeooo:rsid="02a85863" officeooo:paragraph-rsid="03fd4d1c"/>
    </style:style>
    <style:style style:name="P493" style:family="paragraph" style:parent-style-name="Standard">
      <style:text-properties officeooo:rsid="03fd4d1c" officeooo:paragraph-rsid="03fd4d1c"/>
    </style:style>
    <style:style style:name="P494" style:family="paragraph" style:parent-style-name="Standard">
      <style:text-properties fo:color="#000000" officeooo:rsid="0267bf7c" officeooo:paragraph-rsid="040be38f" style:font-name-complex="Arial2"/>
    </style:style>
    <style:style style:name="P495" style:family="paragraph" style:parent-style-name="Standard">
      <style:text-properties officeooo:rsid="021f7a44" officeooo:paragraph-rsid="021f7a44"/>
    </style:style>
    <style:style style:name="P496" style:family="paragraph" style:parent-style-name="Standard">
      <style:text-properties officeooo:rsid="022f32c0" officeooo:paragraph-rsid="022f32c0"/>
    </style:style>
    <style:style style:name="P497" style:family="paragraph" style:parent-style-name="Standard">
      <style:text-properties officeooo:rsid="0231f025" officeooo:paragraph-rsid="034c3f8e"/>
    </style:style>
    <style:style style:name="P498" style:family="paragraph" style:parent-style-name="Standard">
      <style:text-properties officeooo:rsid="02c45428" officeooo:paragraph-rsid="02c45428"/>
    </style:style>
    <style:style style:name="P499" style:family="paragraph" style:parent-style-name="Standard">
      <style:text-properties officeooo:rsid="02dce953" officeooo:paragraph-rsid="0328e5d9"/>
    </style:style>
    <style:style style:name="P500" style:family="paragraph" style:parent-style-name="Standard">
      <style:text-properties officeooo:rsid="02de123b" officeooo:paragraph-rsid="0328e5d9"/>
    </style:style>
    <style:style style:name="P501" style:family="paragraph" style:parent-style-name="Standard">
      <style:text-properties officeooo:rsid="02e34551" officeooo:paragraph-rsid="02e34551"/>
    </style:style>
    <style:style style:name="P502" style:family="paragraph" style:parent-style-name="Standard">
      <style:text-properties officeooo:rsid="02e34551" officeooo:paragraph-rsid="03ccf4ee"/>
    </style:style>
    <style:style style:name="P503" style:family="paragraph" style:parent-style-name="Standard">
      <style:text-properties officeooo:rsid="03ccf4ee" officeooo:paragraph-rsid="03ccf4ee"/>
    </style:style>
    <style:style style:name="P504" style:family="paragraph" style:parent-style-name="Standard">
      <style:text-properties officeooo:rsid="02ea6572" officeooo:paragraph-rsid="02ea6572"/>
    </style:style>
    <style:style style:name="P505" style:family="paragraph" style:parent-style-name="Standard">
      <style:text-properties officeooo:rsid="02eb58b3" officeooo:paragraph-rsid="02eb58b3"/>
    </style:style>
    <style:style style:name="P506" style:family="paragraph" style:parent-style-name="Standard">
      <style:text-properties officeooo:rsid="028d9e68" officeooo:paragraph-rsid="028d9e68"/>
    </style:style>
    <style:style style:name="P507" style:family="paragraph" style:parent-style-name="Standard">
      <style:text-properties officeooo:rsid="028d9e68" officeooo:paragraph-rsid="028eb425"/>
    </style:style>
    <style:style style:name="P508" style:family="paragraph" style:parent-style-name="Standard">
      <style:text-properties officeooo:rsid="029224d0" officeooo:paragraph-rsid="02925ccd"/>
    </style:style>
    <style:style style:name="P509" style:family="paragraph" style:parent-style-name="Standard">
      <style:text-properties officeooo:rsid="0295b1b9" officeooo:paragraph-rsid="0295b1b9"/>
    </style:style>
    <style:style style:name="P510" style:family="paragraph" style:parent-style-name="Standard">
      <style:text-properties officeooo:rsid="029776af" officeooo:paragraph-rsid="0304cd8e"/>
    </style:style>
    <style:style style:name="P511" style:family="paragraph" style:parent-style-name="Standard">
      <style:text-properties officeooo:rsid="029776af" officeooo:paragraph-rsid="029776af"/>
    </style:style>
    <style:style style:name="P512" style:family="paragraph" style:parent-style-name="Standard">
      <style:text-properties officeooo:rsid="0304cd8e" officeooo:paragraph-rsid="0304cd8e"/>
    </style:style>
    <style:style style:name="P513" style:family="paragraph" style:parent-style-name="Standard">
      <style:text-properties officeooo:rsid="029d0416" officeooo:paragraph-rsid="03fb34f5"/>
    </style:style>
    <style:style style:name="P514" style:family="paragraph" style:parent-style-name="Standard">
      <style:text-properties officeooo:rsid="03070d5e" officeooo:paragraph-rsid="03070d5e"/>
    </style:style>
    <style:style style:name="P515" style:family="paragraph" style:parent-style-name="Standard">
      <style:text-properties officeooo:rsid="029ef1cf" officeooo:paragraph-rsid="029ef1cf"/>
    </style:style>
    <style:style style:name="P516" style:family="paragraph" style:parent-style-name="Standard">
      <style:text-properties officeooo:paragraph-rsid="03f5d615"/>
    </style:style>
    <style:style style:name="P517" style:family="paragraph" style:parent-style-name="Standard">
      <style:text-properties officeooo:rsid="02a85203" officeooo:paragraph-rsid="02a85203"/>
    </style:style>
    <style:style style:name="P518" style:family="paragraph" style:parent-style-name="Standard">
      <style:text-properties officeooo:rsid="02a9ff24" officeooo:paragraph-rsid="02a9ff24"/>
    </style:style>
    <style:style style:name="P519" style:family="paragraph" style:parent-style-name="Standard">
      <style:text-properties officeooo:rsid="02ac0e7b" officeooo:paragraph-rsid="02ac0e7b"/>
    </style:style>
    <style:style style:name="P520" style:family="paragraph" style:parent-style-name="Standard">
      <style:text-properties officeooo:rsid="02ac0e7b" officeooo:paragraph-rsid="02ad9635"/>
    </style:style>
    <style:style style:name="P521" style:family="paragraph" style:parent-style-name="Standard">
      <style:text-properties officeooo:rsid="02aa2f06" officeooo:paragraph-rsid="02aa2f06"/>
    </style:style>
    <style:style style:name="P522" style:family="paragraph" style:parent-style-name="Standard">
      <style:text-properties officeooo:rsid="02ad9635" officeooo:paragraph-rsid="02ad9635"/>
    </style:style>
    <style:style style:name="P523" style:family="paragraph" style:parent-style-name="Standard">
      <style:text-properties officeooo:rsid="025011c7" officeooo:paragraph-rsid="025011c7"/>
    </style:style>
    <style:style style:name="P524" style:family="paragraph" style:parent-style-name="Standard">
      <style:text-properties officeooo:rsid="02281659" officeooo:paragraph-rsid="02281659"/>
    </style:style>
    <style:style style:name="P525" style:family="paragraph" style:parent-style-name="Standard">
      <style:text-properties officeooo:paragraph-rsid="0267bf7c"/>
    </style:style>
    <style:style style:name="P526" style:family="paragraph" style:parent-style-name="Standard">
      <style:text-properties officeooo:rsid="0267bf7c" officeooo:paragraph-rsid="0267bf7c"/>
    </style:style>
    <style:style style:name="P527" style:family="paragraph" style:parent-style-name="Standard">
      <style:text-properties officeooo:rsid="02eb0e41" officeooo:paragraph-rsid="02eb0e41"/>
    </style:style>
    <style:style style:name="P528" style:family="paragraph" style:parent-style-name="Standard">
      <style:text-properties officeooo:rsid="0426427d" officeooo:paragraph-rsid="0426c596"/>
    </style:style>
    <style:style style:name="P529" style:family="paragraph" style:parent-style-name="Standard">
      <style:text-properties officeooo:rsid="0426c596" officeooo:paragraph-rsid="0426c596"/>
    </style:style>
    <style:style style:name="P530" style:family="paragraph" style:parent-style-name="Standard" style:master-page-name="Standard">
      <style:paragraph-properties fo:text-align="center" style:justify-single-word="false" style:page-number="auto"/>
      <style:text-properties officeooo:paragraph-rsid="0213e52b"/>
    </style:style>
    <style:style style:name="P531" style:family="paragraph" style:parent-style-name="Heading_20_1">
      <style:text-properties officeooo:rsid="02273681" officeooo:paragraph-rsid="02273681"/>
    </style:style>
    <style:style style:name="P532" style:family="paragraph" style:parent-style-name="Heading_20_1">
      <style:text-properties officeooo:rsid="0267bf7c" officeooo:paragraph-rsid="0267bf7c"/>
    </style:style>
    <style:style style:name="P533" style:family="paragraph" style:parent-style-name="Heading_20_1">
      <style:text-properties officeooo:rsid="021f7a44" officeooo:paragraph-rsid="021f7a44"/>
    </style:style>
    <style:style style:name="P534" style:family="paragraph" style:parent-style-name="Heading_20_1">
      <style:text-properties officeooo:rsid="02281659"/>
    </style:style>
    <style:style style:name="P535" style:family="paragraph" style:parent-style-name="Heading_20_2">
      <style:text-properties officeooo:rsid="02273681" officeooo:paragraph-rsid="02273681"/>
    </style:style>
    <style:style style:name="P536" style:family="paragraph" style:parent-style-name="Heading_20_2">
      <style:text-properties officeooo:rsid="025011c7" officeooo:paragraph-rsid="02273681"/>
    </style:style>
    <style:style style:name="P537" style:family="paragraph" style:parent-style-name="Heading_20_2">
      <style:text-properties officeooo:rsid="0250aa92" officeooo:paragraph-rsid="02273681"/>
    </style:style>
    <style:style style:name="P538" style:family="paragraph" style:parent-style-name="Heading_20_2">
      <style:text-properties officeooo:rsid="02725607" officeooo:paragraph-rsid="02725607"/>
    </style:style>
    <style:style style:name="P539" style:family="paragraph" style:parent-style-name="Heading_20_2">
      <style:text-properties officeooo:rsid="022247d8" officeooo:paragraph-rsid="022247d8"/>
    </style:style>
    <style:style style:name="P540" style:family="paragraph" style:parent-style-name="Heading_20_2">
      <style:text-properties officeooo:rsid="02768a76" officeooo:paragraph-rsid="02768a76"/>
    </style:style>
    <style:style style:name="P541" style:family="paragraph" style:parent-style-name="Heading_20_2">
      <style:text-properties officeooo:rsid="02b27670" officeooo:paragraph-rsid="02b27670"/>
    </style:style>
    <style:style style:name="P542" style:family="paragraph" style:parent-style-name="Heading_20_2">
      <style:text-properties officeooo:paragraph-rsid="02273681"/>
    </style:style>
    <style:style style:name="P543" style:family="paragraph" style:parent-style-name="Heading_20_3">
      <style:text-properties officeooo:rsid="023b3c70" officeooo:paragraph-rsid="034c3f8e"/>
    </style:style>
    <style:style style:name="P544" style:family="paragraph" style:parent-style-name="Heading_20_3">
      <style:text-properties officeooo:rsid="023b3c70" officeooo:paragraph-rsid="023b3c70"/>
    </style:style>
    <style:style style:name="P545" style:family="paragraph" style:parent-style-name="Heading_20_3">
      <style:text-properties officeooo:rsid="02465609"/>
    </style:style>
    <style:style style:name="P546" style:family="paragraph" style:parent-style-name="Heading_20_3">
      <style:text-properties officeooo:rsid="02465609" officeooo:paragraph-rsid="02d82421"/>
    </style:style>
    <style:style style:name="P547" style:family="paragraph" style:parent-style-name="Heading_20_3">
      <style:text-properties officeooo:rsid="02465609" officeooo:paragraph-rsid="02465609"/>
    </style:style>
    <style:style style:name="P548" style:family="paragraph" style:parent-style-name="Heading_20_3">
      <style:text-properties officeooo:rsid="02825b59" officeooo:paragraph-rsid="02825b59"/>
    </style:style>
    <style:style style:name="P549" style:family="paragraph" style:parent-style-name="Heading_20_3">
      <style:text-properties officeooo:rsid="027c3837" officeooo:paragraph-rsid="02825b59"/>
    </style:style>
    <style:style style:name="P550" style:family="paragraph" style:parent-style-name="Heading_20_3">
      <style:text-properties officeooo:rsid="0283ac84" officeooo:paragraph-rsid="0283ac84"/>
    </style:style>
    <style:style style:name="P551" style:family="paragraph" style:parent-style-name="Heading_20_3">
      <style:text-properties officeooo:rsid="02857f57" officeooo:paragraph-rsid="02857f57"/>
    </style:style>
    <style:style style:name="P552" style:family="paragraph" style:parent-style-name="Heading_20_3">
      <style:text-properties officeooo:paragraph-rsid="034c3f8e"/>
    </style:style>
    <style:style style:name="P553" style:family="paragraph" style:parent-style-name="Heading_20_3">
      <style:text-properties officeooo:rsid="03830699" officeooo:paragraph-rsid="03830699"/>
    </style:style>
    <style:style style:name="P554" style:family="paragraph" style:parent-style-name="Heading_20_3">
      <style:text-properties officeooo:rsid="0370ad92" officeooo:paragraph-rsid="0370ad92"/>
    </style:style>
    <style:style style:name="P555" style:family="paragraph" style:parent-style-name="Heading_20_3">
      <style:text-properties officeooo:rsid="03c8f286" officeooo:paragraph-rsid="03c8f286"/>
    </style:style>
    <style:style style:name="P556" style:family="paragraph" style:parent-style-name="Heading_20_3">
      <style:text-properties officeooo:rsid="028eb425"/>
    </style:style>
    <style:style style:name="P557" style:family="paragraph" style:parent-style-name="Heading_20_3">
      <style:text-properties officeooo:rsid="029224d0" officeooo:paragraph-rsid="029224d0"/>
    </style:style>
    <style:style style:name="P558" style:family="paragraph" style:parent-style-name="Heading_20_3">
      <style:text-properties officeooo:rsid="029429d8" officeooo:paragraph-rsid="029429d8"/>
    </style:style>
    <style:style style:name="P559" style:family="paragraph" style:parent-style-name="Heading_20_3">
      <style:text-properties officeooo:rsid="02977377"/>
    </style:style>
    <style:style style:name="P560" style:family="paragraph" style:parent-style-name="Heading_20_3">
      <style:text-properties officeooo:rsid="03e518b7" officeooo:paragraph-rsid="03e518b7"/>
    </style:style>
    <style:style style:name="P561" style:family="paragraph" style:parent-style-name="Heading_20_3">
      <style:text-properties officeooo:rsid="02a0a385" officeooo:paragraph-rsid="02a0a385"/>
    </style:style>
    <style:style style:name="P562" style:family="paragraph" style:parent-style-name="Heading_20_3">
      <style:text-properties officeooo:rsid="02ad9635" officeooo:paragraph-rsid="02ad9635"/>
    </style:style>
    <style:style style:name="P563" style:family="paragraph" style:parent-style-name="Heading_20_4">
      <style:text-properties officeooo:rsid="02a85863" officeooo:paragraph-rsid="03f88815"/>
    </style:style>
    <style:style style:name="P564" style:family="paragraph" style:parent-style-name="Heading_20_4">
      <style:text-properties officeooo:rsid="02ac0e7b"/>
    </style:style>
    <style:style style:name="P565" style:family="paragraph" style:parent-style-name="Heading_20_4">
      <style:text-properties officeooo:rsid="038664aa" officeooo:paragraph-rsid="038664aa"/>
    </style:style>
    <style:style style:name="P566" style:family="paragraph" style:parent-style-name="Heading_20_4">
      <style:text-properties officeooo:rsid="039a1090" officeooo:paragraph-rsid="039a1090"/>
    </style:style>
    <style:style style:name="P567" style:family="paragraph" style:parent-style-name="Heading_20_4">
      <style:text-properties officeooo:rsid="02d82421" officeooo:paragraph-rsid="02d82421"/>
    </style:style>
    <style:style style:name="P568" style:family="paragraph" style:parent-style-name="Heading_20_4">
      <style:text-properties officeooo:rsid="03a98ad9" officeooo:paragraph-rsid="03a98ad9"/>
    </style:style>
    <style:style style:name="P569" style:family="paragraph" style:parent-style-name="Heading_20_4">
      <style:text-properties officeooo:rsid="02c92945" officeooo:paragraph-rsid="02c92945"/>
    </style:style>
    <style:style style:name="P570" style:family="paragraph" style:parent-style-name="Heading_20_4">
      <style:text-properties officeooo:rsid="03be42c4" officeooo:paragraph-rsid="03be42c4"/>
    </style:style>
    <style:style style:name="P571" style:family="paragraph" style:parent-style-name="Heading_20_4">
      <style:text-properties officeooo:rsid="02e5dc02"/>
    </style:style>
    <style:style style:name="P572" style:family="paragraph" style:parent-style-name="Heading_20_4">
      <style:paragraph-properties fo:break-before="page"/>
    </style:style>
    <style:style style:name="P573" style:family="paragraph" style:parent-style-name="Text_20_body">
      <style:text-properties officeooo:rsid="0250aa92" officeooo:paragraph-rsid="03b5e5e3"/>
    </style:style>
    <style:style style:name="P574" style:family="paragraph" style:parent-style-name="Text_20_body">
      <style:text-properties fo:font-size="9pt" style:font-size-asian="9pt" style:font-size-complex="9pt"/>
    </style:style>
    <style:style style:name="T1" style:family="text">
      <style:text-properties officeooo:rsid="035263fa"/>
    </style:style>
    <style:style style:name="T2" style:family="text">
      <style:text-properties officeooo:rsid="034c3f8e"/>
    </style:style>
    <style:style style:name="T3" style:family="text">
      <style:text-properties officeooo:rsid="0335b9b6"/>
    </style:style>
    <style:style style:name="T4" style:family="text">
      <style:text-properties officeooo:rsid="034bcafc"/>
    </style:style>
    <style:style style:name="T5" style:family="text">
      <style:text-properties officeooo:rsid="02589e63"/>
    </style:style>
    <style:style style:name="T6" style:family="text"/>
    <style:style style:name="T7" style:family="text">
      <style:text-properties fo:font-style="italic" style:font-style-asian="italic" style:font-style-complex="italic"/>
    </style:style>
    <style:style style:name="T8" style:family="text">
      <style:text-properties officeooo:rsid="03414b5c"/>
    </style:style>
    <style:style style:name="T9" style:family="text">
      <style:text-properties officeooo:rsid="035a029b"/>
    </style:style>
    <style:style style:name="T10" style:family="text">
      <style:text-properties fo:font-style="italic" officeooo:rsid="025b744e" style:font-style-asian="italic" style:font-style-complex="italic"/>
    </style:style>
    <style:style style:name="T11" style:family="text">
      <style:text-properties officeooo:rsid="025b744e"/>
    </style:style>
    <style:style style:name="T12" style:family="text">
      <style:text-properties fo:font-style="italic" officeooo:rsid="035a029b" style:font-style-asian="italic" style:font-style-complex="italic"/>
    </style:style>
    <style:style style:name="T13" style:family="text">
      <style:text-properties officeooo:rsid="035ab45b"/>
    </style:style>
    <style:style style:name="T14" style:family="text">
      <style:text-properties officeooo:rsid="02b364b3"/>
    </style:style>
    <style:style style:name="T15" style:family="text">
      <style:text-properties officeooo:rsid="02c1d877"/>
    </style:style>
    <style:style style:name="T16" style:family="text">
      <style:text-properties officeooo:rsid="0315cbee"/>
    </style:style>
    <style:style style:name="T17" style:family="text">
      <style:text-properties officeooo:rsid="031714da"/>
    </style:style>
    <style:style style:name="T18" style:family="text">
      <style:text-properties officeooo:rsid="03785e4e"/>
    </style:style>
    <style:style style:name="T19" style:family="text">
      <style:text-properties officeooo:rsid="02c4ad5e"/>
    </style:style>
    <style:style style:name="T20" style:family="text">
      <style:text-properties officeooo:rsid="0323de89"/>
    </style:style>
    <style:style style:name="T21" style:family="text">
      <style:text-properties officeooo:rsid="03216ed3"/>
    </style:style>
    <style:style style:name="T22" style:family="text">
      <style:text-properties officeooo:rsid="03242081"/>
    </style:style>
    <style:style style:name="T23" style:family="text">
      <style:text-properties officeooo:rsid="02d080c1"/>
    </style:style>
    <style:style style:name="T24" style:family="text">
      <style:text-properties officeooo:rsid="03a774cc"/>
    </style:style>
    <style:style style:name="T25" style:family="text">
      <style:text-properties officeooo:rsid="02caab17"/>
    </style:style>
    <style:style style:name="T26" style:family="text">
      <style:text-properties officeooo:rsid="02d1d882"/>
    </style:style>
    <style:style style:name="T27" style:family="text">
      <style:text-properties officeooo:rsid="02d52e16"/>
    </style:style>
    <style:style style:name="T28" style:family="text">
      <style:text-properties officeooo:rsid="02cfd644"/>
    </style:style>
    <style:style style:name="T29" style:family="text">
      <style:text-properties style:text-underline-style="solid" style:text-underline-width="auto" style:text-underline-color="font-color" officeooo:rsid="02cfd644"/>
    </style:style>
    <style:style style:name="T30" style:family="text">
      <style:text-properties style:text-underline-style="none" officeooo:rsid="02cfd644"/>
    </style:style>
    <style:style style:name="T31" style:family="text">
      <style:text-properties style:text-underline-style="none"/>
    </style:style>
    <style:style style:name="T32" style:family="text">
      <style:text-properties officeooo:rsid="02d82421"/>
    </style:style>
    <style:style style:name="T33" style:family="text">
      <style:text-properties officeooo:rsid="02d9a7f7"/>
    </style:style>
    <style:style style:name="T34" style:family="text">
      <style:text-properties fo:font-style="italic" officeooo:rsid="02d9a7f7" style:font-style-asian="italic" style:font-style-complex="italic"/>
    </style:style>
    <style:style style:name="T35" style:family="text">
      <style:text-properties officeooo:rsid="0328433c"/>
    </style:style>
    <style:style style:name="T36" style:family="text">
      <style:text-properties officeooo:rsid="02dba4a0"/>
    </style:style>
    <style:style style:name="T37" style:family="text">
      <style:text-properties officeooo:rsid="02da5f6d"/>
    </style:style>
    <style:style style:name="T38" style:family="text">
      <style:text-properties officeooo:rsid="02dce953"/>
    </style:style>
    <style:style style:name="T39" style:family="text">
      <style:text-properties officeooo:rsid="02e2ebbf"/>
    </style:style>
    <style:style style:name="T40" style:family="text">
      <style:text-properties officeooo:rsid="02e26aa0"/>
    </style:style>
    <style:style style:name="T41" style:family="text">
      <style:text-properties officeooo:rsid="0328e5d9"/>
    </style:style>
    <style:style style:name="T42" style:family="text">
      <style:text-properties fo:font-size="11pt" style:font-size-asian="11pt" style:font-size-complex="11pt"/>
    </style:style>
    <style:style style:name="T43" style:family="text">
      <style:text-properties officeooo:rsid="02e13a9c"/>
    </style:style>
    <style:style style:name="T44" style:family="text">
      <style:text-properties officeooo:rsid="02e34551"/>
    </style:style>
    <style:style style:name="T45" style:family="text">
      <style:text-properties officeooo:rsid="0329fad2"/>
    </style:style>
    <style:style style:name="T46" style:family="text">
      <style:text-properties officeooo:rsid="02e5dc02"/>
    </style:style>
    <style:style style:name="T47" style:family="text">
      <style:text-properties fo:font-size="11pt" officeooo:rsid="02e8bf15" style:font-size-asian="11pt" style:font-size-complex="11pt"/>
    </style:style>
    <style:style style:name="T48" style:family="text">
      <style:text-properties officeooo:rsid="02e987ac"/>
    </style:style>
    <style:style style:name="T49" style:family="text">
      <style:text-properties style:font-name="Courier New" fo:font-size="12pt" fo:font-weight="bold" officeooo:rsid="02eb58b3" fo:background-color="transparent" loext:char-shading-value="0" style:font-size-asian="10pt" style:font-size-complex="12pt"/>
    </style:style>
    <style:style style:name="T50" style:family="text">
      <style:text-properties officeooo:rsid="02ec7d0f"/>
    </style:style>
    <style:style style:name="T51" style:family="text">
      <style:text-properties style:font-name="Courier New" fo:font-size="12pt" fo:font-weight="bold" officeooo:rsid="02ec7d0f" fo:background-color="transparent" loext:char-shading-value="0" style:font-size-asian="10pt" style:font-size-complex="12pt"/>
    </style:style>
    <style:style style:name="T52" style:family="text">
      <style:text-properties officeooo:rsid="028eb425"/>
    </style:style>
    <style:style style:name="T53" style:family="text">
      <style:text-properties fo:font-style="italic" officeooo:rsid="028eb425" style:font-style-asian="italic" style:font-style-complex="italic"/>
    </style:style>
    <style:style style:name="T54" style:family="text">
      <style:text-properties officeooo:rsid="02f9a420"/>
    </style:style>
    <style:style style:name="T55" style:family="text">
      <style:text-properties officeooo:rsid="03039b6c"/>
    </style:style>
    <style:style style:name="T56" style:family="text">
      <style:text-properties officeooo:rsid="02997624"/>
    </style:style>
    <style:style style:name="T57" style:family="text">
      <style:text-properties officeooo:rsid="02a04474"/>
    </style:style>
    <style:style style:name="T58" style:family="text">
      <style:text-properties officeooo:rsid="03092bea"/>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2a85863" style:font-style-asian="italic" style:font-weight-asian="bold" style:font-style-complex="italic" style:font-weight-complex="bold"/>
    </style:style>
    <style:style style:name="T61" style:family="text">
      <style:text-properties officeooo:rsid="03fb34f5"/>
    </style:style>
    <style:style style:name="T62" style:family="text">
      <style:text-properties fo:font-style="italic" fo:font-weight="bold" officeooo:rsid="030abc75" style:font-style-asian="italic" style:font-weight-asian="bold" style:font-style-complex="italic" style:font-weight-complex="bold"/>
    </style:style>
    <style:style style:name="T63" style:family="text">
      <style:text-properties style:font-style-asian="normal" style:font-weight-asian="normal"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officeooo:rsid="03149701"/>
    </style:style>
    <style:style style:name="T67" style:family="text">
      <style:text-properties officeooo:rsid="030c72f0"/>
    </style:style>
    <style:style style:name="T68" style:family="text">
      <style:text-properties officeooo:rsid="02b0fea7"/>
    </style:style>
    <style:style style:name="T69" style:family="text">
      <style:text-properties officeooo:rsid="02aae47d"/>
    </style:style>
    <style:style style:name="T70" style:family="text">
      <style:text-properties fo:font-style="italic" fo:font-weight="bold" officeooo:rsid="0315cbee" style:font-style-asian="italic" style:font-weight-asian="bold" style:font-style-complex="italic" style:font-weight-complex="bold"/>
    </style:style>
    <style:style style:name="T71" style:family="text">
      <style:text-properties fo:font-style="italic" fo:font-weight="bold" officeooo:rsid="02ad9635" style:font-style-asian="italic" style:font-weight-asian="bold" style:font-style-complex="italic" style:font-weight-complex="bold"/>
    </style:style>
    <style:style style:name="T72" style:family="text">
      <style:text-properties officeooo:rsid="02ad9635"/>
    </style:style>
    <style:style style:name="T73" style:family="text">
      <style:text-properties fo:font-size="11pt" officeooo:rsid="03b5e5e3" style:font-size-asian="11pt" style:font-size-complex="11pt"/>
    </style:style>
    <style:style style:name="T74" style:family="text">
      <style:text-properties officeooo:rsid="02663015"/>
    </style:style>
    <style:style style:name="T75" style:family="text">
      <style:text-properties officeooo:rsid="02273681"/>
    </style:style>
    <style:style style:name="T76" style:family="text">
      <style:text-properties fo:color="#000000" officeooo:rsid="01a8d50f" style:font-name-complex="Arial2"/>
    </style:style>
    <style:style style:name="T77" style:family="text">
      <style:text-properties officeooo:rsid="02522ff0"/>
    </style:style>
    <style:style style:name="T78" style:family="text">
      <style:text-properties officeooo:rsid="02b8a341"/>
    </style:style>
    <style:style style:name="T79" style:family="text">
      <style:text-properties officeooo:rsid="03348abe"/>
    </style:style>
    <style:style style:name="T80" style:family="text">
      <style:text-properties officeooo:rsid="035263fa"/>
    </style:style>
    <style:style style:name="T81" style:family="text">
      <style:text-properties officeooo:rsid="034c3f8e"/>
    </style:style>
    <style:style style:name="T82" style:family="text">
      <style:text-properties officeooo:rsid="0335b9b6"/>
    </style:style>
    <style:style style:name="T83" style:family="text">
      <style:text-properties officeooo:rsid="034bcafc"/>
    </style:style>
    <style:style style:name="T84" style:family="text">
      <style:text-properties officeooo:rsid="02589e63"/>
    </style:style>
    <style:style style:name="T85" style:family="text">
      <style:text-properties fo:font-style="italic" style:font-style-asian="italic" style:font-style-complex="italic"/>
    </style:style>
    <style:style style:name="T86" style:family="text">
      <style:text-properties fo:font-style="italic" officeooo:rsid="025b744e" style:font-style-asian="italic" style:font-style-complex="italic"/>
    </style:style>
    <style:style style:name="T87" style:family="text">
      <style:text-properties fo:font-style="italic" officeooo:rsid="035a029b" style:font-style-asian="italic" style:font-style-complex="italic"/>
    </style:style>
    <style:style style:name="T88" style:family="text">
      <style:text-properties fo:font-style="italic" officeooo:rsid="02d9a7f7" style:font-style-asian="italic" style:font-style-complex="italic"/>
    </style:style>
    <style:style style:name="T89" style:family="text">
      <style:text-properties fo:font-style="italic" officeooo:rsid="028eb425" style:font-style-asian="italic" style:font-style-complex="italic"/>
    </style:style>
    <style:style style:name="T90" style:family="text">
      <style:text-properties fo:font-style="italic" officeooo:rsid="025ef840" style:font-style-asian="italic" style:font-style-complex="italic"/>
    </style:style>
    <style:style style:name="T91" style:family="text">
      <style:text-properties fo:font-style="italic" officeooo:rsid="0262bf29" style:font-style-asian="italic" style:font-style-complex="italic"/>
    </style:style>
    <style:style style:name="T92" style:family="text">
      <style:text-properties fo:font-style="italic" officeooo:rsid="02725607" style:font-style-asian="italic" style:font-style-complex="italic"/>
    </style:style>
    <style:style style:name="T93" style:family="text">
      <style:text-properties fo:font-style="italic" officeooo:rsid="02ce3115" style:font-style-asian="italic" style:font-style-complex="italic"/>
    </style:style>
    <style:style style:name="T94" style:family="text">
      <style:text-properties fo:font-style="italic" officeooo:rsid="02f3b4e6" style:font-style-asian="italic" style:font-style-complex="italic"/>
    </style:style>
    <style:style style:name="T95" style:family="text">
      <style:text-properties fo:font-style="italic" officeooo:rsid="02f5a6e6" style:font-style-asian="italic" style:font-style-complex="italic"/>
    </style:style>
    <style:style style:name="T96" style:family="text">
      <style:text-properties fo:font-style="italic" officeooo:rsid="03039b6c" style:font-style-asian="italic" style:font-style-complex="italic"/>
    </style:style>
    <style:style style:name="T97" style:family="text">
      <style:text-properties fo:font-style="italic" officeooo:rsid="02d1d882" style:font-style-asian="italic" style:font-style-complex="italic"/>
    </style:style>
    <style:style style:name="T98" style:family="text">
      <style:text-properties fo:font-style="italic" officeooo:rsid="03001187" style:font-style-asian="italic" style:font-style-complex="italic"/>
    </style:style>
    <style:style style:name="T99" style:family="text">
      <style:text-properties fo:font-style="italic" officeooo:rsid="03541a30" style:font-style-asian="italic" style:font-style-complex="italic"/>
    </style:style>
    <style:style style:name="T100" style:family="text">
      <style:text-properties fo:font-style="italic" officeooo:rsid="03875757" style:font-style-asian="italic" style:font-style-complex="italic"/>
    </style:style>
    <style:style style:name="T101" style:family="text">
      <style:text-properties fo:font-style="italic" officeooo:rsid="038218a4" style:font-style-asian="italic" style:font-style-complex="italic"/>
    </style:style>
    <style:style style:name="T102" style:family="text">
      <style:text-properties fo:font-style="italic" officeooo:rsid="02e41504" style:font-style-asian="italic" style:font-style-complex="italic"/>
    </style:style>
    <style:style style:name="T103" style:family="text">
      <style:text-properties fo:font-style="italic" officeooo:rsid="03afab1b" style:font-style-asian="italic" style:font-style-complex="italic"/>
    </style:style>
    <style:style style:name="T104" style:family="text">
      <style:text-properties fo:font-style="italic" officeooo:rsid="03c25d61" style:font-style-asian="italic" style:font-style-complex="italic"/>
    </style:style>
    <style:style style:name="T105" style:family="text">
      <style:text-properties fo:font-style="italic" officeooo:rsid="03c7be0c" style:font-style-asian="italic" style:font-style-complex="italic"/>
    </style:style>
    <style:style style:name="T106" style:family="text">
      <style:text-properties fo:font-style="italic" officeooo:rsid="02cfd644" style:font-style-asian="italic" style:font-style-complex="italic"/>
    </style:style>
    <style:style style:name="T107" style:family="text">
      <style:text-properties fo:font-style="italic" officeooo:rsid="03d810c6" style:font-style-asian="italic" style:font-style-complex="italic"/>
    </style:style>
    <style:style style:name="T108" style:family="text">
      <style:text-properties fo:font-style="italic" officeooo:rsid="03f5d615" style:font-style-asian="italic" style:font-style-complex="italic"/>
    </style:style>
    <style:style style:name="T109" style:family="text">
      <style:text-properties fo:font-style="italic" style:font-style-asian="italic" style:font-weight-asian="normal" style:font-style-complex="italic" style:font-weight-complex="normal"/>
    </style:style>
    <style:style style:name="T110" style:family="text">
      <style:text-properties fo:font-style="italic" officeooo:rsid="03875757" style:font-style-asian="italic" style:font-weight-asian="normal" style:font-style-complex="italic" style:font-weight-complex="normal"/>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2a85863" style:font-style-asian="italic" style:font-weight-asian="bold" style:font-style-complex="italic" style:font-weight-complex="bold"/>
    </style:style>
    <style:style style:name="T113" style:family="text">
      <style:text-properties fo:font-style="italic" fo:font-weight="bold" officeooo:rsid="030abc75" style:font-style-asian="italic" style:font-weight-asian="bold" style:font-style-complex="italic" style:font-weight-complex="bold"/>
    </style:style>
    <style:style style:name="T114" style:family="text">
      <style:text-properties fo:font-style="italic" fo:font-weight="bold" officeooo:rsid="0315cbee" style:font-style-asian="italic" style:font-weight-asian="bold" style:font-style-complex="italic" style:font-weight-complex="bold"/>
    </style:style>
    <style:style style:name="T115" style:family="text">
      <style:text-properties fo:font-style="italic" fo:font-weight="bold" officeooo:rsid="02ad9635" style:font-style-asian="italic" style:font-weight-asian="bold" style:font-style-complex="italic" style:font-weight-complex="bold"/>
    </style:style>
    <style:style style:name="T116" style:family="text">
      <style:text-properties fo:font-style="italic" fo:font-weight="bold" officeooo:rsid="02204276" style:font-style-asian="italic" style:font-weight-asian="bold" style:font-style-complex="italic" style:font-weight-complex="bold"/>
    </style:style>
    <style:style style:name="T117" style:family="text">
      <style:text-properties fo:font-style="italic" fo:font-weight="bold" officeooo:rsid="02a1bf35" style:font-style-asian="italic" style:font-weight-asian="bold" style:font-style-complex="italic" style:font-weight-complex="bold"/>
    </style:style>
    <style:style style:name="T118" style:family="text">
      <style:text-properties fo:font-style="italic" fo:font-weight="bold" officeooo:rsid="02737181" style:font-style-asian="italic" style:font-weight-asian="bold" style:font-style-complex="italic" style:font-weight-complex="bold"/>
    </style:style>
    <style:style style:name="T119" style:family="text">
      <style:text-properties fo:font-style="italic" style:text-underline-style="none" officeooo:rsid="02d080c1" style:font-style-asian="italic" style:font-style-complex="italic"/>
    </style:style>
    <style:style style:name="T120" style:family="text">
      <style:text-properties fo:font-style="italic" style:text-underline-style="none" officeooo:rsid="0328433c"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49da789" style:font-style-asian="italic" style:font-weight-asian="normal" style:font-style-complex="italic" style:font-weight-complex="normal"/>
    </style:style>
    <style:style style:name="T123" style:family="text">
      <style:text-properties officeooo:rsid="03414b5c"/>
    </style:style>
    <style:style style:name="T124" style:family="text">
      <style:text-properties officeooo:rsid="035a029b"/>
    </style:style>
    <style:style style:name="T125" style:family="text">
      <style:text-properties officeooo:rsid="025b744e"/>
    </style:style>
    <style:style style:name="T126" style:family="text">
      <style:text-properties officeooo:rsid="035ab45b"/>
    </style:style>
    <style:style style:name="T127" style:family="text">
      <style:text-properties officeooo:rsid="02c1d877"/>
    </style:style>
    <style:style style:name="T128" style:family="text">
      <style:text-properties officeooo:rsid="0315cbee"/>
    </style:style>
    <style:style style:name="T129" style:family="text">
      <style:text-properties officeooo:rsid="02c4ad5e"/>
    </style:style>
    <style:style style:name="T130" style:family="text">
      <style:text-properties officeooo:rsid="0323de89"/>
    </style:style>
    <style:style style:name="T131" style:family="text">
      <style:text-properties officeooo:rsid="03216ed3"/>
    </style:style>
    <style:style style:name="T132" style:family="text">
      <style:text-properties officeooo:rsid="03242081"/>
    </style:style>
    <style:style style:name="T133" style:family="text">
      <style:text-properties officeooo:rsid="02d080c1"/>
    </style:style>
    <style:style style:name="T134" style:family="text">
      <style:text-properties officeooo:rsid="03a774cc"/>
    </style:style>
    <style:style style:name="T135" style:family="text">
      <style:text-properties officeooo:rsid="02caab17"/>
    </style:style>
    <style:style style:name="T136" style:family="text">
      <style:text-properties officeooo:rsid="02d1d882"/>
    </style:style>
    <style:style style:name="T137" style:family="text">
      <style:text-properties officeooo:rsid="02d52e16"/>
    </style:style>
    <style:style style:name="T138" style:family="text">
      <style:text-properties officeooo:rsid="02cfd644"/>
    </style:style>
    <style:style style:name="T139" style:family="text">
      <style:text-properties style:text-underline-style="solid" style:text-underline-width="auto" style:text-underline-color="font-color" officeooo:rsid="02cfd644"/>
    </style:style>
    <style:style style:name="T140" style:family="text">
      <style:text-properties style:text-underline-style="none"/>
    </style:style>
    <style:style style:name="T141" style:family="text">
      <style:text-properties style:text-underline-style="none" officeooo:rsid="02cfd644"/>
    </style:style>
    <style:style style:name="T142" style:family="text">
      <style:text-properties style:text-underline-style="none" officeooo:rsid="02d080c1"/>
    </style:style>
    <style:style style:name="T143" style:family="text">
      <style:text-properties style:text-underline-style="none" officeooo:rsid="02ce3115"/>
    </style:style>
    <style:style style:name="T144" style:family="text">
      <style:text-properties style:text-underline-style="none" officeooo:rsid="02d42336"/>
    </style:style>
    <style:style style:name="T145" style:family="text">
      <style:text-properties style:text-underline-style="none" officeooo:rsid="02d6f971"/>
    </style:style>
    <style:style style:name="T146" style:family="text">
      <style:text-properties style:text-underline-style="none" officeooo:rsid="03abed9d"/>
    </style:style>
    <style:style style:name="T147" style:family="text">
      <style:text-properties style:text-underline-style="none" officeooo:rsid="03ac922d"/>
    </style:style>
    <style:style style:name="T148" style:family="text">
      <style:text-properties style:text-underline-style="none" officeooo:rsid="03ae0528"/>
    </style:style>
    <style:style style:name="T149" style:family="text">
      <style:text-properties style:text-underline-style="none" officeooo:rsid="03d05e42"/>
    </style:style>
    <style:style style:name="T150" style:family="text">
      <style:text-properties officeooo:rsid="02d9a7f7"/>
    </style:style>
    <style:style style:name="T151" style:family="text">
      <style:text-properties officeooo:rsid="0328433c"/>
    </style:style>
    <style:style style:name="T152" style:family="text">
      <style:text-properties officeooo:rsid="02dba4a0"/>
    </style:style>
    <style:style style:name="T153" style:family="text">
      <style:text-properties officeooo:rsid="02da5f6d"/>
    </style:style>
    <style:style style:name="T154" style:family="text">
      <style:text-properties officeooo:rsid="02dce953"/>
    </style:style>
    <style:style style:name="T155" style:family="text">
      <style:text-properties officeooo:rsid="02e2ebbf"/>
    </style:style>
    <style:style style:name="T156" style:family="text">
      <style:text-properties officeooo:rsid="02e26aa0"/>
    </style:style>
    <style:style style:name="T157" style:family="text">
      <style:text-properties officeooo:rsid="0328e5d9"/>
    </style:style>
    <style:style style:name="T158" style:family="text">
      <style:text-properties fo:font-size="11pt" style:font-size-asian="11pt" style:font-size-complex="11pt"/>
    </style:style>
    <style:style style:name="T159" style:family="text">
      <style:text-properties fo:font-size="11pt" officeooo:rsid="02e8bf15" style:font-size-asian="11pt" style:font-size-complex="11pt"/>
    </style:style>
    <style:style style:name="T160" style:family="text">
      <style:text-properties fo:font-size="11pt" officeooo:rsid="03b5e5e3" style:font-size-asian="11pt" style:font-size-complex="11pt"/>
    </style:style>
    <style:style style:name="T161" style:family="text">
      <style:text-properties fo:font-size="11pt" officeooo:rsid="0350e2fc" style:font-size-asian="11pt" style:font-size-complex="11pt"/>
    </style:style>
    <style:style style:name="T162" style:family="text">
      <style:text-properties fo:font-size="11pt" officeooo:rsid="04b6a82c" style:font-size-asian="11pt" style:font-size-complex="11pt"/>
    </style:style>
    <style:style style:name="T163" style:family="text">
      <style:text-properties fo:font-size="11pt" officeooo:rsid="035263fa" style:font-size-asian="11pt" style:font-size-complex="11pt"/>
    </style:style>
    <style:style style:name="T164" style:family="text">
      <style:text-properties fo:font-size="11pt" officeooo:rsid="03a49483" style:font-size-asian="11pt" style:font-size-complex="11pt"/>
    </style:style>
    <style:style style:name="T165" style:family="text">
      <style:text-properties fo:font-size="11pt" officeooo:rsid="03bfcca7" style:font-size-asian="11pt" style:font-size-complex="11pt"/>
    </style:style>
    <style:style style:name="T166" style:family="text">
      <style:text-properties fo:font-size="11pt" officeooo:rsid="03c1b734" style:font-size-asian="11pt" style:font-size-complex="11pt"/>
    </style:style>
    <style:style style:name="T167" style:family="text">
      <style:text-properties fo:font-size="11pt" officeooo:rsid="03c188f3" style:font-size-asian="11pt" style:font-size-complex="11pt"/>
    </style:style>
    <style:style style:name="T168" style:family="text">
      <style:text-properties fo:font-size="11pt" officeooo:rsid="03c25d61" style:font-size-asian="11pt" style:font-size-complex="11pt"/>
    </style:style>
    <style:style style:name="T169" style:family="text">
      <style:text-properties fo:font-size="11pt" officeooo:rsid="03c4a6e2" style:font-size-asian="11pt" style:font-size-complex="11pt"/>
    </style:style>
    <style:style style:name="T170" style:family="text">
      <style:text-properties fo:font-size="11pt" officeooo:rsid="03c56652" style:font-size-asian="11pt" style:font-size-complex="11pt"/>
    </style:style>
    <style:style style:name="T171" style:family="text">
      <style:text-properties fo:font-size="11pt" officeooo:rsid="03c7be0c" style:font-size-asian="11pt" style:font-size-complex="11pt"/>
    </style:style>
    <style:style style:name="T172" style:family="text">
      <style:text-properties officeooo:rsid="02e13a9c"/>
    </style:style>
    <style:style style:name="T173" style:family="text">
      <style:text-properties officeooo:rsid="02e34551"/>
    </style:style>
    <style:style style:name="T174" style:family="text">
      <style:text-properties officeooo:rsid="0329fad2"/>
    </style:style>
    <style:style style:name="T175" style:family="text">
      <style:text-properties officeooo:rsid="02e5dc02"/>
    </style:style>
    <style:style style:name="T176" style:family="text">
      <style:text-properties style:font-name="Courier New" fo:font-size="12pt" fo:font-weight="bold" officeooo:rsid="02eb58b3" fo:background-color="transparent" loext:char-shading-value="0" style:font-size-asian="10pt" style:font-size-complex="12pt"/>
    </style:style>
    <style:style style:name="T177" style:family="text">
      <style:text-properties style:font-name="Courier New" fo:font-size="12pt" fo:font-weight="bold" officeooo:rsid="02ec7d0f" fo:background-color="transparent" loext:char-shading-value="0" style:font-size-asian="10pt" style:font-size-complex="12pt"/>
    </style:style>
    <style:style style:name="T178" style:family="text">
      <style:text-properties style:font-name="Courier New" fo:font-size="12pt" fo:font-weight="bold" officeooo:rsid="006d968d" fo:background-color="transparent" loext:char-shading-value="0" style:font-size-asian="10pt" style:font-size-complex="12pt"/>
    </style:style>
    <style:style style:name="T179" style:family="text">
      <style:text-properties style:font-name="Courier New" fo:font-size="11pt" fo:font-weight="bold" style:font-size-asian="11pt" style:font-size-complex="11pt"/>
    </style:style>
    <style:style style:name="T180" style:family="text">
      <style:text-properties style:font-name="Courier New" fo:font-size="11pt" fo:font-weight="bold" officeooo:rsid="03b5e5e3" style:font-size-asian="11pt" style:font-size-complex="11pt"/>
    </style:style>
    <style:style style:name="T181" style:family="text">
      <style:text-properties style:font-name="Courier New" fo:font-weight="bold"/>
    </style:style>
    <style:style style:name="T182" style:family="text">
      <style:text-properties officeooo:rsid="02ec7d0f"/>
    </style:style>
    <style:style style:name="T183" style:family="text">
      <style:text-properties officeooo:rsid="028eb425"/>
    </style:style>
    <style:style style:name="T184" style:family="text">
      <style:text-properties officeooo:rsid="02f9a420"/>
    </style:style>
    <style:style style:name="T185" style:family="text">
      <style:text-properties officeooo:rsid="03039b6c"/>
    </style:style>
    <style:style style:name="T186" style:family="text">
      <style:text-properties officeooo:rsid="02997624"/>
    </style:style>
    <style:style style:name="T187" style:family="text">
      <style:text-properties officeooo:rsid="02a04474"/>
    </style:style>
    <style:style style:name="T188" style:family="text">
      <style:text-properties officeooo:rsid="03092bea"/>
    </style:style>
    <style:style style:name="T189" style:family="text">
      <style:text-properties officeooo:rsid="03fb34f5"/>
    </style:style>
    <style:style style:name="T190" style:family="text">
      <style:text-properties style:font-style-asian="normal" style:font-weight-asian="normal" style:font-style-complex="normal" style:font-weight-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41560b9" style:font-style-asian="normal" style:font-weight-asian="normal" style:font-style-complex="normal" style:font-weight-complex="normal"/>
    </style:style>
    <style:style style:name="T193" style:family="text">
      <style:text-properties fo:font-style="normal" fo:font-weight="normal" officeooo:rsid="001d679a" style:font-style-asian="normal" style:font-weight-asian="normal" style:font-style-complex="normal" style:font-weight-complex="normal"/>
    </style:style>
    <style:style style:name="T194" style:family="text">
      <style:text-properties fo:font-style="normal" fo:font-weight="normal" officeooo:rsid="04b91154" style:font-style-asian="normal" style:font-weight-asian="normal" style:font-style-complex="normal" style:font-weight-complex="normal"/>
    </style:style>
    <style:style style:name="T195" style:family="text">
      <style:text-properties fo:font-style="normal" fo:font-weight="normal" officeooo:rsid="03da1065" style:font-style-asian="normal" style:font-weight-asian="normal" style:font-style-complex="normal" style:font-weight-complex="normal"/>
    </style:style>
    <style:style style:name="T196" style:family="text">
      <style:text-properties fo:font-style="normal" fo:font-weight="normal" officeooo:rsid="049c1c45" style:font-style-asian="normal" style:font-weight-asian="normal" style:font-style-complex="normal" style:font-weight-complex="normal"/>
    </style:style>
    <style:style style:name="T197" style:family="text">
      <style:text-properties fo:font-style="normal" fo:font-weight="normal" officeooo:rsid="049da789" style:font-style-asian="normal" style:font-weight-asian="normal" style:font-style-complex="normal" style:font-weight-complex="normal"/>
    </style:style>
    <style:style style:name="T198" style:family="text">
      <style:text-properties fo:font-style="normal" fo:font-weight="normal" officeooo:rsid="03fd4d1c" style:font-style-asian="normal" style:font-weight-asian="normal" style:font-style-complex="normal" style:font-weight-complex="normal"/>
    </style:style>
    <style:style style:name="T199" style:family="text">
      <style:text-properties fo:font-style="normal" style:font-style-asian="normal" style:font-style-complex="normal"/>
    </style:style>
    <style:style style:name="T200" style:family="text">
      <style:text-properties fo:font-style="normal" style:font-style-asian="normal" style:font-weight-asian="normal" style:font-style-complex="normal" style:font-weight-complex="normal"/>
    </style:style>
    <style:style style:name="T201" style:family="text">
      <style:text-properties fo:font-weight="normal" style:font-weight-asian="normal" style:font-weight-complex="normal"/>
    </style:style>
    <style:style style:name="T202" style:family="text">
      <style:text-properties officeooo:rsid="03149701"/>
    </style:style>
    <style:style style:name="T203" style:family="text">
      <style:text-properties officeooo:rsid="030c72f0"/>
    </style:style>
    <style:style style:name="T204" style:family="text">
      <style:text-properties officeooo:rsid="02aae47d"/>
    </style:style>
    <style:style style:name="T205" style:family="text">
      <style:text-properties officeooo:rsid="02b0fea7"/>
    </style:style>
    <style:style style:name="T206" style:family="text">
      <style:text-properties officeooo:rsid="02ad9635"/>
    </style:style>
    <style:style style:name="T207" style:family="text">
      <style:text-properties officeooo:rsid="02663015"/>
    </style:style>
    <style:style style:name="T208" style:family="text">
      <style:text-properties officeooo:rsid="02273681"/>
    </style:style>
    <style:style style:name="T209" style:family="text">
      <style:text-properties fo:color="#000000" style:font-name-complex="Arial2"/>
    </style:style>
    <style:style style:name="T210" style:family="text">
      <style:text-properties fo:color="#000000" officeooo:rsid="01a8d50f" style:font-name-complex="Arial2"/>
    </style:style>
    <style:style style:name="T211" style:family="text">
      <style:text-properties officeooo:rsid="02522ff0"/>
    </style:style>
    <style:style style:name="T212" style:family="text">
      <style:text-properties officeooo:rsid="02b8a341"/>
    </style:style>
    <style:style style:name="T213" style:family="text">
      <style:text-properties officeooo:rsid="03785e4e"/>
    </style:style>
    <style:style style:name="T214" style:family="text">
      <style:text-properties officeooo:rsid="02d82421"/>
    </style:style>
    <style:style style:name="T215" style:family="text">
      <style:text-properties officeooo:rsid="03bfd171"/>
    </style:style>
    <style:style style:name="T216" style:family="text">
      <style:text-properties fo:font-weight="bold" style:font-weight-asian="bold"/>
    </style:style>
    <style:style style:name="T217" style:family="text">
      <style:text-properties fo:font-weight="bold" style:font-weight-asian="bold" style:font-weight-complex="bold"/>
    </style:style>
    <style:style style:name="T218" style:family="text">
      <style:text-properties fo:font-weight="bold" officeooo:rsid="027fd680" style:font-weight-asian="bold" style:font-weight-complex="bold"/>
    </style:style>
    <style:style style:name="T219" style:family="text">
      <style:text-properties fo:font-weight="bold" officeooo:rsid="01a8d50f" style:font-weight-asian="bold"/>
    </style:style>
    <style:style style:name="T220" style:family="text">
      <style:text-properties fo:font-size="28pt" fo:font-weight="bold" style:font-size-asian="28pt" style:font-weight-asian="bold" style:font-size-complex="28pt"/>
    </style:style>
    <style:style style:name="T221" style:family="text">
      <style:text-properties fo:font-size="28pt" fo:font-weight="bold" officeooo:rsid="0217c8b6" style:font-size-asian="28pt" style:font-weight-asian="bold" style:font-size-complex="28pt"/>
    </style:style>
    <style:style style:name="T222" style:family="text">
      <style:text-properties fo:font-size="7pt" style:font-size-asian="7pt" style:font-size-complex="7pt"/>
    </style:style>
    <style:style style:name="T223" style:family="text">
      <style:text-properties fo:font-size="7pt" officeooo:rsid="02157b68" style:font-size-asian="7pt" style:font-size-complex="7pt"/>
    </style:style>
    <style:style style:name="T224" style:family="text">
      <style:text-properties fo:font-size="7pt" officeooo:rsid="0217c8b6" style:font-size-asian="7pt" style:font-size-complex="7pt"/>
    </style:style>
    <style:style style:name="T225" style:family="text">
      <style:text-properties officeooo:rsid="0219669b"/>
    </style:style>
    <style:style style:name="T226" style:family="text">
      <style:text-properties officeooo:rsid="02198c4e"/>
    </style:style>
    <style:style style:name="T227" style:family="text">
      <style:text-properties officeooo:rsid="021bf619"/>
    </style:style>
    <style:style style:name="T228" style:family="text">
      <style:text-properties officeooo:rsid="021eea12"/>
    </style:style>
    <style:style style:name="T229" style:family="text">
      <style:text-properties officeooo:rsid="021fc01f"/>
    </style:style>
    <style:style style:name="T230" style:family="text">
      <style:text-properties officeooo:rsid="02204276"/>
    </style:style>
    <style:style style:name="T231" style:family="text">
      <style:text-properties officeooo:rsid="022089d0"/>
    </style:style>
    <style:style style:name="T232" style:family="text">
      <style:text-properties officeooo:rsid="02227529"/>
    </style:style>
    <style:style style:name="T233" style:family="text">
      <style:text-properties officeooo:rsid="022399c1"/>
    </style:style>
    <style:style style:name="T234" style:family="text">
      <style:text-properties officeooo:rsid="0225b4b3"/>
    </style:style>
    <style:style style:name="T235" style:family="text">
      <style:text-properties officeooo:rsid="02281659"/>
    </style:style>
    <style:style style:name="T236" style:family="text">
      <style:text-properties officeooo:rsid="02287a20"/>
    </style:style>
    <style:style style:name="T237" style:family="text">
      <style:text-properties officeooo:rsid="022a889a"/>
    </style:style>
    <style:style style:name="T238" style:family="text">
      <style:text-properties officeooo:rsid="022ab484"/>
    </style:style>
    <style:style style:name="T239" style:family="text">
      <style:text-properties officeooo:rsid="022b220f"/>
    </style:style>
    <style:style style:name="T240" style:family="text">
      <style:text-properties officeooo:rsid="022d98dd"/>
    </style:style>
    <style:style style:name="T241" style:family="text">
      <style:text-properties officeooo:rsid="0230f928"/>
    </style:style>
    <style:style style:name="T242" style:family="text">
      <style:text-properties officeooo:rsid="0235fd3e"/>
    </style:style>
    <style:style style:name="T243" style:family="text">
      <style:text-properties officeooo:rsid="0237ac82"/>
    </style:style>
    <style:style style:name="T244" style:family="text">
      <style:text-properties officeooo:rsid="02395bf8"/>
    </style:style>
    <style:style style:name="T245" style:family="text">
      <style:text-properties officeooo:rsid="023d97ee"/>
    </style:style>
    <style:style style:name="T246" style:family="text">
      <style:text-properties officeooo:rsid="023f8bbe"/>
    </style:style>
    <style:style style:name="T247" style:family="text">
      <style:text-properties officeooo:rsid="02409fde"/>
    </style:style>
    <style:style style:name="T248" style:family="text">
      <style:text-properties officeooo:rsid="02412c05"/>
    </style:style>
    <style:style style:name="T249" style:family="text">
      <style:text-properties officeooo:rsid="0244ac55"/>
    </style:style>
    <style:style style:name="T250" style:family="text">
      <style:text-properties officeooo:rsid="0247caaa"/>
    </style:style>
    <style:style style:name="T251" style:family="text">
      <style:text-properties officeooo:rsid="0252a19d"/>
    </style:style>
    <style:style style:name="T252" style:family="text">
      <style:text-properties officeooo:rsid="02538434"/>
    </style:style>
    <style:style style:name="T253" style:family="text">
      <style:text-properties officeooo:rsid="0253cad6"/>
    </style:style>
    <style:style style:name="T254" style:family="text">
      <style:text-properties officeooo:rsid="02555aac"/>
    </style:style>
    <style:style style:name="T255" style:family="text">
      <style:text-properties officeooo:rsid="01770161"/>
    </style:style>
    <style:style style:name="T256" style:family="text">
      <style:text-properties officeooo:rsid="02570714"/>
    </style:style>
    <style:style style:name="T257" style:family="text">
      <style:text-properties officeooo:rsid="02575b45"/>
    </style:style>
    <style:style style:name="T258" style:family="text">
      <style:text-properties officeooo:rsid="0257822e"/>
    </style:style>
    <style:style style:name="T259" style:family="text">
      <style:text-properties officeooo:rsid="025aca05"/>
    </style:style>
    <style:style style:name="T260" style:family="text">
      <style:text-properties officeooo:rsid="025d095f"/>
    </style:style>
    <style:style style:name="T261" style:family="text">
      <style:text-properties officeooo:rsid="025ef840"/>
    </style:style>
    <style:style style:name="T262" style:family="text">
      <style:text-properties officeooo:rsid="0261fba7"/>
    </style:style>
    <style:style style:name="T263" style:family="text">
      <style:text-properties officeooo:rsid="0262bf29"/>
    </style:style>
    <style:style style:name="T264" style:family="text">
      <style:text-properties officeooo:rsid="026ce12d"/>
    </style:style>
    <style:style style:name="T265" style:family="text">
      <style:text-properties officeooo:rsid="026e8bf5"/>
    </style:style>
    <style:style style:name="T266" style:family="text">
      <style:text-properties officeooo:rsid="02703c76"/>
    </style:style>
    <style:style style:name="T267" style:family="text">
      <style:text-properties officeooo:rsid="02710c6d"/>
    </style:style>
    <style:style style:name="T268" style:family="text">
      <style:text-properties officeooo:rsid="02737181"/>
    </style:style>
    <style:style style:name="T269" style:family="text">
      <style:text-properties officeooo:rsid="0273a4be"/>
    </style:style>
    <style:style style:name="T270" style:family="text">
      <style:text-properties officeooo:rsid="027418f8"/>
    </style:style>
    <style:style style:name="T271" style:family="text">
      <style:text-properties officeooo:rsid="02761282"/>
    </style:style>
    <style:style style:name="T272" style:family="text">
      <style:text-properties officeooo:rsid="0277fa82"/>
    </style:style>
    <style:style style:name="T273" style:family="text">
      <style:text-properties officeooo:rsid="027a500c"/>
    </style:style>
    <style:style style:name="T274" style:family="text">
      <style:text-properties officeooo:rsid="027d2424"/>
    </style:style>
    <style:style style:name="T275" style:family="text">
      <style:text-properties officeooo:rsid="027fd680"/>
    </style:style>
    <style:style style:name="T276" style:family="text">
      <style:text-properties officeooo:rsid="0280bfb9"/>
    </style:style>
    <style:style style:name="T277" style:family="text">
      <style:text-properties officeooo:rsid="02825b59"/>
    </style:style>
    <style:style style:name="T278" style:family="text">
      <style:text-properties officeooo:rsid="0282acf6"/>
    </style:style>
    <style:style style:name="T279" style:family="text">
      <style:text-properties officeooo:rsid="02857f57"/>
    </style:style>
    <style:style style:name="T280" style:family="text">
      <style:text-properties officeooo:rsid="0286547a"/>
    </style:style>
    <style:style style:name="T281" style:family="text">
      <style:text-properties officeooo:rsid="0287c726"/>
    </style:style>
    <style:style style:name="T282" style:family="text">
      <style:text-properties officeooo:rsid="0287f5f7"/>
    </style:style>
    <style:style style:name="T283" style:family="text">
      <style:text-properties officeooo:rsid="028ef620"/>
    </style:style>
    <style:style style:name="T284" style:family="text">
      <style:text-properties officeooo:rsid="029083bc"/>
    </style:style>
    <style:style style:name="T285" style:family="text">
      <style:text-properties officeooo:rsid="02925ccd"/>
    </style:style>
    <style:style style:name="T286" style:family="text">
      <style:text-properties officeooo:rsid="029429d8"/>
    </style:style>
    <style:style style:name="T287" style:family="text">
      <style:text-properties officeooo:rsid="02977377"/>
    </style:style>
    <style:style style:name="T288" style:family="text">
      <style:text-properties officeooo:rsid="029776af"/>
    </style:style>
    <style:style style:name="T289" style:family="text">
      <style:text-properties officeooo:rsid="029d0416"/>
    </style:style>
    <style:style style:name="T290" style:family="text">
      <style:text-properties officeooo:rsid="029ef1cf"/>
    </style:style>
    <style:style style:name="T291" style:family="text">
      <style:text-properties officeooo:rsid="02a1bf35"/>
    </style:style>
    <style:style style:name="T292" style:family="text">
      <style:text-properties officeooo:rsid="02a33bee"/>
    </style:style>
    <style:style style:name="T293" style:family="text">
      <style:text-properties officeooo:rsid="02a51a3a"/>
    </style:style>
    <style:style style:name="T294" style:family="text">
      <style:text-properties officeooo:rsid="02a614d7"/>
    </style:style>
    <style:style style:name="T295" style:family="text">
      <style:text-properties officeooo:rsid="02a72b27"/>
    </style:style>
    <style:style style:name="T296" style:family="text">
      <style:text-properties officeooo:rsid="02adfb69"/>
    </style:style>
    <style:style style:name="T297" style:family="text">
      <style:text-properties officeooo:rsid="02b27670"/>
    </style:style>
    <style:style style:name="T298" style:family="text">
      <style:text-properties officeooo:rsid="02b364b3"/>
    </style:style>
    <style:style style:name="T299" style:family="text">
      <style:text-properties officeooo:rsid="02b422ce"/>
    </style:style>
    <style:style style:name="T300" style:family="text">
      <style:text-properties officeooo:rsid="02b58a77"/>
    </style:style>
    <style:style style:name="T301" style:family="text">
      <style:text-properties officeooo:rsid="02b6a30c"/>
    </style:style>
    <style:style style:name="T302" style:family="text">
      <style:text-properties officeooo:rsid="02b7a56b"/>
    </style:style>
    <style:style style:name="T303" style:family="text">
      <style:text-properties officeooo:rsid="02baa27f"/>
    </style:style>
    <style:style style:name="T304" style:family="text">
      <style:text-properties officeooo:rsid="02bdf09f"/>
    </style:style>
    <style:style style:name="T305" style:family="text">
      <style:text-properties officeooo:rsid="02bfc0d4"/>
    </style:style>
    <style:style style:name="T306" style:family="text">
      <style:text-properties officeooo:rsid="02c06e65"/>
    </style:style>
    <style:style style:name="T307" style:family="text">
      <style:text-properties officeooo:rsid="02c38cce"/>
    </style:style>
    <style:style style:name="T308" style:family="text">
      <style:text-properties officeooo:rsid="02c45428"/>
    </style:style>
    <style:style style:name="T309" style:family="text">
      <style:text-properties officeooo:rsid="02c4e4d8"/>
    </style:style>
    <style:style style:name="T310" style:family="text">
      <style:text-properties officeooo:rsid="02c6ac9d"/>
    </style:style>
    <style:style style:name="T311" style:family="text">
      <style:text-properties officeooo:rsid="02c7cd41"/>
    </style:style>
    <style:style style:name="T312" style:family="text">
      <style:text-properties officeooo:rsid="02c82b36"/>
    </style:style>
    <style:style style:name="T313" style:family="text">
      <style:text-properties style:font-weight-asian="normal" style:font-weight-complex="normal"/>
    </style:style>
    <style:style style:name="T314" style:family="text">
      <style:text-properties officeooo:rsid="02cc7510"/>
    </style:style>
    <style:style style:name="T315" style:family="text">
      <style:text-properties officeooo:rsid="02ce3115"/>
    </style:style>
    <style:style style:name="T316" style:family="text">
      <style:text-properties officeooo:rsid="02e987ac"/>
    </style:style>
    <style:style style:name="T317" style:family="text">
      <style:text-properties officeooo:rsid="02f3b4e6"/>
    </style:style>
    <style:style style:name="T318" style:family="text">
      <style:text-properties officeooo:rsid="02f42ff2"/>
    </style:style>
    <style:style style:name="T319" style:family="text">
      <style:text-properties officeooo:rsid="02f5a6e6"/>
    </style:style>
    <style:style style:name="T320" style:family="text">
      <style:text-properties officeooo:rsid="02f724a5"/>
    </style:style>
    <style:style style:name="T321" style:family="text">
      <style:text-properties officeooo:rsid="02f85fad"/>
    </style:style>
    <style:style style:name="T322" style:family="text">
      <style:text-properties officeooo:rsid="02f86e2b"/>
    </style:style>
    <style:style style:name="T323" style:family="text">
      <style:text-properties officeooo:rsid="03001187"/>
    </style:style>
    <style:style style:name="T324" style:family="text">
      <style:text-properties officeooo:rsid="03006d1d"/>
    </style:style>
    <style:style style:name="T325" style:family="text">
      <style:text-properties officeooo:rsid="030232be"/>
    </style:style>
    <style:style style:name="T326" style:family="text">
      <style:text-properties officeooo:rsid="03045ad8"/>
    </style:style>
    <style:style style:name="T327" style:family="text">
      <style:text-properties officeooo:rsid="0304cd8e"/>
    </style:style>
    <style:style style:name="T328" style:family="text">
      <style:text-properties officeooo:rsid="0305b788"/>
    </style:style>
    <style:style style:name="T329" style:family="text">
      <style:text-properties officeooo:rsid="03070d5e"/>
    </style:style>
    <style:style style:name="T330" style:family="text">
      <style:text-properties officeooo:rsid="03084fb0"/>
    </style:style>
    <style:style style:name="T331" style:family="text">
      <style:text-properties officeooo:rsid="03092a11"/>
    </style:style>
    <style:style style:name="T332" style:family="text">
      <style:text-properties officeooo:rsid="030eac6e"/>
    </style:style>
    <style:style style:name="T333" style:family="text">
      <style:text-properties officeooo:rsid="031714da"/>
    </style:style>
    <style:style style:name="T334" style:family="text">
      <style:text-properties officeooo:rsid="031d1811"/>
    </style:style>
    <style:style style:name="T335" style:family="text">
      <style:text-properties officeooo:rsid="031de3c0"/>
    </style:style>
    <style:style style:name="T336" style:family="text">
      <style:text-properties officeooo:rsid="03251a1d"/>
    </style:style>
    <style:style style:name="T337" style:family="text">
      <style:text-properties officeooo:rsid="0326ac76"/>
    </style:style>
    <style:style style:name="T338" style:family="text">
      <style:text-properties officeooo:rsid="032bf899"/>
    </style:style>
    <style:style style:name="T339" style:family="text">
      <style:text-properties officeooo:rsid="032c875f"/>
    </style:style>
    <style:style style:name="T340" style:family="text">
      <style:text-properties officeooo:rsid="032e1a49"/>
    </style:style>
    <style:style style:name="T341" style:family="text">
      <style:text-properties officeooo:rsid="032fa270"/>
    </style:style>
    <style:style style:name="T342" style:family="text">
      <style:text-properties officeooo:rsid="0335c27a"/>
    </style:style>
    <style:style style:name="T343" style:family="text">
      <style:text-properties style:font-style-asian="italic" style:font-weight-asian="bold" style:font-style-complex="italic" style:font-weight-complex="bold"/>
    </style:style>
    <style:style style:name="T344" style:family="text">
      <style:text-properties officeooo:rsid="0336fe1c"/>
    </style:style>
    <style:style style:name="T345" style:family="text">
      <style:text-properties officeooo:rsid="03372f9e"/>
    </style:style>
    <style:style style:name="T346" style:family="text">
      <style:text-properties officeooo:rsid="03382cc9"/>
    </style:style>
    <style:style style:name="T347" style:family="text">
      <style:text-properties officeooo:rsid="0338a8f6"/>
    </style:style>
    <style:style style:name="T348" style:family="text">
      <style:text-properties officeooo:rsid="03391c76"/>
    </style:style>
    <style:style style:name="T349" style:family="text">
      <style:text-properties officeooo:rsid="03396f48"/>
    </style:style>
    <style:style style:name="T350" style:family="text">
      <style:text-properties officeooo:rsid="033a8fdb"/>
    </style:style>
    <style:style style:name="T351" style:family="text">
      <style:text-properties officeooo:rsid="033bc30c"/>
    </style:style>
    <style:style style:name="T352" style:family="text">
      <style:text-properties officeooo:rsid="033da4e4"/>
    </style:style>
    <style:style style:name="T353" style:family="text">
      <style:text-properties officeooo:rsid="033ea6f3"/>
    </style:style>
    <style:style style:name="T354" style:family="text">
      <style:text-properties officeooo:rsid="03429f92"/>
    </style:style>
    <style:style style:name="T355" style:family="text">
      <style:text-properties officeooo:rsid="03452d6c"/>
    </style:style>
    <style:style style:name="T356" style:family="text">
      <style:text-properties officeooo:rsid="0345487a"/>
    </style:style>
    <style:style style:name="T357" style:family="text">
      <style:text-properties officeooo:rsid="0346bd36"/>
    </style:style>
    <style:style style:name="T358" style:family="text">
      <style:text-properties officeooo:rsid="034874a7"/>
    </style:style>
    <style:style style:name="T359" style:family="text">
      <style:text-properties officeooo:rsid="03492dc5"/>
    </style:style>
    <style:style style:name="T360" style:family="text">
      <style:text-properties officeooo:rsid="034a8a7a"/>
    </style:style>
    <style:style style:name="T361" style:family="text">
      <style:text-properties officeooo:rsid="0350e2fc"/>
    </style:style>
    <style:style style:name="T362" style:family="text">
      <style:text-properties officeooo:rsid="0352a924"/>
    </style:style>
    <style:style style:name="T363" style:family="text">
      <style:text-properties officeooo:rsid="03541a30"/>
    </style:style>
    <style:style style:name="T364" style:family="text">
      <style:text-properties officeooo:rsid="0357503e"/>
    </style:style>
    <style:style style:name="T365" style:family="text">
      <style:text-properties officeooo:rsid="0358a298"/>
    </style:style>
    <style:style style:name="T366" style:family="text">
      <style:text-properties officeooo:rsid="023b3c70"/>
    </style:style>
    <style:style style:name="T367" style:family="text">
      <style:text-properties officeooo:rsid="035b9b03"/>
    </style:style>
    <style:style style:name="T368" style:family="text">
      <style:text-properties officeooo:rsid="0360c209"/>
    </style:style>
    <style:style style:name="T369" style:family="text">
      <style:text-properties officeooo:rsid="0360174d"/>
    </style:style>
    <style:style style:name="T370" style:family="text">
      <style:text-properties officeooo:rsid="03633800"/>
    </style:style>
    <style:style style:name="T371" style:family="text">
      <style:text-properties officeooo:rsid="02e41504"/>
    </style:style>
    <style:style style:name="T372" style:family="text">
      <style:text-properties officeooo:rsid="03720e6e"/>
    </style:style>
    <style:style style:name="T373" style:family="text">
      <style:text-properties officeooo:rsid="0373b85d"/>
    </style:style>
    <style:style style:name="T374" style:family="text">
      <style:text-properties officeooo:rsid="03763201"/>
    </style:style>
    <style:style style:name="T375" style:family="text">
      <style:text-properties officeooo:rsid="0379248a"/>
    </style:style>
    <style:style style:name="T376" style:family="text">
      <style:text-properties officeooo:rsid="037ac9ff"/>
    </style:style>
    <style:style style:name="T377" style:family="text">
      <style:text-properties officeooo:rsid="02c4b81e"/>
    </style:style>
    <style:style style:name="T378" style:family="text">
      <style:text-properties officeooo:rsid="037c63d6"/>
    </style:style>
    <style:style style:name="T379" style:family="text">
      <style:text-properties officeooo:rsid="02e6fe10"/>
    </style:style>
    <style:style style:name="T380" style:family="text">
      <style:text-properties officeooo:rsid="037e6136"/>
    </style:style>
    <style:style style:name="T381" style:family="text">
      <style:text-properties officeooo:rsid="037eaa41"/>
    </style:style>
    <style:style style:name="T382" style:family="text">
      <style:text-properties officeooo:rsid="0381d778"/>
    </style:style>
    <style:style style:name="T383" style:family="text">
      <style:text-properties officeooo:rsid="038218a4"/>
    </style:style>
    <style:style style:name="T384" style:family="text">
      <style:text-properties officeooo:rsid="03845967"/>
    </style:style>
    <style:style style:name="T385" style:family="text">
      <style:text-properties officeooo:rsid="03861846"/>
    </style:style>
    <style:style style:name="T386" style:family="text">
      <style:text-properties officeooo:rsid="038664aa"/>
    </style:style>
    <style:style style:name="T387" style:family="text">
      <style:text-properties officeooo:rsid="03875757"/>
    </style:style>
    <style:style style:name="T388" style:family="text">
      <style:text-properties officeooo:rsid="0388b312"/>
    </style:style>
    <style:style style:name="T389" style:family="text">
      <style:text-properties officeooo:rsid="0389d472"/>
    </style:style>
    <style:style style:name="T390" style:family="text">
      <style:text-properties officeooo:rsid="038b2b60"/>
    </style:style>
    <style:style style:name="T391" style:family="text">
      <style:text-properties officeooo:rsid="03904253"/>
    </style:style>
    <style:style style:name="T392" style:family="text">
      <style:text-properties officeooo:rsid="03965b1a"/>
    </style:style>
    <style:style style:name="T393" style:family="text">
      <style:text-properties officeooo:rsid="039ae579"/>
    </style:style>
    <style:style style:name="T394" style:family="text">
      <style:text-properties officeooo:rsid="039c7c88"/>
    </style:style>
    <style:style style:name="T395" style:family="text">
      <style:text-properties officeooo:rsid="039dffb1"/>
    </style:style>
    <style:style style:name="T396" style:family="text">
      <style:text-properties officeooo:rsid="039f89cb"/>
    </style:style>
    <style:style style:name="T397" style:family="text">
      <style:text-properties officeooo:rsid="03a130fb"/>
    </style:style>
    <style:style style:name="T398" style:family="text">
      <style:text-properties officeooo:rsid="03a198f6"/>
    </style:style>
    <style:style style:name="T399" style:family="text">
      <style:text-properties officeooo:rsid="03a2263d"/>
    </style:style>
    <style:style style:name="T400" style:family="text">
      <style:text-properties officeooo:rsid="03a46f0c"/>
    </style:style>
    <style:style style:name="T401" style:family="text">
      <style:text-properties officeooo:rsid="03a49483"/>
    </style:style>
    <style:style style:name="T402" style:family="text">
      <style:text-properties officeooo:rsid="03ab6505"/>
    </style:style>
    <style:style style:name="T403" style:family="text">
      <style:text-properties officeooo:rsid="03abed9d"/>
    </style:style>
    <style:style style:name="T404" style:family="text">
      <style:text-properties officeooo:rsid="03afab1b"/>
    </style:style>
    <style:style style:name="T405" style:family="text">
      <style:text-properties officeooo:rsid="03b2208e"/>
    </style:style>
    <style:style style:name="T406" style:family="text">
      <style:text-properties officeooo:rsid="03b3f46a"/>
    </style:style>
    <style:style style:name="T407" style:family="text">
      <style:text-properties officeooo:rsid="03b5e5e3"/>
    </style:style>
    <style:style style:name="T408" style:family="text">
      <style:text-properties officeooo:rsid="03beb1a3"/>
    </style:style>
    <style:style style:name="T409" style:family="text">
      <style:text-properties officeooo:rsid="03bfcca7"/>
    </style:style>
    <style:style style:name="T410" style:family="text">
      <style:text-properties officeooo:rsid="03c1b734"/>
    </style:style>
    <style:style style:name="T411" style:family="text">
      <style:text-properties officeooo:rsid="03c25d61"/>
    </style:style>
    <style:style style:name="T412" style:family="text">
      <style:text-properties officeooo:rsid="03c4a6e2"/>
    </style:style>
    <style:style style:name="T413" style:family="text">
      <style:text-properties officeooo:rsid="03c5e2d7"/>
    </style:style>
    <style:style style:name="T414" style:family="text">
      <style:text-properties officeooo:rsid="03c6a8bb"/>
    </style:style>
    <style:style style:name="T415" style:family="text">
      <style:text-properties officeooo:rsid="03c6bbfd"/>
    </style:style>
    <style:style style:name="T416" style:family="text">
      <style:text-properties officeooo:rsid="03c6e24d"/>
    </style:style>
    <style:style style:name="T417" style:family="text">
      <style:text-properties officeooo:rsid="03c7be0c"/>
    </style:style>
    <style:style style:name="T418" style:family="text">
      <style:text-properties officeooo:rsid="03c9dd86"/>
    </style:style>
    <style:style style:name="T419" style:family="text">
      <style:text-properties officeooo:rsid="03ccf4ee"/>
    </style:style>
    <style:style style:name="T420" style:family="text">
      <style:text-properties officeooo:rsid="03cd5ed4"/>
    </style:style>
    <style:style style:name="T421" style:family="text">
      <style:text-properties officeooo:rsid="03cf54d4"/>
    </style:style>
    <style:style style:name="T422" style:family="text">
      <style:text-properties officeooo:rsid="03d24cf5"/>
    </style:style>
    <style:style style:name="T423" style:family="text">
      <style:text-properties officeooo:rsid="03d3c4b1"/>
    </style:style>
    <style:style style:name="T424" style:family="text">
      <style:text-properties officeooo:rsid="03d4830d"/>
    </style:style>
    <style:style style:name="T425" style:family="text">
      <style:text-properties officeooo:rsid="03d546bc"/>
    </style:style>
    <style:style style:name="T426" style:family="text">
      <style:text-properties officeooo:rsid="03d810c6"/>
    </style:style>
    <style:style style:name="T427" style:family="text">
      <style:text-properties officeooo:rsid="03dd6bd8"/>
    </style:style>
    <style:style style:name="T428" style:family="text">
      <style:text-properties officeooo:rsid="03e0420b"/>
    </style:style>
    <style:style style:name="T429" style:family="text">
      <style:text-properties officeooo:rsid="03e8036e"/>
    </style:style>
    <style:style style:name="T430" style:family="text">
      <style:text-properties officeooo:rsid="03ec1f0f"/>
    </style:style>
    <style:style style:name="T431" style:family="text">
      <style:text-properties officeooo:rsid="03f26a0d"/>
    </style:style>
    <style:style style:name="T432" style:family="text">
      <style:text-properties officeooo:rsid="03f3e1d8"/>
    </style:style>
    <style:style style:name="T433" style:family="text">
      <style:text-properties officeooo:rsid="03f5d615"/>
    </style:style>
    <style:style style:name="T434" style:family="text">
      <style:text-properties style:font-name="Courier New1" officeooo:rsid="03f5d615"/>
    </style:style>
    <style:style style:name="T435" style:family="text">
      <style:text-properties officeooo:rsid="03f65067"/>
    </style:style>
    <style:style style:name="T436" style:family="text">
      <style:text-properties officeooo:rsid="03f8006e"/>
    </style:style>
    <style:style style:name="T437" style:family="text">
      <style:text-properties officeooo:rsid="03f88815"/>
    </style:style>
    <style:style style:name="T438" style:family="text">
      <style:text-properties officeooo:rsid="02a651d7"/>
    </style:style>
    <style:style style:name="T439" style:family="text">
      <style:text-properties officeooo:rsid="03f905f2"/>
    </style:style>
    <style:style style:name="T440" style:family="text">
      <style:text-properties officeooo:rsid="03fcdbd2"/>
    </style:style>
    <style:style style:name="T441" style:family="text">
      <style:text-properties officeooo:rsid="03fd4d1c"/>
    </style:style>
    <style:style style:name="T442" style:family="text">
      <style:text-properties officeooo:rsid="03ff34d2"/>
    </style:style>
    <style:style style:name="T443" style:family="text">
      <style:text-properties officeooo:rsid="04005445"/>
    </style:style>
    <style:style style:name="T444" style:family="text">
      <style:text-properties officeooo:rsid="02a9ff24"/>
    </style:style>
    <style:style style:name="T445" style:family="text">
      <style:text-properties officeooo:rsid="0401e86b"/>
    </style:style>
    <style:style style:name="T446" style:family="text">
      <style:text-properties officeooo:rsid="04045241"/>
    </style:style>
    <style:style style:name="T447" style:family="text">
      <style:text-properties officeooo:rsid="02ac0e7b"/>
    </style:style>
    <style:style style:name="T448" style:family="text">
      <style:text-properties officeooo:rsid="040539f6"/>
    </style:style>
    <style:style style:name="T449" style:family="text">
      <style:text-properties officeooo:rsid="04071c45"/>
    </style:style>
    <style:style style:name="T450" style:family="text">
      <style:text-properties officeooo:rsid="0408f285"/>
    </style:style>
    <style:style style:name="T451" style:family="text">
      <style:text-properties officeooo:rsid="04093ccb"/>
    </style:style>
    <style:style style:name="T452" style:family="text">
      <style:text-properties officeooo:rsid="01a8d50f"/>
    </style:style>
    <style:style style:name="T453" style:family="text">
      <style:text-properties officeooo:rsid="040c5b16"/>
    </style:style>
    <style:style style:name="T454" style:family="text">
      <style:text-properties officeooo:rsid="02eb58b3"/>
    </style:style>
    <style:style style:name="T455" style:family="text">
      <style:text-properties officeooo:rsid="04229ece"/>
    </style:style>
    <style:style style:name="T456" style:family="text">
      <style:text-properties officeooo:rsid="0423705b"/>
    </style:style>
    <style:style style:name="T457" style:family="text">
      <style:text-properties officeooo:rsid="0423ec3a"/>
    </style:style>
    <style:style style:name="T458" style:family="text">
      <style:text-properties officeooo:rsid="0424f2d1"/>
    </style:style>
    <style:style style:name="T459" style:family="text">
      <style:text-properties officeooo:rsid="02eb0e41"/>
    </style:style>
    <style:style style:name="T460" style:family="text">
      <style:text-properties officeooo:rsid="0426c59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05553120112384" text:id="ct105553120112384">
          <text:insertion>
            <office:change-info>
              <dc:creator>James Kulp</dc:creator>
              <dc:date>2017-03-10T18:17:11</dc:date>
            </office:change-info>
          </text:insertion>
        </text:changed-region>
        <text:changed-region xml:id="ct106652631724256" text:id="ct106652631724256">
          <text:deletion>
            <office:change-info>
              <dc:creator>James Kulp</dc:creator>
              <dc:date>2017-03-11T09:45:06</dc:date>
            </office:change-info>
            <text:p text:style-name="P1"><text:span text:style-name="T1">V</text:span>ynq</text:p>
          </text:deletion>
        </text:changed-region>
        <text:changed-region xml:id="ct106652631724480" text:id="ct106652631724480">
          <text:insertion>
            <office:change-info>
              <dc:creator>James Kulp</dc:creator>
              <dc:date>2017-03-11T09:45:06</dc:date>
            </office:change-info>
          </text:insertion>
        </text:changed-region>
        <text:changed-region xml:id="ct106652631724704" text:id="ct106652631724704">
          <text:insertion>
            <office:change-info>
              <dc:creator>James Kulp</dc:creator>
              <dc:date>2017-03-03T07:36:31</dc:date>
            </office:change-info>
          </text:insertion>
        </text:changed-region>
        <text:changed-region xml:id="ct106652631724928" text:id="ct106652631724928">
          <text:deletion>
            <office:change-info>
              <dc:creator>James Kulp</dc:creator>
              <dc:date>2017-03-03T07:36:39</dc:date>
            </office:change-info>
            <text:p text:style-name="P2">While, at a high level, the system has processors of various types that are “places for components to run”, <text:s/></text:p>
          </text:deletion>
        </text:changed-region>
        <text:changed-region xml:id="ct106652631725152" text:id="ct106652631725152">
          <text:insertion>
            <office:change-info>
              <dc:creator>James Kulp</dc:creator>
              <dc:date>2017-03-03T07:36:45</dc:date>
            </office:change-info>
          </text:insertion>
        </text:changed-region>
        <text:changed-region xml:id="ct106652631725376" text:id="ct106652631725376">
          <text:deletion>
            <office:change-info>
              <dc:creator>James Kulp</dc:creator>
              <dc:date>2017-03-03T07:36:54</dc:date>
            </office:change-info>
            <text:p text:style-name="P2">is itself </text:p>
          </text:deletion>
        </text:changed-region>
        <text:changed-region xml:id="ct106652631725600" text:id="ct106652631725600">
          <text:deletion>
            <office:change-info>
              <dc:creator>James Kulp</dc:creator>
              <dc:date>2017-03-03T07:37:27</dc:date>
            </office:change-info>
            <text:p text:style-name="P2">a</text:p>
          </text:deletion>
        </text:changed-region>
        <text:changed-region xml:id="ct106652631725824" text:id="ct106652631725824">
          <text:insertion>
            <office:change-info>
              <dc:creator>James Kulp</dc:creator>
              <dc:date>2017-03-03T07:37:27</dc:date>
            </office:change-info>
          </text:insertion>
        </text:changed-region>
        <text:changed-region xml:id="ct106652631726048" text:id="ct106652631726048">
          <text:format-change>
            <office:change-info>
              <dc:creator>James Kulp</dc:creator>
              <dc:date>2017-03-03T07:37:00</dc:date>
            </office:change-info>
          </text:format-change>
        </text:changed-region>
        <text:changed-region xml:id="ct106652631726272" text:id="ct106652631726272">
          <text:insertion>
            <office:change-info>
              <dc:creator>James Kulp</dc:creator>
              <dc:date>2017-03-03T07:38:27</dc:date>
            </office:change-info>
          </text:insertion>
        </text:changed-region>
        <text:changed-region xml:id="ct106652631726496" text:id="ct106652631726496">
          <text:insertion>
            <office:change-info>
              <dc:creator>James Kulp</dc:creator>
              <dc:date>2017-03-03T07:39:47</dc:date>
            </office:change-info>
          </text:insertion>
        </text:changed-region>
        <text:changed-region xml:id="ct106652631726720" text:id="ct106652631726720">
          <text:insertion>
            <office:change-info>
              <dc:creator>James Kulp</dc:creator>
              <dc:date>2017-03-03T07:40:00</dc:date>
            </office:change-info>
          </text:insertion>
        </text:changed-region>
        <text:changed-region xml:id="ct106652631726944" text:id="ct106652631726944">
          <text:insertion>
            <office:change-info>
              <dc:creator>James Kulp</dc:creator>
              <dc:date>2017-03-03T07:41:19</dc:date>
            </office:change-info>
          </text:insertion>
        </text:changed-region>
        <text:changed-region xml:id="ct106652631727168" text:id="ct106652631727168">
          <text:insertion>
            <office:change-info>
              <dc:creator>James Kulp</dc:creator>
              <dc:date>2017-03-03T07:42:00</dc:date>
            </office:change-info>
          </text:insertion>
        </text:changed-region>
        <text:changed-region xml:id="ct106652631727392" text:id="ct106652631727392">
          <text:insertion>
            <office:change-info>
              <dc:creator>James Kulp</dc:creator>
              <dc:date>2017-03-03T07:46:19</dc:date>
            </office:change-info>
          </text:insertion>
        </text:changed-region>
        <text:changed-region xml:id="ct106652631727616" text:id="ct106652631727616">
          <text:deletion>
            <office:change-info>
              <dc:creator>James Kulp</dc:creator>
              <dc:date>2017-03-03T07:48:23</dc:date>
            </office:change-info>
            <text:p text:style-name="P3">is</text:p>
          </text:deletion>
        </text:changed-region>
        <text:changed-region xml:id="ct106652631727840" text:id="ct106652631727840">
          <text:insertion>
            <office:change-info>
              <dc:creator>James Kulp</dc:creator>
              <dc:date>2017-03-03T07:48:23</dc:date>
            </office:change-info>
          </text:insertion>
        </text:changed-region>
        <text:changed-region xml:id="ct106102875908800" text:id="ct106102875908800">
          <text:deletion>
            <office:change-info>
              <dc:creator>James Kulp</dc:creator>
              <dc:date>2017-03-10T11:14:44</dc:date>
            </office:change-info>
            <text:p text:style-name="P4">for</text:p>
          </text:deletion>
        </text:changed-region>
        <text:changed-region xml:id="ct106102875909024" text:id="ct106102875909024">
          <text:insertion>
            <office:change-info>
              <dc:creator>James Kulp</dc:creator>
              <dc:date>2017-03-10T11:14:44</dc:date>
            </office:change-info>
          </text:insertion>
        </text:changed-region>
        <text:changed-region xml:id="ct106102875909248" text:id="ct106102875909248">
          <text:deletion>
            <office:change-info>
              <dc:creator>James Kulp</dc:creator>
              <dc:date>2017-03-10T11:14:52</dc:date>
            </office:change-info>
            <text:p text:style-name="P4"><text:s/>the</text:p>
          </text:deletion>
        </text:changed-region>
        <text:changed-region xml:id="ct106102875909472" text:id="ct106102875909472">
          <text:insertion>
            <office:change-info>
              <dc:creator>James Kulp</dc:creator>
              <dc:date>2017-03-10T11:14:55</dc:date>
            </office:change-info>
          </text:insertion>
        </text:changed-region>
        <text:changed-region xml:id="ct106102875909696" text:id="ct106102875909696">
          <text:insertion>
            <office:change-info>
              <dc:creator>James Kulp</dc:creator>
              <dc:date>2017-03-10T11:15:00</dc:date>
            </office:change-info>
          </text:insertion>
        </text:changed-region>
        <text:changed-region xml:id="ct106102875909920" text:id="ct106102875909920">
          <text:format-change>
            <office:change-info>
              <dc:creator>James Kulp</dc:creator>
              <dc:date>2017-03-10T11:16:02</dc:date>
            </office:change-info>
          </text:format-change>
        </text:changed-region>
        <text:changed-region xml:id="ct106102875910144" text:id="ct106102875910144">
          <text:insertion>
            <office:change-info>
              <dc:creator>James Kulp</dc:creator>
              <dc:date>2017-03-10T11:16:46</dc:date>
            </office:change-info>
          </text:insertion>
        </text:changed-region>
        <text:changed-region xml:id="ct106102875910368" text:id="ct106102875910368">
          <text:insertion>
            <office:change-info>
              <dc:creator>James Kulp</dc:creator>
              <dc:date>2017-03-10T11:13:22</dc:date>
            </office:change-info>
          </text:insertion>
        </text:changed-region>
        <text:changed-region xml:id="ct106102875910592" text:id="ct106102875910592">
          <text:insertion>
            <office:change-info>
              <dc:creator>James Kulp</dc:creator>
              <dc:date>2017-03-10T11:18:32</dc:date>
            </office:change-info>
          </text:insertion>
        </text:changed-region>
        <text:changed-region xml:id="ct106102875910816" text:id="ct106102875910816">
          <text:insertion>
            <office:change-info>
              <dc:creator>James Kulp</dc:creator>
              <dc:date>2017-03-10T11:19:30</dc:date>
            </office:change-info>
          </text:insertion>
        </text:changed-region>
        <text:changed-region xml:id="ct106102875911040" text:id="ct106102875911040">
          <text:deletion>
            <office:change-info>
              <dc:creator>James Kulp</dc:creator>
              <dc:date>2017-03-10T11:19:45</dc:date>
            </office:change-info>
            <text:list xml:id="list1806604230" text:style-name="WWNum32">
              <text:list-item>
                <text:p text:style-name="P5"><text:s/>in the tools/include/rcc directory</text:p>
              </text:list-item>
            </text:list>
          </text:deletion>
        </text:changed-region>
        <text:changed-region xml:id="ct106102875911264" text:id="ct106102875911264">
          <text:insertion>
            <office:change-info>
              <dc:creator>James Kulp</dc:creator>
              <dc:date>2017-03-03T07:50:12</dc:date>
            </office:change-info>
          </text:insertion>
        </text:changed-region>
        <text:changed-region xml:id="ct106102875911488" text:id="ct106102875911488">
          <text:insertion>
            <office:change-info>
              <dc:creator>James Kulp</dc:creator>
              <dc:date>2017-03-10T11:21:52</dc:date>
            </office:change-info>
          </text:insertion>
        </text:changed-region>
        <text:changed-region xml:id="ct106102875911712" text:id="ct106102875911712">
          <text:insertion>
            <office:change-info>
              <dc:creator>James Kulp</dc:creator>
              <dc:date>2017-03-10T11:22:29</dc:date>
            </office:change-info>
          </text:insertion>
        </text:changed-region>
        <text:changed-region xml:id="ct106102875911936" text:id="ct106102875911936">
          <text:deletion>
            <office:change-info>
              <dc:creator>James Kulp</dc:creator>
              <dc:date>2017-03-10T11:23:29</dc:date>
            </office:change-info>
            <text:p text:style-name="Body"/>
            <text:h text:style-name="P6" text:outline-level="3" text:is-list-header="true">Developing <text:span text:style-name="T2">the</text:span> <text:span text:style-name="T3">E</text:span>nvironment <text:span text:style-name="T3">S</text:span>etup <text:span text:style-name="T3">S</text:span>cript</text:h>
            <text:p text:style-name="Standard">For each GPP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platforms/&lt;platform&gt;/&lt;platform&gt;-env.sh</text:p>
            <text:p text:style-name="Body">This script should set up the environment variables that <text:span text:style-name="T4">specify</text:span> the tool-chain necessary to build for it. <text:s/>Some typical environment variables that must be setup in this script include:</text:p>
            <text:list xml:id="list113103689716758" text:continue-numbering="true" text:style-name="WWNum32">
              <text:list-item>
                <text:p text:style-name="List_20_Bullet">OCPI_<text:span text:style-name="T4">DYNAMIC</text:span>: <text:s/>whether libraries <text:span text:style-name="T5">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OCPI_TARGET_ARCH: <text:s/>the third/last part of the “target triple”</text:p>
              </text:list-item>
              <text:list-item>
                <text:p text:style-name="List_20_Bullet">OCPI_TARGET_HOST: <text:s/>the “target triple”</text:p>
                <text:list>
                  <text:list-item>
                    <text:list>
                      <text:list-item>
                        <text:p text:style-name="P7">OCPI_CFLAGS, OCPI_C<text:span text:style-name="T4">XX</text:span>FLAGS, OCPI_LDFLAGS: <text:s/>typical usage</text:p>
                      </text:list-item>
                    </text:list>
                  </text:list-item>
                </text:list>
              </text:list-item>
            </text:list>
          </text:deletion>
        </text:changed-region>
        <text:changed-region xml:id="ct106102875912160" text:id="ct106102875912160">
          <text:deletion>
            <office:change-info>
              <dc:creator>James Kulp</dc:creator>
              <dc:date>2017-03-03T07:52:04</dc:date>
            </office:change-info>
            <text:p text:style-name="P8"><text:span text:style-name="Code">env</text:span></text:p>
          </text:deletion>
        </text:changed-region>
        <text:changed-region xml:id="ct106102875912384" text:id="ct106102875912384">
          <text:insertion>
            <office:change-info>
              <dc:creator>James Kulp</dc:creator>
              <dc:date>2017-03-03T07:52:04</dc:date>
            </office:change-info>
          </text:insertion>
        </text:changed-region>
        <text:changed-region xml:id="ct106102875912608" text:id="ct106102875912608">
          <text:deletion>
            <office:change-info>
              <dc:creator>James Kulp</dc:creator>
              <dc:date>2017-03-03T07:52:10</dc:date>
            </office:change-info>
            <text:p text:style-name="P8"><text:span text:style-name="Code">.sh</text:span></text:p>
          </text:deletion>
        </text:changed-region>
        <text:changed-region xml:id="ct106102875912832" text:id="ct106102875912832">
          <text:deletion>
            <office:change-info>
              <dc:creator>James Kulp</dc:creator>
              <dc:date>2017-03-03T07:52:45</dc:date>
            </office:change-info>
            <text:p text:style-name="P8"><text:s text:c="2"/>The variables specified in this file may be overridden by users when they customize their own environments. <text:s/>This file is used in environment setup scripts to establish defaults based on the platform.</text:p>
            <text:p text:style-name="P8">These settings are not those explicitly <text:span text:style-name="T7">required</text:span> for the platform, but just defaults. <text:s/>If they are hard requirements, they should be in the <text:span text:style-name="Code"><text:span text:style-name="T7">&lt;platform&gt;</text:span></text:span><text:span text:style-name="Code">-target.sh</text:span> and <text:span text:style-name="Code"><text:span text:style-name="T7">&lt;platform&gt;</text:span></text:span><text:span text:style-name="Code">-target.mk</text:span> files. <text:s/></text:p>
          </text:deletion>
        </text:changed-region>
        <text:changed-region xml:id="ct106102875913056" text:id="ct106102875913056">
          <text:insertion>
            <office:change-info>
              <dc:creator>James Kulp</dc:creator>
              <dc:date>2017-03-03T07:52:46</dc:date>
            </office:change-info>
          </text:insertion>
        </text:changed-region>
        <text:changed-region xml:id="ct106102875913280" text:id="ct106102875913280">
          <text:deletion>
            <office:change-info>
              <dc:creator>James Kulp</dc:creator>
              <dc:date>2017-03-03T07:53:19</dc:date>
            </office:change-info>
            <text:p text:style-name="P9">The two files, <text:span text:style-name="Code">&lt;platform&gt;-target.sh</text:span> and <text:span text:style-name="Code">&lt;platform&gt;-target.mk</text:span> serve the same purpose for different environments. <text:s/>The first sets variables used in shell scripts and the second sets variables for make files. <text:s/>The variable settings should be the same in each. <text:s/>The settings only apply to building the OpenCPI framework and not to component development.</text:p>
            <text:p text:style-name="P10">For all three of </text:p>
          </text:deletion>
        </text:changed-region>
        <text:changed-region xml:id="ct106102875913504" text:id="ct106102875913504">
          <text:insertion>
            <office:change-info>
              <dc:creator>James Kulp</dc:creator>
              <dc:date>2017-03-03T07:53:20</dc:date>
            </office:change-info>
          </text:insertion>
        </text:changed-region>
        <text:changed-region xml:id="ct106102875913728" text:id="ct106102875913728">
          <text:deletion>
            <office:change-info>
              <dc:creator>James Kulp</dc:creator>
              <dc:date>2017-03-03T07:53:23</dc:date>
            </office:change-info>
            <text:p text:style-name="P10">e</text:p>
          </text:deletion>
        </text:changed-region>
        <text:changed-region xml:id="ct106102875913952" text:id="ct106102875913952">
          <text:insertion>
            <office:change-info>
              <dc:creator>James Kulp</dc:creator>
              <dc:date>2017-03-03T07:53:23</dc:date>
            </office:change-info>
          </text:insertion>
        </text:changed-region>
        <text:changed-region xml:id="ct106102875914176" text:id="ct106102875914176">
          <text:deletion>
            <office:change-info>
              <dc:creator>James Kulp</dc:creator>
              <dc:date>2017-03-03T07:53:25</dc:date>
            </office:change-info>
            <text:p text:style-name="P10">se</text:p>
          </text:deletion>
        </text:changed-region>
        <text:changed-region xml:id="ct106102875914400" text:id="ct106102875914400">
          <text:deletion>
            <office:change-info>
              <dc:creator>James Kulp</dc:creator>
              <dc:date>2017-03-03T07:53:27</dc:date>
            </office:change-info>
            <text:p text:style-name="P10">s</text:p>
          </text:deletion>
        </text:changed-region>
        <text:changed-region xml:id="ct106102875914624" text:id="ct106102875914624">
          <text:deletion>
            <office:change-info>
              <dc:creator>James Kulp</dc:creator>
              <dc:date>2017-03-03T07:54:01</dc:date>
            </office:change-info>
            <text:p text:style-name="P11">modify</text:p>
          </text:deletion>
        </text:changed-region>
        <text:changed-region xml:id="ct106102875914848" text:id="ct106102875914848">
          <text:insertion>
            <office:change-info>
              <dc:creator>James Kulp</dc:creator>
              <dc:date>2017-03-03T07:54:01</dc:date>
            </office:change-info>
          </text:insertion>
        </text:changed-region>
        <text:changed-region xml:id="ct106102875915072" text:id="ct106102875915072">
          <text:deletion>
            <office:change-info>
              <dc:creator>James Kulp</dc:creator>
              <dc:date>2017-03-03T07:54:07</dc:date>
            </office:change-info>
            <text:p text:style-name="P11"><text:s/>file</text:p>
          </text:deletion>
        </text:changed-region>
        <text:changed-region xml:id="ct106102875915296" text:id="ct106102875915296">
          <text:insertion>
            <office:change-info>
              <dc:creator>James Kulp</dc:creator>
              <dc:date>2017-03-03T07:54:08</dc:date>
            </office:change-info>
          </text:insertion>
        </text:changed-region>
        <text:changed-region xml:id="ct106102875915520" text:id="ct106102875915520">
          <text:deletion>
            <office:change-info>
              <dc:creator>James Kulp</dc:creator>
              <dc:date>2017-03-03T07:54:14</dc:date>
            </office:change-info>
            <text:p text:style-name="P11">to </text:p>
          </text:deletion>
        </text:changed-region>
        <text:changed-region xml:id="ct106102875915744" text:id="ct106102875915744">
          <text:insertion>
            <office:change-info>
              <dc:creator>James Kulp</dc:creator>
              <dc:date>2017-03-03T07:54:16</dc:date>
            </office:change-info>
          </text:insertion>
        </text:changed-region>
        <text:changed-region xml:id="ct106102875915968" text:id="ct106102875915968">
          <text:deletion>
            <office:change-info>
              <dc:creator>James Kulp</dc:creator>
              <dc:date>2017-03-10T11:25:51</dc:date>
            </office:change-info>
            <text:p text:style-name="P11"><text:span text:style-name="T8">five</text:span></text:p>
          </text:deletion>
        </text:changed-region>
        <text:changed-region xml:id="ct106102875916192" text:id="ct106102875916192">
          <text:insertion>
            <office:change-info>
              <dc:creator>James Kulp</dc:creator>
              <dc:date>2017-03-10T11:25:51</dc:date>
            </office:change-info>
          </text:insertion>
        </text:changed-region>
        <text:changed-region xml:id="ct106102875916416" text:id="ct106102875916416">
          <text:deletion>
            <office:change-info>
              <dc:creator>James Kulp</dc:creator>
              <dc:date>2017-03-10T11:25:47</dc:date>
            </office:change-info>
            <text:p text:style-name="P11">, Target, Platform</text:p>
          </text:deletion>
        </text:changed-region>
        <text:changed-region xml:id="ct106102875916640" text:id="ct106102875916640">
          <text:insertion>
            <office:change-info>
              <dc:creator>James Kulp</dc:creator>
              <dc:date>2017-03-03T07:54:31</dc:date>
            </office:change-info>
          </text:insertion>
        </text:changed-region>
        <text:changed-region xml:id="ct106102875916864" text:id="ct106102875916864">
          <text:insertion>
            <office:change-info>
              <dc:creator>James Kulp</dc:creator>
              <dc:date>2017-03-03T07:55:04</dc:date>
            </office:change-info>
          </text:insertion>
        </text:changed-region>
        <text:changed-region xml:id="ct106102875917088" text:id="ct106102875917088">
          <text:insertion>
            <office:change-info>
              <dc:creator>James Kulp</dc:creator>
              <dc:date>2017-03-03T07:56:00</dc:date>
            </office:change-info>
          </text:insertion>
        </text:changed-region>
        <text:changed-region xml:id="ct106102875917312" text:id="ct106102875917312">
          <text:insertion>
            <office:change-info>
              <dc:creator>James Kulp</dc:creator>
              <dc:date>2017-03-10T11:29:16</dc:date>
            </office:change-info>
          </text:insertion>
        </text:changed-region>
        <text:changed-region xml:id="ct106102875917536" text:id="ct106102875917536">
          <text:insertion>
            <office:change-info>
              <dc:creator>James Kulp</dc:creator>
              <dc:date>2017-03-10T11:31:31</dc:date>
            </office:change-info>
          </text:insertion>
        </text:changed-region>
        <text:changed-region xml:id="ct106102875917760" text:id="ct106102875917760">
          <text:insertion>
            <office:change-info>
              <dc:creator>James Kulp</dc:creator>
              <dc:date>2017-03-10T11:32:02</dc:date>
            </office:change-info>
          </text:insertion>
        </text:changed-region>
        <text:changed-region xml:id="ct106102875917984" text:id="ct106102875917984">
          <text:insertion>
            <office:change-info>
              <dc:creator>James Kulp</dc:creator>
              <dc:date>2017-03-10T11:33:00</dc:date>
            </office:change-info>
          </text:insertion>
        </text:changed-region>
        <text:changed-region xml:id="ct106102875918208" text:id="ct106102875918208">
          <text:insertion>
            <office:change-info>
              <dc:creator>James Kulp</dc:creator>
              <dc:date>2017-03-10T11:36:45</dc:date>
            </office:change-info>
          </text:insertion>
        </text:changed-region>
        <text:changed-region xml:id="ct106102875918432" text:id="ct106102875918432">
          <text:insertion>
            <office:change-info>
              <dc:creator>James Kulp</dc:creator>
              <dc:date>2017-03-10T11:37:09</dc:date>
            </office:change-info>
          </text:insertion>
        </text:changed-region>
        <text:changed-region xml:id="ct106102875918656" text:id="ct106102875918656">
          <text:insertion>
            <office:change-info>
              <dc:creator>James Kulp</dc:creator>
              <dc:date>2017-03-10T11:38:20</dc:date>
            </office:change-info>
          </text:insertion>
        </text:changed-region>
        <text:changed-region xml:id="ct106102875918880" text:id="ct106102875918880">
          <text:insertion>
            <office:change-info>
              <dc:creator>James Kulp</dc:creator>
              <dc:date>2017-03-10T11:34:01</dc:date>
            </office:change-info>
          </text:insertion>
        </text:changed-region>
        <text:changed-region xml:id="ct106102875919104" text:id="ct106102875919104">
          <text:insertion>
            <office:change-info>
              <dc:creator>James Kulp</dc:creator>
              <dc:date>2017-03-03T07:56:22</dc:date>
            </office:change-info>
          </text:insertion>
        </text:changed-region>
        <text:changed-region xml:id="ct106102875919328" text:id="ct106102875919328">
          <text:insertion>
            <office:change-info>
              <dc:creator>James Kulp</dc:creator>
              <dc:date>2017-03-10T11:41:55</dc:date>
            </office:change-info>
          </text:insertion>
        </text:changed-region>
        <text:changed-region xml:id="ct106102875919552" text:id="ct106102875919552">
          <text:insertion>
            <office:change-info>
              <dc:creator>James Kulp</dc:creator>
              <dc:date>2017-03-10T11:42:00</dc:date>
            </office:change-info>
          </text:insertion>
        </text:changed-region>
        <text:changed-region xml:id="ct106102875919776" text:id="ct106102875919776">
          <text:insertion>
            <office:change-info>
              <dc:creator>James Kulp</dc:creator>
              <dc:date>2017-03-03T07:58:10</dc:date>
            </office:change-info>
          </text:insertion>
        </text:changed-region>
        <text:changed-region xml:id="ct106102875920000" text:id="ct106102875920000">
          <text:deletion>
            <office:change-info>
              <dc:creator>James Kulp</dc:creator>
              <dc:date>2017-03-03T07:58:19</dc:date>
            </office:change-info>
            <text:p text:style-name="Code"><text:span text:style-name="T9">tools/cdk/include/rcc/&lt;</text:span></text:p>
          </text:deletion>
        </text:changed-region>
        <text:changed-region xml:id="ct106102875920224" text:id="ct106102875920224">
          <text:insertion>
            <office:change-info>
              <dc:creator>James Kulp</dc:creator>
              <dc:date>2017-03-03T07:59:27</dc:date>
            </office:change-info>
          </text:insertion>
        </text:changed-region>
        <text:changed-region xml:id="ct106102875920448" text:id="ct106102875920448">
          <text:insertion>
            <office:change-info>
              <dc:creator>James Kulp</dc:creator>
              <dc:date>2017-03-03T07:58:21</dc:date>
            </office:change-info>
          </text:insertion>
        </text:changed-region>
        <text:changed-region xml:id="ct106102875920672" text:id="ct106102875920672">
          <text:format-change>
            <office:change-info>
              <dc:creator>James Kulp</dc:creator>
              <dc:date>2017-03-03T07:58:33</dc:date>
            </office:change-info>
          </text:format-change>
        </text:changed-region>
        <text:changed-region xml:id="ct106102875920896" text:id="ct106102875920896">
          <text:deletion>
            <office:change-info>
              <dc:creator>James Kulp</dc:creator>
              <dc:date>2017-03-10T11:42:54</dc:date>
            </office:change-info>
            <text:p text:style-name="Code"><text:span text:style-name="T7">host</text:span></text:p>
          </text:deletion>
        </text:changed-region>
        <text:changed-region xml:id="ct106102875921120" text:id="ct106102875921120">
          <text:insertion>
            <office:change-info>
              <dc:creator>James Kulp</dc:creator>
              <dc:date>2017-03-10T11:42:54</dc:date>
            </office:change-info>
          </text:insertion>
        </text:changed-region>
        <text:changed-region xml:id="ct106102875921344" text:id="ct106102875921344">
          <text:format-change>
            <office:change-info>
              <dc:creator>James Kulp</dc:creator>
              <dc:date>2017-03-03T07:58:33</dc:date>
            </office:change-info>
          </text:format-change>
        </text:changed-region>
        <text:changed-region xml:id="ct106102875921568" text:id="ct106102875921568">
          <text:format-change>
            <office:change-info>
              <dc:creator>James Kulp</dc:creator>
              <dc:date>2017-03-03T07:58:37</dc:date>
            </office:change-info>
          </text:format-change>
        </text:changed-region>
        <text:changed-region xml:id="ct106102875921792" text:id="ct106102875921792">
          <text:deletion>
            <office:change-info>
              <dc:creator>James Kulp</dc:creator>
              <dc:date>2017-03-10T11:42:57</dc:date>
            </office:change-info>
            <text:p text:style-name="Code"><text:span text:style-name="T10">host</text:span></text:p>
          </text:deletion>
        </text:changed-region>
        <text:changed-region xml:id="ct106102875922016" text:id="ct106102875922016">
          <text:insertion>
            <office:change-info>
              <dc:creator>James Kulp</dc:creator>
              <dc:date>2017-03-10T11:42:57</dc:date>
            </office:change-info>
          </text:insertion>
        </text:changed-region>
        <text:changed-region xml:id="ct106102875922240" text:id="ct106102875922240">
          <text:format-change>
            <office:change-info>
              <dc:creator>James Kulp</dc:creator>
              <dc:date>2017-03-03T07:58:37</dc:date>
            </office:change-info>
          </text:format-change>
        </text:changed-region>
        <text:changed-region xml:id="ct106102875922464" text:id="ct106102875922464">
          <text:deletion>
            <office:change-info>
              <dc:creator>James Kulp</dc:creator>
              <dc:date>2017-03-10T11:42:44</dc:date>
            </office:change-info>
            <text:p text:style-name="P12">hus t</text:p>
          </text:deletion>
        </text:changed-region>
        <text:changed-region xml:id="ct106102875922688" text:id="ct106102875922688">
          <text:insertion>
            <office:change-info>
              <dc:creator>James Kulp</dc:creator>
              <dc:date>2017-03-10T11:45:20</dc:date>
            </office:change-info>
          </text:insertion>
        </text:changed-region>
        <text:changed-region xml:id="ct106102875922912" text:id="ct106102875922912">
          <text:deletion>
            <office:change-info>
              <dc:creator>James Kulp</dc:creator>
              <dc:date>2017-03-10T11:45:22</dc:date>
            </office:change-info>
            <text:p text:style-name="P12">d</text:p>
          </text:deletion>
        </text:changed-region>
        <text:changed-region xml:id="ct106102875923136" text:id="ct106102875923136">
          <text:deletion>
            <office:change-info>
              <dc:creator>James Kulp</dc:creator>
              <dc:date>2017-03-10T11:43:03</dc:date>
            </office:change-info>
            <text:p text:style-name="P12">host</text:p>
          </text:deletion>
        </text:changed-region>
        <text:changed-region xml:id="ct106102875923360" text:id="ct106102875923360">
          <text:insertion>
            <office:change-info>
              <dc:creator>James Kulp</dc:creator>
              <dc:date>2017-03-10T11:43:03</dc:date>
            </office:change-info>
          </text:insertion>
        </text:changed-region>
        <text:changed-region xml:id="ct106102875923584" text:id="ct106102875923584">
          <text:deletion>
            <office:change-info>
              <dc:creator>James Kulp</dc:creator>
              <dc:date>2017-03-10T11:43:12</dc:date>
            </office:change-info>
            <text:p text:style-name="P12"><text:span text:style-name="T11">host</text:span></text:p>
          </text:deletion>
        </text:changed-region>
        <text:changed-region xml:id="ct106102875923808" text:id="ct106102875923808">
          <text:insertion>
            <office:change-info>
              <dc:creator>James Kulp</dc:creator>
              <dc:date>2017-03-10T11:43:12</dc:date>
            </office:change-info>
          </text:insertion>
        </text:changed-region>
        <text:changed-region xml:id="ct106102875924032" text:id="ct106102875924032">
          <text:insertion>
            <office:change-info>
              <dc:creator>James Kulp</dc:creator>
              <dc:date>2017-03-03T07:59:34</dc:date>
            </office:change-info>
          </text:insertion>
        </text:changed-region>
        <text:changed-region xml:id="ct106102875924480" text:id="ct106102875924480">
          <text:deletion>
            <office:change-info>
              <dc:creator>James Kulp</dc:creator>
              <dc:date>2017-03-03T07:59:41</dc:date>
            </office:change-info>
            <text:p text:style-name="P13"><text:span text:style-name="T12">tools/cdk/include/rcc/</text:span></text:p>
          </text:deletion>
        </text:changed-region>
        <text:changed-region xml:id="ct106102875924256" text:id="ct106102875924256">
          <text:deletion>
            <office:change-info>
              <dc:creator>James Kulp</dc:creator>
              <dc:date>2017-03-10T11:43:21</dc:date>
            </office:change-info>
            <text:p text:style-name="P13"><text:span text:style-name="T12">linux-c6-x86_64</text:span></text:p>
          </text:deletion>
        </text:changed-region>
        <text:changed-region xml:id="ct106102875924704" text:id="ct106102875924704">
          <text:insertion>
            <office:change-info>
              <dc:creator>James Kulp</dc:creator>
              <dc:date>2017-03-10T11:43:21</dc:date>
            </office:change-info>
          </text:insertion>
        </text:changed-region>
        <text:changed-region xml:id="ct106102875925152" text:id="ct106102875925152">
          <text:deletion>
            <office:change-info>
              <dc:creator>James Kulp</dc:creator>
              <dc:date>2017-03-10T11:43:28</dc:date>
            </office:change-info>
            <text:p text:style-name="P13">linux-</text:p>
          </text:deletion>
        </text:changed-region>
        <text:changed-region xml:id="ct106102875924928" text:id="ct106102875924928">
          <text:deletion>
            <office:change-info>
              <dc:creator>James Kulp</dc:creator>
              <dc:date>2017-03-03T07:59:51</dc:date>
            </office:change-info>
            <text:p text:style-name="P13">zynq</text:p>
          </text:deletion>
        </text:changed-region>
        <text:changed-region xml:id="ct106102875925376" text:id="ct106102875925376">
          <text:insertion>
            <office:change-info>
              <dc:creator>James Kulp</dc:creator>
              <dc:date>2017-03-03T07:59:51</dc:date>
            </office:change-info>
          </text:insertion>
        </text:changed-region>
        <text:changed-region xml:id="ct106102875925600" text:id="ct106102875925600">
          <text:deletion>
            <office:change-info>
              <dc:creator>James Kulp</dc:creator>
              <dc:date>2017-03-10T11:43:32</dc:date>
            </office:change-info>
            <text:p text:style-name="P13"><text:span text:style-name="T9">-arm</text:span></text:p>
          </text:deletion>
        </text:changed-region>
        <text:changed-region xml:id="ct106102875925824" text:id="ct106102875925824">
          <text:deletion>
            <office:change-info>
              <dc:creator>James Kulp</dc:creator>
              <dc:date>2017-03-03T08:00:01</dc:date>
            </office:change-info>
            <text:p text:style-name="P12">zynq</text:p>
          </text:deletion>
        </text:changed-region>
        <text:changed-region xml:id="ct106102875926048" text:id="ct106102875926048">
          <text:insertion>
            <office:change-info>
              <dc:creator>James Kulp</dc:creator>
              <dc:date>2017-03-03T08:00:01</dc:date>
            </office:change-info>
          </text:insertion>
        </text:changed-region>
        <text:changed-region xml:id="ct106102875926272" text:id="ct106102875926272">
          <text:insertion>
            <office:change-info>
              <dc:creator>James Kulp</dc:creator>
              <dc:date>2017-03-10T11:44:17</dc:date>
            </office:change-info>
          </text:insertion>
        </text:changed-region>
        <text:changed-region xml:id="ct106102875926496" text:id="ct106102875926496">
          <text:deletion>
            <office:change-info>
              <dc:creator>James Kulp</dc:creator>
              <dc:date>2017-03-10T11:45:09</dc:date>
            </office:change-info>
            <text:p text:style-name="P12">version of linux with an ARM processor, </text:p>
          </text:deletion>
        </text:changed-region>
        <text:changed-region xml:id="ct106102875926720" text:id="ct106102875926720">
          <text:insertion>
            <office:change-info>
              <dc:creator>James Kulp</dc:creator>
              <dc:date>2017-03-10T11:45:10</dc:date>
            </office:change-info>
          </text:insertion>
        </text:changed-region>
        <text:changed-region xml:id="ct106102875929184" text:id="ct106102875929184">
          <text:deletion>
            <office:change-info>
              <dc:creator>James Kulp</dc:creator>
              <dc:date>2017-03-10T11:47:15</dc:date>
            </office:change-info>
            <text:p text:style-name="P12"><text:span text:style-name="Code"/></text:p>
            <text:p text:style-name="P12"><text:span text:style-name="T11">Thus the required “target” file in a platform's directory contains the target triple used here. <text:s/>E.g. since </text:span><text:span text:style-name="Code">platforms/</text:span></text:p>
          </text:deletion>
        </text:changed-region>
        <text:changed-region xml:id="ct106102875928960" text:id="ct106102875928960">
          <text:deletion>
            <office:change-info>
              <dc:creator>James Kulp</dc:creator>
              <dc:date>2017-03-10T11:46:09</dc:date>
            </office:change-info>
            <text:p text:style-name="P12"><text:span text:style-name="Code">zed</text:span></text:p>
          </text:deletion>
        </text:changed-region>
        <text:changed-region xml:id="ct106102875928736" text:id="ct106102875928736">
          <text:deletion>
            <office:change-info>
              <dc:creator>James Kulp</dc:creator>
              <dc:date>2017-03-10T11:47:15</dc:date>
            </office:change-info>
            <text:p text:style-name="P12"><text:span text:style-name="Code">/target</text:span><text:span text:style-name="Code"><text:span text:style-name="T11"> file contains “</text:span></text:span></text:p>
          </text:deletion>
        </text:changed-region>
        <text:changed-region xml:id="ct106102875928512" text:id="ct106102875928512">
          <text:deletion>
            <office:change-info>
              <dc:creator>James Kulp</dc:creator>
              <dc:date>2017-03-03T08:00:32</dc:date>
            </office:change-info>
            <text:p text:style-name="P12"><text:span text:style-name="Code"><text:span text:style-name="T11">l</text:span></text:span></text:p>
          </text:deletion>
        </text:changed-region>
        <text:changed-region xml:id="ct106102875928288" text:id="ct106102875928288">
          <text:deletion>
            <office:change-info>
              <dc:creator>James Kulp</dc:creator>
              <dc:date>2017-03-10T11:47:15</dc:date>
            </office:change-info>
            <text:p text:style-name="P12"><text:span text:style-name="Code">inux-</text:span></text:p>
          </text:deletion>
        </text:changed-region>
        <text:changed-region xml:id="ct106102875928064" text:id="ct106102875928064">
          <text:deletion>
            <office:change-info>
              <dc:creator>James Kulp</dc:creator>
              <dc:date>2017-03-03T08:00:26</dc:date>
            </office:change-info>
            <text:p text:style-name="P12"><text:span text:style-name="Code">zynq</text:span></text:p>
          </text:deletion>
        </text:changed-region>
        <text:changed-region xml:id="ct106102875927840" text:id="ct106102875927840">
          <text:deletion>
            <office:change-info>
              <dc:creator>James Kulp</dc:creator>
              <dc:date>2017-03-10T11:47:15</dc:date>
            </office:change-info>
            <text:p text:style-name="P12"><text:span text:style-name="Code">-arm</text:span><text:span text:style-name="Code"><text:span text:style-name="T11">”, cross-building for the </text:span></text:span></text:p>
          </text:deletion>
        </text:changed-region>
        <text:changed-region xml:id="ct106102875927616" text:id="ct106102875927616">
          <text:deletion>
            <office:change-info>
              <dc:creator>James Kulp</dc:creator>
              <dc:date>2017-03-10T11:46:39</dc:date>
            </office:change-info>
            <text:p text:style-name="P12"><text:span text:style-name="Code">zed</text:span></text:p>
          </text:deletion>
        </text:changed-region>
        <text:changed-region xml:id="ct106102875927392" text:id="ct106102875927392">
          <text:deletion>
            <office:change-info>
              <dc:creator>James Kulp</dc:creator>
              <dc:date>2017-03-10T11:47:15</dc:date>
            </office:change-info>
            <text:p text:style-name="P12"><text:span text:style-name="Code"><text:span text:style-name="T11"><text:s/>platform on a CentOS6 development host looks for the file named “</text:span></text:span><text:span text:style-name="Code">linux-c6-x86_64=linux-</text:span></text:p>
          </text:deletion>
        </text:changed-region>
        <text:changed-region xml:id="ct106102875927168" text:id="ct106102875927168">
          <text:deletion>
            <office:change-info>
              <dc:creator>James Kulp</dc:creator>
              <dc:date>2017-03-03T08:00:51</dc:date>
            </office:change-info>
            <text:p text:style-name="P12"><text:span text:style-name="Code">zynq</text:span></text:p>
          </text:deletion>
        </text:changed-region>
        <text:changed-region xml:id="ct106102875926944" text:id="ct106102875926944">
          <text:deletion>
            <office:change-info>
              <dc:creator>James Kulp</dc:creator>
              <dc:date>2017-03-10T11:47:09</dc:date>
            </office:change-info>
            <text:p text:style-name="P12"><text:span text:style-name="Code">-arm.mk</text:span><text:span text:style-name="Code"><text:span text:style-name="T11">”</text:span></text:span></text:p>
          </text:deletion>
        </text:changed-region>
        <text:changed-region xml:id="ct106102875929408" text:id="ct106102875929408">
          <text:deletion>
            <office:change-info>
              <dc:creator>James Kulp</dc:creator>
              <dc:date>2017-03-03T08:00:58</dc:date>
            </office:change-info>
            <text:p text:style-name="P12"><text:span text:style-name="Code">zynq</text:span></text:p>
          </text:deletion>
        </text:changed-region>
        <text:changed-region xml:id="ct106102875929632" text:id="ct106102875929632">
          <text:insertion>
            <office:change-info>
              <dc:creator>James Kulp</dc:creator>
              <dc:date>2017-03-03T08:00:58</dc:date>
            </office:change-info>
          </text:insertion>
        </text:changed-region>
        <text:changed-region xml:id="ct106102875929856" text:id="ct106102875929856">
          <text:deletion>
            <office:change-info>
              <dc:creator>James Kulp</dc:creator>
              <dc:date>2017-03-10T11:47:48</dc:date>
            </office:change-info>
            <text:list xml:id="list113103458473007" text:continue-numbering="true" text:style-name="WWNum32">
              <text:list-item>
                <text:p text:style-name="P5">zynq</text:p>
              </text:list-item>
            </text:list>
          </text:deletion>
        </text:changed-region>
        <text:changed-region xml:id="ct106102875930080" text:id="ct106102875930080">
          <text:insertion>
            <office:change-info>
              <dc:creator>James Kulp</dc:creator>
              <dc:date>2017-03-10T11:47:48</dc:date>
            </office:change-info>
          </text:insertion>
        </text:changed-region>
        <text:changed-region xml:id="ct106102875930304" text:id="ct106102875930304">
          <text:deletion>
            <office:change-info>
              <dc:creator>James Kulp</dc:creator>
              <dc:date>2017-03-10T11:47:56</dc:date>
            </office:change-info>
            <text:list xml:id="list113103367532441" text:continue-numbering="true" text:style-name="WWNum32">
              <text:list-item>
                <text:p text:style-name="P5">zynq</text:p>
              </text:list-item>
            </text:list>
          </text:deletion>
        </text:changed-region>
        <text:changed-region xml:id="ct106102875930528" text:id="ct106102875930528">
          <text:insertion>
            <office:change-info>
              <dc:creator>James Kulp</dc:creator>
              <dc:date>2017-03-10T11:47:56</dc:date>
            </office:change-info>
          </text:insertion>
        </text:changed-region>
        <text:changed-region xml:id="ct106102875930752" text:id="ct106102875930752">
          <text:deletion>
            <office:change-info>
              <dc:creator>James Kulp</dc:creator>
              <dc:date>2017-03-10T11:48:00</dc:date>
            </office:change-info>
            <text:list xml:id="list113102803017025" text:continue-numbering="true" text:style-name="WWNum32">
              <text:list-item>
                <text:p text:style-name="P5">zynq</text:p>
              </text:list-item>
            </text:list>
          </text:deletion>
        </text:changed-region>
        <text:changed-region xml:id="ct106102875930976" text:id="ct106102875930976">
          <text:insertion>
            <office:change-info>
              <dc:creator>James Kulp</dc:creator>
              <dc:date>2017-03-10T11:48:00</dc:date>
            </office:change-info>
          </text:insertion>
        </text:changed-region>
        <text:changed-region xml:id="ct106102875931200" text:id="ct106102875931200">
          <text:deletion>
            <office:change-info>
              <dc:creator>James Kulp</dc:creator>
              <dc:date>2017-03-10T11:48:04</dc:date>
            </office:change-info>
            <text:list xml:id="list113102341646482" text:continue-numbering="true" text:style-name="WWNum32">
              <text:list-item>
                <text:p text:style-name="P5">zynq</text:p>
              </text:list-item>
            </text:list>
          </text:deletion>
        </text:changed-region>
        <text:changed-region xml:id="ct106102875931424" text:id="ct106102875931424">
          <text:insertion>
            <office:change-info>
              <dc:creator>James Kulp</dc:creator>
              <dc:date>2017-03-10T11:48:04</dc:date>
            </office:change-info>
          </text:insertion>
        </text:changed-region>
        <text:changed-region xml:id="ct106102875931648" text:id="ct106102875931648">
          <text:insertion>
            <office:change-info>
              <dc:creator>James Kulp</dc:creator>
              <dc:date>2017-03-03T08:03:45</dc:date>
            </office:change-info>
          </text:insertion>
        </text:changed-region>
        <text:changed-region xml:id="ct106102875931872" text:id="ct106102875931872">
          <text:deletion>
            <office:change-info>
              <dc:creator>James Kulp</dc:creator>
              <dc:date>2017-03-03T08:03:49</dc:date>
            </office:change-info>
            <text:list xml:id="list113103050300112" text:continue-numbering="true" text:style-name="WWNum32">
              <text:list-item>
                <text:p text:style-name="P5"><text:span text:style-name="T13">A</text:span></text:p>
              </text:list-item>
            </text:list>
          </text:deletion>
        </text:changed-region>
        <text:changed-region xml:id="ct106102875932096" text:id="ct106102875932096">
          <text:insertion>
            <office:change-info>
              <dc:creator>James Kulp</dc:creator>
              <dc:date>2017-03-03T08:03:49</dc:date>
            </office:change-info>
          </text:insertion>
        </text:changed-region>
        <text:changed-region xml:id="ct106102875932320" text:id="ct106102875932320">
          <text:insertion>
            <office:change-info>
              <dc:creator>James Kulp</dc:creator>
              <dc:date>2017-03-03T08:03:38</dc:date>
            </office:change-info>
          </text:insertion>
        </text:changed-region>
        <text:changed-region xml:id="ct106102875932768" text:id="ct106102875932768">
          <text:deletion>
            <office:change-info>
              <dc:creator>James Kulp</dc:creator>
              <dc:date>2017-03-03T08:02:18</dc:date>
            </office:change-info>
            <text:list xml:id="list113103022229701" text:continue-numbering="true" text:style-name="WWNum32">
              <text:list-item>
                <text:p text:style-name="P5"><text:span text:style-name="T13">Environment scripts (3) to</text:span></text:p>
              </text:list-item>
            </text:list>
          </text:deletion>
        </text:changed-region>
        <text:changed-region xml:id="ct106102875932544" text:id="ct106102875932544">
          <text:deletion>
            <office:change-info>
              <dc:creator>James Kulp</dc:creator>
              <dc:date>2017-03-03T08:04:31</dc:date>
            </office:change-info>
            <text:list xml:id="list113103316241273" text:continue-numbering="true" text:style-name="WWNum32">
              <text:list-item>
                <text:p text:style-name="P5"><text:span text:style-name="T13"><text:s/>set</text:span></text:p>
              </text:list-item>
            </text:list>
          </text:deletion>
        </text:changed-region>
        <text:changed-region xml:id="ct106102875932992" text:id="ct106102875932992">
          <text:insertion>
            <office:change-info>
              <dc:creator>James Kulp</dc:creator>
              <dc:date>2017-03-03T08:05:06</dc:date>
            </office:change-info>
          </text:insertion>
        </text:changed-region>
        <text:changed-region xml:id="ct106102875933216" text:id="ct106102875933216">
          <text:insertion>
            <office:change-info>
              <dc:creator>James Kulp</dc:creator>
              <dc:date>2017-03-03T08:05:13</dc:date>
            </office:change-info>
          </text:insertion>
        </text:changed-region>
        <text:changed-region xml:id="ct106102875933440" text:id="ct106102875933440">
          <text:insertion>
            <office:change-info>
              <dc:creator>James Kulp</dc:creator>
              <dc:date>2017-03-03T08:02:34</dc:date>
            </office:change-info>
          </text:insertion>
        </text:changed-region>
        <text:changed-region xml:id="ct106102875934784" text:id="ct106102875934784">
          <text:deletion>
            <office:change-info>
              <dc:creator>James Kulp</dc:creator>
              <dc:date>2017-03-03T08:05:17</dc:date>
            </office:change-info>
            <text:list xml:id="list113103053246720" text:continue-numbering="true" text:style-name="WWNum32">
              <text:list-item>
                <text:p text:style-name="P5"><text:span text:style-name="T13">.</text:span></text:p>
              </text:list-item>
            </text:list>
          </text:deletion>
        </text:changed-region>
        <text:changed-region xml:id="ct106102875934560" text:id="ct106102875934560">
          <text:deletion>
            <office:change-info>
              <dc:creator>James Kulp</dc:creator>
              <dc:date>2017-03-03T08:04:43</dc:date>
            </office:change-info>
            <text:list xml:id="list113103870892393" text:continue-numbering="true" text:style-name="WWNum32">
              <text:list-item>
                <text:p text:style-name="P5"/>
              </text:list-item>
              <text:list-item>
                <text:p text:style-name="P5"/>
              </text:list-item>
            </text:list>
          </text:deletion>
        </text:changed-region>
        <text:changed-region xml:id="ct106102875934336" text:id="ct106102875934336">
          <text:deletion>
            <office:change-info>
              <dc:creator>James Kulp</dc:creator>
              <dc:date>2017-03-03T08:03:34</dc:date>
            </office:change-info>
            <text:list xml:id="list113102849376148" text:continue-numbering="true" text:style-name="WWNum32">
              <text:list-item>
                <text:p text:style-name="P5"><text:span text:style-name="T13">A</text:span></text:p>
              </text:list-item>
            </text:list>
          </text:deletion>
        </text:changed-region>
        <text:changed-region xml:id="ct106102875934112" text:id="ct106102875934112">
          <text:deletion>
            <office:change-info>
              <dc:creator>James Kulp</dc:creator>
              <dc:date>2017-03-03T08:04:43</dc:date>
            </office:change-info>
            <text:list xml:id="list113103684537445" text:continue-numbering="true" text:style-name="WWNum32">
              <text:list-item>
                <text:p text:style-name="P5"><text:span text:style-name="T13">n environment script to set up </text:span></text:p>
              </text:list-item>
            </text:list>
          </text:deletion>
        </text:changed-region>
        <text:changed-region xml:id="ct106102875933888" text:id="ct106102875933888">
          <text:deletion>
            <office:change-info>
              <dc:creator>James Kulp</dc:creator>
              <dc:date>2017-03-03T08:02:42</dc:date>
            </office:change-info>
            <text:list xml:id="list113103977832702" text:continue-numbering="true" text:style-name="WWNum32">
              <text:list-item>
                <text:p text:style-name="P5"><text:span text:style-name="T13">environment variables</text:span></text:p>
              </text:list-item>
            </text:list>
          </text:deletion>
        </text:changed-region>
        <text:changed-region xml:id="ct106102875933664" text:id="ct106102875933664">
          <text:deletion>
            <office:change-info>
              <dc:creator>James Kulp</dc:creator>
              <dc:date>2017-03-03T08:04:41</dc:date>
            </office:change-info>
            <text:list xml:id="list113102766619024" text:continue-numbering="true" text:style-name="WWNum32">
              <text:list-item>
                <text:p text:style-name="P5"><text:span text:style-name="T13"><text:s/>for building C/C++ components.</text:span></text:p>
              </text:list-item>
            </text:list>
          </text:deletion>
        </text:changed-region>
        <text:changed-region xml:id="ct106102875935008" text:id="ct106102875935008">
          <text:insertion>
            <office:change-info>
              <dc:creator>James Kulp</dc:creator>
              <dc:date>2017-03-03T08:05:17</dc:date>
            </office:change-info>
          </text:insertion>
        </text:changed-region>
        <text:changed-region xml:id="ct106102875935232" text:id="ct106102875935232">
          <text:insertion>
            <office:change-info>
              <dc:creator>James Kulp</dc:creator>
              <dc:date>2017-03-03T08:03:20</dc:date>
            </office:change-info>
          </text:insertion>
        </text:changed-region>
        <text:changed-region xml:id="ct106102875935456" text:id="ct106102875935456">
          <text:insertion>
            <office:change-info>
              <dc:creator>James Kulp</dc:creator>
              <dc:date>2017-03-03T08:02:54</dc:date>
            </office:change-info>
          </text:insertion>
        </text:changed-region>
        <text:changed-region xml:id="ct106102875935680" text:id="ct106102875935680">
          <text:insertion>
            <office:change-info>
              <dc:creator>James Kulp</dc:creator>
              <dc:date>2017-03-03T08:03:03</dc:date>
            </office:change-info>
          </text:insertion>
        </text:changed-region>
        <text:changed-region xml:id="ct106102875935904" text:id="ct106102875935904">
          <text:insertion>
            <office:change-info>
              <dc:creator>James Kulp</dc:creator>
              <dc:date>2017-03-03T08:11:19</dc:date>
            </office:change-info>
          </text:insertion>
        </text:changed-region>
        <text:changed-region xml:id="ct106102875936128" text:id="ct106102875936128">
          <text:insertion>
            <office:change-info>
              <dc:creator>James Kulp</dc:creator>
              <dc:date>2017-03-03T08:16:07</dc:date>
            </office:change-info>
          </text:insertion>
        </text:changed-region>
        <text:changed-region xml:id="ct106102875936352" text:id="ct106102875936352">
          <text:insertion>
            <office:change-info>
              <dc:creator>James Kulp</dc:creator>
              <dc:date>2017-03-03T08:17:02</dc:date>
            </office:change-info>
          </text:insertion>
        </text:changed-region>
        <text:changed-region xml:id="ct106102875936576" text:id="ct106102875936576">
          <text:insertion>
            <office:change-info>
              <dc:creator>James Kulp</dc:creator>
              <dc:date>2017-03-03T08:18:00</dc:date>
            </office:change-info>
          </text:insertion>
        </text:changed-region>
        <text:changed-region xml:id="ct106102875936800" text:id="ct106102875936800">
          <text:insertion>
            <office:change-info>
              <dc:creator>James Kulp</dc:creator>
              <dc:date>2017-03-03T08:19:29</dc:date>
            </office:change-info>
          </text:insertion>
        </text:changed-region>
        <text:changed-region xml:id="ct106102875937024" text:id="ct106102875937024">
          <text:insertion>
            <office:change-info>
              <dc:creator>James Kulp</dc:creator>
              <dc:date>2017-03-03T08:20:00</dc:date>
            </office:change-info>
          </text:insertion>
        </text:changed-region>
        <text:changed-region xml:id="ct106102875937248" text:id="ct106102875937248">
          <text:insertion>
            <office:change-info>
              <dc:creator>James Kulp</dc:creator>
              <dc:date>2017-03-03T08:21:39</dc:date>
            </office:change-info>
          </text:insertion>
        </text:changed-region>
        <text:changed-region xml:id="ct106102875937472" text:id="ct106102875937472">
          <text:insertion>
            <office:change-info>
              <dc:creator>James Kulp</dc:creator>
              <dc:date>2017-03-03T08:22:02</dc:date>
            </office:change-info>
          </text:insertion>
        </text:changed-region>
        <text:changed-region xml:id="ct106102875937696" text:id="ct106102875937696">
          <text:insertion>
            <office:change-info>
              <dc:creator>James Kulp</dc:creator>
              <dc:date>2017-03-03T08:23:30</dc:date>
            </office:change-info>
          </text:insertion>
        </text:changed-region>
        <text:changed-region xml:id="ct106102875937920" text:id="ct106102875937920">
          <text:deletion>
            <office:change-info>
              <dc:creator>James Kulp</dc:creator>
              <dc:date>2017-03-03T08:23:43</dc:date>
            </office:change-info>
            <text:p text:style-name="P14">W</text:p>
          </text:deletion>
        </text:changed-region>
        <text:changed-region xml:id="ct106102875938144" text:id="ct106102875938144">
          <text:insertion>
            <office:change-info>
              <dc:creator>James Kulp</dc:creator>
              <dc:date>2017-03-03T08:23:43</dc:date>
            </office:change-info>
          </text:insertion>
        </text:changed-region>
        <text:changed-region xml:id="ct106102875938368" text:id="ct106102875938368">
          <text:insertion>
            <office:change-info>
              <dc:creator>James Kulp</dc:creator>
              <dc:date>2017-03-03T08:25:16</dc:date>
            </office:change-info>
          </text:insertion>
        </text:changed-region>
        <text:changed-region xml:id="ct106102875938592" text:id="ct106102875938592">
          <text:deletion>
            <office:change-info>
              <dc:creator>James Kulp</dc:creator>
              <dc:date>2017-03-03T08:26:41</dc:date>
            </office:change-info>
            <text:list xml:id="list113103147779792" text:continue-numbering="true" text:style-name="WWNum32">
              <text:list-item>
                <text:p text:style-name="P15">.</text:p>
              </text:list-item>
            </text:list>
          </text:deletion>
        </text:changed-region>
        <text:changed-region xml:id="ct106102875938816" text:id="ct106102875938816">
          <text:insertion>
            <office:change-info>
              <dc:creator>James Kulp</dc:creator>
              <dc:date>2017-03-03T08:26:41</dc:date>
            </office:change-info>
          </text:insertion>
        </text:changed-region>
        <text:changed-region xml:id="ct106102875939040" text:id="ct106102875939040">
          <text:insertion>
            <office:change-info>
              <dc:creator>James Kulp</dc:creator>
              <dc:date>2017-03-03T08:27:00</dc:date>
            </office:change-info>
          </text:insertion>
        </text:changed-region>
        <text:changed-region xml:id="ct105553126369792" text:id="ct105553126369792">
          <text:deletion>
            <office:change-info>
              <dc:creator>James Kulp</dc:creator>
              <dc:date>2017-03-11T11:05:08</dc:date>
            </office:change-info>
            <text:p text:style-name="P16">server</text:p>
          </text:deletion>
        </text:changed-region>
        <text:changed-region xml:id="ct106102878086592" text:id="ct106102878086592">
          <text:insertion>
            <office:change-info>
              <dc:creator>James Kulp</dc:creator>
              <dc:date>2017-03-11T11:05:08</dc:date>
            </office:change-info>
          </text:insertion>
        </text:changed-region>
        <text:changed-region xml:id="ct107202389723104" text:id="ct107202389723104">
          <text:deletion>
            <office:change-info>
              <dc:creator>James Kulp</dc:creator>
              <dc:date>2017-03-11T11:05:20</dc:date>
            </office:change-info>
            <text:p text:style-name="P16"><text:span text:style-name="T14">server</text:span></text:p>
          </text:deletion>
        </text:changed-region>
        <text:changed-region xml:id="ct105553126376512" text:id="ct105553126376512">
          <text:insertion>
            <office:change-info>
              <dc:creator>James Kulp</dc:creator>
              <dc:date>2017-03-11T11:05:20</dc:date>
            </office:change-info>
          </text:insertion>
        </text:changed-region>
        <text:changed-region xml:id="ct106102875939264" text:id="ct106102875939264">
          <text:insertion>
            <office:change-info>
              <dc:creator>James Kulp</dc:creator>
              <dc:date>2017-03-03T08:28:54</dc:date>
            </office:change-info>
          </text:insertion>
        </text:changed-region>
        <text:changed-region xml:id="ct106102875939488" text:id="ct106102875939488">
          <text:deletion>
            <office:change-info>
              <dc:creator>James Kulp</dc:creator>
              <dc:date>2017-03-03T08:29:00</dc:date>
            </office:change-info>
            <text:p text:style-name="P17">D</text:p>
          </text:deletion>
        </text:changed-region>
        <text:changed-region xml:id="ct106102875939712" text:id="ct106102875939712">
          <text:insertion>
            <office:change-info>
              <dc:creator>James Kulp</dc:creator>
              <dc:date>2017-03-03T08:29:00</dc:date>
            </office:change-info>
          </text:insertion>
        </text:changed-region>
        <text:changed-region xml:id="ct106102875939936" text:id="ct106102875939936">
          <text:deletion>
            <office:change-info>
              <dc:creator>James Kulp</dc:creator>
              <dc:date>2017-03-10T15:25:09</dc:date>
            </office:change-info>
            <text:p text:style-name="P18"><text:span text:style-name="T15">[</text:span></text:p>
          </text:deletion>
        </text:changed-region>
        <text:changed-region xml:id="ct106102875940160" text:id="ct106102875940160">
          <text:deletion>
            <office:change-info>
              <dc:creator>James Kulp</dc:creator>
              <dc:date>2017-03-10T15:24:49</dc:date>
            </office:change-info>
            <text:p text:style-name="P18"><text:s/>currently</text:p>
          </text:deletion>
        </text:changed-region>
        <text:changed-region xml:id="ct106102875940384" text:id="ct106102875940384">
          <text:insertion>
            <office:change-info>
              <dc:creator>James Kulp</dc:creator>
              <dc:date>2017-03-03T08:30:05</dc:date>
            </office:change-info>
          </text:insertion>
        </text:changed-region>
        <text:changed-region xml:id="ct106102875940608" text:id="ct106102875940608">
          <text:insertion>
            <office:change-info>
              <dc:creator>James Kulp</dc:creator>
              <dc:date>2017-03-03T08:30:45</dc:date>
            </office:change-info>
          </text:insertion>
        </text:changed-region>
        <text:changed-region xml:id="ct106102875940832" text:id="ct106102875940832">
          <text:insertion>
            <office:change-info>
              <dc:creator>James Kulp</dc:creator>
              <dc:date>2017-03-11T10:03:01</dc:date>
            </office:change-info>
          </text:insertion>
        </text:changed-region>
        <text:changed-region xml:id="ct106102875941056" text:id="ct106102875941056">
          <text:deletion>
            <office:change-info>
              <dc:creator>James Kulp</dc:creator>
              <dc:date>2017-03-11T10:03:01</dc:date>
            </office:change-info>
            <text:list xml:id="list113102951660920" text:continue-numbering="true" text:style-name="WWNum32">
              <text:list-item>
                <text:p text:style-name="P5">ot</text:p>
              </text:list-item>
            </text:list>
          </text:deletion>
        </text:changed-region>
        <text:changed-region xml:id="ct106102875941280" text:id="ct106102875941280">
          <text:insertion>
            <office:change-info>
              <dc:creator>James Kulp</dc:creator>
              <dc:date>2017-03-11T10:03:01</dc:date>
            </office:change-info>
          </text:insertion>
        </text:changed-region>
        <text:changed-region xml:id="ct106102875941504" text:id="ct106102875941504">
          <text:deletion>
            <office:change-info>
              <dc:creator>James Kulp</dc:creator>
              <dc:date>2017-03-11T10:03:01</dc:date>
            </office:change-info>
            <text:list xml:id="list113103114795754" text:continue-numbering="true" text:style-name="WWNum32">
              <text:list-item>
                <text:p text:style-name="P5"><text:s/>bitstreams to the boot flash, <text:span text:style-name="T16">whose name is:<text:line-break/></text:span><text:span text:style-name="Code">loadFlash_</text:span><text:span text:style-name="Code"><text:span text:style-name="T7">&lt;platform&gt;</text:span></text:span></text:p>
              </text:list-item>
            </text:list>
          </text:deletion>
        </text:changed-region>
        <text:changed-region xml:id="ct107202389676736" text:id="ct107202389676736">
          <text:deletion>
            <office:change-info>
              <dc:creator>James Kulp</dc:creator>
              <dc:date>2017-03-11T11:03:02</dc:date>
            </office:change-info>
            <text:p text:style-name="P19"><text:span text:style-name="T17">underneath</text:span></text:p>
          </text:deletion>
        </text:changed-region>
        <text:changed-region xml:id="ct107202389676960" text:id="ct107202389676960">
          <text:insertion>
            <office:change-info>
              <dc:creator>James Kulp</dc:creator>
              <dc:date>2017-03-11T11:03:02</dc:date>
            </office:change-info>
          </text:insertion>
        </text:changed-region>
        <text:changed-region xml:id="ct105553124375680" text:id="ct105553124375680">
          <text:deletion>
            <office:change-info>
              <dc:creator>James Kulp</dc:creator>
              <dc:date>2017-03-11T11:03:07</dc:date>
            </office:change-info>
            <text:p text:style-name="P19"><text:span text:style-name="T17">simulator server</text:span></text:p>
          </text:deletion>
        </text:changed-region>
        <text:changed-region xml:id="ct105553124375904" text:id="ct105553124375904">
          <text:insertion>
            <office:change-info>
              <dc:creator>James Kulp</dc:creator>
              <dc:date>2017-03-11T11:03:07</dc:date>
            </office:change-info>
          </text:insertion>
        </text:changed-region>
        <text:changed-region xml:id="ct106102878054560" text:id="ct106102878054560">
          <text:deletion>
            <office:change-info>
              <dc:creator>James Kulp</dc:creator>
              <dc:date>2017-03-11T11:03:18</dc:date>
            </office:change-info>
            <text:p text:style-name="P19"><text:span text:style-name="T17"><text:s/>as invoked by the “</text:span><text:span text:style-name="Code">ocpihdl simulate</text:span><text:span text:style-name="T17">” command</text:span></text:p>
          </text:deletion>
        </text:changed-region>
        <text:changed-region xml:id="ct106102878055680" text:id="ct106102878055680">
          <text:insertion>
            <office:change-info>
              <dc:creator>James Kulp</dc:creator>
              <dc:date>2017-03-11T11:03:32</dc:date>
            </office:change-info>
          </text:insertion>
        </text:changed-region>
        <text:changed-region xml:id="ct105553126365984" text:id="ct105553126365984">
          <text:insertion>
            <office:change-info>
              <dc:creator>James Kulp</dc:creator>
              <dc:date>2017-03-11T11:04:24</dc:date>
            </office:change-info>
          </text:insertion>
        </text:changed-region>
        <text:changed-region xml:id="ct106102875941728" text:id="ct106102875941728">
          <text:deletion>
            <office:change-info>
              <dc:creator>James Kulp</dc:creator>
              <dc:date>2017-03-09T07:57:45</dc:date>
            </office:change-info>
            <text:p text:style-name="P20">.</text:p>
          </text:deletion>
        </text:changed-region>
        <text:changed-region xml:id="ct106102875941952" text:id="ct106102875941952">
          <text:insertion>
            <office:change-info>
              <dc:creator>James Kulp</dc:creator>
              <dc:date>2017-03-09T07:57:46</dc:date>
            </office:change-info>
          </text:insertion>
        </text:changed-region>
        <text:changed-region xml:id="ct106102875942176" text:id="ct106102875942176">
          <text:insertion>
            <office:change-info>
              <dc:creator>James Kulp</dc:creator>
              <dc:date>2017-03-09T07:59:26</dc:date>
            </office:change-info>
          </text:insertion>
        </text:changed-region>
        <text:changed-region xml:id="ct106102875942624" text:id="ct106102875942624">
          <text:deletion>
            <office:change-info>
              <dc:creator>James Kulp</dc:creator>
              <dc:date>2017-03-09T08:00:57</dc:date>
            </office:change-info>
            <text:p text:style-name="P20"><text:span text:style-name="T18">.</text:span></text:p>
          </text:deletion>
        </text:changed-region>
        <text:changed-region xml:id="ct106102875942400" text:id="ct106102875942400">
          <text:deletion>
            <office:change-info>
              <dc:creator>James Kulp</dc:creator>
              <dc:date>2017-03-09T07:59:42</dc:date>
            </office:change-info>
            <text:p text:style-name="P20">Common slot types are FMC (FPGA Mezzanine Cards) as defined in the VITA 57 standard, and HSMC (High Speed <text:span text:style-name="T19">Mezzanine Card) as defined by Altera</text:span>. <text:s/>This <text:span text:style-name="T19">slot-type support </text:span>process is described in the “Defining New HDL Platform Slot Types” section below. <text:s/><text:span text:style-name="T19">It generally does not involve writing HDL code, <text:s/>just writing descriptive metadata in XML</text:span></text:p>
          </text:deletion>
        </text:changed-region>
        <text:changed-region xml:id="ct106102875942848" text:id="ct106102875942848">
          <text:insertion>
            <office:change-info>
              <dc:creator>James Kulp</dc:creator>
              <dc:date>2017-03-09T08:03:59</dc:date>
            </office:change-info>
          </text:insertion>
        </text:changed-region>
        <text:changed-region xml:id="ct106102875943072" text:id="ct106102875943072">
          <text:deletion>
            <office:change-info>
              <dc:creator>James Kulp</dc:creator>
              <dc:date>2017-03-09T08:04:06</dc:date>
            </office:change-info>
            <text:p text:style-name="P20"><text:span text:style-name="T19">, although there are certainly exceptions to this</text:span></text:p>
          </text:deletion>
        </text:changed-region>
        <text:changed-region xml:id="ct106102875943296" text:id="ct106102875943296">
          <text:insertion>
            <office:change-info>
              <dc:creator>James Kulp</dc:creator>
              <dc:date>2017-03-09T08:04:31</dc:date>
            </office:change-info>
          </text:insertion>
        </text:changed-region>
        <text:changed-region xml:id="ct106102875943520" text:id="ct106102875943520">
          <text:insertion>
            <office:change-info>
              <dc:creator>James Kulp</dc:creator>
              <dc:date>2017-03-09T08:05:00</dc:date>
            </office:change-info>
          </text:insertion>
        </text:changed-region>
        <text:changed-region xml:id="ct106102875943744" text:id="ct106102875943744">
          <text:insertion>
            <office:change-info>
              <dc:creator>James Kulp</dc:creator>
              <dc:date>2017-03-09T08:06:09</dc:date>
            </office:change-info>
          </text:insertion>
        </text:changed-region>
        <text:changed-region xml:id="ct106102875943968" text:id="ct106102875943968">
          <text:deletion>
            <office:change-info>
              <dc:creator>James Kulp</dc:creator>
              <dc:date>2017-03-09T08:01:35</dc:date>
            </office:change-info>
            <text:p text:style-name="P20"><text:span text:style-name="T19">“Device Support for FPGA Platforms”</text:span></text:p>
          </text:deletion>
        </text:changed-region>
        <text:changed-region xml:id="ct106102875944192" text:id="ct106102875944192">
          <text:insertion>
            <office:change-info>
              <dc:creator>James Kulp</dc:creator>
              <dc:date>2017-03-09T08:02:06</dc:date>
            </office:change-info>
          </text:insertion>
        </text:changed-region>
        <text:changed-region xml:id="ct106102875944416" text:id="ct106102875944416">
          <text:deletion>
            <office:change-info>
              <dc:creator>James Kulp</dc:creator>
              <dc:date>2017-03-09T08:06:26</dc:date>
            </office:change-info>
            <text:p text:style-name="P21">“</text:p>
          </text:deletion>
        </text:changed-region>
        <text:changed-region xml:id="ct106102875944640" text:id="ct106102875944640">
          <text:format-change>
            <office:change-info>
              <dc:creator>James Kulp</dc:creator>
              <dc:date>2017-03-09T08:06:32</dc:date>
            </office:change-info>
          </text:format-change>
        </text:changed-region>
        <text:changed-region xml:id="ct106102875944864" text:id="ct106102875944864">
          <text:deletion>
            <office:change-info>
              <dc:creator>James Kulp</dc:creator>
              <dc:date>2017-03-09T08:06:28</dc:date>
            </office:change-info>
            <text:p text:style-name="P21"><text:span text:style-name="FirstEmphasis"><text:span text:style-name="T19">”</text:span></text:span></text:p>
          </text:deletion>
        </text:changed-region>
        <text:changed-region xml:id="ct106102875945088" text:id="ct106102875945088">
          <text:insertion>
            <office:change-info>
              <dc:creator>James Kulp</dc:creator>
              <dc:date>2017-03-09T08:07:38</dc:date>
            </office:change-info>
          </text:insertion>
        </text:changed-region>
        <text:changed-region xml:id="ct106102875945312" text:id="ct106102875945312">
          <text:format-change>
            <office:change-info>
              <dc:creator>James Kulp</dc:creator>
              <dc:date>2017-03-09T08:06:40</dc:date>
            </office:change-info>
          </text:format-change>
        </text:changed-region>
        <text:changed-region xml:id="ct106102875945536" text:id="ct106102875945536">
          <text:deletion>
            <office:change-info>
              <dc:creator>James Kulp</dc:creator>
              <dc:date>2017-03-09T08:06:52</dc:date>
            </office:change-info>
            <text:p text:style-name="P21">the</text:p>
          </text:deletion>
        </text:changed-region>
        <text:changed-region xml:id="ct106102875945760" text:id="ct106102875945760">
          <text:insertion>
            <office:change-info>
              <dc:creator>James Kulp</dc:creator>
              <dc:date>2017-03-09T08:06:52</dc:date>
            </office:change-info>
          </text:insertion>
        </text:changed-region>
        <text:changed-region xml:id="ct106102875945984" text:id="ct106102875945984">
          <text:format-change>
            <office:change-info>
              <dc:creator>James Kulp</dc:creator>
              <dc:date>2017-03-09T08:06:43</dc:date>
            </office:change-info>
          </text:format-change>
        </text:changed-region>
        <text:changed-region xml:id="ct106102875946208" text:id="ct106102875946208">
          <text:deletion>
            <office:change-info>
              <dc:creator>James Kulp</dc:creator>
              <dc:date>2017-03-09T08:06:55</dc:date>
            </office:change-info>
            <text:p text:style-name="P21"><text:span text:style-name="FirstEmphasis"><text:span text:style-name="T19">.</text:span></text:span></text:p>
          </text:deletion>
        </text:changed-region>
        <text:changed-region xml:id="ct106102875946432" text:id="ct106102875946432">
          <text:insertion>
            <office:change-info>
              <dc:creator>James Kulp</dc:creator>
              <dc:date>2017-03-09T08:06:55</dc:date>
            </office:change-info>
          </text:insertion>
        </text:changed-region>
        <text:changed-region xml:id="ct106102875946656" text:id="ct106102875946656">
          <text:insertion>
            <office:change-info>
              <dc:creator>James Kulp</dc:creator>
              <dc:date>2017-03-09T08:07:03</dc:date>
            </office:change-info>
          </text:insertion>
        </text:changed-region>
        <text:changed-region xml:id="ct106102875946880" text:id="ct106102875946880">
          <text:insertion>
            <office:change-info>
              <dc:creator>James Kulp</dc:creator>
              <dc:date>2017-03-09T08:15:03</dc:date>
            </office:change-info>
          </text:insertion>
        </text:changed-region>
        <text:changed-region xml:id="ct106102875947104" text:id="ct106102875947104">
          <text:insertion>
            <office:change-info>
              <dc:creator>James Kulp</dc:creator>
              <dc:date>2017-03-09T08:16:00</dc:date>
            </office:change-info>
          </text:insertion>
        </text:changed-region>
        <text:changed-region xml:id="ct106102875947328" text:id="ct106102875947328">
          <text:insertion>
            <office:change-info>
              <dc:creator>James Kulp</dc:creator>
              <dc:date>2017-03-09T08:22:22</dc:date>
            </office:change-info>
          </text:insertion>
        </text:changed-region>
        <text:changed-region xml:id="ct106102875947552" text:id="ct106102875947552">
          <text:insertion>
            <office:change-info>
              <dc:creator>James Kulp</dc:creator>
              <dc:date>2017-03-09T08:28:35</dc:date>
            </office:change-info>
          </text:insertion>
        </text:changed-region>
        <text:changed-region xml:id="ct106102875947776" text:id="ct106102875947776">
          <text:insertion>
            <office:change-info>
              <dc:creator>James Kulp</dc:creator>
              <dc:date>2017-03-09T08:09:09</dc:date>
            </office:change-info>
          </text:insertion>
        </text:changed-region>
        <text:changed-region xml:id="ct106102875948000" text:id="ct106102875948000">
          <text:insertion>
            <office:change-info>
              <dc:creator>James Kulp</dc:creator>
              <dc:date>2017-03-09T08:10:01</dc:date>
            </office:change-info>
          </text:insertion>
        </text:changed-region>
        <text:changed-region xml:id="ct106102875948224" text:id="ct106102875948224">
          <text:insertion>
            <office:change-info>
              <dc:creator>James Kulp</dc:creator>
              <dc:date>2017-03-09T08:11:00</dc:date>
            </office:change-info>
          </text:insertion>
        </text:changed-region>
        <text:changed-region xml:id="ct106102875948448" text:id="ct106102875948448">
          <text:insertion>
            <office:change-info>
              <dc:creator>James Kulp</dc:creator>
              <dc:date>2017-03-09T08:12:00</dc:date>
            </office:change-info>
          </text:insertion>
        </text:changed-region>
        <text:changed-region xml:id="ct106102875948672" text:id="ct106102875948672">
          <text:insertion>
            <office:change-info>
              <dc:creator>James Kulp</dc:creator>
              <dc:date>2017-03-09T08:08:59</dc:date>
            </office:change-info>
          </text:insertion>
        </text:changed-region>
        <text:changed-region xml:id="ct106102875948896" text:id="ct106102875948896">
          <text:deletion>
            <office:change-info>
              <dc:creator>James Kulp</dc:creator>
              <dc:date>2017-03-09T08:08:30</dc:date>
            </office:change-info>
            <text:p text:style-name="P22">P</text:p>
          </text:deletion>
        </text:changed-region>
        <text:changed-region xml:id="ct106102875949120" text:id="ct106102875949120">
          <text:insertion>
            <office:change-info>
              <dc:creator>James Kulp</dc:creator>
              <dc:date>2017-03-09T08:08:30</dc:date>
            </office:change-info>
          </text:insertion>
        </text:changed-region>
        <text:changed-region xml:id="ct106102875949344" text:id="ct106102875949344">
          <text:insertion>
            <office:change-info>
              <dc:creator>James Kulp</dc:creator>
              <dc:date>2017-03-09T08:34:19</dc:date>
            </office:change-info>
          </text:insertion>
        </text:changed-region>
        <text:changed-region xml:id="ct106102875949568" text:id="ct106102875949568">
          <text:deletion>
            <office:change-info>
              <dc:creator>James Kulp</dc:creator>
              <dc:date>2017-03-09T08:34:28</dc:date>
            </office:change-info>
            <text:p text:style-name="P22">ing</text:p>
          </text:deletion>
        </text:changed-region>
        <text:changed-region xml:id="ct106102875949792" text:id="ct106102875949792">
          <text:insertion>
            <office:change-info>
              <dc:creator>James Kulp</dc:creator>
              <dc:date>2017-03-09T08:34:29</dc:date>
            </office:change-info>
          </text:insertion>
        </text:changed-region>
        <text:changed-region xml:id="ct106102875950016" text:id="ct106102875950016">
          <text:insertion>
            <office:change-info>
              <dc:creator>James Kulp</dc:creator>
              <dc:date>2017-03-09T08:34:40</dc:date>
            </office:change-info>
          </text:insertion>
        </text:changed-region>
        <text:changed-region xml:id="ct106102875950240" text:id="ct106102875950240">
          <text:deletion>
            <office:change-info>
              <dc:creator>James Kulp</dc:creator>
              <dc:date>2017-03-09T08:35:09</dc:date>
            </office:change-info>
            <text:p text:style-name="P22"><text:s/>with that name wherever the platform support code and metadata should live</text:p>
          </text:deletion>
        </text:changed-region>
        <text:changed-region xml:id="ct106102875950464" text:id="ct106102875950464">
          <text:deletion>
            <office:change-info>
              <dc:creator>James Kulp</dc:creator>
              <dc:date>2017-03-09T08:35:21</dc:date>
            </office:change-info>
            <text:p text:style-name="P22">should</text:p>
          </text:deletion>
        </text:changed-region>
        <text:changed-region xml:id="ct106102875950688" text:id="ct106102875950688">
          <text:insertion>
            <office:change-info>
              <dc:creator>James Kulp</dc:creator>
              <dc:date>2017-03-09T08:35:21</dc:date>
            </office:change-info>
          </text:insertion>
        </text:changed-region>
        <text:changed-region xml:id="ct106102875950912" text:id="ct106102875950912">
          <text:insertion>
            <office:change-info>
              <dc:creator>James Kulp</dc:creator>
              <dc:date>2017-03-09T08:35:27</dc:date>
            </office:change-info>
          </text:insertion>
        </text:changed-region>
        <text:changed-region xml:id="ct106102875951136" text:id="ct106102875951136">
          <text:deletion>
            <office:change-info>
              <dc:creator>James Kulp</dc:creator>
              <dc:date>2017-03-09T08:35:37</dc:date>
            </office:change-info>
            <text:p text:style-name="P22"><text:s/>“</text:p>
          </text:deletion>
        </text:changed-region>
        <text:changed-region xml:id="ct106102875951360" text:id="ct106102875951360">
          <text:format-change>
            <office:change-info>
              <dc:creator>James Kulp</dc:creator>
              <dc:date>2017-03-09T08:35:43</dc:date>
            </office:change-info>
          </text:format-change>
        </text:changed-region>
        <text:changed-region xml:id="ct106102875951808" text:id="ct106102875951808">
          <text:deletion>
            <office:change-info>
              <dc:creator>James Kulp</dc:creator>
              <dc:date>2017-03-09T08:37:07</dc:date>
            </office:change-info>
            <text:p text:style-name="P22"><text:span text:style-name="Code"><text:span text:style-name="T377"><text:s/></text:span></text:span></text:p>
          </text:deletion>
        </text:changed-region>
        <text:changed-region xml:id="ct106102875951584" text:id="ct106102875951584">
          <text:deletion>
            <office:change-info>
              <dc:creator>James Kulp</dc:creator>
              <dc:date>2017-03-09T08:35:33</dc:date>
            </office:change-info>
            <text:p text:style-name="P22"><text:span text:style-name="Code"><text:span text:style-name="T377">”</text:span></text:span></text:p>
          </text:deletion>
        </text:changed-region>
        <text:changed-region xml:id="ct106102875952032" text:id="ct106102875952032">
          <text:insertion>
            <office:change-info>
              <dc:creator>James Kulp</dc:creator>
              <dc:date>2017-03-09T08:37:08</dc:date>
            </office:change-info>
          </text:insertion>
        </text:changed-region>
        <text:changed-region xml:id="ct106102875952256" text:id="ct106102875952256">
          <text:insertion>
            <office:change-info>
              <dc:creator>James Kulp</dc:creator>
              <dc:date>2017-03-09T08:35:48</dc:date>
            </office:change-info>
          </text:insertion>
        </text:changed-region>
        <text:changed-region xml:id="ct106102875952480" text:id="ct106102875952480">
          <text:insertion>
            <office:change-info>
              <dc:creator>James Kulp</dc:creator>
              <dc:date>2017-03-09T08:36:07</dc:date>
            </office:change-info>
          </text:insertion>
        </text:changed-region>
        <text:changed-region xml:id="ct106102875952704" text:id="ct106102875952704">
          <text:deletion>
            <office:change-info>
              <dc:creator>James Kulp</dc:creator>
              <dc:date>2017-03-09T08:36:41</dc:date>
            </office:change-info>
            <text:p text:style-name="P22">containing the following line, <text:span text:style-name="T20">usually the last line in the file</text:span>:</text:p>
            <text:p text:style-name="Code">include $(OCPI_CDK_DIR)/include/hdl/platform.mk</text:p>
            <text:p text:style-name="P22"><text:span text:style-name="T21">Directories for platforms supported in the OpenCPI core repository are in the </text:span><text:span text:style-name="Code">hdl/platforms</text:span><text:span text:style-name="T21"> directory, but the directory for any other platform can be anywhere else. <text:s/>If several platforms are being supported together, it is convenient, but not required, to place all their directories in a single </text:span><text:span text:style-name="Code">platforms</text:span><text:span text:style-name="T21"> directory since that name is specially supported in the </text:span><text:span text:style-name="Code">OCPI_HDL_PLATFORM_PATH</text:span><text:span text:style-name="T21"> environment variable. <text:s/>Use of this environment variable is explained in the HDL section of the OpenCPI Component Development Guide.</text:span></text:p>
          </text:deletion>
        </text:changed-region>
        <text:changed-region xml:id="ct106102875952928" text:id="ct106102875952928">
          <text:insertion>
            <office:change-info>
              <dc:creator>James Kulp</dc:creator>
              <dc:date>2017-03-09T08:37:15</dc:date>
            </office:change-info>
          </text:insertion>
        </text:changed-region>
        <text:changed-region xml:id="ct106102875953152" text:id="ct106102875953152">
          <text:deletion>
            <office:change-info>
              <dc:creator>James Kulp</dc:creator>
              <dc:date>2017-03-09T08:37:39</dc:date>
            </office:change-info>
            <text:p text:style-name="P23">Then the “platform worker” <text:span text:style-name="T22">(source code and OWD/XML) </text:span>and other platform-specific files are placed in this directory. <text:s/></text:p>
          </text:deletion>
        </text:changed-region>
        <text:changed-region xml:id="ct105553120112608" text:id="ct105553120112608">
          <text:insertion>
            <office:change-info>
              <dc:creator>James Kulp</dc:creator>
              <dc:date>2017-03-09T08:55:12</dc:date>
            </office:change-info>
          </text:insertion>
        </text:changed-region>
        <text:changed-region xml:id="ct105553120112832" text:id="ct105553120112832">
          <text:insertion>
            <office:change-info>
              <dc:creator>James Kulp</dc:creator>
              <dc:date>2017-03-09T08:54:34</dc:date>
            </office:change-info>
          </text:insertion>
        </text:changed-region>
        <text:changed-region xml:id="ct105553120113056" text:id="ct105553120113056">
          <text:insertion>
            <office:change-info>
              <dc:creator>James Kulp</dc:creator>
              <dc:date>2017-03-08T16:40:26</dc:date>
            </office:change-info>
          </text:insertion>
        </text:changed-region>
        <text:changed-region xml:id="ct106652635918560" text:id="ct106652635918560">
          <text:deletion>
            <office:change-info>
              <dc:creator>James Kulp</dc:creator>
              <dc:date>2017-03-11T11:07:18</dc:date>
            </office:change-info>
            <text:h text:style-name="P24" text:outline-level="3">of </text:h>
          </text:deletion>
        </text:changed-region>
        <text:changed-region xml:id="ct105553126400480" text:id="ct105553126400480">
          <text:insertion>
            <office:change-info>
              <dc:creator>James Kulp</dc:creator>
              <dc:date>2017-03-11T11:07:18</dc:date>
            </office:change-info>
          </text:insertion>
        </text:changed-region>
        <text:changed-region xml:id="ct105553120113280" text:id="ct105553120113280">
          <text:insertion>
            <office:change-info>
              <dc:creator>James Kulp</dc:creator>
              <dc:date>2017-03-09T10:59:08</dc:date>
            </office:change-info>
          </text:insertion>
        </text:changed-region>
        <text:changed-region xml:id="ct105553120113504" text:id="ct105553120113504">
          <text:deletion>
            <office:change-info>
              <dc:creator>James Kulp</dc:creator>
              <dc:date>2017-03-09T11:02:42</dc:date>
            </office:change-info>
            <text:list xml:id="list113103092389838" text:continue-numbering="true" text:style-name="WWNum32">
              <text:list-item>
                <text:p text:style-name="P5"><text:span text:style-name="Code">.xml</text:span></text:p>
              </text:list-item>
            </text:list>
          </text:deletion>
        </text:changed-region>
        <text:changed-region xml:id="ct105553120113728" text:id="ct105553120113728">
          <text:insertion>
            <office:change-info>
              <dc:creator>James Kulp</dc:creator>
              <dc:date>2017-03-09T11:04:36</dc:date>
            </office:change-info>
          </text:insertion>
        </text:changed-region>
        <text:changed-region xml:id="ct105553120113952" text:id="ct105553120113952">
          <text:deletion>
            <office:change-info>
              <dc:creator>James Kulp</dc:creator>
              <dc:date>2017-03-09T11:03:11</dc:date>
            </office:change-info>
            <text:list xml:id="list113103969927251" text:continue-numbering="true" text:style-name="WWNum32">
              <text:list-item>
                <text:p text:style-name="P25"><text:span text:style-name="T23"><text:s text:c="2"/>Signal elements are described in the device support section below.</text:span></text:p>
              </text:list-item>
            </text:list>
          </text:deletion>
        </text:changed-region>
        <text:changed-region xml:id="ct105553120114176" text:id="ct105553120114176">
          <text:insertion>
            <office:change-info>
              <dc:creator>James Kulp</dc:creator>
              <dc:date>2017-03-09T11:04:40</dc:date>
            </office:change-info>
          </text:insertion>
        </text:changed-region>
        <text:changed-region xml:id="ct105553120114400" text:id="ct105553120114400">
          <text:insertion>
            <office:change-info>
              <dc:creator>James Kulp</dc:creator>
              <dc:date>2017-03-09T11:06:40</dc:date>
            </office:change-info>
          </text:insertion>
        </text:changed-region>
        <text:changed-region xml:id="ct105553120114624" text:id="ct105553120114624">
          <text:insertion>
            <office:change-info>
              <dc:creator>James Kulp</dc:creator>
              <dc:date>2017-03-09T11:22:53</dc:date>
            </office:change-info>
          </text:insertion>
        </text:changed-region>
        <text:changed-region xml:id="ct105553120114848" text:id="ct105553120114848">
          <text:insertion>
            <office:change-info>
              <dc:creator>James Kulp</dc:creator>
              <dc:date>2017-03-09T11:23:00</dc:date>
            </office:change-info>
          </text:insertion>
        </text:changed-region>
        <text:changed-region xml:id="ct105553120115072" text:id="ct105553120115072">
          <text:insertion>
            <office:change-info>
              <dc:creator>James Kulp</dc:creator>
              <dc:date>2017-03-09T11:26:25</dc:date>
            </office:change-info>
          </text:insertion>
        </text:changed-region>
        <text:changed-region xml:id="ct105553120115296" text:id="ct105553120115296">
          <text:insertion>
            <office:change-info>
              <dc:creator>James Kulp</dc:creator>
              <dc:date>2017-03-09T11:27:12</dc:date>
            </office:change-info>
          </text:insertion>
        </text:changed-region>
        <text:changed-region xml:id="ct105553120115520" text:id="ct105553120115520">
          <text:insertion>
            <office:change-info>
              <dc:creator>James Kulp</dc:creator>
              <dc:date>2017-03-09T11:28:18</dc:date>
            </office:change-info>
          </text:insertion>
        </text:changed-region>
        <text:changed-region xml:id="ct105553120115744" text:id="ct105553120115744">
          <text:insertion>
            <office:change-info>
              <dc:creator>James Kulp</dc:creator>
              <dc:date>2017-03-09T11:31:25</dc:date>
            </office:change-info>
          </text:insertion>
        </text:changed-region>
        <text:changed-region xml:id="ct105553120115968" text:id="ct105553120115968">
          <text:insertion>
            <office:change-info>
              <dc:creator>James Kulp</dc:creator>
              <dc:date>2017-03-09T11:30:11</dc:date>
            </office:change-info>
          </text:insertion>
        </text:changed-region>
        <text:changed-region xml:id="ct105553120116192" text:id="ct105553120116192">
          <text:insertion>
            <office:change-info>
              <dc:creator>James Kulp</dc:creator>
              <dc:date>2017-03-09T14:50:54</dc:date>
            </office:change-info>
          </text:insertion>
        </text:changed-region>
        <text:changed-region xml:id="ct105553120116416" text:id="ct105553120116416">
          <text:insertion>
            <office:change-info>
              <dc:creator>James Kulp</dc:creator>
              <dc:date>2017-03-09T11:29:25</dc:date>
            </office:change-info>
          </text:insertion>
        </text:changed-region>
        <text:changed-region xml:id="ct105553120116640" text:id="ct105553120116640">
          <text:insertion>
            <office:change-info>
              <dc:creator>James Kulp</dc:creator>
              <dc:date>2017-03-09T14:20:05</dc:date>
            </office:change-info>
          </text:insertion>
        </text:changed-region>
        <text:changed-region xml:id="ct105553120116864" text:id="ct105553120116864">
          <text:deletion>
            <office:change-info>
              <dc:creator>James Kulp</dc:creator>
              <dc:date>2017-03-09T14:20:23</dc:date>
            </office:change-info>
            <text:p text:style-name="Body"><text:span text:style-name="T24">Each</text:span></text:p>
          </text:deletion>
        </text:changed-region>
        <text:changed-region xml:id="ct105553120117088" text:id="ct105553120117088">
          <text:insertion>
            <office:change-info>
              <dc:creator>James Kulp</dc:creator>
              <dc:date>2017-03-09T14:20:38</dc:date>
            </office:change-info>
          </text:insertion>
        </text:changed-region>
        <text:changed-region xml:id="ct105553120117312" text:id="ct105553120117312">
          <text:format-change>
            <office:change-info>
              <dc:creator>James Kulp</dc:creator>
              <dc:date>2017-03-09T14:20:29</dc:date>
            </office:change-info>
          </text:format-change>
        </text:changed-region>
        <text:changed-region xml:id="ct105553120117536" text:id="ct105553120117536">
          <text:deletion>
            <office:change-info>
              <dc:creator>James Kulp</dc:creator>
              <dc:date>2017-03-09T14:20:46</dc:date>
            </office:change-info>
            <text:p text:style-name="Body">of the platform XML file</text:p>
          </text:deletion>
        </text:changed-region>
        <text:changed-region xml:id="ct105553120117760" text:id="ct105553120117760">
          <text:insertion>
            <office:change-info>
              <dc:creator>James Kulp</dc:creator>
              <dc:date>2017-03-09T14:20:46</dc:date>
            </office:change-info>
          </text:insertion>
        </text:changed-region>
        <text:changed-region xml:id="ct105553120117984" text:id="ct105553120117984">
          <text:deletion>
            <office:change-info>
              <dc:creator>James Kulp</dc:creator>
              <dc:date>2017-03-09T14:20:48</dc:date>
            </office:change-info>
            <text:p text:style-name="Body"><text:span text:style-name="T25">s</text:span></text:p>
          </text:deletion>
        </text:changed-region>
        <text:changed-region xml:id="ct105553120118208" text:id="ct105553120118208">
          <text:deletion>
            <office:change-info>
              <dc:creator>James Kulp</dc:creator>
              <dc:date>2017-03-09T14:20:57</dc:date>
            </office:change-info>
            <text:p text:style-name="Body">“</text:p>
          </text:deletion>
        </text:changed-region>
        <text:changed-region xml:id="ct105553120118656" text:id="ct105553120118656">
          <text:deletion>
            <office:change-info>
              <dc:creator>James Kulp</dc:creator>
              <dc:date>2017-03-09T14:20:59</dc:date>
            </office:change-info>
            <text:p text:style-name="Body"><text:span text:style-name="Code">”</text:span></text:p>
          </text:deletion>
        </text:changed-region>
        <text:changed-region xml:id="ct105553120118432" text:id="ct105553120118432">
          <text:deletion>
            <office:change-info>
              <dc:creator>James Kulp</dc:creator>
              <dc:date>2017-03-09T14:21:00</dc:date>
            </office:change-info>
            <text:p text:style-name="Body"><text:span text:style-name="Code">=</text:span></text:p>
          </text:deletion>
        </text:changed-region>
        <text:changed-region xml:id="ct106652631728064" text:id="ct106652631728064">
          <text:deletion>
            <office:change-info>
              <dc:creator>James Kulp</dc:creator>
              <dc:date>2017-03-09T14:21:36</dc:date>
            </office:change-info>
            <text:p text:style-name="Body">“</text:p>
          </text:deletion>
        </text:changed-region>
        <text:changed-region xml:id="ct106652631728288" text:id="ct106652631728288">
          <text:deletion>
            <office:change-info>
              <dc:creator>James Kulp</dc:creator>
              <dc:date>2017-03-09T14:21:42</dc:date>
            </office:change-info>
            <text:p text:style-name="Body"><text:span text:style-name="Code">=”</text:span></text:p>
          </text:deletion>
        </text:changed-region>
        <text:changed-region xml:id="ct106652631728512" text:id="ct106652631728512">
          <text:deletion>
            <office:change-info>
              <dc:creator>James Kulp</dc:creator>
              <dc:date>2017-03-09T14:21:56</dc:date>
            </office:change-info>
            <text:p text:style-name="Body"><text:span text:style-name="T26">“</text:span></text:p>
          </text:deletion>
        </text:changed-region>
        <text:changed-region xml:id="ct106652631728736" text:id="ct106652631728736">
          <text:deletion>
            <office:change-info>
              <dc:creator>James Kulp</dc:creator>
              <dc:date>2017-03-09T14:21:59</dc:date>
            </office:change-info>
            <text:p text:style-name="Body"><text:span text:style-name="Code">=</text:span><text:span text:style-name="Code"><text:span text:style-name="T26">”</text:span></text:span></text:p>
          </text:deletion>
        </text:changed-region>
        <text:changed-region xml:id="ct106652631728960" text:id="ct106652631728960">
          <text:deletion>
            <office:change-info>
              <dc:creator>James Kulp</dc:creator>
              <dc:date>2017-03-09T14:22:11</dc:date>
            </office:change-info>
            <text:p text:style-name="Body">“</text:p>
          </text:deletion>
        </text:changed-region>
        <text:changed-region xml:id="ct106652631729184" text:id="ct106652631729184">
          <text:deletion>
            <office:change-info>
              <dc:creator>James Kulp</dc:creator>
              <dc:date>2017-03-09T14:22:12</dc:date>
            </office:change-info>
            <text:p text:style-name="Body"><text:span text:style-name="Code">”</text:span></text:p>
          </text:deletion>
        </text:changed-region>
        <text:changed-region xml:id="ct106652631729408" text:id="ct106652631729408">
          <text:deletion>
            <office:change-info>
              <dc:creator>James Kulp</dc:creator>
              <dc:date>2017-03-09T14:22:17</dc:date>
            </office:change-info>
            <text:p text:style-name="Body">“</text:p>
          </text:deletion>
        </text:changed-region>
        <text:changed-region xml:id="ct106652631729632" text:id="ct106652631729632">
          <text:deletion>
            <office:change-info>
              <dc:creator>James Kulp</dc:creator>
              <dc:date>2017-03-09T14:22:24</dc:date>
            </office:change-info>
            <text:p text:style-name="Body"><text:span text:style-name="Code">”</text:span></text:p>
          </text:deletion>
        </text:changed-region>
        <text:changed-region xml:id="ct106652631729856" text:id="ct106652631729856">
          <text:deletion>
            <office:change-info>
              <dc:creator>James Kulp</dc:creator>
              <dc:date>2017-03-09T14:22:26</dc:date>
            </office:change-info>
            <text:p text:style-name="Body">“</text:p>
          </text:deletion>
        </text:changed-region>
        <text:changed-region xml:id="ct106652631730080" text:id="ct106652631730080">
          <text:deletion>
            <office:change-info>
              <dc:creator>James Kulp</dc:creator>
              <dc:date>2017-03-09T14:22:29</dc:date>
            </office:change-info>
            <text:p text:style-name="Body"><text:span text:style-name="Code">”</text:span></text:p>
          </text:deletion>
        </text:changed-region>
        <text:changed-region xml:id="ct106652631730304" text:id="ct106652631730304">
          <text:deletion>
            <office:change-info>
              <dc:creator>James Kulp</dc:creator>
              <dc:date>2017-03-09T14:23:24</dc:date>
            </office:change-info>
            <text:p text:style-name="P26"><text:span text:style-name="T27">“</text:span></text:p>
          </text:deletion>
        </text:changed-region>
        <text:changed-region xml:id="ct106652631730528" text:id="ct106652631730528">
          <text:deletion>
            <office:change-info>
              <dc:creator>James Kulp</dc:creator>
              <dc:date>2017-03-09T14:23:27</dc:date>
            </office:change-info>
            <text:p text:style-name="P26"><text:span text:style-name="Code"><text:span text:style-name="T27">”</text:span></text:span></text:p>
          </text:deletion>
        </text:changed-region>
        <text:changed-region xml:id="ct106652631730752" text:id="ct106652631730752">
          <text:format-change>
            <office:change-info>
              <dc:creator>James Kulp</dc:creator>
              <dc:date>2017-03-09T14:24:28</dc:date>
            </office:change-info>
          </text:format-change>
        </text:changed-region>
        <text:changed-region xml:id="ct106652631730976" text:id="ct106652631730976">
          <text:deletion>
            <office:change-info>
              <dc:creator>James Kulp</dc:creator>
              <dc:date>2017-03-09T14:25:11</dc:date>
            </office:change-info>
            <text:p text:style-name="P27"><text:span text:style-name="T28">“</text:span></text:p>
          </text:deletion>
        </text:changed-region>
        <text:changed-region xml:id="ct106652631731200" text:id="ct106652631731200">
          <text:format-change>
            <office:change-info>
              <dc:creator>James Kulp</dc:creator>
              <dc:date>2017-03-09T14:25:09</dc:date>
            </office:change-info>
          </text:format-change>
        </text:changed-region>
        <text:changed-region xml:id="ct106652631731424" text:id="ct106652631731424">
          <text:deletion>
            <office:change-info>
              <dc:creator>James Kulp</dc:creator>
              <dc:date>2017-03-09T14:25:13</dc:date>
            </office:change-info>
            <text:p text:style-name="P27"><text:span text:style-name="Code"><text:span text:style-name="T28">”</text:span></text:span></text:p>
          </text:deletion>
        </text:changed-region>
        <text:changed-region xml:id="ct106652631731648" text:id="ct106652631731648">
          <text:deletion>
            <office:change-info>
              <dc:creator>James Kulp</dc:creator>
              <dc:date>2017-03-09T14:25:17</dc:date>
            </office:change-info>
            <text:p text:style-name="P27"><text:span text:style-name="T28">“</text:span></text:p>
          </text:deletion>
        </text:changed-region>
        <text:changed-region xml:id="ct106652631731872" text:id="ct106652631731872">
          <text:format-change>
            <office:change-info>
              <dc:creator>James Kulp</dc:creator>
              <dc:date>2017-03-09T14:25:24</dc:date>
            </office:change-info>
          </text:format-change>
        </text:changed-region>
        <text:changed-region xml:id="ct106652631732096" text:id="ct106652631732096">
          <text:deletion>
            <office:change-info>
              <dc:creator>James Kulp</dc:creator>
              <dc:date>2017-03-09T14:25:20</dc:date>
            </office:change-info>
            <text:p text:style-name="P27"><text:span text:style-name="Code"><text:span text:style-name="T28">”</text:span></text:span></text:p>
          </text:deletion>
        </text:changed-region>
        <text:changed-region xml:id="ct106652631732320" text:id="ct106652631732320">
          <text:format-change>
            <office:change-info>
              <dc:creator>James Kulp</dc:creator>
              <dc:date>2017-03-09T14:26:06</dc:date>
            </office:change-info>
          </text:format-change>
        </text:changed-region>
        <text:changed-region xml:id="ct106652631732544" text:id="ct106652631732544">
          <text:deletion>
            <office:change-info>
              <dc:creator>James Kulp</dc:creator>
              <dc:date>2017-03-09T14:25:40</dc:date>
            </office:change-info>
            <text:p text:style-name="P27"><text:span text:style-name="T29">P</text:span></text:p>
          </text:deletion>
        </text:changed-region>
        <text:changed-region xml:id="ct106652631732768" text:id="ct106652631732768">
          <text:insertion>
            <office:change-info>
              <dc:creator>James Kulp</dc:creator>
              <dc:date>2017-03-09T14:25:44</dc:date>
            </office:change-info>
          </text:insertion>
        </text:changed-region>
        <text:changed-region xml:id="ct106652631732992" text:id="ct106652631732992">
          <text:deletion>
            <office:change-info>
              <dc:creator>James Kulp</dc:creator>
              <dc:date>2017-03-09T14:25:50</dc:date>
            </office:change-info>
            <text:p text:style-name="P27"><text:span text:style-name="Code"><text:span text:style-name="T29">). <text:s/></text:span></text:span></text:p>
          </text:deletion>
        </text:changed-region>
        <text:changed-region xml:id="ct106652631733216" text:id="ct106652631733216">
          <text:insertion>
            <office:change-info>
              <dc:creator>James Kulp</dc:creator>
              <dc:date>2017-03-09T14:25:53</dc:date>
            </office:change-info>
          </text:insertion>
        </text:changed-region>
        <text:changed-region xml:id="ct106652631733440" text:id="ct106652631733440">
          <text:insertion>
            <office:change-info>
              <dc:creator>James Kulp</dc:creator>
              <dc:date>2017-03-09T14:26:14</dc:date>
            </office:change-info>
          </text:insertion>
        </text:changed-region>
        <text:changed-region xml:id="ct106652631733664" text:id="ct106652631733664">
          <text:format-change>
            <office:change-info>
              <dc:creator>James Kulp</dc:creator>
              <dc:date>2017-03-10T10:49:06</dc:date>
            </office:change-info>
          </text:format-change>
        </text:changed-region>
        <text:changed-region xml:id="ct106652631733888" text:id="ct106652631733888">
          <text:format-change>
            <office:change-info>
              <dc:creator>James Kulp</dc:creator>
              <dc:date>2017-03-09T14:26:23</dc:date>
            </office:change-info>
          </text:format-change>
        </text:changed-region>
        <text:changed-region xml:id="ct106652631734112" text:id="ct106652631734112">
          <text:deletion>
            <office:change-info>
              <dc:creator>James Kulp</dc:creator>
              <dc:date>2017-03-09T14:26:30</dc:date>
            </office:change-info>
            <text:p text:style-name="P27"><text:span text:style-name="T30">,</text:span></text:p>
          </text:deletion>
        </text:changed-region>
        <text:changed-region xml:id="ct106652631734336" text:id="ct106652631734336">
          <text:deletion>
            <office:change-info>
              <dc:creator>James Kulp</dc:creator>
              <dc:date>2017-03-09T17:55:24</dc:date>
            </office:change-info>
            <text:p text:style-name="P28">slot=</text:p>
          </text:deletion>
        </text:changed-region>
        <text:changed-region xml:id="ct106652631734560" text:id="ct106652631734560">
          <text:insertion>
            <office:change-info>
              <dc:creator>James Kulp</dc:creator>
              <dc:date>2017-03-10T10:52:25</dc:date>
            </office:change-info>
          </text:insertion>
        </text:changed-region>
        <text:changed-region xml:id="ct106652631734784" text:id="ct106652631734784">
          <text:deletion>
            <office:change-info>
              <dc:creator>James Kulp</dc:creator>
              <dc:date>2017-03-09T17:55:24</dc:date>
            </office:change-info>
            <text:p text:style-name="P28">slot=</text:p>
          </text:deletion>
        </text:changed-region>
        <text:changed-region xml:id="ct106652631735008" text:id="ct106652631735008">
          <text:insertion>
            <office:change-info>
              <dc:creator>James Kulp</dc:creator>
              <dc:date>2017-03-10T10:52:25</dc:date>
            </office:change-info>
          </text:insertion>
        </text:changed-region>
        <text:changed-region xml:id="ct106652631735232" text:id="ct106652631735232">
          <text:deletion>
            <office:change-info>
              <dc:creator>James Kulp</dc:creator>
              <dc:date>2017-03-09T17:55:24</dc:date>
            </office:change-info>
            <text:p text:style-name="P28">slot=</text:p>
          </text:deletion>
        </text:changed-region>
        <text:changed-region xml:id="ct106652631735456" text:id="ct106652631735456">
          <text:insertion>
            <office:change-info>
              <dc:creator>James Kulp</dc:creator>
              <dc:date>2017-03-10T10:52:25</dc:date>
            </office:change-info>
          </text:insertion>
        </text:changed-region>
        <text:changed-region xml:id="ct106652631735680" text:id="ct106652631735680">
          <text:deletion>
            <office:change-info>
              <dc:creator>James Kulp</dc:creator>
              <dc:date>2017-03-09T17:55:24</dc:date>
            </office:change-info>
            <text:p text:style-name="P28">slot=</text:p>
          </text:deletion>
        </text:changed-region>
        <text:changed-region xml:id="ct106652631735904" text:id="ct106652631735904">
          <text:insertion>
            <office:change-info>
              <dc:creator>James Kulp</dc:creator>
              <dc:date>2017-03-10T10:52:25</dc:date>
            </office:change-info>
          </text:insertion>
        </text:changed-region>
        <text:changed-region xml:id="ct106652631736128" text:id="ct106652631736128">
          <text:deletion>
            <office:change-info>
              <dc:creator>James Kulp</dc:creator>
              <dc:date>2017-03-09T17:55:24</dc:date>
            </office:change-info>
            <text:p text:style-name="P28">slot=</text:p>
          </text:deletion>
        </text:changed-region>
        <text:changed-region xml:id="ct106652631736352" text:id="ct106652631736352">
          <text:insertion>
            <office:change-info>
              <dc:creator>James Kulp</dc:creator>
              <dc:date>2017-03-10T10:52:25</dc:date>
            </office:change-info>
          </text:insertion>
        </text:changed-region>
        <text:changed-region xml:id="ct106652631736576" text:id="ct106652631736576">
          <text:deletion>
            <office:change-info>
              <dc:creator>James Kulp</dc:creator>
              <dc:date>2017-03-09T17:55:24</dc:date>
            </office:change-info>
            <text:p text:style-name="P28">slot=</text:p>
          </text:deletion>
        </text:changed-region>
        <text:changed-region xml:id="ct106652631736800" text:id="ct106652631736800">
          <text:insertion>
            <office:change-info>
              <dc:creator>James Kulp</dc:creator>
              <dc:date>2017-03-10T10:52:25</dc:date>
            </office:change-info>
          </text:insertion>
        </text:changed-region>
        <text:changed-region xml:id="ct106652631737024" text:id="ct106652631737024">
          <text:deletion>
            <office:change-info>
              <dc:creator>James Kulp</dc:creator>
              <dc:date>2017-03-09T17:55:24</dc:date>
            </office:change-info>
            <text:p text:style-name="P28">slot=</text:p>
          </text:deletion>
        </text:changed-region>
        <text:changed-region xml:id="ct106652631737248" text:id="ct106652631737248">
          <text:insertion>
            <office:change-info>
              <dc:creator>James Kulp</dc:creator>
              <dc:date>2017-03-10T10:52:25</dc:date>
            </office:change-info>
          </text:insertion>
        </text:changed-region>
        <text:changed-region xml:id="ct106652631737472" text:id="ct106652631737472">
          <text:deletion>
            <office:change-info>
              <dc:creator>James Kulp</dc:creator>
              <dc:date>2017-03-09T17:55:24</dc:date>
            </office:change-info>
            <text:p text:style-name="P28">slot=</text:p>
          </text:deletion>
        </text:changed-region>
        <text:changed-region xml:id="ct106652631737696" text:id="ct106652631737696">
          <text:insertion>
            <office:change-info>
              <dc:creator>James Kulp</dc:creator>
              <dc:date>2017-03-10T10:52:25</dc:date>
            </office:change-info>
          </text:insertion>
        </text:changed-region>
        <text:changed-region xml:id="ct106652631737920" text:id="ct106652631737920">
          <text:deletion>
            <office:change-info>
              <dc:creator>James Kulp</dc:creator>
              <dc:date>2017-03-09T17:55:25</dc:date>
            </office:change-info>
            <text:p text:style-name="P28">slot=</text:p>
          </text:deletion>
        </text:changed-region>
        <text:changed-region xml:id="ct106652631738144" text:id="ct106652631738144">
          <text:insertion>
            <office:change-info>
              <dc:creator>James Kulp</dc:creator>
              <dc:date>2017-03-10T10:52:25</dc:date>
            </office:change-info>
          </text:insertion>
        </text:changed-region>
        <text:changed-region xml:id="ct106652631738368" text:id="ct106652631738368">
          <text:deletion>
            <office:change-info>
              <dc:creator>James Kulp</dc:creator>
              <dc:date>2017-03-09T17:55:25</dc:date>
            </office:change-info>
            <text:p text:style-name="P28">slot=</text:p>
          </text:deletion>
        </text:changed-region>
        <text:changed-region xml:id="ct106652631738592" text:id="ct106652631738592">
          <text:insertion>
            <office:change-info>
              <dc:creator>James Kulp</dc:creator>
              <dc:date>2017-03-10T10:52:25</dc:date>
            </office:change-info>
          </text:insertion>
        </text:changed-region>
        <text:changed-region xml:id="ct106652631738816" text:id="ct106652631738816">
          <text:deletion>
            <office:change-info>
              <dc:creator>James Kulp</dc:creator>
              <dc:date>2017-03-09T17:55:25</dc:date>
            </office:change-info>
            <text:p text:style-name="P28">slot=</text:p>
          </text:deletion>
        </text:changed-region>
        <text:changed-region xml:id="ct106652631739040" text:id="ct106652631739040">
          <text:insertion>
            <office:change-info>
              <dc:creator>James Kulp</dc:creator>
              <dc:date>2017-03-10T10:52:25</dc:date>
            </office:change-info>
          </text:insertion>
        </text:changed-region>
        <text:changed-region xml:id="ct106652631739264" text:id="ct106652631739264">
          <text:deletion>
            <office:change-info>
              <dc:creator>James Kulp</dc:creator>
              <dc:date>2017-03-09T17:55:25</dc:date>
            </office:change-info>
            <text:p text:style-name="P28">slot=</text:p>
          </text:deletion>
        </text:changed-region>
        <text:changed-region xml:id="ct106652631739488" text:id="ct106652631739488">
          <text:insertion>
            <office:change-info>
              <dc:creator>James Kulp</dc:creator>
              <dc:date>2017-03-10T10:52:25</dc:date>
            </office:change-info>
          </text:insertion>
        </text:changed-region>
        <text:changed-region xml:id="ct106652631739712" text:id="ct106652631739712">
          <text:deletion>
            <office:change-info>
              <dc:creator>James Kulp</dc:creator>
              <dc:date>2017-03-09T17:55:25</dc:date>
            </office:change-info>
            <text:p text:style-name="P28">slot=</text:p>
          </text:deletion>
        </text:changed-region>
        <text:changed-region xml:id="ct106652631739936" text:id="ct106652631739936">
          <text:insertion>
            <office:change-info>
              <dc:creator>James Kulp</dc:creator>
              <dc:date>2017-03-10T10:52:25</dc:date>
            </office:change-info>
          </text:insertion>
        </text:changed-region>
        <text:changed-region xml:id="ct106652631740160" text:id="ct106652631740160">
          <text:deletion>
            <office:change-info>
              <dc:creator>James Kulp</dc:creator>
              <dc:date>2017-03-09T17:55:25</dc:date>
            </office:change-info>
            <text:p text:style-name="P28">slot=</text:p>
          </text:deletion>
        </text:changed-region>
        <text:changed-region xml:id="ct106652631740384" text:id="ct106652631740384">
          <text:insertion>
            <office:change-info>
              <dc:creator>James Kulp</dc:creator>
              <dc:date>2017-03-10T10:52:25</dc:date>
            </office:change-info>
          </text:insertion>
        </text:changed-region>
        <text:changed-region xml:id="ct106652631740608" text:id="ct106652631740608">
          <text:deletion>
            <office:change-info>
              <dc:creator>James Kulp</dc:creator>
              <dc:date>2017-03-10T10:50:00</dc:date>
            </office:change-info>
            <text:p text:style-name="P29"><text:span text:style-name="T31">Finally, s</text:span></text:p>
          </text:deletion>
        </text:changed-region>
        <text:changed-region xml:id="ct106652631740832" text:id="ct106652631740832">
          <text:insertion>
            <office:change-info>
              <dc:creator>James Kulp</dc:creator>
              <dc:date>2017-03-10T10:50:00</dc:date>
            </office:change-info>
          </text:insertion>
        </text:changed-region>
        <text:changed-region xml:id="ct106652631741056" text:id="ct106652631741056">
          <text:insertion>
            <office:change-info>
              <dc:creator>James Kulp</dc:creator>
              <dc:date>2017-03-10T10:50:04</dc:date>
            </office:change-info>
          </text:insertion>
        </text:changed-region>
        <text:changed-region xml:id="ct106652631741280" text:id="ct106652631741280">
          <text:insertion>
            <office:change-info>
              <dc:creator>James Kulp</dc:creator>
              <dc:date>2017-03-10T10:51:00</dc:date>
            </office:change-info>
          </text:insertion>
        </text:changed-region>
        <text:changed-region xml:id="ct106652631741504" text:id="ct106652631741504">
          <text:insertion>
            <office:change-info>
              <dc:creator>James Kulp</dc:creator>
              <dc:date>2017-03-10T10:52:33</dc:date>
            </office:change-info>
          </text:insertion>
        </text:changed-region>
        <text:changed-region xml:id="ct106652631741728" text:id="ct106652631741728">
          <text:insertion>
            <office:change-info>
              <dc:creator>James Kulp</dc:creator>
              <dc:date>2017-03-10T10:53:00</dc:date>
            </office:change-info>
          </text:insertion>
        </text:changed-region>
        <text:changed-region xml:id="ct106652631741952" text:id="ct106652631741952">
          <text:insertion>
            <office:change-info>
              <dc:creator>James Kulp</dc:creator>
              <dc:date>2017-03-09T15:01:45</dc:date>
            </office:change-info>
          </text:insertion>
        </text:changed-region>
        <text:changed-region xml:id="ct106652631742176" text:id="ct106652631742176">
          <text:insertion>
            <office:change-info>
              <dc:creator>James Kulp</dc:creator>
              <dc:date>2017-03-09T15:02:01</dc:date>
            </office:change-info>
          </text:insertion>
        </text:changed-region>
        <text:changed-region xml:id="ct106652631742400" text:id="ct106652631742400">
          <text:insertion>
            <office:change-info>
              <dc:creator>James Kulp</dc:creator>
              <dc:date>2017-03-09T15:03:07</dc:date>
            </office:change-info>
          </text:insertion>
        </text:changed-region>
        <text:changed-region xml:id="ct106652631742624" text:id="ct106652631742624">
          <text:insertion>
            <office:change-info>
              <dc:creator>James Kulp</dc:creator>
              <dc:date>2017-03-09T15:24:46</dc:date>
            </office:change-info>
          </text:insertion>
        </text:changed-region>
        <text:changed-region xml:id="ct106652631742848" text:id="ct106652631742848">
          <text:insertion>
            <office:change-info>
              <dc:creator>James Kulp</dc:creator>
              <dc:date>2017-03-09T15:25:04</dc:date>
            </office:change-info>
          </text:insertion>
        </text:changed-region>
        <text:changed-region xml:id="ct106652631743072" text:id="ct106652631743072">
          <text:insertion>
            <office:change-info>
              <dc:creator>James Kulp</dc:creator>
              <dc:date>2017-03-09T16:29:34</dc:date>
            </office:change-info>
          </text:insertion>
        </text:changed-region>
        <text:changed-region xml:id="ct106652631743296" text:id="ct106652631743296">
          <text:insertion>
            <office:change-info>
              <dc:creator>James Kulp</dc:creator>
              <dc:date>2017-03-09T16:31:39</dc:date>
            </office:change-info>
          </text:insertion>
        </text:changed-region>
        <text:changed-region xml:id="ct106652631743744" text:id="ct106652631743744">
          <text:deletion>
            <office:change-info>
              <dc:creator>James Kulp</dc:creator>
              <dc:date>2017-03-09T13:19:09</dc:date>
            </office:change-info>
            <text:h text:style-name="P30" text:outline-level="3">Creating</text:h>
          </text:deletion>
        </text:changed-region>
        <text:changed-region xml:id="ct106652631743520" text:id="ct106652631743520">
          <text:deletion>
            <office:change-info>
              <dc:creator>James Kulp</dc:creator>
              <dc:date>2017-03-09T11:29:25</dc:date>
            </office:change-info>
            <text:h text:style-name="P31" text:outline-level="3"><text:span text:style-name="T32">Device Elements in a Platform XML File</text:span></text:h>
            <text:p text:style-name="P32">Device elements indicate devices that are part of the platform and are directly attached to the platform FPGA's pins. <text:s/>Device elements indicate <text:span text:style-name="T33">these</text:span> things:</text:p>
            <text:list xml:id="list113103376272825" text:continue-numbering="true" text:style-name="WWNum32">
              <text:list-item>
                <text:p text:style-name="List_20_Bullet"><text:span text:style-name="T34">Required: </text:span><text:span text:style-name="T33">the</text:span> HDL device worker support<text:span text:style-name="T33">ing</text:span> this device (like a device driver).</text:p>
              </text:list-item>
              <text:list-item>
                <text:p text:style-name="List_20_Bullet">The (optional) name of the device, if not based <text:span text:style-name="T35">on the device worker's name</text:span>.</text:p>
              </text:list-item>
              <text:list-item>
                <text:p text:style-name="List_20_Bullet">Which parameter settings should be used for the device worker for this device.</text:p>
              </text:list-item>
              <text:list-item>
                <text:p text:style-name="List_20_Bullet">A<text:span text:style-name="T33">ny</text:span> mapping between the device worker's external signals and the names that the platform uses for those same device signals <text:span text:style-name="T35">(e.g. in its constraints file)</text:span>.</text:p>
              </text:list-item>
            </text:list>
            <text:p text:style-name="P33">In most cases a device element simply indicates that a device exists and which device worker should be used to support it. <text:s/>E.g.: if a platform had a flash device that was supported by the device worker named “flash.hdl”, this might be the device element:</text:p>
            <text:p text:style-name="P34">&lt;device worker='flash'/&gt;</text:p>
            <text:p text:style-name="P33">Similar to slot names, if there is no “<text:span text:style-name="Code">name=</text:span>” attribute provided for a device element, the worker name is used, and if there are multiple devices using the same worker, a zero-based ordinal is appended.</text:p>
            <text:p text:style-name="P33">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33">In the following example, the device element <text:span text:style-name="T36">says</text:span> there is a “<text:span text:style-name="Code">lime_adc</text:span>” device present, and on this platform, its “<text:span text:style-name="Code">use_ctl_clk</text:span>” property should be set to <text:span text:style-name="Code">false</text:span>.:</text:p>
            <text:p text:style-name="P34">&lt;device worker='lime_adc'&gt;<text:line-break/> <text:s/>&lt;property name='use_ctl_clk' value='<text:span text:style-name="T37">false</text:span>'/&gt;<text:line-break/>&lt;/device&gt;</text:p>
            <text:p text:style-name="P35">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36">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37">&lt;device worker='lime_dac'&gt;<text:line-break/> <text:s/>&lt;signal name='tx_clk' platform=''/&gt;<text:line-break/>&lt;/device&gt;</text:p>
            <text:h text:style-name="P30" text:outline-level="3"/>
          </text:deletion>
        </text:changed-region>
        <text:changed-region xml:id="ct106652631743968" text:id="ct106652631743968">
          <text:insertion>
            <office:change-info>
              <dc:creator>James Kulp</dc:creator>
              <dc:date>2017-03-09T13:19:09</dc:date>
            </office:change-info>
          </text:insertion>
        </text:changed-region>
        <text:changed-region xml:id="ct106652631744192" text:id="ct106652631744192">
          <text:insertion>
            <office:change-info>
              <dc:creator>James Kulp</dc:creator>
              <dc:date>2017-03-09T13:19:12</dc:date>
            </office:change-info>
          </text:insertion>
        </text:changed-region>
        <text:changed-region xml:id="ct106652631744416" text:id="ct106652631744416">
          <text:deletion>
            <office:change-info>
              <dc:creator>James Kulp</dc:creator>
              <dc:date>2017-03-09T18:08:22</dc:date>
            </office:change-info>
            <text:p text:style-name="P38"/>
            <text:p text:style-name="P38">We first describe the required <text:span text:style-name="T38">properties and </text:span>ports required by the OCS for all platform workers, followed by a number of optional worker port types that are in fact unique to platform workers that no other type of worker can use.</text:p>
          </text:deletion>
        </text:changed-region>
        <text:changed-region xml:id="ct106652631744640" text:id="ct106652631744640">
          <text:insertion>
            <office:change-info>
              <dc:creator>James Kulp</dc:creator>
              <dc:date>2017-03-09T18:07:59</dc:date>
            </office:change-info>
          </text:insertion>
        </text:changed-region>
        <text:changed-region xml:id="ct106652631744864" text:id="ct106652631744864">
          <text:insertion>
            <office:change-info>
              <dc:creator>James Kulp</dc:creator>
              <dc:date>2017-03-09T18:08:00</dc:date>
            </office:change-info>
          </text:insertion>
        </text:changed-region>
        <text:changed-region xml:id="ct106652631745088" text:id="ct106652631745088">
          <text:insertion>
            <office:change-info>
              <dc:creator>James Kulp</dc:creator>
              <dc:date>2017-03-09T18:06:04</dc:date>
            </office:change-info>
          </text:insertion>
        </text:changed-region>
        <text:changed-region xml:id="ct106652631745312" text:id="ct106652631745312">
          <text:deletion>
            <office:change-info>
              <dc:creator>James Kulp</dc:creator>
              <dc:date>2017-03-09T18:05:38</dc:date>
            </office:change-info>
            <text:p text:style-name="P39">Properties <text:span text:style-name="T39">Required </text:span>for all <text:span text:style-name="T39">P</text:span>latform <text:span text:style-name="T39">W</text:span>orkers.</text:p>
            <text:p text:style-name="P40">The spec (OCS) for platform workers contains properties that should be supported by all platform workers. <text:s/>These are listed in <text:span text:style-name="Code">hdl/platforms/specs/platform_spec</text:span>.xml.</text:p>
            <text:p text:style-name="P41">Supporting the properties falls into these categories:</text:p>
            <text:list xml:id="list3205869563"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Properties directly supported by in<text:span text:style-name="T40">stantiating</text:span> existing modules in the worker.</text:p>
              </text:list-item>
              <text:list-item>
                <text:p text:style-name="P42">Properties directly supported by special ports required of the worker</text:p>
              </text:list-item>
              <text:list-item>
                <text:p text:style-name="List_20_Number">Properties that require specific code support in the platform worker.</text:p>
              </text:list-item>
            </text:list>
            <text:p text:style-name="P43">Nearly all of them are supported by existing primitive modules that all platform workers must instantiate, and some are simply read-only values that the platform worker code (or OWD) can specify values for.</text:p>
            <text:p text:style-name="P44">It is best to look at some of the existing platform workers to see how these properties are supported <text:span text:style-name="T41">(e.g. </text:span><text:span text:style-name="Code">zed</text:span><text:span text:style-name="T41">, </text:span><text:span text:style-name="Code">ml605</text:span><text:span text:style-name="T41"> or </text:span><text:span text:style-name="Code">alst4</text:span><text:span text:style-name="T41">).</text:span></text:p>
            <text:p text:style-name="P45"/>
          </text:deletion>
        </text:changed-region>
        <text:changed-region xml:id="ct106652631745536" text:id="ct106652631745536">
          <text:insertion>
            <office:change-info>
              <dc:creator>James Kulp</dc:creator>
              <dc:date>2017-03-09T18:08:19</dc:date>
            </office:change-info>
          </text:insertion>
        </text:changed-region>
        <text:changed-region xml:id="ct106652631745760" text:id="ct106652631745760">
          <text:insertion>
            <office:change-info>
              <dc:creator>James Kulp</dc:creator>
              <dc:date>2017-03-10T08:47:49</dc:date>
            </office:change-info>
          </text:insertion>
        </text:changed-region>
        <text:changed-region xml:id="ct106652631746656" text:id="ct106652631746656">
          <text:deletion>
            <office:change-info>
              <dc:creator>James Kulp</dc:creator>
              <dc:date>2017-03-10T08:47:31</dc:date>
            </office:change-info>
            <text:p text:style-name="P46">.</text:p>
          </text:deletion>
        </text:changed-region>
        <text:changed-region xml:id="ct106652631746432" text:id="ct106652631746432">
          <text:deletion>
            <office:change-info>
              <dc:creator>James Kulp</dc:creator>
              <dc:date>2017-03-10T08:33:37</dc:date>
            </office:change-info>
            <text:p text:style-name="P46">category listed</text:p>
          </text:deletion>
        </text:changed-region>
        <text:changed-region xml:id="ct106652631746208" text:id="ct106652631746208">
          <text:deletion>
            <office:change-info>
              <dc:creator>James Kulp</dc:creator>
              <dc:date>2017-03-10T08:47:48</dc:date>
            </office:change-info>
            <text:p text:style-name="P46"><text:s/>is a table with the properties and their </text:p>
          </text:deletion>
        </text:changed-region>
        <text:changed-region xml:id="ct106652631745984" text:id="ct106652631745984">
          <text:deletion>
            <office:change-info>
              <dc:creator>James Kulp</dc:creator>
              <dc:date>2017-03-10T08:33:29</dc:date>
            </office:change-info>
            <text:p text:style-name="P46">Here</text:p>
          </text:deletion>
        </text:changed-region>
        <text:changed-region xml:id="ct106652631746880" text:id="ct106652631746880">
          <text:insertion>
            <office:change-info>
              <dc:creator>James Kulp</dc:creator>
              <dc:date>2017-03-10T08:34:01</dc:date>
            </office:change-info>
          </text:insertion>
        </text:changed-region>
        <text:changed-region xml:id="ct106652631747104" text:id="ct106652631747104">
          <text:insertion>
            <office:change-info>
              <dc:creator>James Kulp</dc:creator>
              <dc:date>2017-03-10T08:35:29</dc:date>
            </office:change-info>
          </text:insertion>
        </text:changed-region>
        <text:changed-region xml:id="ct106652631747328" text:id="ct106652631747328">
          <text:insertion>
            <office:change-info>
              <dc:creator>James Kulp</dc:creator>
              <dc:date>2017-03-10T08:44:16</dc:date>
            </office:change-info>
          </text:insertion>
        </text:changed-region>
        <text:changed-region xml:id="ct106652631747552" text:id="ct106652631747552">
          <text:insertion>
            <office:change-info>
              <dc:creator>James Kulp</dc:creator>
              <dc:date>2017-03-10T08:47:34</dc:date>
            </office:change-info>
          </text:insertion>
        </text:changed-region>
        <text:changed-region xml:id="ct106652631747776" text:id="ct106652631747776">
          <text:deletion>
            <office:change-info>
              <dc:creator>James Kulp</dc:creator>
              <dc:date>2017-03-10T07:49:43</dc:date>
            </office:change-info>
            <text:p text:style-name="Table_20_Caption_20__28_before_29_">Required</text:p>
          </text:deletion>
        </text:changed-region>
        <text:changed-region xml:id="ct106652631748000" text:id="ct106652631748000">
          <text:insertion>
            <office:change-info>
              <dc:creator>James Kulp</dc:creator>
              <dc:date>2017-03-10T07:49:43</dc:date>
            </office:change-info>
          </text:insertion>
        </text:changed-region>
        <text:changed-region xml:id="ct106652631748224" text:id="ct106652631748224">
          <text:format-change>
            <office:change-info>
              <dc:creator>James Kulp</dc:creator>
              <dc:date>2017-03-10T08:04:34</dc:date>
            </office:change-info>
          </text:format-change>
        </text:changed-region>
        <text:changed-region xml:id="ct106652631748448" text:id="ct106652631748448">
          <text:format-change>
            <office:change-info>
              <dc:creator>James Kulp</dc:creator>
              <dc:date>2017-03-10T08:04:34</dc:date>
            </office:change-info>
          </text:format-change>
        </text:changed-region>
        <text:changed-region xml:id="ct106652631748672" text:id="ct106652631748672">
          <text:format-change>
            <office:change-info>
              <dc:creator>James Kulp</dc:creator>
              <dc:date>2017-03-10T08:04:34</dc:date>
            </office:change-info>
          </text:format-change>
        </text:changed-region>
        <text:changed-region xml:id="ct106652631748896" text:id="ct106652631748896">
          <text:format-change>
            <office:change-info>
              <dc:creator>James Kulp</dc:creator>
              <dc:date>2017-03-10T08:04:34</dc:date>
            </office:change-info>
          </text:format-change>
        </text:changed-region>
        <text:changed-region xml:id="ct106652631749120" text:id="ct106652631749120">
          <text:insertion>
            <office:change-info>
              <dc:creator>James Kulp</dc:creator>
              <dc:date>2017-03-10T07:59:39</dc:date>
            </office:change-info>
          </text:insertion>
        </text:changed-region>
        <text:changed-region xml:id="ct106652631749344" text:id="ct106652631749344">
          <text:insertion>
            <office:change-info>
              <dc:creator>James Kulp</dc:creator>
              <dc:date>2017-03-10T07:51:17</dc:date>
            </office:change-info>
          </text:insertion>
        </text:changed-region>
        <text:changed-region xml:id="ct106652631749568" text:id="ct106652631749568">
          <text:insertion>
            <office:change-info>
              <dc:creator>James Kulp</dc:creator>
              <dc:date>2017-03-10T07:51:20</dc:date>
            </office:change-info>
          </text:insertion>
        </text:changed-region>
        <text:changed-region xml:id="ct106652631749792" text:id="ct106652631749792">
          <text:insertion>
            <office:change-info>
              <dc:creator>James Kulp</dc:creator>
              <dc:date>2017-03-10T07:51:22</dc:date>
            </office:change-info>
          </text:insertion>
        </text:changed-region>
        <text:changed-region xml:id="ct106652631750016" text:id="ct106652631750016">
          <text:insertion>
            <office:change-info>
              <dc:creator>James Kulp</dc:creator>
              <dc:date>2017-03-10T08:27:44</dc:date>
            </office:change-info>
          </text:insertion>
        </text:changed-region>
        <text:changed-region xml:id="ct106652631750240" text:id="ct106652631750240">
          <text:insertion>
            <office:change-info>
              <dc:creator>James Kulp</dc:creator>
              <dc:date>2017-03-10T07:54:07</dc:date>
            </office:change-info>
          </text:insertion>
        </text:changed-region>
        <text:changed-region xml:id="ct106652631750464" text:id="ct106652631750464">
          <text:insertion>
            <office:change-info>
              <dc:creator>James Kulp</dc:creator>
              <dc:date>2017-03-10T07:54:44</dc:date>
            </office:change-info>
          </text:insertion>
        </text:changed-region>
        <text:changed-region xml:id="ct106652631750688" text:id="ct106652631750688">
          <text:insertion>
            <office:change-info>
              <dc:creator>James Kulp</dc:creator>
              <dc:date>2017-03-10T07:54:51</dc:date>
            </office:change-info>
          </text:insertion>
        </text:changed-region>
        <text:changed-region xml:id="ct106652631750912" text:id="ct106652631750912">
          <text:insertion>
            <office:change-info>
              <dc:creator>James Kulp</dc:creator>
              <dc:date>2017-03-10T07:54:55</dc:date>
            </office:change-info>
          </text:insertion>
        </text:changed-region>
        <text:changed-region xml:id="ct106652631751136" text:id="ct106652631751136">
          <text:insertion>
            <office:change-info>
              <dc:creator>James Kulp</dc:creator>
              <dc:date>2017-03-10T07:56:15</dc:date>
            </office:change-info>
          </text:insertion>
        </text:changed-region>
        <text:changed-region xml:id="ct106652631751360" text:id="ct106652631751360">
          <text:insertion>
            <office:change-info>
              <dc:creator>James Kulp</dc:creator>
              <dc:date>2017-03-10T07:55:01</dc:date>
            </office:change-info>
          </text:insertion>
        </text:changed-region>
        <text:changed-region xml:id="ct106652631751584" text:id="ct106652631751584">
          <text:format-change>
            <office:change-info>
              <dc:creator>James Kulp</dc:creator>
              <dc:date>2017-03-10T08:04:34</dc:date>
            </office:change-info>
          </text:format-change>
        </text:changed-region>
        <text:changed-region xml:id="ct106652631751808" text:id="ct106652631751808">
          <text:format-change>
            <office:change-info>
              <dc:creator>James Kulp</dc:creator>
              <dc:date>2017-03-10T08:04:34</dc:date>
            </office:change-info>
          </text:format-change>
        </text:changed-region>
        <text:changed-region xml:id="ct106652631752032" text:id="ct106652631752032">
          <text:insertion>
            <office:change-info>
              <dc:creator>James Kulp</dc:creator>
              <dc:date>2017-03-10T08:16:13</dc:date>
            </office:change-info>
          </text:insertion>
        </text:changed-region>
        <text:changed-region xml:id="ct106652631752256" text:id="ct106652631752256">
          <text:format-change>
            <office:change-info>
              <dc:creator>James Kulp</dc:creator>
              <dc:date>2017-03-10T08:04:34</dc:date>
            </office:change-info>
          </text:format-change>
        </text:changed-region>
        <text:changed-region xml:id="ct106652631752480" text:id="ct106652631752480">
          <text:insertion>
            <office:change-info>
              <dc:creator>James Kulp</dc:creator>
              <dc:date>2017-03-10T08:00:03</dc:date>
            </office:change-info>
          </text:insertion>
        </text:changed-region>
        <text:changed-region xml:id="ct106652631752704" text:id="ct106652631752704">
          <text:format-change>
            <office:change-info>
              <dc:creator>James Kulp</dc:creator>
              <dc:date>2017-03-10T08:04:34</dc:date>
            </office:change-info>
          </text:format-change>
        </text:changed-region>
        <text:changed-region xml:id="ct106652631752928" text:id="ct106652631752928">
          <text:format-change>
            <office:change-info>
              <dc:creator>James Kulp</dc:creator>
              <dc:date>2017-03-10T08:04:34</dc:date>
            </office:change-info>
          </text:format-change>
        </text:changed-region>
        <text:changed-region xml:id="ct106652631753152" text:id="ct106652631753152">
          <text:insertion>
            <office:change-info>
              <dc:creator>James Kulp</dc:creator>
              <dc:date>2017-03-10T07:56:55</dc:date>
            </office:change-info>
          </text:insertion>
        </text:changed-region>
        <text:changed-region xml:id="ct106652631753376" text:id="ct106652631753376">
          <text:insertion>
            <office:change-info>
              <dc:creator>James Kulp</dc:creator>
              <dc:date>2017-03-10T07:55:44</dc:date>
            </office:change-info>
          </text:insertion>
        </text:changed-region>
        <text:changed-region xml:id="ct106652631753600" text:id="ct106652631753600">
          <text:insertion>
            <office:change-info>
              <dc:creator>James Kulp</dc:creator>
              <dc:date>2017-03-10T07:56:00</dc:date>
            </office:change-info>
          </text:insertion>
        </text:changed-region>
        <text:changed-region xml:id="ct106652631753824" text:id="ct106652631753824">
          <text:deletion>
            <office:change-info>
              <dc:creator>James Kulp</dc:creator>
              <dc:date>2017-03-10T07:56:53</dc:date>
            </office:change-info>
            <text:p text:style-name="P47"><text:span text:style-name="T42">Unique ID of bitstream file</text:span></text:p>
          </text:deletion>
        </text:changed-region>
        <text:changed-region xml:id="ct106652631754048" text:id="ct106652631754048">
          <text:format-change>
            <office:change-info>
              <dc:creator>James Kulp</dc:creator>
              <dc:date>2017-03-10T08:04:34</dc:date>
            </office:change-info>
          </text:format-change>
        </text:changed-region>
        <text:changed-region xml:id="ct106652631754272" text:id="ct106652631754272">
          <text:format-change>
            <office:change-info>
              <dc:creator>James Kulp</dc:creator>
              <dc:date>2017-03-10T08:04:34</dc:date>
            </office:change-info>
          </text:format-change>
        </text:changed-region>
        <text:changed-region xml:id="ct106652631754496" text:id="ct106652631754496">
          <text:deletion>
            <office:change-info>
              <dc:creator>James Kulp</dc:creator>
              <dc:date>2017-03-10T08:16:16</dc:date>
            </office:change-info>
            <text:p text:style-name="P48">s</text:p>
          </text:deletion>
        </text:changed-region>
        <text:changed-region xml:id="ct106652631754720" text:id="ct106652631754720">
          <text:insertion>
            <office:change-info>
              <dc:creator>James Kulp</dc:creator>
              <dc:date>2017-03-10T08:16:16</dc:date>
            </office:change-info>
          </text:insertion>
        </text:changed-region>
        <text:changed-region xml:id="ct106652631754944" text:id="ct106652631754944">
          <text:format-change>
            <office:change-info>
              <dc:creator>James Kulp</dc:creator>
              <dc:date>2017-03-10T08:04:34</dc:date>
            </office:change-info>
          </text:format-change>
        </text:changed-region>
        <text:changed-region xml:id="ct106652631755168" text:id="ct106652631755168">
          <text:format-change>
            <office:change-info>
              <dc:creator>James Kulp</dc:creator>
              <dc:date>2017-03-10T08:04:34</dc:date>
            </office:change-info>
          </text:format-change>
        </text:changed-region>
        <text:changed-region xml:id="ct106652631755392" text:id="ct106652631755392">
          <text:format-change>
            <office:change-info>
              <dc:creator>James Kulp</dc:creator>
              <dc:date>2017-03-10T08:04:34</dc:date>
            </office:change-info>
          </text:format-change>
        </text:changed-region>
        <text:changed-region xml:id="ct106652631755616" text:id="ct106652631755616">
          <text:insertion>
            <office:change-info>
              <dc:creator>James Kulp</dc:creator>
              <dc:date>2017-03-10T07:57:21</dc:date>
            </office:change-info>
          </text:insertion>
        </text:changed-region>
        <text:changed-region xml:id="ct106652631755840" text:id="ct106652631755840">
          <text:insertion>
            <office:change-info>
              <dc:creator>James Kulp</dc:creator>
              <dc:date>2017-03-10T08:00:55</dc:date>
            </office:change-info>
          </text:insertion>
        </text:changed-region>
        <text:changed-region xml:id="ct106652631756064" text:id="ct106652631756064">
          <text:format-change>
            <office:change-info>
              <dc:creator>James Kulp</dc:creator>
              <dc:date>2017-03-10T08:04:34</dc:date>
            </office:change-info>
          </text:format-change>
        </text:changed-region>
        <text:changed-region xml:id="ct106652631756288" text:id="ct106652631756288">
          <text:format-change>
            <office:change-info>
              <dc:creator>James Kulp</dc:creator>
              <dc:date>2017-03-10T08:04:34</dc:date>
            </office:change-info>
          </text:format-change>
        </text:changed-region>
        <text:changed-region xml:id="ct106652631756512" text:id="ct106652631756512">
          <text:deletion>
            <office:change-info>
              <dc:creator>James Kulp</dc:creator>
              <dc:date>2017-03-10T08:01:48</dc:date>
            </office:change-info>
            <text:p text:style-name="P49"><text:span text:style-name="T43">Readable</text:span></text:p>
          </text:deletion>
        </text:changed-region>
        <text:changed-region xml:id="ct106652631756736" text:id="ct106652631756736">
          <text:insertion>
            <office:change-info>
              <dc:creator>James Kulp</dc:creator>
              <dc:date>2017-03-10T08:01:48</dc:date>
            </office:change-info>
          </text:insertion>
        </text:changed-region>
        <text:changed-region xml:id="ct106652631756960" text:id="ct106652631756960">
          <text:format-change>
            <office:change-info>
              <dc:creator>James Kulp</dc:creator>
              <dc:date>2017-03-10T08:04:34</dc:date>
            </office:change-info>
          </text:format-change>
        </text:changed-region>
        <text:changed-region xml:id="ct106652631757184" text:id="ct106652631757184">
          <text:insertion>
            <office:change-info>
              <dc:creator>James Kulp</dc:creator>
              <dc:date>2017-03-10T08:00:58</dc:date>
            </office:change-info>
          </text:insertion>
        </text:changed-region>
        <text:changed-region xml:id="ct106652631757408" text:id="ct106652631757408">
          <text:format-change>
            <office:change-info>
              <dc:creator>James Kulp</dc:creator>
              <dc:date>2017-03-10T08:04:34</dc:date>
            </office:change-info>
          </text:format-change>
        </text:changed-region>
        <text:changed-region xml:id="ct106652631757632" text:id="ct106652631757632">
          <text:format-change>
            <office:change-info>
              <dc:creator>James Kulp</dc:creator>
              <dc:date>2017-03-10T08:04:34</dc:date>
            </office:change-info>
          </text:format-change>
        </text:changed-region>
        <text:changed-region xml:id="ct106652631757856" text:id="ct106652631757856">
          <text:insertion>
            <office:change-info>
              <dc:creator>James Kulp</dc:creator>
              <dc:date>2017-03-10T08:02:32</dc:date>
            </office:change-info>
          </text:insertion>
        </text:changed-region>
        <text:changed-region xml:id="ct106652631758080" text:id="ct106652631758080">
          <text:format-change>
            <office:change-info>
              <dc:creator>James Kulp</dc:creator>
              <dc:date>2017-03-10T08:04:34</dc:date>
            </office:change-info>
          </text:format-change>
        </text:changed-region>
        <text:changed-region xml:id="ct106652631758304" text:id="ct106652631758304">
          <text:format-change>
            <office:change-info>
              <dc:creator>James Kulp</dc:creator>
              <dc:date>2017-03-10T08:04:34</dc:date>
            </office:change-info>
          </text:format-change>
        </text:changed-region>
        <text:changed-region xml:id="ct106652631758528" text:id="ct106652631758528">
          <text:insertion>
            <office:change-info>
              <dc:creator>James Kulp</dc:creator>
              <dc:date>2017-03-10T08:02:46</dc:date>
            </office:change-info>
          </text:insertion>
        </text:changed-region>
        <text:changed-region xml:id="ct106652631758752" text:id="ct106652631758752">
          <text:insertion>
            <office:change-info>
              <dc:creator>James Kulp</dc:creator>
              <dc:date>2017-03-10T08:18:34</dc:date>
            </office:change-info>
          </text:insertion>
        </text:changed-region>
        <text:changed-region xml:id="ct106652631758976" text:id="ct106652631758976">
          <text:insertion>
            <office:change-info>
              <dc:creator>James Kulp</dc:creator>
              <dc:date>2017-03-10T08:19:06</dc:date>
            </office:change-info>
          </text:insertion>
        </text:changed-region>
        <text:changed-region xml:id="ct106652631759200" text:id="ct106652631759200">
          <text:format-change>
            <office:change-info>
              <dc:creator>James Kulp</dc:creator>
              <dc:date>2017-03-10T08:04:34</dc:date>
            </office:change-info>
          </text:format-change>
        </text:changed-region>
        <text:changed-region xml:id="ct106652631759424" text:id="ct106652631759424">
          <text:format-change>
            <office:change-info>
              <dc:creator>James Kulp</dc:creator>
              <dc:date>2017-03-10T08:04:34</dc:date>
            </office:change-info>
          </text:format-change>
        </text:changed-region>
        <text:changed-region xml:id="ct106652631759648" text:id="ct106652631759648">
          <text:format-change>
            <office:change-info>
              <dc:creator>James Kulp</dc:creator>
              <dc:date>2017-03-10T08:04:34</dc:date>
            </office:change-info>
          </text:format-change>
        </text:changed-region>
        <text:changed-region xml:id="ct106652631759872" text:id="ct106652631759872">
          <text:format-change>
            <office:change-info>
              <dc:creator>James Kulp</dc:creator>
              <dc:date>2017-03-10T08:04:34</dc:date>
            </office:change-info>
          </text:format-change>
        </text:changed-region>
        <text:changed-region xml:id="ct106652631760096" text:id="ct106652631760096">
          <text:insertion>
            <office:change-info>
              <dc:creator>James Kulp</dc:creator>
              <dc:date>2017-03-10T08:16:55</dc:date>
            </office:change-info>
          </text:insertion>
        </text:changed-region>
        <text:changed-region xml:id="ct106652631760320" text:id="ct106652631760320">
          <text:insertion>
            <office:change-info>
              <dc:creator>James Kulp</dc:creator>
              <dc:date>2017-03-10T08:16:55</dc:date>
            </office:change-info>
          </text:insertion>
        </text:changed-region>
        <text:changed-region xml:id="ct106652631760544" text:id="ct106652631760544">
          <text:insertion>
            <office:change-info>
              <dc:creator>James Kulp</dc:creator>
              <dc:date>2017-03-10T08:16:55</dc:date>
            </office:change-info>
          </text:insertion>
        </text:changed-region>
        <text:changed-region xml:id="ct106652631760768" text:id="ct106652631760768">
          <text:insertion>
            <office:change-info>
              <dc:creator>James Kulp</dc:creator>
              <dc:date>2017-03-10T08:16:55</dc:date>
            </office:change-info>
          </text:insertion>
        </text:changed-region>
        <text:changed-region xml:id="ct106652631760992" text:id="ct106652631760992">
          <text:insertion>
            <office:change-info>
              <dc:creator>James Kulp</dc:creator>
              <dc:date>2017-03-10T08:19:14</dc:date>
            </office:change-info>
          </text:insertion>
        </text:changed-region>
        <text:changed-region xml:id="ct106652631761216" text:id="ct106652631761216">
          <text:insertion>
            <office:change-info>
              <dc:creator>James Kulp</dc:creator>
              <dc:date>2017-03-10T08:17:05</dc:date>
            </office:change-info>
          </text:insertion>
        </text:changed-region>
        <text:changed-region xml:id="ct106652631761440" text:id="ct106652631761440">
          <text:insertion>
            <office:change-info>
              <dc:creator>James Kulp</dc:creator>
              <dc:date>2017-03-10T08:17:05</dc:date>
            </office:change-info>
          </text:insertion>
        </text:changed-region>
        <text:changed-region xml:id="ct106652631761664" text:id="ct106652631761664">
          <text:insertion>
            <office:change-info>
              <dc:creator>James Kulp</dc:creator>
              <dc:date>2017-03-10T08:19:36</dc:date>
            </office:change-info>
          </text:insertion>
        </text:changed-region>
        <text:changed-region xml:id="ct106652631761888" text:id="ct106652631761888">
          <text:insertion>
            <office:change-info>
              <dc:creator>James Kulp</dc:creator>
              <dc:date>2017-03-10T08:17:05</dc:date>
            </office:change-info>
          </text:insertion>
        </text:changed-region>
        <text:changed-region xml:id="ct106652631762112" text:id="ct106652631762112">
          <text:insertion>
            <office:change-info>
              <dc:creator>James Kulp</dc:creator>
              <dc:date>2017-03-10T08:26:51</dc:date>
            </office:change-info>
          </text:insertion>
        </text:changed-region>
        <text:changed-region xml:id="ct106652631762336" text:id="ct106652631762336">
          <text:insertion>
            <office:change-info>
              <dc:creator>James Kulp</dc:creator>
              <dc:date>2017-03-10T08:27:00</dc:date>
            </office:change-info>
          </text:insertion>
        </text:changed-region>
        <text:changed-region xml:id="ct106652631762560" text:id="ct106652631762560">
          <text:insertion>
            <office:change-info>
              <dc:creator>James Kulp</dc:creator>
              <dc:date>2017-03-10T08:26:51</dc:date>
            </office:change-info>
          </text:insertion>
        </text:changed-region>
        <text:changed-region xml:id="ct106652631762784" text:id="ct106652631762784">
          <text:insertion>
            <office:change-info>
              <dc:creator>James Kulp</dc:creator>
              <dc:date>2017-03-10T08:26:51</dc:date>
            </office:change-info>
          </text:insertion>
        </text:changed-region>
        <text:changed-region xml:id="ct106652631763008" text:id="ct106652631763008">
          <text:insertion>
            <office:change-info>
              <dc:creator>James Kulp</dc:creator>
              <dc:date>2017-03-10T08:26:51</dc:date>
            </office:change-info>
          </text:insertion>
        </text:changed-region>
        <text:changed-region xml:id="ct106652631763232" text:id="ct106652631763232">
          <text:insertion>
            <office:change-info>
              <dc:creator>James Kulp</dc:creator>
              <dc:date>2017-03-10T08:28:10</dc:date>
            </office:change-info>
          </text:insertion>
        </text:changed-region>
        <text:changed-region xml:id="ct106652631763456" text:id="ct106652631763456">
          <text:insertion>
            <office:change-info>
              <dc:creator>James Kulp</dc:creator>
              <dc:date>2017-03-10T08:29:00</dc:date>
            </office:change-info>
          </text:insertion>
        </text:changed-region>
        <text:changed-region xml:id="ct106652631763680" text:id="ct106652631763680">
          <text:insertion>
            <office:change-info>
              <dc:creator>James Kulp</dc:creator>
              <dc:date>2017-03-10T08:29:36</dc:date>
            </office:change-info>
          </text:insertion>
        </text:changed-region>
        <text:changed-region xml:id="ct106652631763904" text:id="ct106652631763904">
          <text:insertion>
            <office:change-info>
              <dc:creator>James Kulp</dc:creator>
              <dc:date>2017-03-10T08:29:55</dc:date>
            </office:change-info>
          </text:insertion>
        </text:changed-region>
        <text:changed-region xml:id="ct106652631764128" text:id="ct106652631764128">
          <text:insertion>
            <office:change-info>
              <dc:creator>James Kulp</dc:creator>
              <dc:date>2017-03-10T08:30:02</dc:date>
            </office:change-info>
          </text:insertion>
        </text:changed-region>
        <text:changed-region xml:id="ct106652631764352" text:id="ct106652631764352">
          <text:insertion>
            <office:change-info>
              <dc:creator>James Kulp</dc:creator>
              <dc:date>2017-03-10T08:26:51</dc:date>
            </office:change-info>
          </text:insertion>
        </text:changed-region>
        <text:changed-region xml:id="ct106652631764576" text:id="ct106652631764576">
          <text:insertion>
            <office:change-info>
              <dc:creator>James Kulp</dc:creator>
              <dc:date>2017-03-10T08:30:35</dc:date>
            </office:change-info>
          </text:insertion>
        </text:changed-region>
        <text:changed-region xml:id="ct106652631764800" text:id="ct106652631764800">
          <text:insertion>
            <office:change-info>
              <dc:creator>James Kulp</dc:creator>
              <dc:date>2017-03-10T08:32:50</dc:date>
            </office:change-info>
          </text:insertion>
        </text:changed-region>
        <text:changed-region xml:id="ct106652631765024" text:id="ct106652631765024">
          <text:insertion>
            <office:change-info>
              <dc:creator>James Kulp</dc:creator>
              <dc:date>2017-03-10T08:31:52</dc:date>
            </office:change-info>
          </text:insertion>
        </text:changed-region>
        <text:changed-region xml:id="ct106652631765248" text:id="ct106652631765248">
          <text:insertion>
            <office:change-info>
              <dc:creator>James Kulp</dc:creator>
              <dc:date>2017-03-10T08:31:55</dc:date>
            </office:change-info>
          </text:insertion>
        </text:changed-region>
        <text:changed-region xml:id="ct106652631765472" text:id="ct106652631765472">
          <text:insertion>
            <office:change-info>
              <dc:creator>James Kulp</dc:creator>
              <dc:date>2017-03-10T08:32:03</dc:date>
            </office:change-info>
          </text:insertion>
        </text:changed-region>
        <text:changed-region xml:id="ct106652631765696" text:id="ct106652631765696">
          <text:insertion>
            <office:change-info>
              <dc:creator>James Kulp</dc:creator>
              <dc:date>2017-03-10T08:32:12</dc:date>
            </office:change-info>
          </text:insertion>
        </text:changed-region>
        <text:changed-region xml:id="ct106652631765920" text:id="ct106652631765920">
          <text:insertion>
            <office:change-info>
              <dc:creator>James Kulp</dc:creator>
              <dc:date>2017-03-10T08:52:29</dc:date>
            </office:change-info>
          </text:insertion>
        </text:changed-region>
        <text:changed-region xml:id="ct106652631766144" text:id="ct106652631766144">
          <text:insertion>
            <office:change-info>
              <dc:creator>James Kulp</dc:creator>
              <dc:date>2017-03-10T08:53:41</dc:date>
            </office:change-info>
          </text:insertion>
        </text:changed-region>
        <text:changed-region xml:id="ct106652631766368" text:id="ct106652631766368">
          <text:insertion>
            <office:change-info>
              <dc:creator>James Kulp</dc:creator>
              <dc:date>2017-03-10T08:54:05</dc:date>
            </office:change-info>
          </text:insertion>
        </text:changed-region>
        <text:changed-region xml:id="ct106652631766592" text:id="ct106652631766592">
          <text:insertion>
            <office:change-info>
              <dc:creator>James Kulp</dc:creator>
              <dc:date>2017-03-10T08:56:08</dc:date>
            </office:change-info>
          </text:insertion>
        </text:changed-region>
        <text:changed-region xml:id="ct106652631766816" text:id="ct106652631766816">
          <text:insertion>
            <office:change-info>
              <dc:creator>James Kulp</dc:creator>
              <dc:date>2017-03-10T09:00:48</dc:date>
            </office:change-info>
          </text:insertion>
        </text:changed-region>
        <text:changed-region xml:id="ct106652631767040" text:id="ct106652631767040">
          <text:insertion>
            <office:change-info>
              <dc:creator>James Kulp</dc:creator>
              <dc:date>2017-03-10T09:05:05</dc:date>
            </office:change-info>
          </text:insertion>
        </text:changed-region>
        <text:changed-region xml:id="ct106652631767712" text:id="ct106652631767712">
          <text:deletion>
            <office:change-info>
              <dc:creator>James Kulp</dc:creator>
              <dc:date>2017-03-10T09:08:35</dc:date>
            </office:change-info>
            <text:p text:style-name="P50"><text:span text:style-name="T39"><text:s/>port types:</text:span></text:p>
            <text:list xml:id="list113102954170180" text:continue-list="list113103376272825" text:style-name="WWNum32">
              <text:list-item>
                <text:p text:style-name="P51">Control plan<text:span text:style-name="T44">e</text:span> access ports, providing off-chip access to the on-chip control plane.</text:p>
              </text:list-item>
              <text:list-item>
                <text:p text:style-name="P51">Metadata access ports to provide access to built-in bitstream metadata via properties</text:p>
              </text:list-item>
              <text:list-item>
                <text:p text:style-name="P52">Timebase ports to provide the basis for timekeeping on the platform.</text:p>
              </text:list-item>
              <text:list-item>
                <text:p text:style-name="P53">Interconnect ports to allow external interconnect hardware <text:span text:style-name="T45">interfaces</text:span> to support data flow (e.g. PCIe, AXI etc.).</text:p>
              </text:list-item>
            </text:list>
          </text:deletion>
        </text:changed-region>
        <text:changed-region xml:id="ct106652631767488" text:id="ct106652631767488">
          <text:deletion>
            <office:change-info>
              <dc:creator>James Kulp</dc:creator>
              <dc:date>2017-03-03T08:36:02</dc:date>
            </office:change-info>
            <text:list xml:id="list113103026260903" text:continue-numbering="true" text:style-name="WWNum32">
              <text:list-item>
                <text:p text:style-name="P54">three</text:p>
              </text:list-item>
            </text:list>
          </text:deletion>
        </text:changed-region>
        <text:changed-region xml:id="ct106652631767264" text:id="ct106652631767264">
          <text:deletion>
            <office:change-info>
              <dc:creator>James Kulp</dc:creator>
              <dc:date>2017-03-10T09:08:36</dc:date>
            </office:change-info>
            <text:list xml:id="list113102629628793" text:continue-numbering="true" text:style-name="WWNum32">
              <text:list-item>
                <text:p text:style-name="P54">The platform worker has </text:p>
              </text:list-item>
            </text:list>
          </text:deletion>
        </text:changed-region>
        <text:changed-region xml:id="ct106652631767936" text:id="ct106652631767936">
          <text:insertion>
            <office:change-info>
              <dc:creator>James Kulp</dc:creator>
              <dc:date>2017-03-10T09:10:13</dc:date>
            </office:change-info>
          </text:insertion>
        </text:changed-region>
        <text:changed-region xml:id="ct106652631768160" text:id="ct106652631768160">
          <text:deletion>
            <office:change-info>
              <dc:creator>James Kulp</dc:creator>
              <dc:date>2017-03-10T09:11:24</dc:date>
            </office:change-info>
            <text:p text:style-name="P55">To support the (single) control plane access port (called a “<text:span text:style-name="Code">cpmaster</text:span>” port), t</text:p>
          </text:deletion>
        </text:changed-region>
        <text:changed-region xml:id="ct106652631768384" text:id="ct106652631768384">
          <text:insertion>
            <office:change-info>
              <dc:creator>James Kulp</dc:creator>
              <dc:date>2017-03-10T09:11:24</dc:date>
            </office:change-info>
          </text:insertion>
        </text:changed-region>
        <text:changed-region xml:id="ct106652631768608" text:id="ct106652631768608">
          <text:deletion>
            <office:change-info>
              <dc:creator>James Kulp</dc:creator>
              <dc:date>2017-03-03T08:36:33</dc:date>
            </office:change-info>
            <text:p text:style-name="P55"><text:span text:style-name="T46">t</text:span></text:p>
          </text:deletion>
        </text:changed-region>
        <text:changed-region xml:id="ct106652631768832" text:id="ct106652631768832">
          <text:insertion>
            <office:change-info>
              <dc:creator>James Kulp</dc:creator>
              <dc:date>2017-03-03T08:36:33</dc:date>
            </office:change-info>
          </text:insertion>
        </text:changed-region>
        <text:changed-region xml:id="ct106652631769056" text:id="ct106652631769056">
          <text:insertion>
            <office:change-info>
              <dc:creator>James Kulp</dc:creator>
              <dc:date>2017-03-10T09:12:20</dc:date>
            </office:change-info>
          </text:insertion>
        </text:changed-region>
        <text:changed-region xml:id="ct106652631769280" text:id="ct106652631769280">
          <text:insertion>
            <office:change-info>
              <dc:creator>James Kulp</dc:creator>
              <dc:date>2017-03-10T09:13:00</dc:date>
            </office:change-info>
          </text:insertion>
        </text:changed-region>
        <text:changed-region xml:id="ct106652631769504" text:id="ct106652631769504">
          <text:deletion>
            <office:change-info>
              <dc:creator>James Kulp</dc:creator>
              <dc:date>2017-03-10T09:14:08</dc:date>
            </office:change-info>
            <text:p text:style-name="P55">An</text:p>
          </text:deletion>
        </text:changed-region>
        <text:changed-region xml:id="ct106652631769728" text:id="ct106652631769728">
          <text:insertion>
            <office:change-info>
              <dc:creator>James Kulp</dc:creator>
              <dc:date>2017-03-10T09:14:09</dc:date>
            </office:change-info>
          </text:insertion>
        </text:changed-region>
        <text:changed-region xml:id="ct106652631769952" text:id="ct106652631769952">
          <text:format-change>
            <office:change-info>
              <dc:creator>James Kulp</dc:creator>
              <dc:date>2017-03-10T09:14:37</dc:date>
            </office:change-info>
          </text:format-change>
        </text:changed-region>
        <text:changed-region xml:id="ct106652631770176" text:id="ct106652631770176">
          <text:format-change>
            <office:change-info>
              <dc:creator>James Kulp</dc:creator>
              <dc:date>2017-03-10T09:15:00</dc:date>
            </office:change-info>
          </text:format-change>
        </text:changed-region>
        <text:changed-region xml:id="ct106652631770400" text:id="ct106652631770400">
          <text:insertion>
            <office:change-info>
              <dc:creator>James Kulp</dc:creator>
              <dc:date>2017-03-10T09:15:18</dc:date>
            </office:change-info>
          </text:insertion>
        </text:changed-region>
        <text:changed-region xml:id="ct106652631770624" text:id="ct106652631770624">
          <text:deletion>
            <office:change-info>
              <dc:creator>James Kulp</dc:creator>
              <dc:date>2017-03-10T09:15:37</dc:date>
            </office:change-info>
            <text:p text:style-name="Code"><text:span text:style-name="T42">-- Adapt the axi master from the PS to be a CP Master<text:line-break/></text:span></text:p>
          </text:deletion>
        </text:changed-region>
        <text:changed-region xml:id="ct106652631770848" text:id="ct106652631770848">
          <text:deletion>
            <office:change-info>
              <dc:creator>James Kulp</dc:creator>
              <dc:date>2017-03-10T09:15:57</dc:date>
            </office:change-info>
            <text:p text:style-name="Code"><text:span text:style-name="T42"><text:line-break/> <text:s/></text:span></text:p>
          </text:deletion>
        </text:changed-region>
        <text:changed-region xml:id="ct106652631771072" text:id="ct106652631771072">
          <text:insertion>
            <office:change-info>
              <dc:creator>James Kulp</dc:creator>
              <dc:date>2017-03-10T09:15:58</dc:date>
            </office:change-info>
          </text:insertion>
        </text:changed-region>
        <text:changed-region xml:id="ct106652631771296" text:id="ct106652631771296">
          <text:deletion>
            <office:change-info>
              <dc:creator>James Kulp</dc:creator>
              <dc:date>2017-03-10T09:16:13</dc:date>
            </office:change-info>
            <text:p text:style-name="Code"><text:span text:style-name="T42"><text:line-break/> <text:s text:c="3"/></text:span></text:p>
          </text:deletion>
        </text:changed-region>
        <text:changed-region xml:id="ct106652631771520" text:id="ct106652631771520">
          <text:insertion>
            <office:change-info>
              <dc:creator>James Kulp</dc:creator>
              <dc:date>2017-03-10T09:16:17</dc:date>
            </office:change-info>
          </text:insertion>
        </text:changed-region>
        <text:changed-region xml:id="ct106652631771744" text:id="ct106652631771744">
          <text:insertion>
            <office:change-info>
              <dc:creator>James Kulp</dc:creator>
              <dc:date>2017-03-10T09:16:22</dc:date>
            </office:change-info>
          </text:insertion>
        </text:changed-region>
        <text:changed-region xml:id="ct106652631771968" text:id="ct106652631771968">
          <text:insertion>
            <office:change-info>
              <dc:creator>James Kulp</dc:creator>
              <dc:date>2017-03-10T09:18:26</dc:date>
            </office:change-info>
          </text:insertion>
        </text:changed-region>
        <text:changed-region xml:id="ct106652631772192" text:id="ct106652631772192">
          <text:insertion>
            <office:change-info>
              <dc:creator>James Kulp</dc:creator>
              <dc:date>2017-03-10T09:18:38</dc:date>
            </office:change-info>
          </text:insertion>
        </text:changed-region>
        <text:changed-region xml:id="ct106652631772416" text:id="ct106652631772416">
          <text:insertion>
            <office:change-info>
              <dc:creator>James Kulp</dc:creator>
              <dc:date>2017-03-10T09:16:26</dc:date>
            </office:change-info>
          </text:insertion>
        </text:changed-region>
        <text:changed-region xml:id="ct106652631772640" text:id="ct106652631772640">
          <text:insertion>
            <office:change-info>
              <dc:creator>James Kulp</dc:creator>
              <dc:date>2017-03-10T09:18:28</dc:date>
            </office:change-info>
          </text:insertion>
        </text:changed-region>
        <text:changed-region xml:id="ct106652631772864" text:id="ct106652631772864">
          <text:insertion>
            <office:change-info>
              <dc:creator>James Kulp</dc:creator>
              <dc:date>2017-03-10T09:18:17</dc:date>
            </office:change-info>
          </text:insertion>
        </text:changed-region>
        <text:changed-region xml:id="ct106652631773088" text:id="ct106652631773088">
          <text:insertion>
            <office:change-info>
              <dc:creator>James Kulp</dc:creator>
              <dc:date>2017-03-10T09:16:31</dc:date>
            </office:change-info>
          </text:insertion>
        </text:changed-region>
        <text:changed-region xml:id="ct106652631773312" text:id="ct106652631773312">
          <text:insertion>
            <office:change-info>
              <dc:creator>James Kulp</dc:creator>
              <dc:date>2017-03-10T09:16:35</dc:date>
            </office:change-info>
          </text:insertion>
        </text:changed-region>
        <text:changed-region xml:id="ct106652631773536" text:id="ct106652631773536">
          <text:deletion>
            <office:change-info>
              <dc:creator>James Kulp</dc:creator>
              <dc:date>2017-03-10T09:16:46</dc:date>
            </office:change-info>
            <text:p text:style-name="Code"><text:span text:style-name="T42"><text:line-break/> <text:s text:c="3"/></text:span></text:p>
          </text:deletion>
        </text:changed-region>
        <text:changed-region xml:id="ct106652631774208" text:id="ct106652631774208">
          <text:deletion>
            <office:change-info>
              <dc:creator>James Kulp</dc:creator>
              <dc:date>2017-03-10T09:04:55</dc:date>
            </office:change-info>
            <text:p text:style-name="Code"><text:span text:style-name="T47">The timebase port is to provide signals that are the basis for timekeeping on the platform. <text:s/>They are a clock, a PPS input signal and an optionally connected PPS output 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span></text:p>
          </text:deletion>
        </text:changed-region>
        <text:changed-region xml:id="ct106652631773984" text:id="ct106652631773984">
          <text:deletion>
            <office:change-info>
              <dc:creator>James Kulp</dc:creator>
              <dc:date>2017-03-10T09:08:10</dc:date>
            </office:change-info>
            <text:p text:style-name="Code"><text:span text:style-name="T44">The </text:span><text:span text:style-name="Code">metadata</text:span><text:span text:style-name="T44">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56">The “clk” signal is the platform's control clock (see above).</text:p>
            <text:p text:style-name="P57"><text:span text:style-name="T47"/></text:p>
          </text:deletion>
        </text:changed-region>
        <text:changed-region xml:id="ct106652631773760" text:id="ct106652631773760">
          <text:deletion>
            <office:change-info>
              <dc:creator>James Kulp</dc:creator>
              <dc:date>2017-03-10T09:15:43</dc:date>
            </office:change-info>
            <text:p text:style-name="P57"><text:span text:style-name="T47"/></text:p>
            <text:p text:style-name="Code"><text:span text:style-name="T47"/></text:p>
          </text:deletion>
        </text:changed-region>
        <text:changed-region xml:id="ct106652631774432" text:id="ct106652631774432">
          <text:insertion>
            <office:change-info>
              <dc:creator>James Kulp</dc:creator>
              <dc:date>2017-03-10T09:20:29</dc:date>
            </office:change-info>
          </text:insertion>
        </text:changed-region>
        <text:changed-region xml:id="ct106652631774656" text:id="ct106652631774656">
          <text:deletion>
            <office:change-info>
              <dc:creator>James Kulp</dc:creator>
              <dc:date>2017-03-10T09:53:38</dc:date>
            </office:change-info>
            <text:p text:style-name="P58"><text:span text:style-name="T46">The fourth type of port on the platform worker is the one that enables off-chip data streaming (messaging) to and from other FPGA or software workers. <text:s/>It is called the “</text:span><text:span text:style-name="Code">unoc</text:span><text:span text:style-name="T46">” port (for “micro-network-on-chip”). <text:s/>[Note this port is becoming obsolete and replaced by the scalable data plane, and thus will not be documented here]. <text:s/></text:span></text:p>
          </text:deletion>
        </text:changed-region>
        <text:changed-region xml:id="ct106652631774880" text:id="ct106652631774880">
          <text:insertion>
            <office:change-info>
              <dc:creator>James Kulp</dc:creator>
              <dc:date>2017-03-10T09:54:28</dc:date>
            </office:change-info>
          </text:insertion>
        </text:changed-region>
        <text:changed-region xml:id="ct106652631775104" text:id="ct106652631775104">
          <text:insertion>
            <office:change-info>
              <dc:creator>James Kulp</dc:creator>
              <dc:date>2017-03-10T09:55:00</dc:date>
            </office:change-info>
          </text:insertion>
        </text:changed-region>
        <text:changed-region xml:id="ct106652631775328" text:id="ct106652631775328">
          <text:insertion>
            <office:change-info>
              <dc:creator>James Kulp</dc:creator>
              <dc:date>2017-03-10T09:56:13</dc:date>
            </office:change-info>
          </text:insertion>
        </text:changed-region>
        <text:changed-region xml:id="ct106652631775552" text:id="ct106652631775552">
          <text:insertion>
            <office:change-info>
              <dc:creator>James Kulp</dc:creator>
              <dc:date>2017-03-10T09:57:17</dc:date>
            </office:change-info>
          </text:insertion>
        </text:changed-region>
        <text:changed-region xml:id="ct106652631775776" text:id="ct106652631775776">
          <text:deletion>
            <office:change-info>
              <dc:creator>James Kulp</dc:creator>
              <dc:date>2017-03-10T09:57:31</dc:date>
            </office:change-info>
            <text:p text:style-name="P59"><text:span text:style-name="T46">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deletion>
        </text:changed-region>
        <text:changed-region xml:id="ct106652631776000" text:id="ct106652631776000">
          <text:insertion>
            <office:change-info>
              <dc:creator>James Kulp</dc:creator>
              <dc:date>2017-03-10T09:57:41</dc:date>
            </office:change-info>
          </text:insertion>
        </text:changed-region>
        <text:changed-region xml:id="ct106652631776224" text:id="ct106652631776224">
          <text:insertion>
            <office:change-info>
              <dc:creator>James Kulp</dc:creator>
              <dc:date>2017-03-10T09:58:00</dc:date>
            </office:change-info>
          </text:insertion>
        </text:changed-region>
        <text:changed-region xml:id="ct106652631776448" text:id="ct106652631776448">
          <text:insertion>
            <office:change-info>
              <dc:creator>James Kulp</dc:creator>
              <dc:date>2017-03-10T09:59:08</dc:date>
            </office:change-info>
          </text:insertion>
        </text:changed-region>
        <text:changed-region xml:id="ct106652631776672" text:id="ct106652631776672">
          <text:insertion>
            <office:change-info>
              <dc:creator>James Kulp</dc:creator>
              <dc:date>2017-03-10T10:00:15</dc:date>
            </office:change-info>
          </text:insertion>
        </text:changed-region>
        <text:changed-region xml:id="ct106652631776896" text:id="ct106652631776896">
          <text:insertion>
            <office:change-info>
              <dc:creator>James Kulp</dc:creator>
              <dc:date>2017-03-10T10:01:16</dc:date>
            </office:change-info>
          </text:insertion>
        </text:changed-region>
        <text:changed-region xml:id="ct106652631777120" text:id="ct106652631777120">
          <text:insertion>
            <office:change-info>
              <dc:creator>James Kulp</dc:creator>
              <dc:date>2017-03-10T10:02:00</dc:date>
            </office:change-info>
          </text:insertion>
        </text:changed-region>
        <text:changed-region xml:id="ct106652631777344" text:id="ct106652631777344">
          <text:insertion>
            <office:change-info>
              <dc:creator>James Kulp</dc:creator>
              <dc:date>2017-03-10T10:03:00</dc:date>
            </office:change-info>
          </text:insertion>
        </text:changed-region>
        <text:changed-region xml:id="ct106102882173824" text:id="ct106102882173824">
          <text:insertion>
            <office:change-info>
              <dc:creator>James Kulp</dc:creator>
              <dc:date>2017-03-11T11:12:59</dc:date>
            </office:change-info>
          </text:insertion>
        </text:changed-region>
        <text:changed-region xml:id="ct106102880125504" text:id="ct106102880125504">
          <text:deletion>
            <office:change-info>
              <dc:creator>James Kulp</dc:creator>
              <dc:date>2017-03-11T11:13:03</dc:date>
            </office:change-info>
            <text:h text:style-name="Heading_20_3" text:outline-level="3"><text:span text:style-name="T48">Building the Platform Worker Using its Makefile.</text:span></text:h>
          </text:deletion>
        </text:changed-region>
        <text:changed-region xml:id="ct106652635993600" text:id="ct106652635993600">
          <text:format-change>
            <office:change-info>
              <dc:creator>James Kulp</dc:creator>
              <dc:date>2017-03-11T11:13:34</dc:date>
            </office:change-info>
          </text:format-change>
        </text:changed-region>
        <text:changed-region xml:id="ct107202393800704" text:id="ct107202393800704">
          <text:insertion>
            <office:change-info>
              <dc:creator>James Kulp</dc:creator>
              <dc:date>2017-03-11T11:13:44</dc:date>
            </office:change-info>
          </text:insertion>
        </text:changed-region>
        <text:changed-region xml:id="ct107202391831680" text:id="ct107202391831680">
          <text:format-change>
            <office:change-info>
              <dc:creator>James Kulp</dc:creator>
              <dc:date>2017-03-11T11:13:38</dc:date>
            </office:change-info>
          </text:format-change>
        </text:changed-region>
        <text:changed-region xml:id="ct106102882178528" text:id="ct106102882178528">
          <text:insertion>
            <office:change-info>
              <dc:creator>James Kulp</dc:creator>
              <dc:date>2017-03-11T11:13:47</dc:date>
            </office:change-info>
          </text:insertion>
        </text:changed-region>
        <text:changed-region xml:id="ct106652631777568" text:id="ct106652631777568">
          <text:deletion>
            <office:change-info>
              <dc:creator>James Kulp</dc:creator>
              <dc:date>2017-03-03T08:37:25</dc:date>
            </office:change-info>
            <text:p text:style-name="P60">m</text:p>
          </text:deletion>
        </text:changed-region>
        <text:changed-region xml:id="ct106652631777792" text:id="ct106652631777792">
          <text:insertion>
            <office:change-info>
              <dc:creator>James Kulp</dc:creator>
              <dc:date>2017-03-03T08:37:25</dc:date>
            </office:change-info>
          </text:insertion>
        </text:changed-region>
        <text:changed-region xml:id="ct106652631778016" text:id="ct106652631778016">
          <text:format-change>
            <office:change-info>
              <dc:creator>James Kulp</dc:creator>
              <dc:date>2017-03-03T08:37:29</dc:date>
            </office:change-info>
          </text:format-change>
        </text:changed-region>
        <text:changed-region xml:id="ct106652637994432" text:id="ct106652637994432">
          <text:deletion>
            <office:change-info>
              <dc:creator>James Kulp</dc:creator>
              <dc:date>2017-03-11T11:14:56</dc:date>
            </office:change-info>
            <text:p text:style-name="P61">“</text:p>
          </text:deletion>
        </text:changed-region>
        <text:changed-region xml:id="ct107202393824000" text:id="ct107202393824000">
          <text:format-change>
            <office:change-info>
              <dc:creator>James Kulp</dc:creator>
              <dc:date>2017-03-11T11:15:05</dc:date>
            </office:change-info>
          </text:format-change>
        </text:changed-region>
        <text:changed-region xml:id="ct106102882204064" text:id="ct106102882204064">
          <text:deletion>
            <office:change-info>
              <dc:creator>James Kulp</dc:creator>
              <dc:date>2017-03-11T11:15:00</dc:date>
            </office:change-info>
            <text:p text:style-name="P61"><text:span text:style-name="Code"><text:span text:style-name="T459">”</text:span></text:span></text:p>
          </text:deletion>
        </text:changed-region>
        <text:changed-region xml:id="ct107202393824224" text:id="ct107202393824224">
          <text:format-change>
            <office:change-info>
              <dc:creator>James Kulp</dc:creator>
              <dc:date>2017-03-11T11:15:10</dc:date>
            </office:change-info>
          </text:format-change>
        </text:changed-region>
        <text:changed-region xml:id="ct105553128497632" text:id="ct105553128497632">
          <text:deletion>
            <office:change-info>
              <dc:creator>James Kulp</dc:creator>
              <dc:date>2017-03-11T11:15:24</dc:date>
            </office:change-info>
            <text:p text:style-name="P62">“</text:p>
          </text:deletion>
        </text:changed-region>
        <text:changed-region xml:id="ct105553128500768" text:id="ct105553128500768">
          <text:format-change>
            <office:change-info>
              <dc:creator>James Kulp</dc:creator>
              <dc:date>2017-03-11T11:15:32</dc:date>
            </office:change-info>
          </text:format-change>
        </text:changed-region>
        <text:changed-region xml:id="ct105553128498080" text:id="ct105553128498080">
          <text:deletion>
            <office:change-info>
              <dc:creator>James Kulp</dc:creator>
              <dc:date>2017-03-11T11:15:27</dc:date>
            </office:change-info>
            <text:p text:style-name="P62"><text:span text:style-name="Code"><text:span text:style-name="T454">”</text:span></text:span></text:p>
          </text:deletion>
        </text:changed-region>
        <text:changed-region xml:id="ct106102882215936" text:id="ct106102882215936">
          <text:deletion>
            <office:change-info>
              <dc:creator>James Kulp</dc:creator>
              <dc:date>2017-03-11T11:15:38</dc:date>
            </office:change-info>
            <text:p text:style-name="P62">“</text:p>
          </text:deletion>
        </text:changed-region>
        <text:changed-region xml:id="ct105553128501888" text:id="ct105553128501888">
          <text:format-change>
            <office:change-info>
              <dc:creator>James Kulp</dc:creator>
              <dc:date>2017-03-11T11:15:48</dc:date>
            </office:change-info>
          </text:format-change>
        </text:changed-region>
        <text:changed-region xml:id="ct106652638008096" text:id="ct106652638008096">
          <text:deletion>
            <office:change-info>
              <dc:creator>James Kulp</dc:creator>
              <dc:date>2017-03-11T11:15:43</dc:date>
            </office:change-info>
            <text:p text:style-name="P62"><text:span text:style-name="Code"><text:span text:style-name="T454">”</text:span></text:span></text:p>
          </text:deletion>
        </text:changed-region>
        <text:changed-region xml:id="ct105553128509728" text:id="ct105553128509728">
          <text:deletion>
            <office:change-info>
              <dc:creator>James Kulp</dc:creator>
              <dc:date>2017-03-11T11:15:52</dc:date>
            </office:change-info>
            <text:p text:style-name="P62">“</text:p>
          </text:deletion>
        </text:changed-region>
        <text:changed-region xml:id="ct106652638019072" text:id="ct106652638019072">
          <text:format-change>
            <office:change-info>
              <dc:creator>James Kulp</dc:creator>
              <dc:date>2017-03-11T11:16:00</dc:date>
            </office:change-info>
          </text:format-change>
        </text:changed-region>
        <text:changed-region xml:id="ct106652638012128" text:id="ct106652638012128">
          <text:deletion>
            <office:change-info>
              <dc:creator>James Kulp</dc:creator>
              <dc:date>2017-03-11T11:15:56</dc:date>
            </office:change-info>
            <text:p text:style-name="P62"><text:span text:style-name="Code"><text:span text:style-name="T454">”</text:span></text:span></text:p>
          </text:deletion>
        </text:changed-region>
        <text:changed-region xml:id="ct106652638018848" text:id="ct106652638018848">
          <text:insertion>
            <office:change-info>
              <dc:creator>James Kulp</dc:creator>
              <dc:date>2017-03-11T11:16:24</dc:date>
            </office:change-info>
          </text:insertion>
        </text:changed-region>
        <text:changed-region xml:id="ct105553128469856" text:id="ct105553128469856">
          <text:deletion>
            <office:change-info>
              <dc:creator>James Kulp</dc:creator>
              <dc:date>2017-03-11T11:13:23</dc:date>
            </office:change-info>
            <text:p text:style-name="P63"/>
            <text:p text:style-name="P63"/>
          </text:deletion>
        </text:changed-region>
        <text:changed-region xml:id="ct106652640155872" text:id="ct106652640155872">
          <text:insertion>
            <office:change-info>
              <dc:creator>James Kulp</dc:creator>
              <dc:date>2017-03-11T11:25:31</dc:date>
            </office:change-info>
          </text:insertion>
        </text:changed-region>
        <text:changed-region xml:id="ct106652642245408" text:id="ct106652642245408">
          <text:insertion>
            <office:change-info>
              <dc:creator>James Kulp</dc:creator>
              <dc:date>2017-03-11T11:29:24</dc:date>
            </office:change-info>
          </text:insertion>
        </text:changed-region>
        <text:changed-region xml:id="ct105553128513088" text:id="ct105553128513088">
          <text:insertion>
            <office:change-info>
              <dc:creator>James Kulp</dc:creator>
              <dc:date>2017-03-11T11:16:26</dc:date>
            </office:change-info>
          </text:insertion>
        </text:changed-region>
        <text:changed-region xml:id="ct105553128535040" text:id="ct105553128535040">
          <text:insertion>
            <office:change-info>
              <dc:creator>James Kulp</dc:creator>
              <dc:date>2017-03-11T11:17:01</dc:date>
            </office:change-info>
          </text:insertion>
        </text:changed-region>
        <text:changed-region xml:id="ct105553128549824" text:id="ct105553128549824">
          <text:insertion>
            <office:change-info>
              <dc:creator>James Kulp</dc:creator>
              <dc:date>2017-03-11T11:18:08</dc:date>
            </office:change-info>
          </text:insertion>
        </text:changed-region>
        <text:changed-region xml:id="ct105553128569760" text:id="ct105553128569760">
          <text:insertion>
            <office:change-info>
              <dc:creator>James Kulp</dc:creator>
              <dc:date>2017-03-11T11:19:00</dc:date>
            </office:change-info>
          </text:insertion>
        </text:changed-region>
        <text:changed-region xml:id="ct106102880093920" text:id="ct106102880093920">
          <text:insertion>
            <office:change-info>
              <dc:creator>James Kulp</dc:creator>
              <dc:date>2017-03-11T11:07:56</dc:date>
            </office:change-info>
          </text:insertion>
        </text:changed-region>
        <text:changed-region xml:id="ct106652631778240" text:id="ct106652631778240">
          <text:insertion>
            <office:change-info>
              <dc:creator>James Kulp</dc:creator>
              <dc:date>2017-03-10T09:22:15</dc:date>
            </office:change-info>
          </text:insertion>
        </text:changed-region>
        <text:changed-region xml:id="ct106652631778464" text:id="ct106652631778464">
          <text:deletion>
            <office:change-info>
              <dc:creator>James Kulp</dc:creator>
              <dc:date>2017-03-03T08:38:12</dc:date>
            </office:change-info>
            <text:p text:style-name="P62">m</text:p>
          </text:deletion>
        </text:changed-region>
        <text:changed-region xml:id="ct106652631778688" text:id="ct106652631778688">
          <text:insertion>
            <office:change-info>
              <dc:creator>James Kulp</dc:creator>
              <dc:date>2017-03-03T08:38:12</dc:date>
            </office:change-info>
          </text:insertion>
        </text:changed-region>
        <text:changed-region xml:id="ct106652631778912" text:id="ct106652631778912">
          <text:format-change>
            <office:change-info>
              <dc:creator>James Kulp</dc:creator>
              <dc:date>2017-03-03T08:38:16</dc:date>
            </office:change-info>
          </text:format-change>
        </text:changed-region>
        <text:changed-region xml:id="ct106652631779136" text:id="ct106652631779136">
          <text:insertion>
            <office:change-info>
              <dc:creator>James Kulp</dc:creator>
              <dc:date>2017-03-03T08:38:08</dc:date>
            </office:change-info>
          </text:insertion>
        </text:changed-region>
        <text:changed-region xml:id="ct105553120118880" text:id="ct105553120118880">
          <text:deletion>
            <office:change-info>
              <dc:creator>James Kulp</dc:creator>
              <dc:date>2017-03-10T12:13:43</dc:date>
            </office:change-info>
            <text:list xml:id="list113104000295531" text:continue-numbering="true" text:style-name="WWNum32">
              <text:list-item>
                <text:p text:style-name="P5">“</text:p>
              </text:list-item>
            </text:list>
          </text:deletion>
        </text:changed-region>
        <text:changed-region xml:id="ct105553120119104" text:id="ct105553120119104">
          <text:format-change>
            <office:change-info>
              <dc:creator>James Kulp</dc:creator>
              <dc:date>2017-03-10T12:13:51</dc:date>
            </office:change-info>
          </text:format-change>
        </text:changed-region>
        <text:changed-region xml:id="ct105553120119328" text:id="ct105553120119328">
          <text:deletion>
            <office:change-info>
              <dc:creator>James Kulp</dc:creator>
              <dc:date>2017-03-10T12:13:47</dc:date>
            </office:change-info>
            <text:list xml:id="list113103154491491" text:continue-numbering="true" text:style-name="WWNum32">
              <text:list-item>
                <text:p text:style-name="P5"><text:span text:style-name="Code">”</text:span></text:p>
              </text:list-item>
            </text:list>
          </text:deletion>
        </text:changed-region>
        <text:changed-region xml:id="ct105553120119776" text:id="ct105553120119776">
          <text:deletion>
            <office:change-info>
              <dc:creator>James Kulp</dc:creator>
              <dc:date>2017-03-10T12:14:30</dc:date>
            </office:change-info>
            <text:p text:style-name="P64"><text:span text:style-name="Code"><text:span text:style-name="T454">“</text:span></text:span></text:p>
          </text:deletion>
        </text:changed-region>
        <text:changed-region xml:id="ct105553120119552" text:id="ct105553120119552">
          <text:deletion>
            <office:change-info>
              <dc:creator>James Kulp</dc:creator>
              <dc:date>2017-03-10T10:52:25</dc:date>
            </office:change-info>
            <text:p text:style-name="P64"><text:span text:style-name="Code">card=</text:span></text:p>
          </text:deletion>
        </text:changed-region>
        <text:changed-region xml:id="ct105553120120000" text:id="ct105553120120000">
          <text:insertion>
            <office:change-info>
              <dc:creator>James Kulp</dc:creator>
              <dc:date>2017-03-10T12:14:27</dc:date>
            </office:change-info>
          </text:insertion>
        </text:changed-region>
        <text:changed-region xml:id="ct105553120120224" text:id="ct105553120120224">
          <text:deletion>
            <office:change-info>
              <dc:creator>James Kulp</dc:creator>
              <dc:date>2017-03-10T12:14:34</dc:date>
            </office:change-info>
            <text:p text:style-name="P64"><text:span text:style-name="Code"><text:span text:style-name="T49">”</text:span></text:span></text:p>
          </text:deletion>
        </text:changed-region>
        <text:changed-region xml:id="ct105553120120672" text:id="ct105553120120672">
          <text:deletion>
            <office:change-info>
              <dc:creator>James Kulp</dc:creator>
              <dc:date>2017-03-10T12:14:46</dc:date>
            </office:change-info>
            <text:p text:style-name="P64"><text:span text:style-name="Code"><text:span text:style-name="T454">“</text:span></text:span></text:p>
          </text:deletion>
        </text:changed-region>
        <text:changed-region xml:id="ct105553120120448" text:id="ct105553120120448">
          <text:deletion>
            <office:change-info>
              <dc:creator>James Kulp</dc:creator>
              <dc:date>2017-03-09T17:55:25</dc:date>
            </office:change-info>
            <text:p text:style-name="P64"><text:span text:style-name="Code">slot=</text:span></text:p>
          </text:deletion>
        </text:changed-region>
        <text:changed-region xml:id="ct105553120120896" text:id="ct105553120120896">
          <text:insertion>
            <office:change-info>
              <dc:creator>James Kulp</dc:creator>
              <dc:date>2017-03-10T10:52:26</dc:date>
            </office:change-info>
          </text:insertion>
        </text:changed-region>
        <text:changed-region xml:id="ct105553120121120" text:id="ct105553120121120">
          <text:deletion>
            <office:change-info>
              <dc:creator>James Kulp</dc:creator>
              <dc:date>2017-03-10T12:14:50</dc:date>
            </office:change-info>
            <text:p text:style-name="P64"><text:span text:style-name="Code"><text:span text:style-name="T49">”</text:span></text:span></text:p>
          </text:deletion>
        </text:changed-region>
        <text:changed-region xml:id="ct105553120121344" text:id="ct105553120121344">
          <text:deletion>
            <office:change-info>
              <dc:creator>James Kulp</dc:creator>
              <dc:date>2017-03-10T12:15:29</dc:date>
            </office:change-info>
            <text:p text:style-name="P64"><text:span text:style-name="T50">“</text:span></text:p>
          </text:deletion>
        </text:changed-region>
        <text:changed-region xml:id="ct105553120121568" text:id="ct105553120121568">
          <text:format-change>
            <office:change-info>
              <dc:creator>James Kulp</dc:creator>
              <dc:date>2017-03-10T12:15:40</dc:date>
            </office:change-info>
          </text:format-change>
        </text:changed-region>
        <text:changed-region xml:id="ct105553120121792" text:id="ct105553120121792">
          <text:deletion>
            <office:change-info>
              <dc:creator>James Kulp</dc:creator>
              <dc:date>2017-03-10T12:15:33</dc:date>
            </office:change-info>
            <text:p text:style-name="P64"><text:span text:style-name="Code"><text:span text:style-name="T50">”</text:span></text:span></text:p>
          </text:deletion>
        </text:changed-region>
        <text:changed-region xml:id="ct105553120122016" text:id="ct105553120122016">
          <text:deletion>
            <office:change-info>
              <dc:creator>James Kulp</dc:creator>
              <dc:date>2017-03-10T12:15:53</dc:date>
            </office:change-info>
            <text:p text:style-name="P64"><text:span text:style-name="T50">“</text:span></text:p>
          </text:deletion>
        </text:changed-region>
        <text:changed-region xml:id="ct105553120122240" text:id="ct105553120122240">
          <text:format-change>
            <office:change-info>
              <dc:creator>James Kulp</dc:creator>
              <dc:date>2017-03-10T12:16:02</dc:date>
            </office:change-info>
          </text:format-change>
        </text:changed-region>
        <text:changed-region xml:id="ct105553120122464" text:id="ct105553120122464">
          <text:deletion>
            <office:change-info>
              <dc:creator>James Kulp</dc:creator>
              <dc:date>2017-03-10T12:15:56</dc:date>
            </office:change-info>
            <text:p text:style-name="P64"><text:span text:style-name="Code"><text:span text:style-name="T50">”</text:span></text:span></text:p>
          </text:deletion>
        </text:changed-region>
        <text:changed-region xml:id="ct105553120122912" text:id="ct105553120122912">
          <text:deletion>
            <office:change-info>
              <dc:creator>James Kulp</dc:creator>
              <dc:date>2017-03-10T12:16:09</dc:date>
            </office:change-info>
            <text:p text:style-name="P64"><text:span text:style-name="Code"><text:span text:style-name="T50">“</text:span></text:span></text:p>
          </text:deletion>
        </text:changed-region>
        <text:changed-region xml:id="ct105553120122688" text:id="ct105553120122688">
          <text:deletion>
            <office:change-info>
              <dc:creator>James Kulp</dc:creator>
              <dc:date>2017-03-09T17:55:25</dc:date>
            </office:change-info>
            <text:p text:style-name="P64"><text:span text:style-name="Code">slot=</text:span></text:p>
          </text:deletion>
        </text:changed-region>
        <text:changed-region xml:id="ct105553120123136" text:id="ct105553120123136">
          <text:insertion>
            <office:change-info>
              <dc:creator>James Kulp</dc:creator>
              <dc:date>2017-03-10T10:52:26</dc:date>
            </office:change-info>
          </text:insertion>
        </text:changed-region>
        <text:changed-region xml:id="ct105553120123360" text:id="ct105553120123360">
          <text:deletion>
            <office:change-info>
              <dc:creator>James Kulp</dc:creator>
              <dc:date>2017-03-10T12:16:12</dc:date>
            </office:change-info>
            <text:p text:style-name="P64"><text:span text:style-name="Code"><text:span text:style-name="T51">”</text:span></text:span></text:p>
          </text:deletion>
        </text:changed-region>
        <text:changed-region xml:id="ct105553120123584" text:id="ct105553120123584">
          <text:deletion>
            <office:change-info>
              <dc:creator>James Kulp</dc:creator>
              <dc:date>2017-03-10T10:52:26</dc:date>
            </office:change-info>
            <text:p text:style-name="P65">card=</text:p>
          </text:deletion>
        </text:changed-region>
        <text:changed-region xml:id="ct105553120123808" text:id="ct105553120123808">
          <text:insertion>
            <office:change-info>
              <dc:creator>James Kulp</dc:creator>
              <dc:date>2017-03-10T12:15:21</dc:date>
            </office:change-info>
          </text:insertion>
        </text:changed-region>
        <text:changed-region xml:id="ct105553120124032" text:id="ct105553120124032">
          <text:insertion>
            <office:change-info>
              <dc:creator>James Kulp</dc:creator>
              <dc:date>2017-03-10T10:52:26</dc:date>
            </office:change-info>
          </text:insertion>
        </text:changed-region>
        <text:changed-region xml:id="ct105553120124256" text:id="ct105553120124256">
          <text:deletion>
            <office:change-info>
              <dc:creator>James Kulp</dc:creator>
              <dc:date>2017-03-10T10:52:26</dc:date>
            </office:change-info>
            <text:p text:style-name="P66">card=</text:p>
          </text:deletion>
        </text:changed-region>
        <text:changed-region xml:id="ct105553120124480" text:id="ct105553120124480">
          <text:insertion>
            <office:change-info>
              <dc:creator>James Kulp</dc:creator>
              <dc:date>2017-03-10T12:16:28</dc:date>
            </office:change-info>
          </text:insertion>
        </text:changed-region>
        <text:changed-region xml:id="ct105553120124704" text:id="ct105553120124704">
          <text:insertion>
            <office:change-info>
              <dc:creator>James Kulp</dc:creator>
              <dc:date>2017-03-10T10:52:26</dc:date>
            </office:change-info>
          </text:insertion>
        </text:changed-region>
        <text:changed-region xml:id="ct105553120124928" text:id="ct105553120124928">
          <text:deletion>
            <office:change-info>
              <dc:creator>James Kulp</dc:creator>
              <dc:date>2017-03-10T10:52:26</dc:date>
            </office:change-info>
            <text:p text:style-name="P67"><text:span text:style-name="T42">card=</text:span></text:p>
          </text:deletion>
        </text:changed-region>
        <text:changed-region xml:id="ct105553120125152" text:id="ct105553120125152">
          <text:insertion>
            <office:change-info>
              <dc:creator>James Kulp</dc:creator>
              <dc:date>2017-03-10T10:52:26</dc:date>
            </office:change-info>
          </text:insertion>
        </text:changed-region>
        <text:changed-region xml:id="ct105553120125376" text:id="ct105553120125376">
          <text:insertion>
            <office:change-info>
              <dc:creator>James Kulp</dc:creator>
              <dc:date>2017-03-10T12:52:59</dc:date>
            </office:change-info>
          </text:insertion>
        </text:changed-region>
        <text:changed-region xml:id="ct105553120125600" text:id="ct105553120125600">
          <text:insertion>
            <office:change-info>
              <dc:creator>James Kulp</dc:creator>
              <dc:date>2017-03-10T12:53:01</dc:date>
            </office:change-info>
          </text:insertion>
        </text:changed-region>
        <text:changed-region xml:id="ct105553120125824" text:id="ct105553120125824">
          <text:deletion>
            <office:change-info>
              <dc:creator>James Kulp</dc:creator>
              <dc:date>2017-03-10T12:53:31</dc:date>
            </office:change-info>
            <text:p text:style-name="P68"><text:span text:style-name="T52">an </text:span></text:p>
          </text:deletion>
        </text:changed-region>
        <text:changed-region xml:id="ct105553120126048" text:id="ct105553120126048">
          <text:insertion>
            <office:change-info>
              <dc:creator>James Kulp</dc:creator>
              <dc:date>2017-03-10T12:53:34</dc:date>
            </office:change-info>
          </text:insertion>
        </text:changed-region>
        <text:changed-region xml:id="ct105553120126272" text:id="ct105553120126272">
          <text:insertion>
            <office:change-info>
              <dc:creator>James Kulp</dc:creator>
              <dc:date>2017-03-09T08:03:17</dc:date>
            </office:change-info>
          </text:insertion>
        </text:changed-region>
        <text:changed-region xml:id="ct105553120126496" text:id="ct105553120126496">
          <text:deletion>
            <office:change-info>
              <dc:creator>James Kulp</dc:creator>
              <dc:date>2017-03-10T16:37:39</dc:date>
            </office:change-info>
            <text:p text:style-name="P69"><text:span text:style-name="T52">“</text:span></text:p>
          </text:deletion>
        </text:changed-region>
        <text:changed-region xml:id="ct105553120126720" text:id="ct105553120126720">
          <text:deletion>
            <office:change-info>
              <dc:creator>James Kulp</dc:creator>
              <dc:date>2017-03-10T16:37:42</dc:date>
            </office:change-info>
            <text:p text:style-name="P69"><text:span text:style-name="Code"><text:span text:style-name="T52">”</text:span></text:span></text:p>
          </text:deletion>
        </text:changed-region>
        <text:changed-region xml:id="ct105553120126944" text:id="ct105553120126944">
          <text:deletion>
            <office:change-info>
              <dc:creator>James Kulp</dc:creator>
              <dc:date>2017-03-03T08:39:42</dc:date>
            </office:change-info>
            <text:p text:style-name="P69"><text:span text:style-name="T52">“</text:span></text:p>
          </text:deletion>
        </text:changed-region>
        <text:changed-region xml:id="ct105553120127168" text:id="ct105553120127168">
          <text:insertion>
            <office:change-info>
              <dc:creator>James Kulp</dc:creator>
              <dc:date>2017-03-03T08:39:43</dc:date>
            </office:change-info>
          </text:insertion>
        </text:changed-region>
        <text:changed-region xml:id="ct105553120127392" text:id="ct105553120127392">
          <text:deletion>
            <office:change-info>
              <dc:creator>James Kulp</dc:creator>
              <dc:date>2017-03-03T08:39:46</dc:date>
            </office:change-info>
            <text:p text:style-name="P69"><text:span text:style-name="T52">”</text:span></text:p>
          </text:deletion>
        </text:changed-region>
        <text:changed-region xml:id="ct105553120127616" text:id="ct105553120127616">
          <text:deletion>
            <office:change-info>
              <dc:creator>James Kulp</dc:creator>
              <dc:date>2017-03-10T16:37:52</dc:date>
            </office:change-info>
            <text:p text:style-name="P69"><text:span text:style-name="T52">“</text:span></text:p>
          </text:deletion>
        </text:changed-region>
        <text:changed-region xml:id="ct105553120127840" text:id="ct105553120127840">
          <text:deletion>
            <office:change-info>
              <dc:creator>James Kulp</dc:creator>
              <dc:date>2017-03-10T16:37:54</dc:date>
            </office:change-info>
            <text:p text:style-name="P69"><text:span text:style-name="Code"><text:span text:style-name="T52">”</text:span></text:span></text:p>
          </text:deletion>
        </text:changed-region>
        <text:changed-region xml:id="ct105553120128064" text:id="ct105553120128064">
          <text:deletion>
            <office:change-info>
              <dc:creator>James Kulp</dc:creator>
              <dc:date>2017-03-10T16:38:03</dc:date>
            </office:change-info>
            <text:p text:style-name="P69"><text:span text:style-name="T52">“</text:span></text:p>
          </text:deletion>
        </text:changed-region>
        <text:changed-region xml:id="ct105553120128288" text:id="ct105553120128288">
          <text:deletion>
            <office:change-info>
              <dc:creator>James Kulp</dc:creator>
              <dc:date>2017-03-10T16:38:05</dc:date>
            </office:change-info>
            <text:p text:style-name="P69"><text:span text:style-name="Code"><text:span text:style-name="T52">”</text:span></text:span></text:p>
          </text:deletion>
        </text:changed-region>
        <text:changed-region xml:id="ct105553120128512" text:id="ct105553120128512">
          <text:deletion>
            <office:change-info>
              <dc:creator>James Kulp</dc:creator>
              <dc:date>2017-03-10T13:58:01</dc:date>
            </office:change-info>
            <text:p text:style-name="P69"><text:span text:style-name="T53"><text:s/>(DCS)</text:span></text:p>
          </text:deletion>
        </text:changed-region>
        <text:changed-region xml:id="ct105553120128736" text:id="ct105553120128736">
          <text:deletion>
            <office:change-info>
              <dc:creator>James Kulp</dc:creator>
              <dc:date>2017-03-10T13:58:12</dc:date>
            </office:change-info>
            <text:p text:style-name="P69"><text:span text:style-name="T52">ization</text:span></text:p>
          </text:deletion>
        </text:changed-region>
        <text:changed-region xml:id="ct105553120128960" text:id="ct105553120128960">
          <text:insertion>
            <office:change-info>
              <dc:creator>James Kulp</dc:creator>
              <dc:date>2017-03-10T13:58:12</dc:date>
            </office:change-info>
          </text:insertion>
        </text:changed-region>
        <text:changed-region xml:id="ct105553120129184" text:id="ct105553120129184">
          <text:deletion>
            <office:change-info>
              <dc:creator>James Kulp</dc:creator>
              <dc:date>2017-03-10T13:58:16</dc:date>
            </office:change-info>
            <text:p text:style-name="P69"><text:span text:style-name="T52">s</text:span></text:p>
          </text:deletion>
        </text:changed-region>
        <text:changed-region xml:id="ct105553120129408" text:id="ct105553120129408">
          <text:deletion>
            <office:change-info>
              <dc:creator>James Kulp</dc:creator>
              <dc:date>2017-03-10T13:58:51</dc:date>
            </office:change-info>
            <text:p text:style-name="P69"><text:span text:style-name="T52">that</text:span></text:p>
          </text:deletion>
        </text:changed-region>
        <text:changed-region xml:id="ct105553120129632" text:id="ct105553120129632">
          <text:insertion>
            <office:change-info>
              <dc:creator>James Kulp</dc:creator>
              <dc:date>2017-03-10T13:58:51</dc:date>
            </office:change-info>
          </text:insertion>
        </text:changed-region>
        <text:changed-region xml:id="ct105553120129856" text:id="ct105553120129856">
          <text:deletion>
            <office:change-info>
              <dc:creator>James Kulp</dc:creator>
              <dc:date>2017-03-10T13:58:55</dc:date>
            </office:change-info>
            <text:p text:style-name="P69"><text:span text:style-name="T52"><text:s/>are</text:span></text:p>
          </text:deletion>
        </text:changed-region>
        <text:changed-region xml:id="ct105553120130080" text:id="ct105553120130080">
          <text:deletion>
            <office:change-info>
              <dc:creator>James Kulp</dc:creator>
              <dc:date>2017-03-10T13:59:03</dc:date>
            </office:change-info>
            <text:p text:style-name="P69"><text:span text:style-name="T52">application </text:span></text:p>
          </text:deletion>
        </text:changed-region>
        <text:changed-region xml:id="ct105553120130304" text:id="ct105553120130304">
          <text:deletion>
            <office:change-info>
              <dc:creator>James Kulp</dc:creator>
              <dc:date>2017-03-10T13:59:16</dc:date>
            </office:change-info>
            <text:p text:style-name="P69"><text:span text:style-name="T52">D</text:span></text:p>
          </text:deletion>
        </text:changed-region>
        <text:changed-region xml:id="ct105553120130528" text:id="ct105553120130528">
          <text:insertion>
            <office:change-info>
              <dc:creator>James Kulp</dc:creator>
              <dc:date>2017-03-10T13:59:16</dc:date>
            </office:change-info>
          </text:insertion>
        </text:changed-region>
        <text:changed-region xml:id="ct105553120130752" text:id="ct105553120130752">
          <text:deletion>
            <office:change-info>
              <dc:creator>James Kulp</dc:creator>
              <dc:date>2017-03-10T13:59:24</dc:date>
            </office:change-info>
            <text:p text:style-name="P69"><text:span text:style-name="T52">its DCS</text:span></text:p>
          </text:deletion>
        </text:changed-region>
        <text:changed-region xml:id="ct105553120130976" text:id="ct105553120130976">
          <text:insertion>
            <office:change-info>
              <dc:creator>James Kulp</dc:creator>
              <dc:date>2017-03-10T13:59:24</dc:date>
            </office:change-info>
          </text:insertion>
        </text:changed-region>
        <text:changed-region xml:id="ct105553120131200" text:id="ct105553120131200">
          <text:deletion>
            <office:change-info>
              <dc:creator>James Kulp</dc:creator>
              <dc:date>2017-03-10T13:59:36</dc:date>
            </office:change-info>
            <text:p text:style-name="P69"><text:span text:style-name="T52"><text:s text:c="2"/>There is no difference in syntax between an OCS and a DCS.</text:span></text:p>
          </text:deletion>
        </text:changed-region>
        <text:changed-region xml:id="ct105553120131424" text:id="ct105553120131424">
          <text:deletion>
            <office:change-info>
              <dc:creator>James Kulp</dc:creator>
              <dc:date>2017-03-10T12:55:08</dc:date>
            </office:change-info>
            <text:p text:style-name="P70">the <text:span text:style-name="T54">actual</text:span></text:p>
          </text:deletion>
        </text:changed-region>
        <text:changed-region xml:id="ct105553120131648" text:id="ct105553120131648">
          <text:insertion>
            <office:change-info>
              <dc:creator>James Kulp</dc:creator>
              <dc:date>2017-03-10T12:55:08</dc:date>
            </office:change-info>
          </text:insertion>
        </text:changed-region>
        <text:changed-region xml:id="ct105553120131872" text:id="ct105553120131872">
          <text:deletion>
            <office:change-info>
              <dc:creator>James Kulp</dc:creator>
              <dc:date>2017-03-10T12:58:03</dc:date>
            </office:change-info>
            <text:p text:style-name="P71"><text:span text:style-name="T55"><text:s/>will</text:span></text:p>
          </text:deletion>
        </text:changed-region>
        <text:changed-region xml:id="ct105553120132096" text:id="ct105553120132096">
          <text:insertion>
            <office:change-info>
              <dc:creator>James Kulp</dc:creator>
              <dc:date>2017-03-10T12:58:05</dc:date>
            </office:change-info>
          </text:insertion>
        </text:changed-region>
        <text:changed-region xml:id="ct105553120132320" text:id="ct105553120132320">
          <text:deletion>
            <office:change-info>
              <dc:creator>James Kulp</dc:creator>
              <dc:date>2017-03-10T16:47:47</dc:date>
            </office:change-info>
            <text:p text:style-name="P72">may</text:p>
          </text:deletion>
        </text:changed-region>
        <text:changed-region xml:id="ct105553120132544" text:id="ct105553120132544">
          <text:insertion>
            <office:change-info>
              <dc:creator>James Kulp</dc:creator>
              <dc:date>2017-03-10T16:47:47</dc:date>
            </office:change-info>
          </text:insertion>
        </text:changed-region>
        <text:changed-region xml:id="ct105553120132768" text:id="ct105553120132768">
          <text:deletion>
            <office:change-info>
              <dc:creator>James Kulp</dc:creator>
              <dc:date>2017-03-10T16:47:53</dc:date>
            </office:change-info>
            <text:p text:style-name="P72"><text:s/>be</text:p>
          </text:deletion>
        </text:changed-region>
        <text:changed-region xml:id="ct105553120132992" text:id="ct105553120132992">
          <text:deletion>
            <office:change-info>
              <dc:creator>James Kulp</dc:creator>
              <dc:date>2017-03-10T17:49:58</dc:date>
            </office:change-info>
            <text:p text:style-name="P73">be</text:p>
          </text:deletion>
        </text:changed-region>
        <text:changed-region xml:id="ct105553120133216" text:id="ct105553120133216">
          <text:insertion>
            <office:change-info>
              <dc:creator>James Kulp</dc:creator>
              <dc:date>2017-03-10T17:50:01</dc:date>
            </office:change-info>
          </text:insertion>
        </text:changed-region>
        <text:changed-region xml:id="ct105553120133440" text:id="ct105553120133440">
          <text:insertion>
            <office:change-info>
              <dc:creator>James Kulp</dc:creator>
              <dc:date>2017-03-10T17:50:06</dc:date>
            </office:change-info>
          </text:insertion>
        </text:changed-region>
        <text:changed-region xml:id="ct105553120133664" text:id="ct105553120133664">
          <text:insertion>
            <office:change-info>
              <dc:creator>James Kulp</dc:creator>
              <dc:date>2017-03-10T17:50:16</dc:date>
            </office:change-info>
          </text:insertion>
        </text:changed-region>
        <text:changed-region xml:id="ct105553120133888" text:id="ct105553120133888">
          <text:insertion>
            <office:change-info>
              <dc:creator>James Kulp</dc:creator>
              <dc:date>2017-03-10T17:51:00</dc:date>
            </office:change-info>
          </text:insertion>
        </text:changed-region>
        <text:changed-region xml:id="ct105553120134112" text:id="ct105553120134112">
          <text:insertion>
            <office:change-info>
              <dc:creator>James Kulp</dc:creator>
              <dc:date>2017-03-10T17:52:00</dc:date>
            </office:change-info>
          </text:insertion>
        </text:changed-region>
        <text:changed-region xml:id="ct105553120134336" text:id="ct105553120134336">
          <text:insertion>
            <office:change-info>
              <dc:creator>James Kulp</dc:creator>
              <dc:date>2017-03-10T15:27:00</dc:date>
            </office:change-info>
          </text:insertion>
        </text:changed-region>
        <text:changed-region xml:id="ct105553120134560" text:id="ct105553120134560">
          <text:deletion>
            <office:change-info>
              <dc:creator>James Kulp</dc:creator>
              <dc:date>2017-03-10T15:27:06</dc:date>
            </office:change-info>
            <text:p text:style-name="P74"><text:span text:style-name="T56">ing it</text:span></text:p>
          </text:deletion>
        </text:changed-region>
        <text:changed-region xml:id="ct105553120134784" text:id="ct105553120134784">
          <text:insertion>
            <office:change-info>
              <dc:creator>James Kulp</dc:creator>
              <dc:date>2017-03-10T15:27:07</dc:date>
            </office:change-info>
          </text:insertion>
        </text:changed-region>
        <text:changed-region xml:id="ct105553120135008" text:id="ct105553120135008">
          <text:insertion>
            <office:change-info>
              <dc:creator>James Kulp</dc:creator>
              <dc:date>2017-03-10T16:03:42</dc:date>
            </office:change-info>
          </text:insertion>
        </text:changed-region>
        <text:changed-region xml:id="ct105553120135232" text:id="ct105553120135232">
          <text:insertion>
            <office:change-info>
              <dc:creator>James Kulp</dc:creator>
              <dc:date>2017-03-10T16:01:18</dc:date>
            </office:change-info>
          </text:insertion>
        </text:changed-region>
        <text:changed-region xml:id="ct105553120135456" text:id="ct105553120135456">
          <text:deletion>
            <office:change-info>
              <dc:creator>James Kulp</dc:creator>
              <dc:date>2017-03-10T15:27:53</dc:date>
            </office:change-info>
            <text:p text:style-name="P75">“</text:p>
          </text:deletion>
        </text:changed-region>
        <text:changed-region xml:id="ct105553120135680" text:id="ct105553120135680">
          <text:format-change>
            <office:change-info>
              <dc:creator>James Kulp</dc:creator>
              <dc:date>2017-03-10T15:28:00</dc:date>
            </office:change-info>
          </text:format-change>
        </text:changed-region>
        <text:changed-region xml:id="ct105553120135904" text:id="ct105553120135904">
          <text:deletion>
            <office:change-info>
              <dc:creator>James Kulp</dc:creator>
              <dc:date>2017-03-10T15:27:55</dc:date>
            </office:change-info>
            <text:p text:style-name="P75"><text:span text:style-name="Code"><text:span text:style-name="T327">”</text:span></text:span></text:p>
          </text:deletion>
        </text:changed-region>
        <text:changed-region xml:id="ct105553120136128" text:id="ct105553120136128">
          <text:deletion>
            <office:change-info>
              <dc:creator>James Kulp</dc:creator>
              <dc:date>2017-03-10T15:28:10</dc:date>
            </office:change-info>
            <text:p text:style-name="P75">“</text:p>
          </text:deletion>
        </text:changed-region>
        <text:changed-region xml:id="ct105553120136352" text:id="ct105553120136352">
          <text:format-change>
            <office:change-info>
              <dc:creator>James Kulp</dc:creator>
              <dc:date>2017-03-10T15:28:16</dc:date>
            </office:change-info>
          </text:format-change>
        </text:changed-region>
        <text:changed-region xml:id="ct105553120136576" text:id="ct105553120136576">
          <text:deletion>
            <office:change-info>
              <dc:creator>James Kulp</dc:creator>
              <dc:date>2017-03-10T15:28:12</dc:date>
            </office:change-info>
            <text:p text:style-name="P75"><text:span text:style-name="Code"><text:span text:style-name="T327">”</text:span></text:span></text:p>
          </text:deletion>
        </text:changed-region>
        <text:changed-region xml:id="ct105553120136800" text:id="ct105553120136800">
          <text:format-change>
            <office:change-info>
              <dc:creator>James Kulp</dc:creator>
              <dc:date>2017-03-10T15:28:26</dc:date>
            </office:change-info>
          </text:format-change>
        </text:changed-region>
        <text:changed-region xml:id="ct105553120137024" text:id="ct105553120137024">
          <text:deletion>
            <office:change-info>
              <dc:creator>James Kulp</dc:creator>
              <dc:date>2017-03-10T16:33:39</dc:date>
            </office:change-info>
            <text:p text:style-name="P76"><text:s/>name='rprops'</text:p>
          </text:deletion>
        </text:changed-region>
        <text:changed-region xml:id="ct105553120137248" text:id="ct105553120137248">
          <text:deletion>
            <office:change-info>
              <dc:creator>James Kulp</dc:creator>
              <dc:date>2017-03-03T08:44:38</dc:date>
            </office:change-info>
            <text:p text:style-name="P77">,</text:p>
          </text:deletion>
        </text:changed-region>
        <text:changed-region xml:id="ct105553120137472" text:id="ct105553120137472">
          <text:deletion>
            <office:change-info>
              <dc:creator>James Kulp</dc:creator>
              <dc:date>2017-03-10T16:54:23</dc:date>
            </office:change-info>
            <text:p text:style-name="P77">“</text:p>
          </text:deletion>
        </text:changed-region>
        <text:changed-region xml:id="ct105553120137696" text:id="ct105553120137696">
          <text:format-change>
            <office:change-info>
              <dc:creator>James Kulp</dc:creator>
              <dc:date>2017-03-10T16:54:20</dc:date>
            </office:change-info>
          </text:format-change>
        </text:changed-region>
        <text:changed-region xml:id="ct105553120137920" text:id="ct105553120137920">
          <text:deletion>
            <office:change-info>
              <dc:creator>James Kulp</dc:creator>
              <dc:date>2017-03-10T16:54:27</dc:date>
            </office:change-info>
            <text:p text:style-name="P77"><text:span text:style-name="Code"><text:span text:style-name="T289">”</text:span></text:span></text:p>
          </text:deletion>
        </text:changed-region>
        <text:changed-region xml:id="ct105553120138144" text:id="ct105553120138144">
          <text:deletion>
            <office:change-info>
              <dc:creator>James Kulp</dc:creator>
              <dc:date>2017-03-10T15:29:04</dc:date>
            </office:change-info>
            <text:p text:style-name="P77">“</text:p>
          </text:deletion>
        </text:changed-region>
        <text:changed-region xml:id="ct105553120138368" text:id="ct105553120138368">
          <text:format-change>
            <office:change-info>
              <dc:creator>James Kulp</dc:creator>
              <dc:date>2017-03-10T15:29:10</dc:date>
            </office:change-info>
          </text:format-change>
        </text:changed-region>
        <text:changed-region xml:id="ct105553120138592" text:id="ct105553120138592">
          <text:deletion>
            <office:change-info>
              <dc:creator>James Kulp</dc:creator>
              <dc:date>2017-03-10T15:29:07</dc:date>
            </office:change-info>
            <text:p text:style-name="P77"><text:span text:style-name="Code"><text:span text:style-name="T289">”</text:span></text:span></text:p>
          </text:deletion>
        </text:changed-region>
        <text:changed-region xml:id="ct105553120138816" text:id="ct105553120138816">
          <text:deletion>
            <office:change-info>
              <dc:creator>James Kulp</dc:creator>
              <dc:date>2017-03-10T15:29:24</dc:date>
            </office:change-info>
            <text:p text:style-name="P77">“</text:p>
          </text:deletion>
        </text:changed-region>
        <text:changed-region xml:id="ct105553120139040" text:id="ct105553120139040">
          <text:format-change>
            <office:change-info>
              <dc:creator>James Kulp</dc:creator>
              <dc:date>2017-03-10T15:29:30</dc:date>
            </office:change-info>
          </text:format-change>
        </text:changed-region>
        <text:changed-region xml:id="ct105553120139264" text:id="ct105553120139264">
          <text:deletion>
            <office:change-info>
              <dc:creator>James Kulp</dc:creator>
              <dc:date>2017-03-10T15:29:27</dc:date>
            </office:change-info>
            <text:p text:style-name="P77"><text:span text:style-name="Code"><text:span text:style-name="T289">”</text:span></text:span></text:p>
          </text:deletion>
        </text:changed-region>
        <text:changed-region xml:id="ct106652631779360" text:id="ct106652631779360">
          <text:insertion>
            <office:change-info>
              <dc:creator>James Kulp</dc:creator>
              <dc:date>2017-03-10T17:12:51</dc:date>
            </office:change-info>
          </text:insertion>
        </text:changed-region>
        <text:changed-region xml:id="ct106652631779584" text:id="ct106652631779584">
          <text:insertion>
            <office:change-info>
              <dc:creator>James Kulp</dc:creator>
              <dc:date>2017-03-10T17:03:45</dc:date>
            </office:change-info>
          </text:insertion>
        </text:changed-region>
        <text:changed-region xml:id="ct106652631779808" text:id="ct106652631779808">
          <text:insertion>
            <office:change-info>
              <dc:creator>James Kulp</dc:creator>
              <dc:date>2017-03-10T17:04:00</dc:date>
            </office:change-info>
          </text:insertion>
        </text:changed-region>
        <text:changed-region xml:id="ct106652631780032" text:id="ct106652631780032">
          <text:insertion>
            <office:change-info>
              <dc:creator>James Kulp</dc:creator>
              <dc:date>2017-03-10T17:05:05</dc:date>
            </office:change-info>
          </text:insertion>
        </text:changed-region>
        <text:changed-region xml:id="ct106652631780256" text:id="ct106652631780256">
          <text:insertion>
            <office:change-info>
              <dc:creator>James Kulp</dc:creator>
              <dc:date>2017-03-10T17:06:15</dc:date>
            </office:change-info>
          </text:insertion>
        </text:changed-region>
        <text:changed-region xml:id="ct106652631780480" text:id="ct106652631780480">
          <text:insertion>
            <office:change-info>
              <dc:creator>James Kulp</dc:creator>
              <dc:date>2017-03-10T17:07:00</dc:date>
            </office:change-info>
          </text:insertion>
        </text:changed-region>
        <text:changed-region xml:id="ct106652631780704" text:id="ct106652631780704">
          <text:deletion>
            <office:change-info>
              <dc:creator>James Kulp</dc:creator>
              <dc:date>2017-03-10T17:08:15</dc:date>
            </office:change-info>
            <text:p text:style-name="P78">A</text:p>
          </text:deletion>
        </text:changed-region>
        <text:changed-region xml:id="ct106652631780928" text:id="ct106652631780928">
          <text:insertion>
            <office:change-info>
              <dc:creator>James Kulp</dc:creator>
              <dc:date>2017-03-10T17:08:33</dc:date>
            </office:change-info>
          </text:insertion>
        </text:changed-region>
        <text:changed-region xml:id="ct106652631781152" text:id="ct106652631781152">
          <text:deletion>
            <office:change-info>
              <dc:creator>James Kulp</dc:creator>
              <dc:date>2017-03-10T15:29:44</dc:date>
            </office:change-info>
            <text:p text:style-name="P78">“</text:p>
          </text:deletion>
        </text:changed-region>
        <text:changed-region xml:id="ct106652631781376" text:id="ct106652631781376">
          <text:format-change>
            <office:change-info>
              <dc:creator>James Kulp</dc:creator>
              <dc:date>2017-03-10T15:29:50</dc:date>
            </office:change-info>
          </text:format-change>
        </text:changed-region>
        <text:changed-region xml:id="ct106652631781600" text:id="ct106652631781600">
          <text:deletion>
            <office:change-info>
              <dc:creator>James Kulp</dc:creator>
              <dc:date>2017-03-10T15:29:47</dc:date>
            </office:change-info>
            <text:p text:style-name="P78"><text:span text:style-name="Code"><text:span text:style-name="T329">”</text:span></text:span></text:p>
          </text:deletion>
        </text:changed-region>
        <text:changed-region xml:id="ct106652631781824" text:id="ct106652631781824">
          <text:deletion>
            <office:change-info>
              <dc:creator>James Kulp</dc:creator>
              <dc:date>2017-03-10T15:30:31</dc:date>
            </office:change-info>
            <text:p text:style-name="P78">“</text:p>
          </text:deletion>
        </text:changed-region>
        <text:changed-region xml:id="ct106652631782048" text:id="ct106652631782048">
          <text:format-change>
            <office:change-info>
              <dc:creator>James Kulp</dc:creator>
              <dc:date>2017-03-10T15:30:38</dc:date>
            </office:change-info>
          </text:format-change>
        </text:changed-region>
        <text:changed-region xml:id="ct106652631782272" text:id="ct106652631782272">
          <text:deletion>
            <office:change-info>
              <dc:creator>James Kulp</dc:creator>
              <dc:date>2017-03-10T15:30:34</dc:date>
            </office:change-info>
            <text:p text:style-name="P78"><text:span text:style-name="Code"><text:span text:style-name="T329">”</text:span></text:span></text:p>
          </text:deletion>
        </text:changed-region>
        <text:changed-region xml:id="ct106652631782496" text:id="ct106652631782496">
          <text:insertion>
            <office:change-info>
              <dc:creator>James Kulp</dc:creator>
              <dc:date>2017-03-10T17:08:47</dc:date>
            </office:change-info>
          </text:insertion>
        </text:changed-region>
        <text:changed-region xml:id="ct106652631782720" text:id="ct106652631782720">
          <text:deletion>
            <office:change-info>
              <dc:creator>James Kulp</dc:creator>
              <dc:date>2017-03-10T15:30:46</dc:date>
            </office:change-info>
            <text:p text:style-name="P78">“</text:p>
          </text:deletion>
        </text:changed-region>
        <text:changed-region xml:id="ct106652631782944" text:id="ct106652631782944">
          <text:format-change>
            <office:change-info>
              <dc:creator>James Kulp</dc:creator>
              <dc:date>2017-03-10T15:30:52</dc:date>
            </office:change-info>
          </text:format-change>
        </text:changed-region>
        <text:changed-region xml:id="ct106652631783168" text:id="ct106652631783168">
          <text:deletion>
            <office:change-info>
              <dc:creator>James Kulp</dc:creator>
              <dc:date>2017-03-10T15:30:49</dc:date>
            </office:change-info>
            <text:p text:style-name="P78"><text:span text:style-name="Code"><text:span text:style-name="T329">”</text:span></text:span></text:p>
          </text:deletion>
        </text:changed-region>
        <text:changed-region xml:id="ct106652631783392" text:id="ct106652631783392">
          <text:insertion>
            <office:change-info>
              <dc:creator>James Kulp</dc:creator>
              <dc:date>2017-03-10T17:08:56</dc:date>
            </office:change-info>
          </text:insertion>
        </text:changed-region>
        <text:changed-region xml:id="ct106652631783616" text:id="ct106652631783616">
          <text:deletion>
            <office:change-info>
              <dc:creator>James Kulp</dc:creator>
              <dc:date>2017-03-10T15:31:02</dc:date>
            </office:change-info>
            <text:p text:style-name="P78">“</text:p>
          </text:deletion>
        </text:changed-region>
        <text:changed-region xml:id="ct106652631783840" text:id="ct106652631783840">
          <text:format-change>
            <office:change-info>
              <dc:creator>James Kulp</dc:creator>
              <dc:date>2017-03-10T15:31:08</dc:date>
            </office:change-info>
          </text:format-change>
        </text:changed-region>
        <text:changed-region xml:id="ct106652631784064" text:id="ct106652631784064">
          <text:deletion>
            <office:change-info>
              <dc:creator>James Kulp</dc:creator>
              <dc:date>2017-03-10T15:31:05</dc:date>
            </office:change-info>
            <text:p text:style-name="P78"><text:span text:style-name="Code"><text:span text:style-name="T329">”</text:span></text:span></text:p>
          </text:deletion>
        </text:changed-region>
        <text:changed-region xml:id="ct106652631784288" text:id="ct106652631784288">
          <text:deletion>
            <office:change-info>
              <dc:creator>James Kulp</dc:creator>
              <dc:date>2017-03-10T17:09:19</dc:date>
            </office:change-info>
            <text:p text:style-name="P78">into</text:p>
          </text:deletion>
        </text:changed-region>
        <text:changed-region xml:id="ct106652631784512" text:id="ct106652631784512">
          <text:insertion>
            <office:change-info>
              <dc:creator>James Kulp</dc:creator>
              <dc:date>2017-03-10T17:09:19</dc:date>
            </office:change-info>
          </text:insertion>
        </text:changed-region>
        <text:changed-region xml:id="ct106652631784736" text:id="ct106652631784736">
          <text:deletion>
            <office:change-info>
              <dc:creator>James Kulp</dc:creator>
              <dc:date>2017-03-10T17:09:25</dc:date>
            </office:change-info>
            <text:p text:style-name="P78">down to</text:p>
          </text:deletion>
        </text:changed-region>
        <text:changed-region xml:id="ct106652631784960" text:id="ct106652631784960">
          <text:insertion>
            <office:change-info>
              <dc:creator>James Kulp</dc:creator>
              <dc:date>2017-03-10T17:09:26</dc:date>
            </office:change-info>
          </text:insertion>
        </text:changed-region>
        <text:changed-region xml:id="ct106652631785408" text:id="ct106652631785408">
          <text:deletion>
            <office:change-info>
              <dc:creator>James Kulp</dc:creator>
              <dc:date>2017-03-10T17:09:41</dc:date>
            </office:change-info>
            <text:p text:style-name="P78"><text:s text:c="2"/>Similarly, the raw output signals from the subdevice are conveyed back as the device worker's raw property output signals. <text:s/>The raw property signals are defined in the </text:p>
          </text:deletion>
        </text:changed-region>
        <text:changed-region xml:id="ct106652631785184" text:id="ct106652631785184">
          <text:deletion>
            <office:change-info>
              <dc:creator>James Kulp</dc:creator>
              <dc:date>2017-03-03T08:45:32</dc:date>
            </office:change-info>
            <text:p text:style-name="P78">component developer's guide.[ref]</text:p>
          </text:deletion>
        </text:changed-region>
        <text:changed-region xml:id="ct106652631785632" text:id="ct106652631785632">
          <text:insertion>
            <office:change-info>
              <dc:creator>James Kulp</dc:creator>
              <dc:date>2017-03-10T17:11:51</dc:date>
            </office:change-info>
          </text:insertion>
        </text:changed-region>
        <text:changed-region xml:id="ct106652631785856" text:id="ct106652631785856">
          <text:insertion>
            <office:change-info>
              <dc:creator>James Kulp</dc:creator>
              <dc:date>2017-03-10T17:12:13</dc:date>
            </office:change-info>
          </text:insertion>
        </text:changed-region>
        <text:changed-region xml:id="ct106652631786080" text:id="ct106652631786080">
          <text:insertion>
            <office:change-info>
              <dc:creator>James Kulp</dc:creator>
              <dc:date>2017-03-10T17:31:53</dc:date>
            </office:change-info>
          </text:insertion>
        </text:changed-region>
        <text:changed-region xml:id="ct106652631786304" text:id="ct106652631786304">
          <text:insertion>
            <office:change-info>
              <dc:creator>James Kulp</dc:creator>
              <dc:date>2017-03-10T17:32:00</dc:date>
            </office:change-info>
          </text:insertion>
        </text:changed-region>
        <text:changed-region xml:id="ct106652631786528" text:id="ct106652631786528">
          <text:insertion>
            <office:change-info>
              <dc:creator>James Kulp</dc:creator>
              <dc:date>2017-03-10T16:01:45</dc:date>
            </office:change-info>
          </text:insertion>
        </text:changed-region>
        <text:changed-region xml:id="ct106652631786752" text:id="ct106652631786752">
          <text:deletion>
            <office:change-info>
              <dc:creator>James Kulp</dc:creator>
              <dc:date>2017-03-10T15:31:28</dc:date>
            </office:change-info>
            <text:p text:style-name="P79">“</text:p>
          </text:deletion>
        </text:changed-region>
        <text:changed-region xml:id="ct106652631786976" text:id="ct106652631786976">
          <text:format-change>
            <office:change-info>
              <dc:creator>James Kulp</dc:creator>
              <dc:date>2017-03-10T15:31:33</dc:date>
            </office:change-info>
          </text:format-change>
        </text:changed-region>
        <text:changed-region xml:id="ct106652631787200" text:id="ct106652631787200">
          <text:deletion>
            <office:change-info>
              <dc:creator>James Kulp</dc:creator>
              <dc:date>2017-03-10T15:31:30</dc:date>
            </office:change-info>
            <text:p text:style-name="P79"><text:span text:style-name="Code"><text:span text:style-name="T290">”</text:span></text:span></text:p>
          </text:deletion>
        </text:changed-region>
        <text:changed-region xml:id="ct106652631787424" text:id="ct106652631787424">
          <text:insertion>
            <office:change-info>
              <dc:creator>James Kulp</dc:creator>
              <dc:date>2017-03-10T16:27:02</dc:date>
            </office:change-info>
          </text:insertion>
        </text:changed-region>
        <text:changed-region xml:id="ct106652631787648" text:id="ct106652631787648">
          <text:deletion>
            <office:change-info>
              <dc:creator>James Kulp</dc:creator>
              <dc:date>2017-03-10T15:32:06</dc:date>
            </office:change-info>
            <text:p text:style-name="P79">“</text:p>
          </text:deletion>
        </text:changed-region>
        <text:changed-region xml:id="ct106652631787872" text:id="ct106652631787872">
          <text:format-change>
            <office:change-info>
              <dc:creator>James Kulp</dc:creator>
              <dc:date>2017-03-10T15:32:14</dc:date>
            </office:change-info>
          </text:format-change>
        </text:changed-region>
        <text:changed-region xml:id="ct106652631788320" text:id="ct106652631788320">
          <text:deletion>
            <office:change-info>
              <dc:creator>James Kulp</dc:creator>
              <dc:date>2017-03-10T15:35:27</dc:date>
            </office:change-info>
            <text:p text:style-name="P79"><text:span text:style-name="Code">s</text:span></text:p>
          </text:deletion>
        </text:changed-region>
        <text:changed-region xml:id="ct106652631788096" text:id="ct106652631788096">
          <text:deletion>
            <office:change-info>
              <dc:creator>James Kulp</dc:creator>
              <dc:date>2017-03-10T15:32:09</dc:date>
            </office:change-info>
            <text:p text:style-name="P79"><text:span text:style-name="Code"><text:span text:style-name="T290">”</text:span></text:span></text:p>
          </text:deletion>
        </text:changed-region>
        <text:changed-region xml:id="ct106652631788544" text:id="ct106652631788544">
          <text:insertion>
            <office:change-info>
              <dc:creator>James Kulp</dc:creator>
              <dc:date>2017-03-10T15:35:50</dc:date>
            </office:change-info>
          </text:insertion>
        </text:changed-region>
        <text:changed-region xml:id="ct106652631788768" text:id="ct106652631788768">
          <text:insertion>
            <office:change-info>
              <dc:creator>James Kulp</dc:creator>
              <dc:date>2017-03-10T15:36:00</dc:date>
            </office:change-info>
          </text:insertion>
        </text:changed-region>
        <text:changed-region xml:id="ct106652631788992" text:id="ct106652631788992">
          <text:insertion>
            <office:change-info>
              <dc:creator>James Kulp</dc:creator>
              <dc:date>2017-03-10T15:37:12</dc:date>
            </office:change-info>
          </text:insertion>
        </text:changed-region>
        <text:changed-region xml:id="ct106652631789216" text:id="ct106652631789216">
          <text:deletion>
            <office:change-info>
              <dc:creator>James Kulp</dc:creator>
              <dc:date>2017-03-10T16:04:00</dc:date>
            </office:change-info>
            <text:p text:style-name="P79">connection.</text:p>
          </text:deletion>
        </text:changed-region>
        <text:changed-region xml:id="ct106652631789440" text:id="ct106652631789440">
          <text:deletion>
            <office:change-info>
              <dc:creator>James Kulp</dc:creator>
              <dc:date>2017-03-10T16:03:34</dc:date>
            </office:change-info>
            <text:p text:style-name="P80"><text:span text:style-name="T57">Since platforms and cards declare which devices the have, including subdevices, they can specify which subdevices are present. <text:s/>This allows different subdevices to be used for different platforms while leaving the device workers untouched and reused.</text:span></text:p>
          </text:deletion>
        </text:changed-region>
        <text:changed-region xml:id="ct106652631789664" text:id="ct106652631789664">
          <text:insertion>
            <office:change-info>
              <dc:creator>James Kulp</dc:creator>
              <dc:date>2017-03-10T16:04:07</dc:date>
            </office:change-info>
          </text:insertion>
        </text:changed-region>
        <text:changed-region xml:id="ct106652631789888" text:id="ct106652631789888">
          <text:insertion>
            <office:change-info>
              <dc:creator>James Kulp</dc:creator>
              <dc:date>2017-03-10T16:05:54</dc:date>
            </office:change-info>
          </text:insertion>
        </text:changed-region>
        <text:changed-region xml:id="ct106652631790112" text:id="ct106652631790112">
          <text:insertion>
            <office:change-info>
              <dc:creator>James Kulp</dc:creator>
              <dc:date>2017-03-10T16:06:00</dc:date>
            </office:change-info>
          </text:insertion>
        </text:changed-region>
        <text:changed-region xml:id="ct106652631790336" text:id="ct106652631790336">
          <text:insertion>
            <office:change-info>
              <dc:creator>James Kulp</dc:creator>
              <dc:date>2017-03-10T16:07:23</dc:date>
            </office:change-info>
          </text:insertion>
        </text:changed-region>
        <text:changed-region xml:id="ct106652631790560" text:id="ct106652631790560">
          <text:insertion>
            <office:change-info>
              <dc:creator>James Kulp</dc:creator>
              <dc:date>2017-03-10T16:09:07</dc:date>
            </office:change-info>
          </text:insertion>
        </text:changed-region>
        <text:changed-region xml:id="ct106652631790784" text:id="ct106652631790784">
          <text:insertion>
            <office:change-info>
              <dc:creator>James Kulp</dc:creator>
              <dc:date>2017-03-10T16:10:07</dc:date>
            </office:change-info>
          </text:insertion>
        </text:changed-region>
        <text:changed-region xml:id="ct106652631791008" text:id="ct106652631791008">
          <text:insertion>
            <office:change-info>
              <dc:creator>James Kulp</dc:creator>
              <dc:date>2017-03-10T16:14:23</dc:date>
            </office:change-info>
          </text:insertion>
        </text:changed-region>
        <text:changed-region xml:id="ct106652631791232" text:id="ct106652631791232">
          <text:insertion>
            <office:change-info>
              <dc:creator>James Kulp</dc:creator>
              <dc:date>2017-03-10T16:15:00</dc:date>
            </office:change-info>
          </text:insertion>
        </text:changed-region>
        <text:changed-region xml:id="ct106652631791456" text:id="ct106652631791456">
          <text:insertion>
            <office:change-info>
              <dc:creator>James Kulp</dc:creator>
              <dc:date>2017-03-10T16:16:09</dc:date>
            </office:change-info>
          </text:insertion>
        </text:changed-region>
        <text:changed-region xml:id="ct106652631791680" text:id="ct106652631791680">
          <text:insertion>
            <office:change-info>
              <dc:creator>James Kulp</dc:creator>
              <dc:date>2017-03-10T16:19:23</dc:date>
            </office:change-info>
          </text:insertion>
        </text:changed-region>
        <text:changed-region xml:id="ct106652631791904" text:id="ct106652631791904">
          <text:insertion>
            <office:change-info>
              <dc:creator>James Kulp</dc:creator>
              <dc:date>2017-03-10T16:20:53</dc:date>
            </office:change-info>
          </text:insertion>
        </text:changed-region>
        <text:changed-region xml:id="ct105553120139488" text:id="ct105553120139488">
          <text:insertion>
            <office:change-info>
              <dc:creator>James Kulp</dc:creator>
              <dc:date>2017-03-10T16:21:00</dc:date>
            </office:change-info>
          </text:insertion>
        </text:changed-region>
        <text:changed-region xml:id="ct105553120139712" text:id="ct105553120139712">
          <text:insertion>
            <office:change-info>
              <dc:creator>James Kulp</dc:creator>
              <dc:date>2017-03-10T12:59:30</dc:date>
            </office:change-info>
          </text:insertion>
        </text:changed-region>
        <text:changed-region xml:id="ct105553120139936" text:id="ct105553120139936">
          <text:insertion>
            <office:change-info>
              <dc:creator>James Kulp</dc:creator>
              <dc:date>2017-03-03T08:48:00</dc:date>
            </office:change-info>
          </text:insertion>
        </text:changed-region>
        <text:changed-region xml:id="ct105553120140160" text:id="ct105553120140160">
          <text:insertion>
            <office:change-info>
              <dc:creator>James Kulp</dc:creator>
              <dc:date>2017-03-03T08:47:58</dc:date>
            </office:change-info>
          </text:insertion>
        </text:changed-region>
        <text:changed-region xml:id="ct105553120140384" text:id="ct105553120140384">
          <text:insertion>
            <office:change-info>
              <dc:creator>James Kulp</dc:creator>
              <dc:date>2017-03-10T15:03:23</dc:date>
            </office:change-info>
          </text:insertion>
        </text:changed-region>
        <text:changed-region xml:id="ct105553120140608" text:id="ct105553120140608">
          <text:deletion>
            <office:change-info>
              <dc:creator>James Kulp</dc:creator>
              <dc:date>2017-03-10T16:49:04</dc:date>
            </office:change-info>
            <text:p text:style-name="P81">four</text:p>
          </text:deletion>
        </text:changed-region>
        <text:changed-region xml:id="ct105553120140832" text:id="ct105553120140832">
          <text:insertion>
            <office:change-info>
              <dc:creator>James Kulp</dc:creator>
              <dc:date>2017-03-10T16:49:04</dc:date>
            </office:change-info>
          </text:insertion>
        </text:changed-region>
        <text:changed-region xml:id="ct105553120141056" text:id="ct105553120141056">
          <text:deletion>
            <office:change-info>
              <dc:creator>James Kulp</dc:creator>
              <dc:date>2017-03-10T16:49:17</dc:date>
            </office:change-info>
            <text:list xml:id="list113103019351707" text:continue-numbering="true" text:style-name="WWNum32">
              <text:list-item>
                <text:p text:style-name="P5"/>
              </text:list-item>
              <text:list-item>
                <text:p text:style-name="P5">Endpoint Proxies</text:p>
              </text:list-item>
            </text:list>
          </text:deletion>
        </text:changed-region>
        <text:changed-region xml:id="ct105553120141280" text:id="ct105553120141280">
          <text:deletion>
            <office:change-info>
              <dc:creator>James Kulp</dc:creator>
              <dc:date>2017-03-10T16:49:41</dc:date>
            </office:change-info>
            <text:p text:style-name="P81">“</text:p>
          </text:deletion>
        </text:changed-region>
        <text:changed-region xml:id="ct105553120141504" text:id="ct105553120141504">
          <text:deletion>
            <office:change-info>
              <dc:creator>James Kulp</dc:creator>
              <dc:date>2017-03-10T16:49:46</dc:date>
            </office:change-info>
            <text:p text:style-name="P81"><text:span text:style-name="Code">=</text:span><text:span text:style-name="Code"><text:span text:style-name="T438">”</text:span></text:span></text:p>
          </text:deletion>
        </text:changed-region>
        <text:changed-region xml:id="ct105553120141728" text:id="ct105553120141728">
          <text:format-change>
            <office:change-info>
              <dc:creator>James Kulp</dc:creator>
              <dc:date>2017-03-10T16:50:07</dc:date>
            </office:change-info>
          </text:format-change>
        </text:changed-region>
        <text:changed-region xml:id="ct105553120141952" text:id="ct105553120141952">
          <text:deletion>
            <office:change-info>
              <dc:creator>James Kulp</dc:creator>
              <dc:date>2017-03-10T16:42:06</dc:date>
            </office:change-info>
            <text:p text:style-name="P81">“</text:p>
          </text:deletion>
        </text:changed-region>
        <text:changed-region xml:id="ct105553120142176" text:id="ct105553120142176">
          <text:format-change>
            <office:change-info>
              <dc:creator>James Kulp</dc:creator>
              <dc:date>2017-03-10T16:42:11</dc:date>
            </office:change-info>
          </text:format-change>
        </text:changed-region>
        <text:changed-region xml:id="ct105553120142400" text:id="ct105553120142400">
          <text:deletion>
            <office:change-info>
              <dc:creator>James Kulp</dc:creator>
              <dc:date>2017-03-10T16:42:08</dc:date>
            </office:change-info>
            <text:p text:style-name="P81"><text:span text:style-name="Code"><text:span text:style-name="T438">”</text:span></text:span></text:p>
          </text:deletion>
        </text:changed-region>
        <text:changed-region xml:id="ct105553120142624" text:id="ct105553120142624">
          <text:deletion>
            <office:change-info>
              <dc:creator>James Kulp</dc:creator>
              <dc:date>2017-03-10T16:42:15</dc:date>
            </office:change-info>
            <text:p text:style-name="P81">“</text:p>
          </text:deletion>
        </text:changed-region>
        <text:changed-region xml:id="ct105553120142848" text:id="ct105553120142848">
          <text:format-change>
            <office:change-info>
              <dc:creator>James Kulp</dc:creator>
              <dc:date>2017-03-10T16:42:22</dc:date>
            </office:change-info>
          </text:format-change>
        </text:changed-region>
        <text:changed-region xml:id="ct105553120143072" text:id="ct105553120143072">
          <text:deletion>
            <office:change-info>
              <dc:creator>James Kulp</dc:creator>
              <dc:date>2017-03-10T16:42:19</dc:date>
            </office:change-info>
            <text:p text:style-name="P81"><text:span text:style-name="Code"><text:span text:style-name="T438">”</text:span></text:span></text:p>
          </text:deletion>
        </text:changed-region>
        <text:changed-region xml:id="ct105553120143296" text:id="ct105553120143296">
          <text:deletion>
            <office:change-info>
              <dc:creator>James Kulp</dc:creator>
              <dc:date>2017-03-10T16:42:24</dc:date>
            </office:change-info>
            <text:p text:style-name="P81">“</text:p>
          </text:deletion>
        </text:changed-region>
        <text:changed-region xml:id="ct105553120143520" text:id="ct105553120143520">
          <text:format-change>
            <office:change-info>
              <dc:creator>James Kulp</dc:creator>
              <dc:date>2017-03-10T16:42:31</dc:date>
            </office:change-info>
          </text:format-change>
        </text:changed-region>
        <text:changed-region xml:id="ct105553120143744" text:id="ct105553120143744">
          <text:deletion>
            <office:change-info>
              <dc:creator>James Kulp</dc:creator>
              <dc:date>2017-03-10T16:42:28</dc:date>
            </office:change-info>
            <text:p text:style-name="P81"><text:span text:style-name="Code"><text:span text:style-name="T438">”</text:span></text:span></text:p>
          </text:deletion>
        </text:changed-region>
        <text:changed-region xml:id="ct105553120143968" text:id="ct105553120143968">
          <text:deletion>
            <office:change-info>
              <dc:creator>James Kulp</dc:creator>
              <dc:date>2017-03-10T16:50:24</dc:date>
            </office:change-info>
            <text:p text:style-name="P81">s</text:p>
          </text:deletion>
        </text:changed-region>
        <text:changed-region xml:id="ct105553120144192" text:id="ct105553120144192">
          <text:insertion>
            <office:change-info>
              <dc:creator>James Kulp</dc:creator>
              <dc:date>2017-03-10T16:50:25</dc:date>
            </office:change-info>
          </text:insertion>
        </text:changed-region>
        <text:changed-region xml:id="ct105553120144416" text:id="ct105553120144416">
          <text:deletion>
            <office:change-info>
              <dc:creator>James Kulp</dc:creator>
              <dc:date>2017-03-10T16:50:28</dc:date>
            </office:change-info>
            <text:p text:style-name="P81">s</text:p>
          </text:deletion>
        </text:changed-region>
        <text:changed-region xml:id="ct105553120144640" text:id="ct105553120144640">
          <text:insertion>
            <office:change-info>
              <dc:creator>James Kulp</dc:creator>
              <dc:date>2017-03-10T16:50:29</dc:date>
            </office:change-info>
          </text:insertion>
        </text:changed-region>
        <text:changed-region xml:id="ct105553120144864" text:id="ct105553120144864">
          <text:insertion>
            <office:change-info>
              <dc:creator>James Kulp</dc:creator>
              <dc:date>2017-03-10T16:50:38</dc:date>
            </office:change-info>
          </text:insertion>
        </text:changed-region>
        <text:changed-region xml:id="ct105553120145088" text:id="ct105553120145088">
          <text:deletion>
            <office:change-info>
              <dc:creator>James Kulp</dc:creator>
              <dc:date>2017-03-10T16:41:56</dc:date>
            </office:change-info>
            <text:p text:style-name="P81"><text:span text:style-name="T58">“</text:span></text:p>
          </text:deletion>
        </text:changed-region>
        <text:changed-region xml:id="ct105553120145312" text:id="ct105553120145312">
          <text:format-change>
            <office:change-info>
              <dc:creator>James Kulp</dc:creator>
              <dc:date>2017-03-10T16:41:52</dc:date>
            </office:change-info>
          </text:format-change>
        </text:changed-region>
        <text:changed-region xml:id="ct105553120145536" text:id="ct105553120145536">
          <text:deletion>
            <office:change-info>
              <dc:creator>James Kulp</dc:creator>
              <dc:date>2017-03-10T16:41:58</dc:date>
            </office:change-info>
            <text:p text:style-name="P81"><text:span text:style-name="Code"><text:span text:style-name="T58">”</text:span></text:span></text:p>
          </text:deletion>
        </text:changed-region>
        <text:changed-region xml:id="ct105553120145760" text:id="ct105553120145760">
          <text:deletion>
            <office:change-info>
              <dc:creator>James Kulp</dc:creator>
              <dc:date>2017-03-10T16:42:46</dc:date>
            </office:change-info>
            <text:p text:style-name="P81">“</text:p>
          </text:deletion>
        </text:changed-region>
        <text:changed-region xml:id="ct105553120145984" text:id="ct105553120145984">
          <text:format-change>
            <office:change-info>
              <dc:creator>James Kulp</dc:creator>
              <dc:date>2017-03-10T16:42:43</dc:date>
            </office:change-info>
          </text:format-change>
        </text:changed-region>
        <text:changed-region xml:id="ct105553120146208" text:id="ct105553120146208">
          <text:deletion>
            <office:change-info>
              <dc:creator>James Kulp</dc:creator>
              <dc:date>2017-03-10T16:42:49</dc:date>
            </office:change-info>
            <text:p text:style-name="P81"><text:span text:style-name="Code"><text:span text:style-name="T438">”</text:span></text:span></text:p>
          </text:deletion>
        </text:changed-region>
        <text:changed-region xml:id="ct105553120146432" text:id="ct105553120146432">
          <text:deletion>
            <office:change-info>
              <dc:creator>James Kulp</dc:creator>
              <dc:date>2017-03-10T16:43:02</dc:date>
            </office:change-info>
            <text:p text:style-name="P82">“</text:p>
          </text:deletion>
        </text:changed-region>
        <text:changed-region xml:id="ct105553120146656" text:id="ct105553120146656">
          <text:format-change>
            <office:change-info>
              <dc:creator>James Kulp</dc:creator>
              <dc:date>2017-03-10T16:42:59</dc:date>
            </office:change-info>
          </text:format-change>
        </text:changed-region>
        <text:changed-region xml:id="ct105553120146880" text:id="ct105553120146880">
          <text:deletion>
            <office:change-info>
              <dc:creator>James Kulp</dc:creator>
              <dc:date>2017-03-10T16:43:04</dc:date>
            </office:change-info>
            <text:p text:style-name="P82"><text:span text:style-name="Code"><text:span text:style-name="T438">”</text:span></text:span></text:p>
          </text:deletion>
        </text:changed-region>
        <text:changed-region xml:id="ct105553120147104" text:id="ct105553120147104">
          <text:deletion>
            <office:change-info>
              <dc:creator>James Kulp</dc:creator>
              <dc:date>2017-03-10T16:51:06</dc:date>
            </office:change-info>
            <text:p text:style-name="P81">Endpoint proxies have multiple “slave” child elements indicating which other workers they are using to implement their higher level function for applications.</text:p>
          </text:deletion>
        </text:changed-region>
        <text:changed-region xml:id="ct105553120147328" text:id="ct105553120147328">
          <text:insertion>
            <office:change-info>
              <dc:creator>James Kulp</dc:creator>
              <dc:date>2017-03-10T16:43:30</dc:date>
            </office:change-info>
          </text:insertion>
        </text:changed-region>
        <text:changed-region xml:id="ct105553120147552" text:id="ct105553120147552">
          <text:insertion>
            <office:change-info>
              <dc:creator>James Kulp</dc:creator>
              <dc:date>2017-03-10T16:44:00</dc:date>
            </office:change-info>
          </text:insertion>
        </text:changed-region>
        <text:changed-region xml:id="ct105553120147776" text:id="ct105553120147776">
          <text:deletion>
            <office:change-info>
              <dc:creator>James Kulp</dc:creator>
              <dc:date>2017-03-10T16:45:14</dc:date>
            </office:change-info>
            <text:p text:style-name="P81"/>
            <text:h text:style-name="P83" text:outline-level="4" text:is-list-header="true">Signal XML <text:span text:style-name="T3">E</text:span>lements for <text:span text:style-name="T3">D</text:span>evice <text:span text:style-name="T3">W</text:span>orkers and <text:span text:style-name="T3">S</text:span>ubdevice <text:span text:style-name="T3">W</text:span>orkers</text:h>
            <text:p text:style-name="P84">Signal elements are children of the top level HdlDevice element, and contain the following attributes. <text:s/>They identify the signals that are attached to the pins of the FPGA.</text:p>
            <text:list xml:id="list113104105118213" text:continue-numbering="true" text:style-name="WWNum32">
              <text:list-item>
                <text:p text:style-name="List_20_Bullet"><text:span text:style-name="T59">Input='name':</text:span> <text:s/>identifies a signal as an input and provides its name.</text:p>
              </text:list-item>
              <text:list-item>
                <text:p text:style-name="List_20_Bullet"><text:span text:style-name="T59">Output='name':</text:span> <text:s/>identifies a signal as an output from and provides its name.</text:p>
              </text:list-item>
              <text:list-item>
                <text:p text:style-name="List_20_Bullet"><text:span text:style-name="T59">Inout='name': </text:span><text:s/>identifies a signal as a tristate signal and provides its name.</text:p>
              </text:list-item>
              <text:list-item>
                <text:p text:style-name="List_20_Bullet"><text:span text:style-name="T59">Bidirectional:='name':</text:span> <text:s/>identifies a signal as usable in either direction and provides its name</text:p>
              </text:list-item>
              <text:list-item>
                <text:p text:style-name="List_20_Bullet"><text:span text:style-name="T59">Width='nn': </text:span><text:s/>specifies that the signal is an array of signals with the width specified.</text:p>
              </text:list-item>
              <text:list-item>
                <text:p text:style-name="List_20_Bullet"><text:span text:style-name="T59">Differential='true</text:span><text:span text:style-name="T60">|</text:span><text:span text:style-name="T59">false':</text:span> <text:s/>specifies that the signal is differential</text:p>
              </text:list-item>
            </text:list>
            <text:p text:style-name="P85">All signal names are restricted to legal identifies in VHDL and Verilog. <text:s/>Inout signals are only really tristate at the top level of the design (in the container). <text:s/>Inside device workers a signal identified as “inout”, represents three signals, with the suffixes “<text:span text:style-name="Code">_i</text:span><text:span text:style-name="T58">” for input, “</text:span><text:span text:style-name="Code">_o</text:span><text:span text:style-name="T58">” for output, and “</text:span><text:span text:style-name="Code">_oe</text:span><text:span text:style-name="T58">” for the output enable. <text:s/>Containers ensure that tristate signals result in a signal tristate IO pin. <text:s/>Similarly, differential signals represent two signals, one with a “</text:span><text:span text:style-name="Code">_p</text:span><text:span text:style-name="T58">” suffix, and one with a “</text:span><text:span text:style-name="Code">_n</text:span><text:span text:style-name="T58">” suffix.</text:span></text:p>
          </text:deletion>
        </text:changed-region>
        <text:changed-region xml:id="ct105553120148000" text:id="ct105553120148000">
          <text:format-change>
            <office:change-info>
              <dc:creator>James Kulp</dc:creator>
              <dc:date>2017-03-10T17:13:37</dc:date>
            </office:change-info>
          </text:format-change>
        </text:changed-region>
        <text:changed-region xml:id="ct105553120148224" text:id="ct105553120148224">
          <text:insertion>
            <office:change-info>
              <dc:creator>James Kulp</dc:creator>
              <dc:date>2017-03-10T17:20:51</dc:date>
            </office:change-info>
          </text:insertion>
        </text:changed-region>
        <text:changed-region xml:id="ct105553120148448" text:id="ct105553120148448">
          <text:insertion>
            <office:change-info>
              <dc:creator>James Kulp</dc:creator>
              <dc:date>2017-03-10T17:18:56</dc:date>
            </office:change-info>
          </text:insertion>
        </text:changed-region>
        <text:changed-region xml:id="ct105553120148672" text:id="ct105553120148672">
          <text:deletion>
            <office:change-info>
              <dc:creator>James Kulp</dc:creator>
              <dc:date>2017-03-10T17:14:09</dc:date>
            </office:change-info>
            <text:p text:style-name="IndentHang"><text:span text:style-name="T59">='name':</text:span></text:p>
          </text:deletion>
        </text:changed-region>
        <text:changed-region xml:id="ct105553120148896" text:id="ct105553120148896">
          <text:insertion>
            <office:change-info>
              <dc:creator>James Kulp</dc:creator>
              <dc:date>2017-03-10T17:14:36</dc:date>
            </office:change-info>
          </text:insertion>
        </text:changed-region>
        <text:changed-region xml:id="ct105553120149120" text:id="ct105553120149120">
          <text:deletion>
            <office:change-info>
              <dc:creator>James Kulp</dc:creator>
              <dc:date>2017-03-10T17:14:51</dc:date>
            </office:change-info>
            <text:p text:style-name="IndentHang"><text:s/>the name of the port</text:p>
          </text:deletion>
        </text:changed-region>
        <text:changed-region xml:id="ct105553120149344" text:id="ct105553120149344">
          <text:deletion>
            <office:change-info>
              <dc:creator>James Kulp</dc:creator>
              <dc:date>2017-03-10T17:14:53</dc:date>
            </office:change-info>
            <text:p text:style-name="IndentHang">s</text:p>
          </text:deletion>
        </text:changed-region>
        <text:changed-region xml:id="ct105553120149568" text:id="ct105553120149568">
          <text:insertion>
            <office:change-info>
              <dc:creator>James Kulp</dc:creator>
              <dc:date>2017-03-10T17:14:54</dc:date>
            </office:change-info>
          </text:insertion>
        </text:changed-region>
        <text:changed-region xml:id="ct105553120149792" text:id="ct105553120149792">
          <text:deletion>
            <office:change-info>
              <dc:creator>James Kulp</dc:creator>
              <dc:date>2017-03-10T17:20:02</dc:date>
            </office:change-info>
            <text:p text:style-name="IndentHang"><text:span text:style-name="T61"><text:s/>to</text:span></text:p>
          </text:deletion>
        </text:changed-region>
        <text:changed-region xml:id="ct105553120150016" text:id="ct105553120150016">
          <text:deletion>
            <office:change-info>
              <dc:creator>James Kulp</dc:creator>
              <dc:date>2017-03-10T17:14:59</dc:date>
            </office:change-info>
            <text:p text:style-name="IndentHang">“r</text:p>
          </text:deletion>
        </text:changed-region>
        <text:changed-region xml:id="ct105553120150240" text:id="ct105553120150240">
          <text:insertion>
            <office:change-info>
              <dc:creator>James Kulp</dc:creator>
              <dc:date>2017-03-10T17:15:00</dc:date>
            </office:change-info>
          </text:insertion>
        </text:changed-region>
        <text:changed-region xml:id="ct105553120150464" text:id="ct105553120150464">
          <text:format-change>
            <office:change-info>
              <dc:creator>James Kulp</dc:creator>
              <dc:date>2017-03-10T17:15:06</dc:date>
            </office:change-info>
          </text:format-change>
        </text:changed-region>
        <text:changed-region xml:id="ct105553120150688" text:id="ct105553120150688">
          <text:deletion>
            <office:change-info>
              <dc:creator>James Kulp</dc:creator>
              <dc:date>2017-03-10T17:15:02</dc:date>
            </office:change-info>
            <text:p text:style-name="IndentHang"><text:span text:style-name="Code">”</text:span></text:p>
          </text:deletion>
        </text:changed-region>
        <text:changed-region xml:id="ct105553120150912" text:id="ct105553120150912">
          <text:format-change>
            <office:change-info>
              <dc:creator>James Kulp</dc:creator>
              <dc:date>2017-03-10T17:17:38</dc:date>
            </office:change-info>
          </text:format-change>
        </text:changed-region>
        <text:changed-region xml:id="ct105553120151136" text:id="ct105553120151136">
          <text:deletion>
            <office:change-info>
              <dc:creator>James Kulp</dc:creator>
              <dc:date>2017-03-10T17:17:22</dc:date>
            </office:change-info>
            <text:p text:style-name="IndentHang"><text:span text:style-name="FirstEmphasis"><text:span text:style-name="T59">='true</text:span></text:span><text:span text:style-name="FirstEmphasis"><text:span text:style-name="T62">|f</text:span></text:span><text:span text:style-name="FirstEmphasis"><text:span text:style-name="T59">alse':</text:span></text:span><text:span text:style-name="FirstEmphasis"><text:span text:style-name="T63"> <text:s/></text:span></text:span></text:p>
          </text:deletion>
        </text:changed-region>
        <text:changed-region xml:id="ct105553120151360" text:id="ct105553120151360">
          <text:insertion>
            <office:change-info>
              <dc:creator>James Kulp</dc:creator>
              <dc:date>2017-03-10T17:17:32</dc:date>
            </office:change-info>
          </text:insertion>
        </text:changed-region>
        <text:changed-region xml:id="ct105553120151584" text:id="ct105553120151584">
          <text:deletion>
            <office:change-info>
              <dc:creator>James Kulp</dc:creator>
              <dc:date>2017-03-10T17:26:00</dc:date>
            </office:change-info>
            <text:p text:style-name="IndentHang"><text:span text:style-name="T64">i</text:span></text:p>
          </text:deletion>
        </text:changed-region>
        <text:changed-region xml:id="ct105553120151808" text:id="ct105553120151808">
          <text:insertion>
            <office:change-info>
              <dc:creator>James Kulp</dc:creator>
              <dc:date>2017-03-10T17:26:01</dc:date>
            </office:change-info>
          </text:insertion>
        </text:changed-region>
        <text:changed-region xml:id="ct105553120152032" text:id="ct105553120152032">
          <text:format-change>
            <office:change-info>
              <dc:creator>James Kulp</dc:creator>
              <dc:date>2017-03-10T17:17:30</dc:date>
            </office:change-info>
          </text:format-change>
        </text:changed-region>
        <text:changed-region xml:id="ct105553120152256" text:id="ct105553120152256">
          <text:deletion>
            <office:change-info>
              <dc:creator>James Kulp</dc:creator>
              <dc:date>2017-03-10T17:17:58</dc:date>
            </office:change-info>
            <text:p text:style-name="IndentHang">whether</text:p>
          </text:deletion>
        </text:changed-region>
        <text:changed-region xml:id="ct105553120152480" text:id="ct105553120152480">
          <text:insertion>
            <office:change-info>
              <dc:creator>James Kulp</dc:creator>
              <dc:date>2017-03-10T17:17:58</dc:date>
            </office:change-info>
          </text:insertion>
        </text:changed-region>
        <text:changed-region xml:id="ct105553120152704" text:id="ct105553120152704">
          <text:insertion>
            <office:change-info>
              <dc:creator>James Kulp</dc:creator>
              <dc:date>2017-03-10T17:20:10</dc:date>
            </office:change-info>
          </text:insertion>
        </text:changed-region>
        <text:changed-region xml:id="ct105553120152928" text:id="ct105553120152928">
          <text:insertion>
            <office:change-info>
              <dc:creator>James Kulp</dc:creator>
              <dc:date>2017-03-10T17:18:07</dc:date>
            </office:change-info>
          </text:insertion>
        </text:changed-region>
        <text:changed-region xml:id="ct105553120153152" text:id="ct105553120153152">
          <text:deletion>
            <office:change-info>
              <dc:creator>James Kulp</dc:creator>
              <dc:date>2017-03-10T17:17:42</dc:date>
            </office:change-info>
            <text:p text:style-name="IndentHang">.</text:p>
          </text:deletion>
        </text:changed-region>
        <text:changed-region xml:id="ct105553120153376" text:id="ct105553120153376">
          <text:insertion>
            <office:change-info>
              <dc:creator>James Kulp</dc:creator>
              <dc:date>2017-03-10T17:17:46</dc:date>
            </office:change-info>
          </text:insertion>
        </text:changed-region>
        <text:changed-region xml:id="ct105553120153600" text:id="ct105553120153600">
          <text:insertion>
            <office:change-info>
              <dc:creator>James Kulp</dc:creator>
              <dc:date>2017-03-10T17:18:12</dc:date>
            </office:change-info>
          </text:insertion>
        </text:changed-region>
        <text:changed-region xml:id="ct105553120153824" text:id="ct105553120153824">
          <text:insertion>
            <office:change-info>
              <dc:creator>James Kulp</dc:creator>
              <dc:date>2017-03-10T17:25:51</dc:date>
            </office:change-info>
          </text:insertion>
        </text:changed-region>
        <text:changed-region xml:id="ct105553120154048" text:id="ct105553120154048">
          <text:insertion>
            <office:change-info>
              <dc:creator>James Kulp</dc:creator>
              <dc:date>2017-03-10T17:26:45</dc:date>
            </office:change-info>
          </text:insertion>
        </text:changed-region>
        <text:changed-region xml:id="ct105553120154272" text:id="ct105553120154272">
          <text:insertion>
            <office:change-info>
              <dc:creator>James Kulp</dc:creator>
              <dc:date>2017-03-10T17:27:00</dc:date>
            </office:change-info>
          </text:insertion>
        </text:changed-region>
        <text:changed-region xml:id="ct105553120154496" text:id="ct105553120154496">
          <text:deletion>
            <office:change-info>
              <dc:creator>James Kulp</dc:creator>
              <dc:date>2017-03-10T17:18:22</dc:date>
            </office:change-info>
            <text:p text:style-name="IndentHang"><text:span text:style-name="T59">='nn':</text:span></text:p>
          </text:deletion>
        </text:changed-region>
        <text:changed-region xml:id="ct105553120154720" text:id="ct105553120154720">
          <text:insertion>
            <office:change-info>
              <dc:creator>James Kulp</dc:creator>
              <dc:date>2017-03-10T17:18:27</dc:date>
            </office:change-info>
          </text:insertion>
        </text:changed-region>
        <text:changed-region xml:id="ct105553120155168" text:id="ct105553120155168">
          <text:deletion>
            <office:change-info>
              <dc:creator>James Kulp</dc:creator>
              <dc:date>2017-03-10T17:18:33</dc:date>
            </office:change-info>
            <text:p text:style-name="IndentHang"><text:s/></text:p>
          </text:deletion>
        </text:changed-region>
        <text:changed-region xml:id="ct105553120154944" text:id="ct105553120154944">
          <text:deletion>
            <office:change-info>
              <dc:creator>James Kulp</dc:creator>
              <dc:date>2017-03-10T17:26:03</dc:date>
            </office:change-info>
            <text:p text:style-name="IndentHang">i</text:p>
          </text:deletion>
        </text:changed-region>
        <text:changed-region xml:id="ct105553120155392" text:id="ct105553120155392">
          <text:insertion>
            <office:change-info>
              <dc:creator>James Kulp</dc:creator>
              <dc:date>2017-03-10T17:26:04</dc:date>
            </office:change-info>
          </text:insertion>
        </text:changed-region>
        <text:changed-region xml:id="ct105553120155616" text:id="ct105553120155616">
          <text:insertion>
            <office:change-info>
              <dc:creator>James Kulp</dc:creator>
              <dc:date>2017-03-10T17:25:11</dc:date>
            </office:change-info>
          </text:insertion>
        </text:changed-region>
        <text:changed-region xml:id="ct105553120155840" text:id="ct105553120155840">
          <text:deletion>
            <office:change-info>
              <dc:creator>James Kulp</dc:creator>
              <dc:date>2017-03-10T17:18:41</dc:date>
            </office:change-info>
            <text:p text:style-name="IndentHang">.</text:p>
          </text:deletion>
        </text:changed-region>
        <text:changed-region xml:id="ct105553120156064" text:id="ct105553120156064">
          <text:insertion>
            <office:change-info>
              <dc:creator>James Kulp</dc:creator>
              <dc:date>2017-03-10T17:19:09</dc:date>
            </office:change-info>
          </text:insertion>
        </text:changed-region>
        <text:changed-region xml:id="ct105553120156288" text:id="ct105553120156288">
          <text:insertion>
            <office:change-info>
              <dc:creator>James Kulp</dc:creator>
              <dc:date>2017-03-10T17:26:25</dc:date>
            </office:change-info>
          </text:insertion>
        </text:changed-region>
        <text:changed-region xml:id="ct105553120156512" text:id="ct105553120156512">
          <text:format-change>
            <office:change-info>
              <dc:creator>James Kulp</dc:creator>
              <dc:date>2017-03-10T17:19:50</dc:date>
            </office:change-info>
          </text:format-change>
        </text:changed-region>
        <text:changed-region xml:id="ct105553120156736" text:id="ct105553120156736">
          <text:deletion>
            <office:change-info>
              <dc:creator>James Kulp</dc:creator>
              <dc:date>2017-03-10T17:19:33</dc:date>
            </office:change-info>
            <text:p text:style-name="IndentHang"><text:span text:style-name="T59">='true|false':</text:span></text:p>
          </text:deletion>
        </text:changed-region>
        <text:changed-region xml:id="ct105553120156960" text:id="ct105553120156960">
          <text:insertion>
            <office:change-info>
              <dc:creator>James Kulp</dc:creator>
              <dc:date>2017-03-10T17:19:38</dc:date>
            </office:change-info>
          </text:insertion>
        </text:changed-region>
        <text:changed-region xml:id="ct105553120157184" text:id="ct105553120157184">
          <text:deletion>
            <office:change-info>
              <dc:creator>James Kulp</dc:creator>
              <dc:date>2017-03-10T17:19:44</dc:date>
            </office:change-info>
            <text:p text:style-name="IndentHang"><text:span text:style-name="T65"><text:s/></text:span></text:p>
          </text:deletion>
        </text:changed-region>
        <text:changed-region xml:id="ct105553120157408" text:id="ct105553120157408">
          <text:deletion>
            <office:change-info>
              <dc:creator>James Kulp</dc:creator>
              <dc:date>2017-03-10T17:26:06</dc:date>
            </office:change-info>
            <text:p text:style-name="IndentHang">i</text:p>
          </text:deletion>
        </text:changed-region>
        <text:changed-region xml:id="ct105553120157632" text:id="ct105553120157632">
          <text:insertion>
            <office:change-info>
              <dc:creator>James Kulp</dc:creator>
              <dc:date>2017-03-10T17:33:57</dc:date>
            </office:change-info>
          </text:insertion>
        </text:changed-region>
        <text:changed-region xml:id="ct105553120157856" text:id="ct105553120157856">
          <text:insertion>
            <office:change-info>
              <dc:creator>James Kulp</dc:creator>
              <dc:date>2017-03-10T17:34:00</dc:date>
            </office:change-info>
          </text:insertion>
        </text:changed-region>
        <text:changed-region xml:id="ct105553120158080" text:id="ct105553120158080">
          <text:insertion>
            <office:change-info>
              <dc:creator>James Kulp</dc:creator>
              <dc:date>2017-03-10T17:26:07</dc:date>
            </office:change-info>
          </text:insertion>
        </text:changed-region>
        <text:changed-region xml:id="ct105553120158304" text:id="ct105553120158304">
          <text:deletion>
            <office:change-info>
              <dc:creator>James Kulp</dc:creator>
              <dc:date>2017-03-10T17:34:06</dc:date>
            </office:change-info>
            <text:p text:style-name="IndentHang">es</text:p>
          </text:deletion>
        </text:changed-region>
        <text:changed-region xml:id="ct105553120158528" text:id="ct105553120158528">
          <text:insertion>
            <office:change-info>
              <dc:creator>James Kulp</dc:creator>
              <dc:date>2017-03-10T17:34:07</dc:date>
            </office:change-info>
          </text:insertion>
        </text:changed-region>
        <text:changed-region xml:id="ct105553120158752" text:id="ct105553120158752">
          <text:insertion>
            <office:change-info>
              <dc:creator>James Kulp</dc:creator>
              <dc:date>2017-03-10T17:25:32</dc:date>
            </office:change-info>
          </text:insertion>
        </text:changed-region>
        <text:changed-region xml:id="ct105553120158976" text:id="ct105553120158976">
          <text:deletion>
            <office:change-info>
              <dc:creator>James Kulp</dc:creator>
              <dc:date>2017-03-10T17:10:38</dc:date>
            </office:change-info>
            <text:p text:style-name="P86">Raw property <text:span text:style-name="T66">signals are listed in the following two tables.</text:span></text:p>
            <text:p text:style-name="P87">Table <text:sequence text:ref-name="refTable0" text:name="Table" text:formula="ooow:Table+1" style:num-format="1">3</text:sequence>: <text:s/>Master-to-Slave Raw Property Signals</text:p>
          </text:deletion>
        </text:changed-region>
        <text:changed-region xml:id="ct105553120159200" text:id="ct105553120159200">
          <text:insertion>
            <office:change-info>
              <dc:creator>James Kulp</dc:creator>
              <dc:date>2017-03-10T17:27:51</dc:date>
            </office:change-info>
          </text:insertion>
        </text:changed-region>
        <text:changed-region xml:id="ct105553120159424" text:id="ct105553120159424">
          <text:insertion>
            <office:change-info>
              <dc:creator>James Kulp</dc:creator>
              <dc:date>2017-03-10T17:28:05</dc:date>
            </office:change-info>
          </text:insertion>
        </text:changed-region>
        <text:changed-region xml:id="ct105553120159648" text:id="ct105553120159648">
          <text:insertion>
            <office:change-info>
              <dc:creator>James Kulp</dc:creator>
              <dc:date>2017-03-10T17:29:57</dc:date>
            </office:change-info>
          </text:insertion>
        </text:changed-region>
        <text:changed-region xml:id="ct105553120159872" text:id="ct105553120159872">
          <text:insertion>
            <office:change-info>
              <dc:creator>James Kulp</dc:creator>
              <dc:date>2017-03-10T17:30:00</dc:date>
            </office:change-info>
          </text:insertion>
        </text:changed-region>
        <text:changed-region xml:id="ct105553120160096" text:id="ct105553120160096">
          <text:deletion>
            <office:change-info>
              <dc:creator>James Kulp</dc:creator>
              <dc:date>2017-03-10T17:10:38</dc:date>
            </office:change-info>
            <text:p text:style-name="Table_20_Caption_20__28_before_29_">Table <text:sequence text:ref-name="refTable1" text:name="Table" text:formula="ooow:Table+1" style:num-format="1">4</text:sequence>: <text:s/><text:span text:style-name="T66">Slave</text:span>-to-<text:span text:style-name="T66">Master</text:span> Raw Property Signals</text:p>
          </text:deletion>
        </text:changed-region>
        <text:changed-region xml:id="ct105553120160320" text:id="ct105553120160320">
          <text:deletion>
            <office:change-info>
              <dc:creator>James Kulp</dc:creator>
              <dc:date>2017-03-10T17:36:04</dc:date>
            </office:change-info>
            <text:p text:style-name="P88">two</text:p>
          </text:deletion>
        </text:changed-region>
        <text:changed-region xml:id="ct105553120160544" text:id="ct105553120160544">
          <text:insertion>
            <office:change-info>
              <dc:creator>James Kulp</dc:creator>
              <dc:date>2017-03-10T17:36:04</dc:date>
            </office:change-info>
          </text:insertion>
        </text:changed-region>
        <text:changed-region xml:id="ct105553120160768" text:id="ct105553120160768">
          <text:deletion>
            <office:change-info>
              <dc:creator>James Kulp</dc:creator>
              <dc:date>2017-03-10T17:36:24</dc:date>
            </office:change-info>
            <text:p text:style-name="IndentHang"><text:span text:style-name="T59">='name':</text:span></text:p>
          </text:deletion>
        </text:changed-region>
        <text:changed-region xml:id="ct105553120160992" text:id="ct105553120160992">
          <text:insertion>
            <office:change-info>
              <dc:creator>James Kulp</dc:creator>
              <dc:date>2017-03-10T17:36:28</dc:date>
            </office:change-info>
          </text:insertion>
        </text:changed-region>
        <text:changed-region xml:id="ct105553120161216" text:id="ct105553120161216">
          <text:deletion>
            <office:change-info>
              <dc:creator>James Kulp</dc:creator>
              <dc:date>2017-03-10T17:36:34</dc:date>
            </office:change-info>
            <text:p text:style-name="IndentHang"><text:span text:style-name="T64"><text:s text:c="2"/></text:span></text:p>
          </text:deletion>
        </text:changed-region>
        <text:changed-region xml:id="ct105553120161440" text:id="ct105553120161440">
          <text:insertion>
            <office:change-info>
              <dc:creator>James Kulp</dc:creator>
              <dc:date>2017-03-10T17:36:37</dc:date>
            </office:change-info>
          </text:insertion>
        </text:changed-region>
        <text:changed-region xml:id="ct105553120161664" text:id="ct105553120161664">
          <text:deletion>
            <office:change-info>
              <dc:creator>James Kulp</dc:creator>
              <dc:date>2017-03-10T17:36:39</dc:date>
            </office:change-info>
            <text:p text:style-name="IndentHang">“</text:p>
          </text:deletion>
        </text:changed-region>
        <text:changed-region xml:id="ct105553120161888" text:id="ct105553120161888">
          <text:format-change>
            <office:change-info>
              <dc:creator>James Kulp</dc:creator>
              <dc:date>2017-03-10T17:36:50</dc:date>
            </office:change-info>
          </text:format-change>
        </text:changed-region>
        <text:changed-region xml:id="ct105553120162112" text:id="ct105553120162112">
          <text:deletion>
            <office:change-info>
              <dc:creator>James Kulp</dc:creator>
              <dc:date>2017-03-10T17:36:43</dc:date>
            </office:change-info>
            <text:p text:style-name="IndentHang"><text:span text:style-name="Code">”)</text:span></text:p>
          </text:deletion>
        </text:changed-region>
        <text:changed-region xml:id="ct105553120162336" text:id="ct105553120162336">
          <text:insertion>
            <office:change-info>
              <dc:creator>James Kulp</dc:creator>
              <dc:date>2017-03-10T17:36:44</dc:date>
            </office:change-info>
          </text:insertion>
        </text:changed-region>
        <text:changed-region xml:id="ct105553120162560" text:id="ct105553120162560">
          <text:deletion>
            <office:change-info>
              <dc:creator>James Kulp</dc:creator>
              <dc:date>2017-03-10T17:37:00</dc:date>
            </office:change-info>
            <text:p text:style-name="IndentHang"><text:span text:style-name="T59">='true|false': </text:span></text:p>
          </text:deletion>
        </text:changed-region>
        <text:changed-region xml:id="ct105553120162784" text:id="ct105553120162784">
          <text:insertion>
            <office:change-info>
              <dc:creator>James Kulp</dc:creator>
              <dc:date>2017-03-10T17:37:08</dc:date>
            </office:change-info>
          </text:insertion>
        </text:changed-region>
        <text:changed-region xml:id="ct105553120163008" text:id="ct105553120163008">
          <text:deletion>
            <office:change-info>
              <dc:creator>James Kulp</dc:creator>
              <dc:date>2017-03-10T17:37:11</dc:date>
            </office:change-info>
            <text:p text:style-name="IndentHang"><text:span text:style-name="T64"><text:s/></text:span></text:p>
          </text:deletion>
        </text:changed-region>
        <text:changed-region xml:id="ct105553120163232" text:id="ct105553120163232">
          <text:format-change>
            <office:change-info>
              <dc:creator>James Kulp</dc:creator>
              <dc:date>2017-03-10T17:37:34</dc:date>
            </office:change-info>
          </text:format-change>
        </text:changed-region>
        <text:changed-region xml:id="ct105553120163456" text:id="ct105553120163456">
          <text:deletion>
            <office:change-info>
              <dc:creator>James Kulp</dc:creator>
              <dc:date>2017-03-10T17:37:22</dc:date>
            </office:change-info>
            <text:p text:style-name="IndentHang"><text:span text:style-name="FirstEmphasis"><text:span text:style-name="T59">='nn':</text:span></text:span><text:span text:style-name="FirstEmphasis"><text:span text:style-name="T63"> <text:s/></text:span></text:span></text:p>
          </text:deletion>
        </text:changed-region>
        <text:changed-region xml:id="ct105553120163680" text:id="ct105553120163680">
          <text:insertion>
            <office:change-info>
              <dc:creator>James Kulp</dc:creator>
              <dc:date>2017-03-10T17:37:28</dc:date>
            </office:change-info>
          </text:insertion>
        </text:changed-region>
        <text:changed-region xml:id="ct105553120163904" text:id="ct105553120163904">
          <text:format-change>
            <office:change-info>
              <dc:creator>James Kulp</dc:creator>
              <dc:date>2017-03-10T17:37:27</dc:date>
            </office:change-info>
          </text:format-change>
        </text:changed-region>
        <text:changed-region xml:id="ct105553120164128" text:id="ct105553120164128">
          <text:deletion>
            <office:change-info>
              <dc:creator>James Kulp</dc:creator>
              <dc:date>2017-03-10T17:37:41</dc:date>
            </office:change-info>
            <text:p text:style-name="IndentHang">.</text:p>
          </text:deletion>
        </text:changed-region>
        <text:changed-region xml:id="ct105553120164352" text:id="ct105553120164352">
          <text:insertion>
            <office:change-info>
              <dc:creator>James Kulp</dc:creator>
              <dc:date>2017-03-10T17:37:41</dc:date>
            </office:change-info>
          </text:insertion>
        </text:changed-region>
        <text:changed-region xml:id="ct105553120164576" text:id="ct105553120164576">
          <text:deletion>
            <office:change-info>
              <dc:creator>James Kulp</dc:creator>
              <dc:date>2017-03-10T17:37:51</dc:date>
            </office:change-info>
            <text:p text:style-name="IndentHang"><text:span text:style-name="T59">='sig-file': </text:span></text:p>
          </text:deletion>
        </text:changed-region>
        <text:changed-region xml:id="ct105553120164800" text:id="ct105553120164800">
          <text:insertion>
            <office:change-info>
              <dc:creator>James Kulp</dc:creator>
              <dc:date>2017-03-10T17:37:56</dc:date>
            </office:change-info>
          </text:insertion>
        </text:changed-region>
        <text:changed-region xml:id="ct105553120165024" text:id="ct105553120165024">
          <text:deletion>
            <office:change-info>
              <dc:creator>James Kulp</dc:creator>
              <dc:date>2017-03-10T17:38:01</dc:date>
            </office:change-info>
            <text:p text:style-name="IndentHang"><text:span text:style-name="T64"><text:s/></text:span></text:p>
          </text:deletion>
        </text:changed-region>
        <text:changed-region xml:id="ct105553120165248" text:id="ct105553120165248">
          <text:deletion>
            <office:change-info>
              <dc:creator>James Kulp</dc:creator>
              <dc:date>2017-03-10T17:38:14</dc:date>
            </office:change-info>
            <text:p text:style-name="IndentHang"><text:span text:style-name="Code">S</text:span></text:p>
          </text:deletion>
        </text:changed-region>
        <text:changed-region xml:id="ct105553120165472" text:id="ct105553120165472">
          <text:insertion>
            <office:change-info>
              <dc:creator>James Kulp</dc:creator>
              <dc:date>2017-03-10T17:38:15</dc:date>
            </office:change-info>
          </text:insertion>
        </text:changed-region>
        <text:changed-region xml:id="ct105553120165696" text:id="ct105553120165696">
          <text:format-change>
            <office:change-info>
              <dc:creator>James Kulp</dc:creator>
              <dc:date>2017-03-10T17:38:07</dc:date>
            </office:change-info>
          </text:format-change>
        </text:changed-region>
        <text:changed-region xml:id="ct105553120165920" text:id="ct105553120165920">
          <text:deletion>
            <office:change-info>
              <dc:creator>James Kulp</dc:creator>
              <dc:date>2017-03-10T17:38:25</dc:date>
            </office:change-info>
            <text:p text:style-name="IndentHang">“</text:p>
          </text:deletion>
        </text:changed-region>
        <text:changed-region xml:id="ct105553120166144" text:id="ct105553120166144">
          <text:format-change>
            <office:change-info>
              <dc:creator>James Kulp</dc:creator>
              <dc:date>2017-03-10T17:38:11</dc:date>
            </office:change-info>
          </text:format-change>
        </text:changed-region>
        <text:changed-region xml:id="ct105553120166368" text:id="ct105553120166368">
          <text:deletion>
            <office:change-info>
              <dc:creator>James Kulp</dc:creator>
              <dc:date>2017-03-10T17:38:28</dc:date>
            </office:change-info>
            <text:p text:style-name="IndentHang"><text:span text:style-name="Code">”</text:span></text:p>
          </text:deletion>
        </text:changed-region>
        <text:changed-region xml:id="ct105553120166592" text:id="ct105553120166592">
          <text:insertion>
            <office:change-info>
              <dc:creator>James Kulp</dc:creator>
              <dc:date>2017-03-10T17:38:32</dc:date>
            </office:change-info>
          </text:insertion>
        </text:changed-region>
        <text:changed-region xml:id="ct105553120167040" text:id="ct105553120167040">
          <text:deletion>
            <office:change-info>
              <dc:creator>James Kulp</dc:creator>
              <dc:date>2017-03-10T17:38:55</dc:date>
            </office:change-info>
            <text:p text:style-name="P88">“</text:p>
          </text:deletion>
        </text:changed-region>
        <text:changed-region xml:id="ct105553120166816" text:id="ct105553120166816">
          <text:deletion>
            <office:change-info>
              <dc:creator>James Kulp</dc:creator>
              <dc:date>2017-03-10T17:39:03</dc:date>
            </office:change-info>
            <text:p text:style-name="P88">S</text:p>
          </text:deletion>
        </text:changed-region>
        <text:changed-region xml:id="ct105553120167264" text:id="ct105553120167264">
          <text:insertion>
            <office:change-info>
              <dc:creator>James Kulp</dc:creator>
              <dc:date>2017-03-10T17:39:04</dc:date>
            </office:change-info>
          </text:insertion>
        </text:changed-region>
        <text:changed-region xml:id="ct105553120167488" text:id="ct105553120167488">
          <text:format-change>
            <office:change-info>
              <dc:creator>James Kulp</dc:creator>
              <dc:date>2017-03-10T17:39:06</dc:date>
            </office:change-info>
          </text:format-change>
        </text:changed-region>
        <text:changed-region xml:id="ct105553120167712" text:id="ct105553120167712">
          <text:deletion>
            <office:change-info>
              <dc:creator>James Kulp</dc:creator>
              <dc:date>2017-03-10T17:38:58</dc:date>
            </office:change-info>
            <text:p text:style-name="P88"><text:span text:style-name="Code"><text:span text:style-name="T444">” </text:span></text:span></text:p>
          </text:deletion>
        </text:changed-region>
        <text:changed-region xml:id="ct105553120167936" text:id="ct105553120167936">
          <text:insertion>
            <office:change-info>
              <dc:creator>James Kulp</dc:creator>
              <dc:date>2017-03-10T17:38:59</dc:date>
            </office:change-info>
          </text:insertion>
        </text:changed-region>
        <text:changed-region xml:id="ct105553120168160" text:id="ct105553120168160">
          <text:deletion>
            <office:change-info>
              <dc:creator>James Kulp</dc:creator>
              <dc:date>2017-03-10T17:39:12</dc:date>
            </office:change-info>
            <text:p text:style-name="P88"><text:span text:style-name="T67">“</text:span></text:p>
          </text:deletion>
        </text:changed-region>
        <text:changed-region xml:id="ct105553120168384" text:id="ct105553120168384">
          <text:format-change>
            <office:change-info>
              <dc:creator>James Kulp</dc:creator>
              <dc:date>2017-03-10T17:39:18</dc:date>
            </office:change-info>
          </text:format-change>
        </text:changed-region>
        <text:changed-region xml:id="ct105553120168608" text:id="ct105553120168608">
          <text:deletion>
            <office:change-info>
              <dc:creator>James Kulp</dc:creator>
              <dc:date>2017-03-10T17:39:14</dc:date>
            </office:change-info>
            <text:p text:style-name="P88"><text:span text:style-name="Code"><text:span text:style-name="T67">”</text:span></text:span></text:p>
          </text:deletion>
        </text:changed-region>
        <text:changed-region xml:id="ct105553120169728" text:id="ct105553120169728">
          <text:deletion>
            <office:change-info>
              <dc:creator>James Kulp</dc:creator>
              <dc:date>2017-03-10T17:56:25</dc:date>
            </office:change-info>
            <text:h text:style-name="P89" text:outline-level="4">Slave XML <text:span text:style-name="T3">E</text:span>lement for <text:span text:style-name="T68">E</text:span>ndpoint <text:span text:style-name="T68">Pr</text:span>oxies</text:h>
          </text:deletion>
        </text:changed-region>
        <text:changed-region xml:id="ct105553120169504" text:id="ct105553120169504">
          <text:deletion>
            <office:change-info>
              <dc:creator>James Kulp</dc:creator>
              <dc:date>2017-03-10T17:53:43</dc:date>
            </office:change-info>
            <text:h text:style-name="P89" text:outline-level="4">.</text:h>
          </text:deletion>
        </text:changed-region>
        <text:changed-region xml:id="ct105553120169280" text:id="ct105553120169280">
          <text:deletion>
            <office:change-info>
              <dc:creator>James Kulp</dc:creator>
              <dc:date>2017-03-10T17:56:25</dc:date>
            </office:change-info>
            <text:h text:style-name="P89" text:outline-level="4"/>
            <text:p text:style-name="P90">When an EndpointProxy requires more than one slave to implement its application-relevant endpoint type, it uses the “slave” child elements to describe them <text:span text:style-name="T69">(rather than simply using the “slave” attribute at the top level)</text:span>. <text:s/>The attributes of the “slave” child elements are:</text:p>
            <text:h text:style-name="P89" text:outline-level="4"><text:span text:style-name="T70"/></text:h>
          </text:deletion>
        </text:changed-region>
        <text:changed-region xml:id="ct105553120169056" text:id="ct105553120169056">
          <text:deletion>
            <office:change-info>
              <dc:creator>James Kulp</dc:creator>
              <dc:date>2017-03-10T17:53:21</dc:date>
            </office:change-info>
            <text:h text:style-name="P89" text:outline-level="4"><text:span text:style-name="T70">n</text:span></text:h>
          </text:deletion>
        </text:changed-region>
        <text:changed-region xml:id="ct105553120168832" text:id="ct105553120168832">
          <text:deletion>
            <office:change-info>
              <dc:creator>James Kulp</dc:creator>
              <dc:date>2017-03-10T17:56:25</dc:date>
            </office:change-info>
            <text:h text:style-name="P89" text:outline-level="4"><text:span text:style-name="T59">ame='device-worker-name':</text:span> <text:s/>The name, including authoring model suffix, of the required slave device worker, <text:span text:style-name="T67">e.g. “</text:span><text:span text:style-name="Code">lime_adc.hdl</text:span><text:span text:style-name="T67">”.</text:span></text:h>
            <text:h text:style-name="P89" text:outline-level="4"><text:span text:style-name="T70"/></text:h>
          </text:deletion>
        </text:changed-region>
        <text:changed-region xml:id="ct105553120169952" text:id="ct105553120169952">
          <text:deletion>
            <office:change-info>
              <dc:creator>James Kulp</dc:creator>
              <dc:date>2017-03-10T17:56:41</dc:date>
            </office:change-info>
            <text:p text:style-name="P91">“</text:p>
          </text:deletion>
        </text:changed-region>
        <text:changed-region xml:id="ct105553120170176" text:id="ct105553120170176">
          <text:format-change>
            <office:change-info>
              <dc:creator>James Kulp</dc:creator>
              <dc:date>2017-03-10T17:56:49</dc:date>
            </office:change-info>
          </text:format-change>
        </text:changed-region>
        <text:changed-region xml:id="ct105553120170400" text:id="ct105553120170400">
          <text:deletion>
            <office:change-info>
              <dc:creator>James Kulp</dc:creator>
              <dc:date>2017-03-10T17:56:43</dc:date>
            </office:change-info>
            <text:p text:style-name="P91"><text:span text:style-name="Code"><text:span text:style-name="T447">”</text:span></text:span></text:p>
          </text:deletion>
        </text:changed-region>
        <text:changed-region xml:id="ct105553120170624" text:id="ct105553120170624">
          <text:insertion>
            <office:change-info>
              <dc:creator>James Kulp</dc:creator>
              <dc:date>2017-03-10T17:57:14</dc:date>
            </office:change-info>
          </text:insertion>
        </text:changed-region>
        <text:changed-region xml:id="ct105553120170848" text:id="ct105553120170848">
          <text:deletion>
            <office:change-info>
              <dc:creator>James Kulp</dc:creator>
              <dc:date>2017-03-10T17:57:18</dc:date>
            </office:change-info>
            <text:p text:style-name="P91">, and t</text:p>
          </text:deletion>
        </text:changed-region>
        <text:changed-region xml:id="ct105553120171072" text:id="ct105553120171072">
          <text:insertion>
            <office:change-info>
              <dc:creator>James Kulp</dc:creator>
              <dc:date>2017-03-10T17:57:18</dc:date>
            </office:change-info>
          </text:insertion>
        </text:changed-region>
        <text:changed-region xml:id="ct105553120171296" text:id="ct105553120171296">
          <text:deletion>
            <office:change-info>
              <dc:creator>James Kulp</dc:creator>
              <dc:date>2017-03-10T17:57:27</dc:date>
            </office:change-info>
            <text:p text:style-name="P91">“</text:p>
          </text:deletion>
        </text:changed-region>
        <text:changed-region xml:id="ct105553120171520" text:id="ct105553120171520">
          <text:format-change>
            <office:change-info>
              <dc:creator>James Kulp</dc:creator>
              <dc:date>2017-03-10T17:57:35</dc:date>
            </office:change-info>
          </text:format-change>
        </text:changed-region>
        <text:changed-region xml:id="ct105553120171744" text:id="ct105553120171744">
          <text:deletion>
            <office:change-info>
              <dc:creator>James Kulp</dc:creator>
              <dc:date>2017-03-10T17:57:29</dc:date>
            </office:change-info>
            <text:p text:style-name="P91"><text:span text:style-name="Code"><text:span text:style-name="T447">”</text:span></text:span></text:p>
          </text:deletion>
        </text:changed-region>
        <text:changed-region xml:id="ct105553120171968" text:id="ct105553120171968">
          <text:deletion>
            <office:change-info>
              <dc:creator>James Kulp</dc:creator>
              <dc:date>2017-03-10T17:57:38</dc:date>
            </office:change-info>
            <text:p text:style-name="P91">“</text:p>
          </text:deletion>
        </text:changed-region>
        <text:changed-region xml:id="ct105553120172192" text:id="ct105553120172192">
          <text:format-change>
            <office:change-info>
              <dc:creator>James Kulp</dc:creator>
              <dc:date>2017-03-10T17:57:44</dc:date>
            </office:change-info>
          </text:format-change>
        </text:changed-region>
        <text:changed-region xml:id="ct105553120172416" text:id="ct105553120172416">
          <text:deletion>
            <office:change-info>
              <dc:creator>James Kulp</dc:creator>
              <dc:date>2017-03-10T17:57:41</dc:date>
            </office:change-info>
            <text:p text:style-name="P91"><text:span text:style-name="Code"><text:span text:style-name="T447">”</text:span></text:span></text:p>
          </text:deletion>
        </text:changed-region>
        <text:changed-region xml:id="ct105553120172640" text:id="ct105553120172640">
          <text:deletion>
            <office:change-info>
              <dc:creator>James Kulp</dc:creator>
              <dc:date>2017-03-10T17:58:14</dc:date>
            </office:change-info>
            <text:p text:style-name="Code">"</text:p>
          </text:deletion>
        </text:changed-region>
        <text:changed-region xml:id="ct105553120172864" text:id="ct105553120172864">
          <text:insertion>
            <office:change-info>
              <dc:creator>James Kulp</dc:creator>
              <dc:date>2017-03-10T17:58:14</dc:date>
            </office:change-info>
          </text:insertion>
        </text:changed-region>
        <text:changed-region xml:id="ct105553120173088" text:id="ct105553120173088">
          <text:deletion>
            <office:change-info>
              <dc:creator>James Kulp</dc:creator>
              <dc:date>2017-03-10T17:58:17</dc:date>
            </office:change-info>
            <text:p text:style-name="Code">"</text:p>
          </text:deletion>
        </text:changed-region>
        <text:changed-region xml:id="ct105553120173312" text:id="ct105553120173312">
          <text:insertion>
            <office:change-info>
              <dc:creator>James Kulp</dc:creator>
              <dc:date>2017-03-10T17:58:18</dc:date>
            </office:change-info>
          </text:insertion>
        </text:changed-region>
        <text:changed-region xml:id="ct105553120173536" text:id="ct105553120173536">
          <text:deletion>
            <office:change-info>
              <dc:creator>James Kulp</dc:creator>
              <dc:date>2017-03-10T17:58:34</dc:date>
            </office:change-info>
            <text:p text:style-name="Code">"</text:p>
          </text:deletion>
        </text:changed-region>
        <text:changed-region xml:id="ct105553120173760" text:id="ct105553120173760">
          <text:insertion>
            <office:change-info>
              <dc:creator>James Kulp</dc:creator>
              <dc:date>2017-03-10T17:58:35</dc:date>
            </office:change-info>
          </text:insertion>
        </text:changed-region>
        <text:changed-region xml:id="ct105553120173984" text:id="ct105553120173984">
          <text:insertion>
            <office:change-info>
              <dc:creator>James Kulp</dc:creator>
              <dc:date>2017-03-10T17:58:38</dc:date>
            </office:change-info>
          </text:insertion>
        </text:changed-region>
        <text:changed-region xml:id="ct105553120174208" text:id="ct105553120174208">
          <text:deletion>
            <office:change-info>
              <dc:creator>James Kulp</dc:creator>
              <dc:date>2017-03-10T17:58:43</dc:date>
            </office:change-info>
            <text:p text:style-name="Code">"</text:p>
          </text:deletion>
        </text:changed-region>
        <text:changed-region xml:id="ct105553120174432" text:id="ct105553120174432">
          <text:insertion>
            <office:change-info>
              <dc:creator>James Kulp</dc:creator>
              <dc:date>2017-03-10T17:58:44</dc:date>
            </office:change-info>
          </text:insertion>
        </text:changed-region>
        <text:changed-region xml:id="ct105553120174656" text:id="ct105553120174656">
          <text:deletion>
            <office:change-info>
              <dc:creator>James Kulp</dc:creator>
              <dc:date>2017-03-10T17:58:48</dc:date>
            </office:change-info>
            <text:p text:style-name="Code">"</text:p>
          </text:deletion>
        </text:changed-region>
        <text:changed-region xml:id="ct105553120174880" text:id="ct105553120174880">
          <text:insertion>
            <office:change-info>
              <dc:creator>James Kulp</dc:creator>
              <dc:date>2017-03-10T17:58:49</dc:date>
            </office:change-info>
          </text:insertion>
        </text:changed-region>
        <text:changed-region xml:id="ct105553120175104" text:id="ct105553120175104">
          <text:deletion>
            <office:change-info>
              <dc:creator>James Kulp</dc:creator>
              <dc:date>2017-03-10T17:58:52</dc:date>
            </office:change-info>
            <text:p text:style-name="Code">"</text:p>
          </text:deletion>
        </text:changed-region>
        <text:changed-region xml:id="ct105553120175328" text:id="ct105553120175328">
          <text:insertion>
            <office:change-info>
              <dc:creator>James Kulp</dc:creator>
              <dc:date>2017-03-10T17:58:52</dc:date>
            </office:change-info>
          </text:insertion>
        </text:changed-region>
        <text:changed-region xml:id="ct105553120175552" text:id="ct105553120175552">
          <text:deletion>
            <office:change-info>
              <dc:creator>James Kulp</dc:creator>
              <dc:date>2017-03-10T17:58:59</dc:date>
            </office:change-info>
            <text:p text:style-name="Code">"</text:p>
          </text:deletion>
        </text:changed-region>
        <text:changed-region xml:id="ct105553120175776" text:id="ct105553120175776">
          <text:insertion>
            <office:change-info>
              <dc:creator>James Kulp</dc:creator>
              <dc:date>2017-03-10T17:59:00</dc:date>
            </office:change-info>
          </text:insertion>
        </text:changed-region>
        <text:changed-region xml:id="ct105553120176000" text:id="ct105553120176000">
          <text:deletion>
            <office:change-info>
              <dc:creator>James Kulp</dc:creator>
              <dc:date>2017-03-10T17:59:03</dc:date>
            </office:change-info>
            <text:p text:style-name="Code">"</text:p>
          </text:deletion>
        </text:changed-region>
        <text:changed-region xml:id="ct105553120176224" text:id="ct105553120176224">
          <text:insertion>
            <office:change-info>
              <dc:creator>James Kulp</dc:creator>
              <dc:date>2017-03-10T17:59:04</dc:date>
            </office:change-info>
          </text:insertion>
        </text:changed-region>
        <text:changed-region xml:id="ct105553120176448" text:id="ct105553120176448">
          <text:deletion>
            <office:change-info>
              <dc:creator>James Kulp</dc:creator>
              <dc:date>2017-03-10T17:59:07</dc:date>
            </office:change-info>
            <text:p text:style-name="Code">"</text:p>
          </text:deletion>
        </text:changed-region>
        <text:changed-region xml:id="ct105553120176672" text:id="ct105553120176672">
          <text:insertion>
            <office:change-info>
              <dc:creator>James Kulp</dc:creator>
              <dc:date>2017-03-10T17:59:08</dc:date>
            </office:change-info>
          </text:insertion>
        </text:changed-region>
        <text:changed-region xml:id="ct105553120176896" text:id="ct105553120176896">
          <text:insertion>
            <office:change-info>
              <dc:creator>James Kulp</dc:creator>
              <dc:date>2017-03-10T17:59:10</dc:date>
            </office:change-info>
          </text:insertion>
        </text:changed-region>
        <text:changed-region xml:id="ct105553120177120" text:id="ct105553120177120">
          <text:deletion>
            <office:change-info>
              <dc:creator>James Kulp</dc:creator>
              <dc:date>2017-03-10T17:59:13</dc:date>
            </office:change-info>
            <text:p text:style-name="Code">"</text:p>
          </text:deletion>
        </text:changed-region>
        <text:changed-region xml:id="ct105553120177344" text:id="ct105553120177344">
          <text:insertion>
            <office:change-info>
              <dc:creator>James Kulp</dc:creator>
              <dc:date>2017-03-10T17:59:13</dc:date>
            </office:change-info>
          </text:insertion>
        </text:changed-region>
        <text:changed-region xml:id="ct105553120177568" text:id="ct105553120177568">
          <text:deletion>
            <office:change-info>
              <dc:creator>James Kulp</dc:creator>
              <dc:date>2017-03-10T17:59:17</dc:date>
            </office:change-info>
            <text:p text:style-name="Code">"</text:p>
          </text:deletion>
        </text:changed-region>
        <text:changed-region xml:id="ct105553120177792" text:id="ct105553120177792">
          <text:insertion>
            <office:change-info>
              <dc:creator>James Kulp</dc:creator>
              <dc:date>2017-03-10T17:59:18</dc:date>
            </office:change-info>
          </text:insertion>
        </text:changed-region>
        <text:changed-region xml:id="ct105553120178016" text:id="ct105553120178016">
          <text:deletion>
            <office:change-info>
              <dc:creator>James Kulp</dc:creator>
              <dc:date>2017-03-10T17:59:21</dc:date>
            </office:change-info>
            <text:p text:style-name="Code">"</text:p>
          </text:deletion>
        </text:changed-region>
        <text:changed-region xml:id="ct105553120178240" text:id="ct105553120178240">
          <text:insertion>
            <office:change-info>
              <dc:creator>James Kulp</dc:creator>
              <dc:date>2017-03-10T17:59:22</dc:date>
            </office:change-info>
          </text:insertion>
        </text:changed-region>
        <text:changed-region xml:id="ct107202387523584" text:id="ct107202387523584">
          <text:deletion>
            <office:change-info>
              <dc:creator>James Kulp</dc:creator>
              <dc:date>2017-03-10T18:00:52</dc:date>
            </office:change-info>
            <text:p text:style-name="P92">“</text:p>
          </text:deletion>
        </text:changed-region>
        <text:changed-region xml:id="ct107202387524032" text:id="ct107202387524032">
          <text:format-change>
            <office:change-info>
              <dc:creator>James Kulp</dc:creator>
              <dc:date>2017-03-10T18:00:59</dc:date>
            </office:change-info>
          </text:format-change>
        </text:changed-region>
        <text:changed-region xml:id="ct107202387524256" text:id="ct107202387524256">
          <text:deletion>
            <office:change-info>
              <dc:creator>James Kulp</dc:creator>
              <dc:date>2017-03-10T18:00:56</dc:date>
            </office:change-info>
            <text:p text:style-name="P92"><text:span text:style-name="Code"><text:span text:style-name="T447">”</text:span></text:span></text:p>
          </text:deletion>
        </text:changed-region>
        <text:changed-region xml:id="ct107202387524480" text:id="ct107202387524480">
          <text:deletion>
            <office:change-info>
              <dc:creator>James Kulp</dc:creator>
              <dc:date>2017-03-10T18:01:20</dc:date>
            </office:change-info>
            <text:p text:style-name="IndentHang"><text:span text:style-name="T71">='worker-name'</text:span><text:span text:style-name="T59">: </text:span></text:p>
          </text:deletion>
        </text:changed-region>
        <text:changed-region xml:id="ct107202387524704" text:id="ct107202387524704">
          <text:insertion>
            <office:change-info>
              <dc:creator>James Kulp</dc:creator>
              <dc:date>2017-03-10T18:01:26</dc:date>
            </office:change-info>
          </text:insertion>
        </text:changed-region>
        <text:changed-region xml:id="ct107202387524928" text:id="ct107202387524928">
          <text:deletion>
            <office:change-info>
              <dc:creator>James Kulp</dc:creator>
              <dc:date>2017-03-10T18:01:35</dc:date>
            </office:change-info>
            <text:p text:style-name="IndentHang">which</text:p>
          </text:deletion>
        </text:changed-region>
        <text:changed-region xml:id="ct107202387525152" text:id="ct107202387525152">
          <text:insertion>
            <office:change-info>
              <dc:creator>James Kulp</dc:creator>
              <dc:date>2017-03-10T18:01:35</dc:date>
            </office:change-info>
          </text:insertion>
        </text:changed-region>
        <text:changed-region xml:id="ct107202387525376" text:id="ct107202387525376">
          <text:deletion>
            <office:change-info>
              <dc:creator>James Kulp</dc:creator>
              <dc:date>2017-03-10T18:01:38</dc:date>
            </office:change-info>
            <text:p text:style-name="IndentHang">s</text:p>
          </text:deletion>
        </text:changed-region>
        <text:changed-region xml:id="ct107202387525600" text:id="ct107202387525600">
          <text:insertion>
            <office:change-info>
              <dc:creator>James Kulp</dc:creator>
              <dc:date>2017-03-10T18:01:42</dc:date>
            </office:change-info>
          </text:insertion>
        </text:changed-region>
        <text:changed-region xml:id="ct107202387525824" text:id="ct107202387525824">
          <text:deletion>
            <office:change-info>
              <dc:creator>James Kulp</dc:creator>
              <dc:date>2017-03-10T18:01:52</dc:date>
            </office:change-info>
            <text:p text:style-name="IndentHang"><text:span text:style-name="T59">='which instance':</text:span></text:p>
          </text:deletion>
        </text:changed-region>
        <text:changed-region xml:id="ct107202387526048" text:id="ct107202387526048">
          <text:insertion>
            <office:change-info>
              <dc:creator>James Kulp</dc:creator>
              <dc:date>2017-03-10T18:01:57</dc:date>
            </office:change-info>
          </text:insertion>
        </text:changed-region>
        <text:changed-region xml:id="ct107202387526272" text:id="ct107202387526272">
          <text:deletion>
            <office:change-info>
              <dc:creator>James Kulp</dc:creator>
              <dc:date>2017-03-10T18:02:54</dc:date>
            </office:change-info>
            <text:p text:style-name="IndentHang"><text:span text:style-name="T59"><text:s text:c="2"/>which </text:span></text:p>
          </text:deletion>
        </text:changed-region>
        <text:changed-region xml:id="ct107202387526496" text:id="ct107202387526496">
          <text:insertion>
            <office:change-info>
              <dc:creator>James Kulp</dc:creator>
              <dc:date>2017-03-10T18:07:14</dc:date>
            </office:change-info>
          </text:insertion>
        </text:changed-region>
        <text:changed-region xml:id="ct107202387526720" text:id="ct107202387526720">
          <text:insertion>
            <office:change-info>
              <dc:creator>James Kulp</dc:creator>
              <dc:date>2017-03-10T18:07:41</dc:date>
            </office:change-info>
          </text:insertion>
        </text:changed-region>
        <text:changed-region xml:id="ct107202387526944" text:id="ct107202387526944">
          <text:deletion>
            <office:change-info>
              <dc:creator>James Kulp</dc:creator>
              <dc:date>2017-03-10T18:08:01</dc:date>
            </office:change-info>
            <text:p text:style-name="IndentHang"><text:span text:style-name="T72">.</text:span></text:p>
          </text:deletion>
        </text:changed-region>
        <text:changed-region xml:id="ct107202387527168" text:id="ct107202387527168">
          <text:deletion>
            <office:change-info>
              <dc:creator>James Kulp</dc:creator>
              <dc:date>2017-03-10T18:08:19</dc:date>
            </office:change-info>
            <text:p text:style-name="IndentHang"><text:span text:style-name="T59">='subdevport':</text:span></text:p>
          </text:deletion>
        </text:changed-region>
        <text:changed-region xml:id="ct107202387527392" text:id="ct107202387527392">
          <text:insertion>
            <office:change-info>
              <dc:creator>James Kulp</dc:creator>
              <dc:date>2017-03-10T18:08:24</dc:date>
            </office:change-info>
          </text:insertion>
        </text:changed-region>
        <text:changed-region xml:id="ct107202387527616" text:id="ct107202387527616">
          <text:deletion>
            <office:change-info>
              <dc:creator>James Kulp</dc:creator>
              <dc:date>2017-03-10T18:08:29</dc:date>
            </office:change-info>
            <text:p text:style-name="IndentHang"><text:span text:style-name="T59"><text:s text:c="2"/></text:span></text:p>
          </text:deletion>
        </text:changed-region>
        <text:changed-region xml:id="ct107202387527840" text:id="ct107202387527840">
          <text:deletion>
            <office:change-info>
              <dc:creator>James Kulp</dc:creator>
              <dc:date>2017-03-10T18:08:34</dc:date>
            </office:change-info>
            <text:p text:style-name="IndentHang">e</text:p>
          </text:deletion>
        </text:changed-region>
        <text:changed-region xml:id="ct107202387528064" text:id="ct107202387528064">
          <text:insertion>
            <office:change-info>
              <dc:creator>James Kulp</dc:creator>
              <dc:date>2017-03-10T18:08:35</dc:date>
            </office:change-info>
          </text:insertion>
        </text:changed-region>
        <text:changed-region xml:id="ct107202387528288" text:id="ct107202387528288">
          <text:deletion>
            <office:change-info>
              <dc:creator>James Kulp</dc:creator>
              <dc:date>2017-03-10T18:08:46</dc:date>
            </office:change-info>
            <text:p text:style-name="IndentHang"><text:span text:style-name="T59">='devworkerport':</text:span></text:p>
          </text:deletion>
        </text:changed-region>
        <text:changed-region xml:id="ct107202387528512" text:id="ct107202387528512">
          <text:insertion>
            <office:change-info>
              <dc:creator>James Kulp</dc:creator>
              <dc:date>2017-03-10T18:08:50</dc:date>
            </office:change-info>
          </text:insertion>
        </text:changed-region>
        <text:changed-region xml:id="ct107202387528736" text:id="ct107202387528736">
          <text:deletion>
            <office:change-info>
              <dc:creator>James Kulp</dc:creator>
              <dc:date>2017-03-10T18:08:54</dc:date>
            </office:change-info>
            <text:p text:style-name="IndentHang"><text:span text:style-name="T64"><text:s text:c="2"/></text:span></text:p>
          </text:deletion>
        </text:changed-region>
        <text:changed-region xml:id="ct107202387528960" text:id="ct107202387528960">
          <text:deletion>
            <office:change-info>
              <dc:creator>James Kulp</dc:creator>
              <dc:date>2017-03-10T18:09:04</dc:date>
            </office:change-info>
            <text:p text:style-name="IndentHang"><text:span text:style-name="T59">='index':</text:span></text:p>
          </text:deletion>
        </text:changed-region>
        <text:changed-region xml:id="ct107202387529184" text:id="ct107202387529184">
          <text:insertion>
            <office:change-info>
              <dc:creator>James Kulp</dc:creator>
              <dc:date>2017-03-10T18:09:10</dc:date>
            </office:change-info>
          </text:insertion>
        </text:changed-region>
        <text:changed-region xml:id="ct107202387529408" text:id="ct107202387529408">
          <text:deletion>
            <office:change-info>
              <dc:creator>James Kulp</dc:creator>
              <dc:date>2017-03-10T18:09:13</dc:date>
            </office:change-info>
            <text:p text:style-name="IndentHang"><text:span text:style-name="T64"><text:s text:c="2"/></text:span></text:p>
          </text:deletion>
        </text:changed-region>
        <text:changed-region xml:id="ct107202387529632" text:id="ct107202387529632">
          <text:deletion>
            <office:change-info>
              <dc:creator>James Kulp</dc:creator>
              <dc:date>2017-03-10T18:09:31</dc:date>
            </office:change-info>
            <text:p text:style-name="P93">.</text:p>
          </text:deletion>
        </text:changed-region>
        <text:changed-region xml:id="ct107202387529856" text:id="ct107202387529856">
          <text:insertion>
            <office:change-info>
              <dc:creator>James Kulp</dc:creator>
              <dc:date>2017-03-10T18:09:31</dc:date>
            </office:change-info>
          </text:insertion>
        </text:changed-region>
        <text:changed-region xml:id="ct107202387530080" text:id="ct107202387530080">
          <text:deletion>
            <office:change-info>
              <dc:creator>James Kulp</dc:creator>
              <dc:date>2017-03-10T14:01:27</dc:date>
            </office:change-info>
            <text:p text:style-name="P93">“</text:p>
          </text:deletion>
        </text:changed-region>
        <text:changed-region xml:id="ct107202387530304" text:id="ct107202387530304">
          <text:format-change>
            <office:change-info>
              <dc:creator>James Kulp</dc:creator>
              <dc:date>2017-03-10T14:01:32</dc:date>
            </office:change-info>
          </text:format-change>
        </text:changed-region>
        <text:changed-region xml:id="ct107202387530528" text:id="ct107202387530528">
          <text:deletion>
            <office:change-info>
              <dc:creator>James Kulp</dc:creator>
              <dc:date>2017-03-10T14:01:29</dc:date>
            </office:change-info>
            <text:p text:style-name="P93"><text:span text:style-name="Code"><text:span text:style-name="T72">”</text:span></text:span></text:p>
          </text:deletion>
        </text:changed-region>
        <text:changed-region xml:id="ct107202387530752" text:id="ct107202387530752">
          <text:deletion>
            <office:change-info>
              <dc:creator>James Kulp</dc:creator>
              <dc:date>2017-03-10T14:01:35</dc:date>
            </office:change-info>
            <text:p text:style-name="P93">“</text:p>
          </text:deletion>
        </text:changed-region>
        <text:changed-region xml:id="ct107202387530976" text:id="ct107202387530976">
          <text:format-change>
            <office:change-info>
              <dc:creator>James Kulp</dc:creator>
              <dc:date>2017-03-10T14:01:40</dc:date>
            </office:change-info>
          </text:format-change>
        </text:changed-region>
        <text:changed-region xml:id="ct107202387531200" text:id="ct107202387531200">
          <text:deletion>
            <office:change-info>
              <dc:creator>James Kulp</dc:creator>
              <dc:date>2017-03-10T14:01:37</dc:date>
            </office:change-info>
            <text:p text:style-name="P93"><text:span text:style-name="Code"><text:span text:style-name="T72">”</text:span></text:span></text:p>
          </text:deletion>
        </text:changed-region>
        <text:changed-region xml:id="ct107202387531424" text:id="ct107202387531424">
          <text:insertion>
            <office:change-info>
              <dc:creator>James Kulp</dc:creator>
              <dc:date>2017-03-10T14:03:00</dc:date>
            </office:change-info>
          </text:insertion>
        </text:changed-region>
        <text:changed-region xml:id="ct107202387531648" text:id="ct107202387531648">
          <text:insertion>
            <office:change-info>
              <dc:creator>James Kulp</dc:creator>
              <dc:date>2017-03-10T14:54:43</dc:date>
            </office:change-info>
          </text:insertion>
        </text:changed-region>
        <text:changed-region xml:id="ct107202387531872" text:id="ct107202387531872">
          <text:insertion>
            <office:change-info>
              <dc:creator>James Kulp</dc:creator>
              <dc:date>2017-03-10T14:55:02</dc:date>
            </office:change-info>
          </text:insertion>
        </text:changed-region>
        <text:changed-region xml:id="ct107202387532096" text:id="ct107202387532096">
          <text:insertion>
            <office:change-info>
              <dc:creator>James Kulp</dc:creator>
              <dc:date>2017-03-10T14:56:00</dc:date>
            </office:change-info>
          </text:insertion>
        </text:changed-region>
        <text:changed-region xml:id="ct107202387532320" text:id="ct107202387532320">
          <text:insertion>
            <office:change-info>
              <dc:creator>James Kulp</dc:creator>
              <dc:date>2017-03-10T14:58:05</dc:date>
            </office:change-info>
          </text:insertion>
        </text:changed-region>
        <text:changed-region xml:id="ct107202387532544" text:id="ct107202387532544">
          <text:insertion>
            <office:change-info>
              <dc:creator>James Kulp</dc:creator>
              <dc:date>2017-03-10T14:59:02</dc:date>
            </office:change-info>
          </text:insertion>
        </text:changed-region>
        <text:changed-region xml:id="ct107202387532768" text:id="ct107202387532768">
          <text:insertion>
            <office:change-info>
              <dc:creator>James Kulp</dc:creator>
              <dc:date>2017-03-10T15:00:07</dc:date>
            </office:change-info>
          </text:insertion>
        </text:changed-region>
        <text:changed-region xml:id="ct107202387532992" text:id="ct107202387532992">
          <text:insertion>
            <office:change-info>
              <dc:creator>James Kulp</dc:creator>
              <dc:date>2017-03-10T15:01:06</dc:date>
            </office:change-info>
          </text:insertion>
        </text:changed-region>
        <text:changed-region xml:id="ct107202387533216" text:id="ct107202387533216">
          <text:insertion>
            <office:change-info>
              <dc:creator>James Kulp</dc:creator>
              <dc:date>2017-03-09T14:35:51</dc:date>
            </office:change-info>
          </text:insertion>
        </text:changed-region>
        <text:changed-region xml:id="ct107202387533440" text:id="ct107202387533440">
          <text:insertion>
            <office:change-info>
              <dc:creator>James Kulp</dc:creator>
              <dc:date>2017-03-09T14:36:01</dc:date>
            </office:change-info>
          </text:insertion>
        </text:changed-region>
        <text:changed-region xml:id="ct107202387533664" text:id="ct107202387533664">
          <text:insertion>
            <office:change-info>
              <dc:creator>James Kulp</dc:creator>
              <dc:date>2017-03-09T16:36:09</dc:date>
            </office:change-info>
          </text:insertion>
        </text:changed-region>
        <text:changed-region xml:id="ct107202387533888" text:id="ct107202387533888">
          <text:insertion>
            <office:change-info>
              <dc:creator>James Kulp</dc:creator>
              <dc:date>2017-03-09T16:37:11</dc:date>
            </office:change-info>
          </text:insertion>
        </text:changed-region>
        <text:changed-region xml:id="ct107202387534112" text:id="ct107202387534112">
          <text:insertion>
            <office:change-info>
              <dc:creator>James Kulp</dc:creator>
              <dc:date>2017-03-09T16:38:26</dc:date>
            </office:change-info>
          </text:insertion>
        </text:changed-region>
        <text:changed-region xml:id="ct107202387534336" text:id="ct107202387534336">
          <text:insertion>
            <office:change-info>
              <dc:creator>James Kulp</dc:creator>
              <dc:date>2017-03-09T16:39:00</dc:date>
            </office:change-info>
          </text:insertion>
        </text:changed-region>
        <text:changed-region xml:id="ct107202387534560" text:id="ct107202387534560">
          <text:insertion>
            <office:change-info>
              <dc:creator>James Kulp</dc:creator>
              <dc:date>2017-03-09T17:10:54</dc:date>
            </office:change-info>
          </text:insertion>
        </text:changed-region>
        <text:changed-region xml:id="ct107202387534784" text:id="ct107202387534784">
          <text:insertion>
            <office:change-info>
              <dc:creator>James Kulp</dc:creator>
              <dc:date>2017-03-09T17:45:49</dc:date>
            </office:change-info>
          </text:insertion>
        </text:changed-region>
        <text:changed-region xml:id="ct107202387535008" text:id="ct107202387535008">
          <text:insertion>
            <office:change-info>
              <dc:creator>James Kulp</dc:creator>
              <dc:date>2017-03-09T17:46:03</dc:date>
            </office:change-info>
          </text:insertion>
        </text:changed-region>
        <text:changed-region xml:id="ct107202387535232" text:id="ct107202387535232">
          <text:insertion>
            <office:change-info>
              <dc:creator>James Kulp</dc:creator>
              <dc:date>2017-03-09T17:53:39</dc:date>
            </office:change-info>
          </text:insertion>
        </text:changed-region>
        <text:changed-region xml:id="ct107202387535456" text:id="ct107202387535456">
          <text:insertion>
            <office:change-info>
              <dc:creator>James Kulp</dc:creator>
              <dc:date>2017-03-09T17:48:48</dc:date>
            </office:change-info>
          </text:insertion>
        </text:changed-region>
        <text:changed-region xml:id="ct107202387535680" text:id="ct107202387535680">
          <text:deletion>
            <office:change-info>
              <dc:creator>James Kulp</dc:creator>
              <dc:date>2017-03-10T18:14:52</dc:date>
            </office:change-info>
            <text:p text:style-name="P94"><text:span text:style-name="T73"/></text:p>
            <text:h text:style-name="P95" text:outline-level="1" text:is-list-header="true">Enabling GPU Platforms</text:h>
            <text:p text:style-name="P96"/>
            <text:h text:style-name="P97" text:outline-level="2" text:is-list-header="true">Enabling Development for <text:span text:style-name="T74">GPU</text:span> <text:span text:style-name="T3">P</text:span>latforms</text:h>
            <text:p text:style-name="P98">Installation script/procedure for tool kit/driver package.</text:p>
            <text:p text:style-name="P99">Describe ocpiocl.</text:p>
            <text:p text:style-name="P99">Do we ever need to do anything else for real compilation?</text:p>
            <text:p text:style-name="P98">Installation of libraries, defining where they are.</text:p>
            <text:p text:style-name="P98">Test build of existing opencl components.</text:p>
            <text:p text:style-name="P96"/>
            <text:h text:style-name="P100" text:outline-level="2" text:is-list-header="true">Enabling Execution for <text:span text:style-name="T75">GPU</text:span> <text:span text:style-name="T3">P</text:span>latforms</text:h>
            <text:p text:style-name="P101">OpenCL should in general do the right thing.</text:p>
            <text:p text:style-name="P101">Testing the existing OCL components and test applications.</text:p>
            <text:p text:style-name="P96"/>
            <text:h text:style-name="P102" text:outline-level="2" text:is-list-header="true">I/O Device Support for <text:span text:style-name="T75">GPU</text:span> <text:span text:style-name="T3">Pß</text:span>latforms</text:h>
            <text:p text:style-name="P103">Perhaps actually video output, openGL integration?</text:p>
            <text:p text:style-name="P104">None at this time.</text:p>
          </text:deletion>
        </text:changed-region>
        <text:changed-region xml:id="ct107202387535904" text:id="ct107202387535904">
          <text:format-change>
            <office:change-info>
              <dc:creator>James Kulp</dc:creator>
              <dc:date>2017-03-10T18:15:15</dc:date>
            </office:change-info>
          </text:format-change>
        </text:changed-region>
        <text:changed-region xml:id="ct107202387536128" text:id="ct107202387536128">
          <text:deletion>
            <office:change-info>
              <dc:creator>James Kulp</dc:creator>
              <dc:date>2017-03-10T18:15:38</dc:date>
            </office:change-info>
            <text:p text:style-name="Body"><text:span text:style-name="T76">worker.</text:span></text:p>
            <text:p text:style-name="P105">Tool-chain</text:p>
            <text:p text:style-name="P105">container</text:p>
            <text:p text:style-name="P105">artifact</text:p>
            <text:p text:style-name="P105">build flow</text:p>
            <text:p text:style-name="P105">cross-build, cross-compile</text:p>
            <text:p text:style-name="P105">development host</text:p>
            <text:p text:style-name="P105">platform</text:p>
            <text:p text:style-name="P105">card</text:p>
            <text:p text:style-name="P105">slot</text:p>
            <text:p text:style-name="P105">platform worker</text:p>
            <text:p text:style-name="P105">device worker</text:p>
            <text:p text:style-name="P105">platform configuration</text:p>
            <text:p text:style-name="P106">HDL container</text:p>
          </text:deletion>
        </text:changed-region>
        <text:changed-region xml:id="ct107202387536352" text:id="ct107202387536352">
          <text:deletion>
            <office:change-info>
              <dc:creator>James Kulp</dc:creator>
              <dc:date>2017-03-10T18:15:45</dc:date>
            </office:change-info>
            <text:p text:style-name="P107">default container</text:p>
            <text:p text:style-name="P105">interconnect</text:p>
            <text:p text:style-name="P105">control plane</text:p>
            <text:p text:style-name="P108"><text:span text:style-name="T77">data plane</text:span></text:p>
          </text:deletion>
        </text:changed-region>
        <text:changed-region xml:id="ct107202387536576" text:id="ct107202387536576">
          <text:insertion>
            <office:change-info>
              <dc:creator>James Kulp</dc:creator>
              <dc:date>2017-03-10T18:15:47</dc:date>
            </office:change-info>
          </text:insertion>
        </text:changed-region>
        <text:changed-region xml:id="ct107202387537696" text:id="ct107202387537696">
          <text:deletion>
            <office:change-info>
              <dc:creator>James Kulp</dc:creator>
              <dc:date>2017-03-10T18:16:35</dc:date>
            </office:change-info>
            <text:p text:style-name="P108"/>
            <text:h text:style-name="P109" text:outline-level="1" text:is-list-header="true">From PPT:</text:h>
            <text:p text:style-name="P110"/>
            <text:p text:style-name="P111">OpenCPI Platform Development Briefing </text:p>
            <text:p text:style-name="P111">FPGA Platform Support in OpenCPI </text:p>
            <text:p text:style-name="P111">OpenCPI applications are composed from components. </text:p>
            <text:p text:style-name="P111"/>
            <text:p text:style-name="P111">Components are written and compiled for various platforms: </text:p>
            <text:p text:style-name="P111">GPPs running C/C++-based software components </text:p>
            <text:p text:style-name="P111">GPUs running OpenCL-based components </text:p>
            <text:p text:style-name="P111">FPGAs (or FPGA simulators) running VHDL-based components </text:p>
            <text:p text:style-name="P111"/>
            <text:p text:style-name="P111">When applications are executed, each component executes: </text:p>
            <text:p text:style-name="P111">On a platform (e.g. Linux on x86_64, or Xilinx or Altera FPGA) </text:p>
            <text:p text:style-name="P111">In a container (a runtime environment established on that platform) </text:p>
            <text:p text:style-name="P111"/>
            <text:p text:style-name="P111">Three things must exist for an OpenCPI application to run: </text:p>
            <text:p text:style-name="P111">Components must be written and built/compiled for platforms. </text:p>
            <text:p text:style-name="P111">Applications must be specified as consisting of components </text:p>
            <text:p text:style-name="P111">Platforms must be available and enabled to run containers </text:p>
            <text:p text:style-name="P111"/>
            <text:p text:style-name="P111">This briefing describes how FPGA platforms are enabled and used </text:p>
            <text:p text:style-name="P111">FPGA Platform Development in OpenCPI </text:p>
            <text:p text:style-name="P111">We define an FPGA "platform" as a particular, single FPGA on some hardware (board). </text:p>
            <text:p text:style-name="P111">If a board has multiple OpenCPI-usable FPGAs: </text:p>
            <text:p text:style-name="P111">each is a platform. </text:p>
            <text:p text:style-name="P111">each may host a container in which to execute components. </text:p>
            <text:p text:style-name="P111"/>
            <text:p text:style-name="P111">Platforms are based on a particular type of FPGA chip: </text:p>
            <text:p text:style-name="P111">E.g., a Xilinx ML605 development board has a Virtex6 FPGA: </text:p>
            <text:p text:style-name="P111">xc6vlx240t, with a speed grade and a package </text:p>
            <text:p text:style-name="P111"/>
            <text:p text:style-name="P111">Platforms are specific FPGAs connected locally to: </text:p>
            <text:p text:style-name="P111">Local I/O devices: ADC, DAC, DRAM, Flash, G<text:span text:style-name="T78">b</text:span>E, etc. </text:p>
            <text:p text:style-name="P111">Interconnects: PCI<text:span text:style-name="T78">e</text:span>, Ethernet, etc. to talk to other containers </text:p>
            <text:p text:style-name="P111">Slots: FMC, HSMC, mezzanine card slots. </text:p>
            <text:p text:style-name="P111">E.g., a Xilinx ML605 has PCI Express, DRAM, and 2 FMC slots. </text:p>
            <text:p text:style-name="P111"/>
            <text:p text:style-name="P111">Platform FPGAs host containers in which <text:s/>components execute. </text:p>
            <text:p text:style-name="P111">FPGA Platforms in OpenCPI </text:p>
            <text:p text:style-name="P111">An FPGA with attached Interconnects, Devices, and Slots </text:p>
            <text:p text:style-name="P111">Platform logic, Device/Interconnect Logic, Application Logic </text:p>
            <text:p text:style-name="P111">ML605 Platform Example </text:p>
            <text:p text:style-name="P111">The FPGA: Vendor: Xilinx, Family: Virtex6, Part: xc6vlx240t </text:p>
            <text:p text:style-name="P111">Interconnect(s): PCI Express (and G<text:span text:style-name="T78">b</text:span>E - not supported yet) </text:p>
            <text:p text:style-name="P111">Devices: DVI video output (not supported yet) </text:p>
            <text:p text:style-name="P111">Slots: ISO/VITA 57.1 Slots: FMC-LPC and FMC-HPC </text:p>
            <text:p text:style-name="P111">ZedBoard Platform Example </text:p>
            <text:p text:style-name="P111">The FPGA: Vendor: Xilinx, Family: Zynq-7000, Part: xc7z020 </text:p>
            <text:p text:style-name="P111">Interconnect(s): AXI (to ARM) (and G<text:span text:style-name="T78">b</text:span>E - not supported yet) </text:p>
            <text:p text:style-name="P111">Devices: HDMI video output (not supported yet) </text:p>
            <text:p text:style-name="P111">Slots: ISO/VITA 57.1 Slot: FMC-LPC </text:p>
            <text:p text:style-name="P111">ALST4 Platform Example </text:p>
            <text:p text:style-name="P111">The FPGA: Vendor: Altera, Family: Stratix4, Part: ep4sgx230 </text:p>
            <text:p text:style-name="P111">Interconnect(s): PCI Express (and G<text:span text:style-name="T78">b</text:span>E - not supported yet) </text:p>
            <text:p text:style-name="P111">Devices: HDMI video output (not supported yet) </text:p>
            <text:p text:style-name="P111">Slots: Altera HSMC card slots (2) </text:p>
            <text:p text:style-name="P111">Slots and Cards </text:p>
            <text:p text:style-name="P111">Many FPGA platforms have slots/connectors for add-in cards. </text:p>
            <text:p text:style-name="P111">E.g. FPGA Mezzanine Cards (ANSI/VITA FMC Standard 57.1) </text:p>
            <text:p text:style-name="P111">E.g. HSMC (Altera's High Speed Mezzanine Card) </text:p>
            <text:p text:style-name="P111"/>
            <text:p text:style-name="P111">OpenCPI defines Slot Types. </text:p>
            <text:p text:style-name="P111">A slot type has pins, direction, and default signal names </text:p>
            <text:p text:style-name="P111">Typically documented in the standard specification (e.g. ANSI/VITA 57.1) </text:p>
            <text:p text:style-name="P111">Platforms specify what slots are present, of what types </text:p>
            <text:p text:style-name="P111">Using the &lt;slot&gt; XML element in the HdlPlatform XML file. </text:p>
            <text:p text:style-name="P111"/>
            <text:p text:style-name="P111">Separate from platforms, OpenCPI defines Cards </text:p>
            <text:p text:style-name="P111">Cards have a slot type, and on-board devices </text:p>
            <text:p text:style-name="P111">Cards specify wiring from devices to slot pins/signals. </text:p>
            <text:p text:style-name="P111"/>
            <text:p text:style-name="P111">Cards are like platforms: they have devices </text:p>
            <text:p text:style-name="P111">But no FPGAs, just devices connected to slot pins </text:p>
            <text:p text:style-name="P111">FPGA Platform Development on OpenCPI </text:p>
            <text:p text:style-name="P111">As consistent as possible with FPGA "application" development (OpenCPI sub-assemblies on FPGAs). </text:p>
            <text:p text:style-name="P111"/>
            <text:p text:style-name="P111">Platform development involves the creation of specialized types of workers that enable the HDL platform. </text:p>
            <text:p text:style-name="P111">Device Workers: <text:s/>like "device drivers" for specific FPGA-attached hardware devices — workers that talk to devices using ad hoc, device-specific signals and I/O pins. </text:p>
            <text:p text:style-name="P111">Platform Workers: <text:s/>device workers with special responsibilities for enabling the whole platform. </text:p>
            <text:p text:style-name="P111"/>
            <text:p text:style-name="P111">Two other modules are automatically generated based on XML specifications: </text:p>
            <text:p text:style-name="P111">Platform Configurations </text:p>
            <text:p text:style-name="P111">a pre-linked core combining a platform worker with some device workers </text:p>
            <text:p text:style-name="P111">Containers: top-level bitstream designs </text:p>
            <text:p text:style-name="P111">Deploying an application subassembly on a platform configuration. </text:p>
            <text:p text:style-name="P111">Device Workers </text:p>
            <text:p text:style-name="P111">Device Workers: <text:s/>like "device drivers" for specific FPGA-attached hardware. </text:p>
            <text:p text:style-name="P111"/>
            <text:p text:style-name="P111">Device Workers are special workers that have ad-hoc signals to some device attached to the FPGA </text:p>
            <text:p text:style-name="P111">Still are controlled by a normal "WCI" control interface. </text:p>
            <text:p text:style-name="P111">Have data-plane interfaces to provide data to/from application workers. </text:p>
            <text:p text:style-name="P111">Have ad-hoc signal connections to hardware </text:p>
            <text:p text:style-name="P111">Designed to be portable </text:p>
            <text:p text:style-name="P111">e.g. same DAC on different FPGAs, or on different cards </text:p>
            <text:p text:style-name="P111">Designed to be replicated </text:p>
            <text:p text:style-name="P111">E.g. multiple ADCs of the same type connected to one FPGA </text:p>
            <text:p text:style-name="P111">Analogous to "device drivers" in software. </text:p>
            <text:p text:style-name="P111">Platform Workers </text:p>
            <text:p text:style-name="P111">Platform Workers are specialized Device Workers </text:p>
            <text:p text:style-name="P111">Have ad-hoc signals to the platform hardware </text:p>
            <text:p text:style-name="P111">Not for any individual device (that's what other device workers do) </text:p>
            <text:p text:style-name="P111"/>
            <text:p text:style-name="P111">Perform standardized "platform enabling functions" </text:p>
            <text:p text:style-name="P111">Provide control path from outside the FPGA (e.g. "register access") </text:p>
            <text:p text:style-name="P111">Provide timekeeping services and clocks </text:p>
            <text:p text:style-name="P111">Provide external access to bitstream metadata </text:p>
            <text:p text:style-name="P111"/>
            <text:p text:style-name="P111">Standard control interface and properties </text:p>
            <text:p text:style-name="P111">Platform name, fpga device, chip serial number </text:p>
            <text:p text:style-name="P111">Switch settings (input), LEDs (output) </text:p>
            <text:p text:style-name="P111">Bitstream UUID and metadata </text:p>
            <text:p text:style-name="P111">Time-of-day, timekeeping/PPS status </text:p>
            <text:p text:style-name="P111">Can have platform-specific properties/controls </text:p>
            <text:p text:style-name="P111">E.g. PCI device ID assigned by BIOS for PCI-based platforms </text:p>
            <text:p text:style-name="P111"/>
            <text:p text:style-name="P111"><text:tab/> </text:p>
            <text:p text:style-name="P111">Platform Worker Ports </text:p>
            <text:p text:style-name="P111">Control Interface (WCI), like any worker </text:p>
            <text:p text:style-name="P111">Control operations and properties </text:p>
            <text:p text:style-name="P111">But platform workers also bootstrap everything, including WCIs… </text:p>
            <text:p text:style-name="P111"/>
            <text:p text:style-name="P111">Data ports, when data producing/consuming devices cannot be optional (i.e. when they can't have their own device workers) </text:p>
            <text:p text:style-name="P111">Rare, theoretical case </text:p>
            <text:p text:style-name="P111"/>
            <text:p text:style-name="P111">Special "infrastructure" ports to provide key services </text:p>
            <text:p text:style-name="P111">Time Service (provide platform timekeeping) </text:p>
            <text:p text:style-name="P111">This port is required of all platform workers </text:p>
            <text:p text:style-name="P111">Metadata Master (provide access to metadata via WCI properties) </text:p>
            <text:p text:style-name="P111">This port is required of all platform workers </text:p>
            <text:p text:style-name="P111">Control Plane Master (provide a control path into the device) </text:p>
            <text:p text:style-name="P111">This port is optional, but must be provided by some device if not here </text:p>
            <text:p text:style-name="P111">Data Plane NOC Master (for data connections) </text:p>
            <text:p text:style-name="P111">Optional port, when platform supplies an interconnect path to the chip </text:p>
            <text:p text:style-name="P111"/>
            <text:p text:style-name="P111"/>
            <text:p text:style-name="P111">Platform (Worker) Description XML </text:p>
            <text:p text:style-name="P111">The &lt;HdlPlatform&gt; XML file defines a platform and its worker </text:p>
            <text:p text:style-name="P111"/>
            <text:p text:style-name="P111">This file is used to define the platform worker </text:p>
            <text:p text:style-name="P111">Uses the "platform_spec" OCS as its "spec" (in hdl/platforms/specs) </text:p>
            <text:p text:style-name="P111">Defines ad-hoc platform signals </text:p>
            <text:p text:style-name="P111">Defines any platform-specific properties </text:p>
            <text:p text:style-name="P111">Defines any optional infrastructure ports (CP Master, NOC Master) </text:p>
            <text:p text:style-name="P111"/>
            <text:p text:style-name="P111">This file also lists the available devices and slots on the platform </text:p>
            <text:p text:style-name="P111">Each device is defined by its device worker </text:p>
            <text:p text:style-name="P111">A device (and device worker) can be mentioned more than once </text:p>
            <text:p text:style-name="P111">I.e. there might be multiple instances of a device on a platform </text:p>
            <text:p text:style-name="P111">Each slot is named and has a type </text:p>
            <text:p text:style-name="P111">Platform Configurations </text:p>
            <text:p text:style-name="P111">Specifies one particular "configuration" of a platform </text:p>
            <text:p text:style-name="P111"/>
            <text:p text:style-name="P111">Builds on the minimum base of support for the platform </text:p>
            <text:p text:style-name="P111">Base support XML is the &lt;HdlPlatform&gt; XML file </text:p>
            <text:p text:style-name="P111">Base support code is the platform worker code. </text:p>
            <text:p text:style-name="P111"/>
            <text:p text:style-name="P111">The "configuration" of the platform consists of: </text:p>
            <text:p text:style-name="P111">Which devices are supported and instanced in this configuration </text:p>
            <text:p text:style-name="P111">Which device(s) provide control plane (if not the platform worker) </text:p>
            <text:p text:style-name="P111"><text:s/></text:p>
            <text:p text:style-name="P111">A configuration may be constrained or optimized </text:p>
            <text:p text:style-name="P111">Constraints to physically place/constrain device workers </text:p>
            <text:p text:style-name="P111">Creates a platform configuration "core" to use for apps </text:p>
            <text:p text:style-name="P111"/>
            <text:p text:style-name="P111">Analogous to "an OS kernel with built-in device drivers". </text:p>
            <text:p text:style-name="P111">Does not preclude more devices added in container for the app </text:p>
            <text:p text:style-name="P111">Platform Configuration Description XML </text:p>
            <text:p text:style-name="P111">Is a &lt;HdlConfig&gt; XML document </text:p>
            <text:p text:style-name="P111">Platform is implied when it is in a platform's directory </text:p>
            <text:p text:style-name="P111">Otherwise use the "platform" attribute </text:p>
            <text:p text:style-name="P111">Name is implied by the filename of the XML file </text:p>
            <text:p text:style-name="P111">Otherwise use the "name" attribute </text:p>
            <text:p text:style-name="P111"/>
            <text:p text:style-name="P111">Child elements under &lt;HdlConfig&gt; are &lt;device&gt; </text:p>
            <text:p text:style-name="P111">Specifies which of the platform's devices are included (&lt;device …/&gt;) </text:p>
            <text:p text:style-name="P111">Device "Name" attribute matches some &lt;device&gt; in platform XML </text:p>
            <text:p text:style-name="P111">"control" boolean attribute says whether a device provides a control path to the platform (when the platform worker doesn't do it). </text:p>
            <text:p text:style-name="P111">Default is no devices at all: the base configuration </text:p>
            <text:p text:style-name="P111"/>
            <text:p text:style-name="P111">No source code associated with Platform Configurations </text:p>
            <text:p text:style-name="P111">All is generated </text:p>
            <text:p text:style-name="P111"/>
            <text:p text:style-name="P111">Future: Specific constraints, Clock specs, Multiple control paths </text:p>
            <text:p text:style-name="P111">Containers </text:p>
            <text:p text:style-name="P111">A container deploys an application subassembly on a specific (FPGA) platform configuration. </text:p>
            <text:p text:style-name="P111">To specify a container you specify: </text:p>
            <text:p text:style-name="P111">The application assembly to be deployed </text:p>
            <text:p text:style-name="P111">If container is specified in an assembly directory, that assembly is implied. </text:p>
            <text:p text:style-name="P111">The platform configuration on which the assembly should run </text:p>
            <text:p text:style-name="P111">If just the platform is specified, its base configuration is implied. </text:p>
            <text:p text:style-name="P111">Top level connections </text:p>
            <text:p text:style-name="P111">Application external ports to devices or interconnects </text:p>
            <text:p text:style-name="P111">Special case: can connect devices to interconnects </text:p>
            <text:p text:style-name="P111">Example XML </text:p>
            <text:p text:style-name="P111">&lt;HdlContainer platform='ml606/ml605_flash_dac' assembly='modem'&gt;# <text:s/>&lt;connection external='in' interconnect='pcie'/&gt;# <text:s/>&lt;connection external='out' device='dac'/&gt;#&lt;/HdlContainer&gt; </text:p>
            <text:p text:style-name="P111">I.e. deploy the "modem" assembly on the "ml605+flash+dac" configuration, with input from PCI<text:span text:style-name="T78">e</text:span> and output to DAC </text:p>
            <text:p text:style-name="P111">No source code associated with Containers: all is generated </text:p>
            <text:p text:style-name="P111"/>
            <text:p text:style-name="P111">Containers in HDL Assembly Makefiles </text:p>
            <text:p text:style-name="P111">A Default Container is defined as: </text:p>
            <text:p text:style-name="P111">All external ports of the assembly are connected to the interconnect </text:p>
            <text:p text:style-name="P111">No device worker connections are made </text:p>
            <text:p text:style-name="P111">E.g. PCI Express, or (future) ethernet </text:p>
            <text:p text:style-name="P111">If no external ports, a standalone container is built (e.g. tb_bias) </text:p>
            <text:p text:style-name="P111"/>
            <text:p text:style-name="P111">Two "make" variables specify the containers/bitstreams to build </text:p>
            <text:p text:style-name="P111"/>
            <text:p text:style-name="P111">DefaultContainers= </text:p>
            <text:p text:style-name="P111">If specified empty, no default containers are built </text:p>
            <text:p text:style-name="P111">If not specified at all, default containers are built for "base" platform configurations for platforms requested in HdlPlatforms </text:p>
            <text:p text:style-name="P111">If specified not empty, only those default containers are built </text:p>
            <text:p text:style-name="P111">Containers= <text:s text:c="2"/>specific XML-based containers </text:p>
            <text:p text:style-name="P111">The names of HdlContainer xml files to build </text:p>
            <text:p text:style-name="P111">Using specific platform configurations </text:p>
            <text:p text:style-name="P111">Specifying external port connections to devices and interconnects </text:p>
            <text:p text:style-name="P111">Example HDL Assembly Makefiles </text:p>
            <text:p text:style-name="P111">Simplest assembly/bitstream Makefile is: </text:p>
            <text:p text:style-name="P111"><text:s text:c="6"/>include $(OCPI_CDK_DIR)/include/hdl/hdl-assembly.mk </text:p>
            <text:p text:style-name="P111">The assembly XML is assumed to be in &lt;cwd&gt;.xml </text:p>
            <text:p text:style-name="P111">Implies: build default containers for whatever platforms are requested </text:p>
            <text:p text:style-name="P111">No specific containers are indicated </text:p>
            <text:p text:style-name="P111">More complex example </text:p>
            <text:p text:style-name="P112"><text:s text:c="6"/>DefaultContainers=isi</text:p>
          </text:deletion>
        </text:changed-region>
        <text:changed-region xml:id="ct107202387537472" text:id="ct107202387537472">
          <text:deletion>
            <office:change-info>
              <dc:creator>James Kulp</dc:creator>
              <dc:date>2017-03-06T10:23:06</dc:date>
            </office:change-info>
            <text:p text:style-name="P112">m_pf</text:p>
          </text:deletion>
        </text:changed-region>
        <text:changed-region xml:id="ct107202387537248" text:id="ct107202387537248">
          <text:deletion>
            <office:change-info>
              <dc:creator>James Kulp</dc:creator>
              <dc:date>2017-03-10T18:16:35</dc:date>
            </office:change-info>
            <text:p text:style-name="P112"><text:s/>ml605_flash </text:p>
            <text:p text:style-name="P111"><text:s text:c="6"/>Containers=ml605_ADC </text:p>
            <text:p text:style-name="P111"><text:s text:c="6"/>include $(OCPI_CDK_DIR)/include/hdl/hdl-assembly.mk </text:p>
            <text:p text:style-name="P112">Build default container for base config of isim</text:p>
          </text:deletion>
        </text:changed-region>
        <text:changed-region xml:id="ct107202387537024" text:id="ct107202387537024">
          <text:deletion>
            <office:change-info>
              <dc:creator>James Kulp</dc:creator>
              <dc:date>2017-03-06T10:23:09</dc:date>
            </office:change-info>
            <text:p text:style-name="P112">_pf</text:p>
          </text:deletion>
        </text:changed-region>
        <text:changed-region xml:id="ct107202387536800" text:id="ct107202387536800">
          <text:deletion>
            <office:change-info>
              <dc:creator>James Kulp</dc:creator>
              <dc:date>2017-03-10T18:16:32</dc:date>
            </office:change-info>
            <text:p text:style-name="P112"><text:s/>and "flash" config of ml605 </text:p>
            <text:p text:style-name="P111">Build a specific container as described in ml605_ADC.xml </text:p>
            <text:p text:style-name="P111">Another Example </text:p>
            <text:p text:style-name="P111"><text:s text:c="6"/>DefaultContainers= </text:p>
            <text:p text:style-name="P111"><text:s text:c="6"/>Containers=ml605_ADC </text:p>
            <text:p text:style-name="P111"><text:s text:c="6"/>include $(OCPI_CDK_DIR)/include/hdl/hdl-assembly.mk </text:p>
            <text:p text:style-name="P111">Build no default containers, only one in ml6065_ADC.xml </text:p>
            <text:p text:style-name="P111">Clocks </text:p>
            <text:p text:style-name="P111">The platform worker is responsible for producing two clocks, with no particular relationship: </text:p>
            <text:p text:style-name="P111">The control plane clock </text:p>
            <text:p text:style-name="P111">The timekeeping clock </text:p>
            <text:p text:style-name="P111"/>
            <text:p text:style-name="P111">The control plane clock is used for: </text:p>
            <text:p text:style-name="P111">All workers' control interfaces </text:p>
            <text:p text:style-name="P111">All control plane infrastructure </text:p>
            <text:p text:style-name="P111">Default clock for all other worker ports (data, time, etc). </text:p>
            <text:p text:style-name="P111"/>
            <text:p text:style-name="P111">The timekeeping clock drives the timekeeping system </text:p>
            <text:p text:style-name="P111">Should be the "best" (drift, PPM, etc.) clock available in the HW. </text:p>
            <text:p text:style-name="P111">Is used to keep the notion of time of day, sync'd to PPS input </text:p>
            <text:p text:style-name="P111">Provides "time of day" to any worker that wants it </text:p>
            <text:p text:style-name="P111"/>
            <text:p text:style-name="P111">The platform may provide other clocks </text:p>
            <text:p text:style-name="P111"/>
            <text:p text:style-name="P111"/>
            <text:p text:style-name="P111">Slots and Cards </text:p>
            <text:p text:style-name="P111">Platforms have slots of certain types. </text:p>
            <text:p text:style-name="P111">E.g. ML605s have one FMC_LPC slot and one FMC_HPC slot. </text:p>
            <text:p text:style-name="P111">E.g. Zedboards have one FMC_LPC slot </text:p>
            <text:p text:style-name="P111">A platform's slots are defined by: </text:p>
            <text:p text:style-name="P111">type </text:p>
            <text:p text:style-name="P111">non-default signal names for slot pins (different than the slot type spec) </text:p>
            <text:p text:style-name="P111">Platform configurations may indicate specific cards in specific slots. </text:p>
            <text:p text:style-name="P111">Containers may indicate or imply specific cards in specific slots </text:p>
            <text:p text:style-name="P111"/>
            <text:p text:style-name="P111">Cards have devices just like platforms have devices. </text:p>
            <text:p text:style-name="P111">When a device is used, its device worker is instantiated and connected. </text:p>
            <text:p text:style-name="P111">Some devices on a card can remain unused and not instantiated </text:p>
            <text:p text:style-name="P111"/>
            <text:p text:style-name="P111">Subdevices and sharing I/Os </text:p>
            <text:p text:style-name="P111">Device workers support hardware that performs a logical function. </text:p>
            <text:p text:style-name="P111">I.e. a function an application may request </text:p>
            <text:p text:style-name="P111"/>
            <text:p text:style-name="P111">Device workers should not control multiple functions </text:p>
            <text:p text:style-name="P111">Which would force logic to be present when functions are not used. </text:p>
            <text:p text:style-name="P111"/>
            <text:p text:style-name="P111">Just because a device might have 2 functions (e.g. ADC+DAC), does not mean one device worker should control both functions. </text:p>
            <text:p text:style-name="P111"/>
            <text:p text:style-name="P111">Modular devices workers are good, but raise problems: </text:p>
            <text:p text:style-name="P111">Some hardware is shared between functions </text:p>
            <text:p text:style-name="P111">E.g. one SPI or I2C to configure multiple functions. </text:p>
            <text:p text:style-name="P111"/>
            <text:p text:style-name="P111">Solution is subdevices: </text:p>
            <text:p text:style-name="P111">They implement a shared module used by multiple device workers. </text:p>
            <text:p text:style-name="P111">Present and needed when any of the device workers are present. </text:p>
            <text:p text:style-name="P111">Instantiated and connected automatically as needed. </text:p>
            <text:p text:style-name="P111">Subdevices </text:p>
            <text:p text:style-name="P111">A subdevice is generally a device worker with no WCI </text:p>
            <text:p text:style-name="P111">It "serves" multiple actual device workers. </text:p>
            <text:p text:style-name="P111">Built like a normal device worker. </text:p>
            <text:p text:style-name="P111"><text:s/></text:p>
            <text:p text:style-name="P111">It has the signals for external pins that must be shared between its "client" device workers. </text:p>
            <text:p text:style-name="P111">E.g. it would control SPI pins that its device workers need to share. </text:p>
            <text:p text:style-name="P111"/>
            <text:p text:style-name="P111">It defines worker ports that are connected to its clients. </text:p>
            <text:p text:style-name="P111">They must be optional since not all clients may be present </text:p>
            <text:p text:style-name="P111">They may be a "devsignals" ports when the signals are custom. </text:p>
            <text:p text:style-name="P111">They may be "rawprop" ports when the subdevice supports sharing of a lower level access path (e.g. SPI or I2C) to hardware-based properties. </text:p>
            <text:p text:style-name="P111"/>
            <text:p text:style-name="P111">Client device workers declare their requirements for subdevices </text:p>
            <text:p text:style-name="P111">And how they are connected to them </text:p>
            <text:p text:style-name="P111"/>
            <text:p text:style-name="P111"/>
            <text:p text:style-name="P111">Subdevices: example </text:p>
            <text:p text:style-name="P111">The shared module for Lime chip SPI and clocking options: </text:p>
            <text:p text:style-name="P111">&lt;HdlDevice language="vhdl"&gt; </text:p>
            <text:p text:style-name="P111"><text:s text:c="2"/>&lt;ComponentSpec nocontrol='true'/&gt; </text:p>
            <text:p text:style-name="P111"><text:s text:c="2"/>&lt;rawprop name='props' count='2' optional='1'/&gt; </text:p>
            <text:p text:style-name="P111"><text:s text:c="2"/>&lt;devsignals count='2' optional='1' signals='lime-spi-signals'/&gt; </text:p>
            <text:p text:style-name="P111"><text:s text:c="2"/>&lt;Signal Output="reset"/&gt; </text:p>
            <text:p text:style-name="P111"><text:s text:c="2"/>&lt;Signal Input="sdo"/&gt; </text:p>
            <text:p text:style-name="P111"><text:s text:c="2"/>&lt;Signal Output="sclk"/&gt; </text:p>
            <text:p text:style-name="P111"><text:s text:c="2"/>&lt;Signal Output="sen"/&gt; </text:p>
            <text:p text:style-name="P111"><text:s text:c="2"/>&lt;Signal Output="sdio"/&gt; </text:p>
            <text:p text:style-name="P111"><text:s text:c="2"/>&lt;Signal Input="rx_clk_in"/&gt; &lt;!-- could be rx_clk_out from lime --&gt; </text:p>
            <text:p text:style-name="P111"><text:s text:c="2"/>&lt;Signal Input="tx_clk_in"/&gt; </text:p>
            <text:p text:style-name="P111">&lt;/HdlDevice&gt; </text:p>
            <text:p text:style-name="P111">Note: no real component spec. <text:s/>Completely custom w/ no control </text:p>
            <text:p text:style-name="P111">Note: rawprop slave is x2 to be ready for lime_rx and lime_tx </text:p>
            <text:p text:style-name="P111">Note: devsignals slave is x2 to be ready for lime_rx and lime_tx </text:p>
            <text:p text:style-name="P111">Note: both are optional since parts may not be connected </text:p>
            <text:p text:style-name="P111">Note: devsignals port has a custom set of signals for this worker </text:p>
            <text:p text:style-name="P111">Defined in the file lime-spi-signals in the specs directory </text:p>
            <text:p text:style-name="P111"/>
            <text:p text:style-name="P111">Subdevices: example: the client devices </text:p>
            <text:p text:style-name="P111">The OWD for the lime_tx device worker: </text:p>
            <text:p text:style-name="P111">&lt;HdlDevice language="vhdl" FirstRawProperty="dc_regval" spec='qdac-spec'&gt; </text:p>
            <text:p text:style-name="P111"><text:s text:c="2"/>&lt;property name='Present' type='uchar' volatile='true'/&gt; </text:p>
            <text:p text:style-name="P111"><text:s text:c="2"/>&lt;property name='ClkMode' type='uchar' parameter='true' default='0'/&gt; </text:p>
            <text:p text:style-name="P111"><text:s text:c="2"/>&lt;xi:include href='lime-properties.xml'/&gt; </text:p>
            <text:p text:style-name="P111"><text:s text:c="2"/>&lt;StreamInterface Name="in" DataWidth="32"/&gt; </text:p>
            <text:p text:style-name="P111"><text:s text:c="2"/>&lt;rawprop name='rawprops' master='true'/&gt; </text:p>
            <text:p text:style-name="P111"><text:s text:c="2"/>&lt;requires worker='lime_spi'&gt; </text:p>
            <text:p text:style-name="P111"><text:s text:c="4"/>&lt;connect port="rawprops" to="props" index='1'/&gt; </text:p>
            <text:p text:style-name="P111"><text:s text:c="4"/>&lt;connect port="dev" to='dev' index='1'/&gt; </text:p>
            <text:p text:style-name="P111"><text:s text:c="2"/>&lt;/requires&gt; </text:p>
            <text:p text:style-name="P111"><text:s text:c="2"/>&lt;Signal Output="tx_clk"/&gt; </text:p>
            <text:p text:style-name="P111"><text:s text:c="2"/>&lt;Signal Output="txen"/&gt; </text:p>
            <text:p text:style-name="P111"><text:s text:c="2"/>&lt;Signal Output="tx_iq_sel"/&gt; </text:p>
            <text:p text:style-name="P111"><text:s text:c="2"/>&lt;Signal Output="txd" width="12"/&gt; </text:p>
            <text:p text:style-name="P111">&lt;/HdlDevice&gt; </text:p>
            <text:p text:style-name="P111"/>
            <text:p text:style-name="P111">Note: rawprop and devsignals ports are for subdevice connection(s) </text:p>
            <text:p text:style-name="P111">Note: explicit declaration that this worker REQUIRES the subdevice </text:p>
            <text:p text:style-name="P111">and connects to "index 1" (for tx) of the subdevice. </text:p>
            <text:p text:style-name="P111">Note: this device worker still has direct signals to the device </text:p>
            <text:p text:style-name="P111">Note: this device worker actually declares the same properties as rx. </text:p>
            <text:p text:style-name="P111">Subdevices: custom signals in worker ports </text:p>
            <text:p text:style-name="P111">What needs to be shared may have custom signals </text:p>
            <text:p text:style-name="P111">&lt;devsignals master='true' signals='lime-spi-signals'/&gt; </text:p>
            <text:p text:style-name="P111">The "devsignals" port type is for this purpose. </text:p>
            <text:p text:style-name="P111">The "signals" attribute is the file full of signal declarations </text:p>
            <text:p text:style-name="P111">Allows different workers and subdevices to use the same list of signals. </text:p>
            <text:p text:style-name="P111">The direction of signals is relative to the "master" </text:p>
            <text:p text:style-name="P111">The "signals" file for the "devsignals" port for lime_spi: </text:p>
            <text:p text:style-name="P111">&lt;signals&gt; </text:p>
            <text:p text:style-name="P111"><text:s text:c="2"/>&lt;signal input='rx_clk_in'/&gt; &lt;!-– might be used by either side --&gt; </text:p>
            <text:p text:style-name="P111"><text:s text:c="2"/>&lt;signal input='tx_clk_in'/&gt; &lt;!-– might be used by either side --&gt; </text:p>
            <text:p text:style-name="P111"><text:s text:c="2"/>&lt;!-- To let each side know whether they are both present --&gt; </text:p>
            <text:p text:style-name="P111"><text:s text:c="2"/>&lt;signal input='rx_present'/&gt; </text:p>
            <text:p text:style-name="P111"><text:s text:c="2"/>&lt;signal input='tx_present'/&gt; </text:p>
            <text:p text:style-name="P111">&lt;/signals&gt; </text:p>
            <text:p text:style-name="P111"/>
            <text:p text:style-name="P111">Note: a way to tell each client whether the other is present </text:p>
            <text:p text:style-name="P111">Note: this is separate from the "rawprop" port, which is a standard port type for device workers (not application workers). </text:p>
            <text:p text:style-name="P111">Note: this is just a bundle of signals that fans out to all clients. </text:p>
            <text:p text:style-name="P111">FPGA Architecture </text:p>
            <text:p text:style-name="P111">Devices and Subdevices: Example </text:p>
            <text:p text:style-name="P112">Build flow (bottom to top)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30"><text:span text:style-name="T220">OpenCPI<text:line-break/></text:span><text:span text:style-name="T221">Platform Development<text:line-break/>Guide</text:span></text:p>
      <text:p text:style-name="P164"/>
      <text:p text:style-name="P165"/>
      <text:p text:style-name="P169"/>
      <text:p text:style-name="P169"/>
      <text:p text:style-name="P169"/>
      <text:p text:style-name="P169"/>
      <text:p text:style-name="P168"/>
      <text:p text:style-name="P167"/>
      <text:p text:style-name="P167"/>
      <text:p text:style-name="P166"/>
      <text:p text:style-name="P166"/>
      <text:p text:style-name="P169"/>
      <text:p text:style-name="P169"/>
      <text:p text:style-name="P169"/>
      <text:p text:style-name="P169"/>
      <text:p text:style-name="P169"/>
      <text:p text:style-name="P169"/>
      <text:p text:style-name="P39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0">Revision</text:p>
          </table:table-cell>
          <table:table-cell table:style-name="Table1.A1" office:value-type="string">
            <text:p text:style-name="P170">Description of Change</text:p>
          </table:table-cell>
          <table:table-cell table:style-name="Table1.A1" office:value-type="string">
            <text:p text:style-name="P170">Date</text:p>
          </table:table-cell>
        </table:table-row>
        <table:table-row table:style-name="Table1.2">
          <table:table-cell table:style-name="Table1.A1" office:value-type="string">
            <text:p text:style-name="P381">0.01</text:p>
          </table:table-cell>
          <table:table-cell table:style-name="Table1.A1" office:value-type="string">
            <text:p text:style-name="P392"><text:span text:style-name="T223">I</text:span><text:span text:style-name="T222">nitial</text:span></text:p>
          </table:table-cell>
          <table:table-cell table:style-name="Table1.A1" office:value-type="string">
            <text:p text:style-name="P391"><text:span text:style-name="T222">201</text:span><text:span text:style-name="T223">4</text:span><text:span text:style-name="T222">-</text:span><text:span text:style-name="T223">12</text:span><text:span text:style-name="T222">-</text:span><text:span text:style-name="T223">1</text:span><text:span text:style-name="T224">5</text:span></text:p>
          </table:table-cell>
        </table:table-row>
        <table:table-row table:style-name="Table1.2">
          <table:table-cell table:style-name="Table1.A1" office:value-type="string">
            <text:p text:style-name="P382">0.5</text:p>
          </table:table-cell>
          <table:table-cell table:style-name="Table1.A1" office:value-type="string">
            <text:p text:style-name="P382">Release partial draft</text:p>
          </table:table-cell>
          <table:table-cell table:style-name="Table1.A1" office:value-type="string">
            <text:p text:style-name="P382">2015-02-27</text:p>
          </table:table-cell>
        </table:table-row>
        <table:table-row table:style-name="Table1.2">
          <table:table-cell table:style-name="Table1.A4" office:value-type="string">
            <text:p text:style-name="P383">0.6</text:p>
          </table:table-cell>
          <table:table-cell table:style-name="Table1.A4" office:value-type="string">
            <text:p text:style-name="P383">Add more general introduction to enabling systems for OpenCPI</text:p>
          </table:table-cell>
          <table:table-cell table:style-name="Table1.A4" office:value-type="string">
            <text:p text:style-name="P383">2015-04-23</text:p>
          </table:table-cell>
        </table:table-row>
        <table:table-row table:style-name="Table1.2">
          <table:table-cell table:style-name="Table1.A4" office:value-type="string">
            <text:p text:style-name="P384">0.7</text:p>
          </table:table-cell>
          <table:table-cell table:style-name="Table1.A4" office:value-type="string">
            <text:p text:style-name="P384">Add content about device workers/subdevices/device proxies and endpoint proxies.</text:p>
          </table:table-cell>
          <table:table-cell table:style-name="Table1.A4" office:value-type="string">
            <text:p text:style-name="P384">2015-05-06</text:p>
          </table:table-cell>
        </table:table-row>
        <table:table-row table:style-name="Table1.2">
          <table:table-cell table:style-name="Table1.A4" office:value-type="string">
            <text:p text:style-name="P385">0.8</text:p>
          </table:table-cell>
          <table:table-cell table:style-name="Table1.A4" office:value-type="string">
            <text:p text:style-name="P385">Add content about platforms and platform workers, apply review <text:span text:style-name="T332">comments for HDL devices</text:span></text:p>
          </table:table-cell>
          <table:table-cell table:style-name="Table1.A4" office:value-type="string">
            <text:p text:style-name="P386">2015-06-22</text:p>
          </table:table-cell>
        </table:table-row>
        <table:table-row table:style-name="Table1.2">
          <table:table-cell table:style-name="Table1.A4" office:value-type="string">
            <text:p text:style-name="P387">0.9</text:p>
          </table:table-cell>
          <table:table-cell table:style-name="Table1.A4" office:value-type="string">
            <text:p text:style-name="P387">Add content about develop<text:span text:style-name="T334">ing HDL </text:span><text:s/>platform support outside the core <text:span text:style-name="T334">directory </text:span>tree</text:p>
          </table:table-cell>
          <table:table-cell table:style-name="Table1.A4" office:value-type="string">
            <text:p text:style-name="P387">2015-08-28</text:p>
          </table:table-cell>
        </table:table-row>
        <table:table-row table:style-name="Table1.2">
          <table:table-cell table:style-name="Table1.A4" office:value-type="string">
            <text:p text:style-name="P388">1.0</text:p>
          </table:table-cell>
          <table:table-cell table:style-name="Table1.A4" office:value-type="string">
            <text:p text:style-name="P388">Update for 2016Q2 release</text:p>
          </table:table-cell>
          <table:table-cell table:style-name="Table1.A4" office:value-type="string">
            <text:p text:style-name="P388">2016-05-23</text:p>
          </table:table-cell>
        </table:table-row>
        <table:table-row table:style-name="Table1.2">
          <table:table-cell table:style-name="Table1.A4" office:value-type="string">
            <text:p text:style-name="P389">1.1</text:p>
          </table:table-cell>
          <table:table-cell table:style-name="Table1.A4" office:value-type="string">
            <text:p text:style-name="P389">Update for 2017Q1 release<text:change-start text:change-id="ct105553120112384"/>, <text:span text:style-name="T453">still requires diagrams and cpmaster and sdp protocols</text:span><text:change-end text:change-id="ct105553120112384"/></text:p>
          </table:table-cell>
          <table:table-cell table:style-name="Table1.A4" office:value-type="string">
            <text:p text:style-name="P389">2017-03-03</text:p>
          </table:table-cell>
        </table:table-row>
      </table:table>
      <text:p text:style-name="P390"/>
      <text:p text:style-name="P40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58"><text:a xlink:type="simple" xlink:href="#__RefHeading__1015_1060509377" text:style-name="Index_20_Link" text:visited-style-name="Index_20_Link">1 <text:s/>Introduction<text:tab/>5</text:a></text:p>
          <text:p text:style-name="P459"><text:a xlink:type="simple" xlink:href="#__RefHeading__1017_1060509377" text:style-name="Index_20_Link" text:visited-style-name="Index_20_Link">1.1 <text:s/>References<text:tab/>6</text:a></text:p>
          <text:p text:style-name="P458"><text:a xlink:type="simple" xlink:href="#__RefHeading__1019_1060509377" text:style-name="Index_20_Link" text:visited-style-name="Index_20_Link">2 <text:s/>OpenCPI Systems and Platforms<text:tab/>7</text:a></text:p>
          <text:p text:style-name="P459"><text:a xlink:type="simple" xlink:href="#__RefHeading___Toc4319_234407367" text:style-name="Index_20_Link" text:visited-style-name="Index_20_Link">2.1 <text:s/>Inside an OpenCPI Platform<text:tab/>8</text:a></text:p>
          <text:p text:style-name="P459"><text:a xlink:type="simple" xlink:href="#__RefHeading__1021_1060509377" text:style-name="Index_20_Link" text:visited-style-name="Index_20_Link">2.2 <text:s/>Development and Execution<text:tab/>9</text:a></text:p>
          <text:p text:style-name="P459"><text:a xlink:type="simple" xlink:href="#__RefHeading___Toc4321_234407367" text:style-name="Index_20_Link" text:visited-style-name="Index_20_Link">2.3 <text:s/>Enabling New Systems for OpenCPI<text:tab/>10</text:a></text:p>
          <text:p text:style-name="P459"><text:a xlink:type="simple" xlink:href="#__RefHeading___Toc4323_234407367" text:style-name="Index_20_Link" text:visited-style-name="Index_20_Link">2.4 <text:s/>A Process Template for Enabling OpenCPI on a New System.<text:tab/>11</text:a></text:p>
          <text:p text:style-name="P460"><text:a xlink:type="simple" xlink:href="#__RefHeading___Toc4325_234407367" text:style-name="Index_20_Link" text:visited-style-name="Index_20_Link">2.4.1 <text:s/>System inventory<text:tab/>11</text:a></text:p>
          <text:p text:style-name="P460"><text:a xlink:type="simple" xlink:href="#__RefHeading___Toc4327_234407367" text:style-name="Index_20_Link" text:visited-style-name="Index_20_Link">2.4.2 <text:s/>Processor, interconnect and device assessment<text:tab/>11</text:a></text:p>
          <text:p text:style-name="P460"><text:a xlink:type="simple" xlink:href="#__RefHeading___Toc4329_234407367" text:style-name="Index_20_Link" text:visited-style-name="Index_20_Link">2.4.3 <text:s/>Assemble Technical Data Package<text:tab/>12</text:a></text:p>
          <text:p text:style-name="P460"><text:a xlink:type="simple" xlink:href="#__RefHeading___Toc4331_234407367" text:style-name="Index_20_Link" text:visited-style-name="Index_20_Link">2.4.4 <text:s/>Experiments to Establish Feasibility and Missing Information<text:tab/>13</text:a></text:p>
          <text:p text:style-name="P460"><text:a xlink:type="simple" xlink:href="#__RefHeading___Toc4333_234407367" text:style-name="Index_20_Link" text:visited-style-name="Index_20_Link">2.4.5 <text:s/>Planning and Specification<text:tab/>13</text:a></text:p>
          <text:p text:style-name="P460"><text:a xlink:type="simple" xlink:href="#__RefHeading___Toc4335_234407367" text:style-name="Index_20_Link" text:visited-style-name="Index_20_Link">2.4.6 <text:s/>Technical Development<text:tab/>13</text:a></text:p>
          <text:p text:style-name="P460"><text:a xlink:type="simple" xlink:href="#__RefHeading___Toc4337_234407367" text:style-name="Index_20_Link" text:visited-style-name="Index_20_Link">2.4.7 <text:s/>Verification<text:tab/>14</text:a></text:p>
          <text:p text:style-name="P460"><text:a xlink:type="simple" xlink:href="#__RefHeading___Toc4339_234407367" text:style-name="Index_20_Link" text:visited-style-name="Index_20_Link">2.4.8 <text:s/>Contribution<text:tab/>14</text:a></text:p>
          <text:p text:style-name="P458"><text:a xlink:type="simple" xlink:href="#__RefHeading__1023_1060509377" text:style-name="Index_20_Link" text:visited-style-name="Index_20_Link">3 <text:s/>Enabling the Development Host<text:tab/>15</text:a></text:p>
          <text:p text:style-name="P459"><text:a xlink:type="simple" xlink:href="#__RefHeading__17646_2116501284" text:style-name="Index_20_Link" text:visited-style-name="Index_20_Link">3.1 <text:s/>Operating System Installation<text:tab/>16</text:a></text:p>
          <text:p text:style-name="P459"><text:a xlink:type="simple" xlink:href="#__RefHeading__17648_2116501284" text:style-name="Index_20_Link" text:visited-style-name="Index_20_Link">3.2 <text:s/>Development Tools Installation for the Development Host.<text:tab/>17</text:a></text:p>
          <text:p text:style-name="P458"><text:a xlink:type="simple" xlink:href="#__RefHeading__1025_1060509377" text:style-name="Index_20_Link" text:visited-style-name="Index_20_Link">4 <text:s/>Enabling GPP Platforms<text:tab/>19</text:a></text:p>
          <text:p text:style-name="P459"><text:a xlink:type="simple" xlink:href="#__RefHeading__1027_1060509377" text:style-name="Index_20_Link" text:visited-style-name="Index_20_Link">4.1 <text:s/>Enabling Development for New GPP Platforms<text:tab/>20</text:a></text:p>
          <text:p text:style-name="P460"><text:a xlink:type="simple" xlink:href="#__RefHeading__17650_2116501284" text:style-name="Index_20_Link" text:visited-style-name="Index_20_Link">4.1.1 <text:s/>Developing a Tool-chain Installation Script<text:tab/>20</text:a></text:p>
          <text:p text:style-name="P460"><text:a xlink:type="simple" xlink:href="#__RefHeading___Toc78367_1944612760" text:style-name="Index_20_Link" text:visited-style-name="Index_20_Link">4.1.2 <text:s/>The File to Define the Full Target Specification for the Platform.<text:tab/>21</text:a></text:p>
          <text:p text:style-name="P460"><text:a xlink:type="simple" xlink:href="#__RefHeading___Toc78371_1944612760" text:style-name="Index_20_Link" text:visited-style-name="Index_20_Link">4.1.3 <text:s/>Files to Provide Settings for Environment Variables for Framework Development<text:tab/>21</text:a></text:p>
          <text:p text:style-name="P460"><text:a xlink:type="simple" xlink:href="#__RefHeading___Toc78373_1944612760" text:style-name="Index_20_Link" text:visited-style-name="Index_20_Link">4.1.4 <text:s/>The Script to Recognize the Currently Running Platform<text:tab/>22</text:a></text:p>
          <text:p text:style-name="P460"><text:a xlink:type="simple" xlink:href="#__RefHeading__17654_2116501284" text:style-name="Index_20_Link" text:visited-style-name="Index_20_Link">4.1.5 <text:s/>Developing a Cross-development Component Build Script<text:tab/>22</text:a></text:p>
          <text:p text:style-name="P460"><text:a xlink:type="simple" xlink:href="#__RefHeading__17656_2116501284" text:style-name="Index_20_Link" text:visited-style-name="Index_20_Link">4.1.6 <text:s/>Summary for Enabling Development for a New GPP Platform<text:tab/>23</text:a></text:p>
          <text:p text:style-name="P459"><text:a xlink:type="simple" xlink:href="#__RefHeading__1029_1060509377" text:style-name="Index_20_Link" text:visited-style-name="Index_20_Link">4.2 <text:s/>Enabling Execution for GPP Platforms<text:tab/>24</text:a></text:p>
          <text:p text:style-name="P458"><text:a xlink:type="simple" xlink:href="#__RefHeading__1033_1060509377" text:style-name="Index_20_Link" text:visited-style-name="Index_20_Link">5 <text:s/>Enabling FPGA Platforms<text:tab/>25</text:a></text:p>
          <text:p text:style-name="P459"><text:a xlink:type="simple" xlink:href="#__RefHeading___Toc17468_1235158909" text:style-name="Index_20_Link" text:visited-style-name="Index_20_Link">5.1 <text:s/>Physical FPGA Platforms<text:tab/>26</text:a></text:p>
          <text:p text:style-name="P459"><text:a xlink:type="simple" xlink:href="#__RefHeading___Toc17470_1235158909" text:style-name="Index_20_Link" text:visited-style-name="Index_20_Link">5.2 <text:s/>Simulator FPGA Platforms<text:tab/>27</text:a></text:p>
          <text:p text:style-name="P459"><text:a xlink:type="simple" xlink:href="#__RefHeading__1035_1060509377" text:style-name="Index_20_Link" text:visited-style-name="Index_20_Link">5.3 <text:s/>Enabling Development for FPGA Platforms<text:tab/>28</text:a></text:p>
          <text:p text:style-name="P460"><text:a xlink:type="simple" xlink:href="#__RefHeading__17658_2116501284" text:style-name="Index_20_Link" text:visited-style-name="Index_20_Link">5.3.1 <text:s/>Installing the Tool Chain<text:tab/>28</text:a></text:p>
          <text:p text:style-name="P460"><text:a xlink:type="simple" xlink:href="#__RefHeading__17660_2116501284" text:style-name="Index_20_Link" text:visited-style-name="Index_20_Link">5.3.2 <text:s/>Integrating the Tool Chain into the OpenCPI HDL Build Process.<text:tab/>28</text:a></text:p>
          <text:p text:style-name="P460"><text:a xlink:type="simple" xlink:href="#__RefHeading__17662_2116501284" text:style-name="Index_20_Link" text:visited-style-name="Index_20_Link">5.3.3 <text:s/>Building All the Existing Portable HDL Code<text:tab/>28</text:a></text:p>
          <text:p text:style-name="P460"><text:a xlink:type="simple" xlink:href="#__RefHeading___Toc22146_1235158909" text:style-name="Index_20_Link" text:visited-style-name="Index_20_Link">5.3.4 <text:s/>Scripts for HDL Platforms<text:tab/>29</text:a></text:p>
          <text:p text:style-name="P459"><text:a xlink:type="simple" xlink:href="#__RefHeading__1037_1060509377" text:style-name="Index_20_Link" text:visited-style-name="Index_20_Link">5.4 <text:s/>Enabling Execution for FPGA platforms<text:tab/>30</text:a></text:p>
          <text:p text:style-name="P460"><text:a xlink:type="simple" xlink:href="#__RefHeading___Toc18275_4003722483" text:style-name="Index_20_Link" text:visited-style-name="Index_20_Link">5.4.1 <text:s/>Signal Declaration XML Elements for Devices, Platforms, Slots and Cards<text:tab/>31</text:a></text:p>
          <text:p text:style-name="P460"><text:a xlink:type="simple" xlink:href="#__RefHeading___Toc18277_4003722483" text:style-name="Index_20_Link" text:visited-style-name="Index_20_Link">5.4.2 <text:s/>Slots — How Cards Plug into Platforms<text:tab/>33</text:a></text:p>
          <text:p text:style-name="P460"><text:a xlink:type="simple" xlink:href="#__RefHeading__17664_2116501284" text:style-name="Index_20_Link" text:visited-style-name="Index_20_Link">5.4.3 <text:s/>Creating the XML Metadata Definition for the Platform<text:tab/>34</text:a></text:p>
          <text:p text:style-name="P460"><text:a xlink:type="simple" xlink:href="#__RefHeading___Toc13565_2939887359" text:style-name="Index_20_Link" text:visited-style-name="Index_20_Link">5.4.4 <text:s/>Writing the Platform Worker Source Code<text:tab/>40</text:a></text:p>
          <text:p text:style-name="P460"><text:a xlink:type="simple" xlink:href="#__RefHeading___Toc13567_2939887359" text:style-name="Index_20_Link" text:visited-style-name="Index_20_Link">5.4.5 <text:s/>The Makefile for the Platform Worker<text:tab/>45</text:a></text:p>
          <text:p text:style-name="P460"><text:a xlink:type="simple" xlink:href="#__RefHeading___Toc18281_4003722483" text:style-name="Index_20_Link" text:visited-style-name="Index_20_Link">5.4.6 <text:s/>Control Plane Master Port Protocol<text:tab/>45</text:a></text:p>
          <text:p text:style-name="P460"><text:a xlink:type="simple" xlink:href="#__RefHeading___Toc18283_4003722483" text:style-name="Index_20_Link" text:visited-style-name="Index_20_Link">5.4.7 <text:s/>SDP Port Protocol<text:tab/>45</text:a></text:p>
          <text:p text:style-name="P460"><text:a xlink:type="simple" xlink:href="#__RefHeading___Toc22148_1235158909" text:style-name="Index_20_Link" text:visited-style-name="Index_20_Link">5.4.8 <text:s/>Specifying Platform Configurations in XML Files.<text:tab/>46</text:a></text:p>
          <text:p text:style-name="P460"><text:soft-page-break/><text:a xlink:type="simple" xlink:href="#__RefHeading__17668_2116501284" text:style-name="Index_20_Link" text:visited-style-name="Index_20_Link">5.4.9 <text:s/>Testing the Basic Platform without Devices<text:tab/>47</text:a></text:p>
          <text:p text:style-name="P459"><text:a xlink:type="simple" xlink:href="#__RefHeading__1039_1060509377" text:style-name="Index_20_Link" text:visited-style-name="Index_20_Link">5.5 <text:s/>Device Support for FPGA Platforms<text:tab/>48</text:a></text:p>
          <text:p text:style-name="P460"><text:a xlink:type="simple" xlink:href="#__RefHeading___Toc4826_234407367" text:style-name="Index_20_Link" text:visited-style-name="Index_20_Link">5.5.1 <text:s/>Device Component Specs and Device Worker Modularity<text:tab/>49</text:a></text:p>
          <text:p text:style-name="P460"><text:a xlink:type="simple" xlink:href="#__RefHeading___Toc4828_234407367" text:style-name="Index_20_Link" text:visited-style-name="Index_20_Link">5.5.2 <text:s/>Device Proxies — Software Workers that Control HDL Device Workers<text:tab/>49</text:a></text:p>
          <text:p text:style-name="P460"><text:a xlink:type="simple" xlink:href="#__RefHeading___Toc4830_234407367" text:style-name="Index_20_Link" text:visited-style-name="Index_20_Link">5.5.3 <text:s/>A Device Worker Implements the Data Sheet<text:tab/>50</text:a></text:p>
          <text:p text:style-name="P460"><text:a xlink:type="simple" xlink:href="#__RefHeading___Toc4832_234407367" text:style-name="Index_20_Link" text:visited-style-name="Index_20_Link">5.5.4 <text:s/>Subdevice Workers<text:tab/>51</text:a></text:p>
          <text:p text:style-name="P460"><text:a xlink:type="simple" xlink:href="#__RefHeading___Toc18285_4003722483" text:style-name="Index_20_Link" text:visited-style-name="Index_20_Link">5.5.5 <text:s/>Emulator Device Workers<text:tab/>53</text:a></text:p>
          <text:p text:style-name="P460"><text:a xlink:type="simple" xlink:href="#__RefHeading___Toc4834_234407367" text:style-name="Index_20_Link" text:visited-style-name="Index_20_Link">5.5.6 <text:s/>Higher-level Endpoint Proxies Suitable for Applications<text:tab/>54</text:a></text:p>
          <text:p text:style-name="P460"><text:a xlink:type="simple" xlink:href="#__RefHeading__17670_2116501284" text:style-name="Index_20_Link" text:visited-style-name="Index_20_Link">5.5.7 <text:s/>XML Metadata for Device Workers/Subdevices/DeviceProxies/EndpointProxies<text:tab/>55</text:a></text:p>
          <text:p text:style-name="P460"><text:a xlink:type="simple" xlink:href="#__RefHeading___Toc4836_234407367" text:style-name="Index_20_Link" text:visited-style-name="Index_20_Link">5.5.8 <text:s/>Associating Device Workers and Subdevice Workers with Platforms and Cards.<text:tab/>56</text:a></text:p>
          <text:p text:style-name="P460"><text:a xlink:type="simple" xlink:href="#__RefHeading___Toc18287_4003722483" text:style-name="Index_20_Link" text:visited-style-name="Index_20_Link">5.5.9 <text:s/>Summary of Worker Types for Supporting HDL Devices<text:tab/>57</text:a></text:p>
          <text:p text:style-name="P459"><text:a xlink:type="simple" xlink:href="#__RefHeading___Toc18289_4003722483" text:style-name="Index_20_Link" text:visited-style-name="Index_20_Link">5.6 <text:s/>Defining Cards Containing Devices that Plug into Slots of Platforms<text:tab/>58</text:a></text:p>
          <text:p text:style-name="P458"><text:a xlink:type="simple" xlink:href="#__RefHeading__1049_1060509377" text:style-name="Index_20_Link" text:visited-style-name="Index_20_Link">6 <text:s/>Glossary<text:tab/>59</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77"><text:bookmark text:name="_GoBack"/>This document describes how to enable OpenCPI components and applications to run on new platforms. <text:s/><text:span text:style-name="T344">It assumes a basic knowledge of OpenCPI as described in the </text:span><text:span text:style-name="FirstEmphasis">OpenCPI Overview</text:span><text:span text:style-name="T344"> and </text:span><text:span text:style-name="FirstEmphasis">OpenCPI Component Development Guide</text:span><text:span text:style-name="T344">. <text:s/></text:span>Platform development is the third class of OpenCPI development, beyond component development and application development. <text:s/>It involves configuring, adapting and wrapping various aspects of hardware platforms, operating system<text:span text:style-name="T228">s</text:span>, system libraries, and development tools. <text:s/>It applies to general purpose computing platforms, FPGA platforms and GPU platforms. <text:s/>It applies to self-hosted development as well as cross development.</text:p>
      <text:p text:style-name="P277">The questions this document tries to answer are:</text:p>
      <text:list xml:id="list113103892804280" text:continue-numbering="true"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277">These questions are answered separately for execution <text:span text:style-name="T251">vs.</text:span> development.</text:p>
      <text:p text:style-name="P277">These questions are answered separately for GPP, FPGA, and GPU platforms.</text:p>
      <text:p text:style-name="P278">After introducing all these topics, this document has <text:span text:style-name="T226">sections for each aspect in the following table</text:span>, </text:p>
      <text:p text:style-name="Table_20_Caption_20__28_before_29_"><text:span text:style-name="T227">Table </text:span><text:span text:style-name="T227"><text:sequence text:ref-name="refTable2" text:name="Table" text:formula="ooow:Table+1" style:num-format="1">1</text:sequence></text:span><text:span text:style-name="T227">: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03"/>
          </table:table-cell>
          <table:table-cell table:style-name="Table3.A1" office:value-type="string">
            <text:p text:style-name="P402"/>
            <text:p text:style-name="P402">Examples</text:p>
          </table:table-cell>
          <table:table-cell table:style-name="Table3.A1" office:value-type="string">
            <text:p text:style-name="P402">Development<text:line-break/><text:span text:style-name="T225">Tools</text:span></text:p>
          </table:table-cell>
          <table:table-cell table:style-name="Table3.A1" office:value-type="string">
            <text:p text:style-name="P402">Execution<text:line-break/><text:span text:style-name="T225">Environment</text:span></text:p>
          </table:table-cell>
          <table:table-cell table:style-name="Table3.E1" office:value-type="string">
            <text:p text:style-name="P402">I/O and Interconnect<text:line-break/>Device Support</text:p>
          </table:table-cell>
        </table:table-row>
        <table:table-row>
          <table:table-cell table:style-name="Table3.A2" office:value-type="string">
            <text:p text:style-name="P115">General-Purpose Processors<text:line-break/>(GPPs)</text:p>
          </table:table-cell>
          <table:table-cell table:style-name="Table3.A2" office:value-type="string">
            <text:p text:style-name="P1">X86<text:line-break/>(Intel/AMD),</text:p>
            <text:p text:style-name="P1">ARM<text:line-break/>(Xilinx/Altera/TI)</text:p>
          </table:table-cell>
          <table:table-cell table:style-name="Table3.A2" office:value-type="string">
            <text:p text:style-name="P1">Compiler<text:line-break/>tool-chains</text:p>
          </table:table-cell>
          <table:table-cell table:style-name="Table3.A2" office:value-type="string">
            <text:p text:style-name="P1">Operating System,</text:p>
            <text:p text:style-name="P1">Libraries,</text:p>
            <text:p text:style-name="P1">Drivers</text:p>
          </table:table-cell>
          <table:table-cell table:style-name="Table3.E2" office:value-type="string">
            <text:p text:style-name="P1"/>
          </table:table-cell>
        </table:table-row>
        <table:table-row>
          <table:table-cell table:style-name="Table3.A2" office:value-type="string">
            <text:p text:style-name="P115">FPGAs</text:p>
          </table:table-cell>
          <table:table-cell table:style-name="Table3.A2" office:value-type="string">
            <text:p text:style-name="P1">Xilinx<text:line-break/>(<text:span text:style-name="T1">V</text:span>irtex, <text:change text:change-id="ct106652631724256"/><text:change-start text:change-id="ct106652631724480"/>Zynq<text:change-end text:change-id="ct106652631724480"/>)</text:p>
            <text:p text:style-name="P1">Altera<text:line-break/>(<text:span text:style-name="T1">S</text:span>tratix, <text:span text:style-name="T1">C</text:span>yclone)</text:p>
            <text:p text:style-name="P1">Mentor/Modelsim</text:p>
          </table:table-cell>
          <table:table-cell table:style-name="Table3.A2" office:value-type="string">
            <text:p text:style-name="P1">Synthesis</text:p>
            <text:p text:style-name="P1">Place&amp;route</text:p>
            <text:p text:style-name="P1">Simulation</text:p>
          </table:table-cell>
          <table:table-cell table:style-name="Table3.A2" office:value-type="string">
            <text:p text:style-name="P1">Bitstream loading</text:p>
            <text:p text:style-name="P1">Control Plane Drivers</text:p>
            <text:p text:style-name="P1">Data Plane Drivers</text:p>
          </table:table-cell>
          <table:table-cell table:style-name="Table3.E2" office:value-type="string">
            <text:p text:style-name="P114">Directly attached I/O devices</text:p>
          </table:table-cell>
        </table:table-row>
        <table:table-row>
          <table:table-cell table:style-name="Table3.A2" office:value-type="string">
            <text:p text:style-name="P115">Graphics Processors</text:p>
          </table:table-cell>
          <table:table-cell table:style-name="Table3.A2" office:value-type="string">
            <text:p text:style-name="P1">Nvidia Tesla</text:p>
            <text:p text:style-name="P1">AMD FirePro</text:p>
          </table:table-cell>
          <table:table-cell table:style-name="Table3.A2" office:value-type="string">
            <text:p text:style-name="P1">Compilers,<text:line-break/>Profilers</text:p>
          </table:table-cell>
          <table:table-cell table:style-name="Table3.A2" office:value-type="string">
            <text:p text:style-name="P1">Execution Management</text:p>
            <text:p text:style-name="P1">Drivers</text:p>
            <text:p text:style-name="P1">Data Plane Drivers</text:p>
          </table:table-cell>
          <table:table-cell table:style-name="Table3.E2" office:value-type="string">
            <text:p text:style-name="P1"/>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171">This document <text:span text:style-name="T227">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3"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P404">Published By</text:p>
          </table:table-cell>
          <table:table-cell table:style-name="Table2.A1" office:value-type="string">
            <text:p text:style-name="P404">Link</text:p>
          </table:table-cell>
        </table:table-row>
        <table:table-row table:style-name="Table2.1">
          <table:table-cell table:style-name="Table2.A1" office:value-type="string">
            <text:p text:style-name="P397">OpenCPI Overview</text:p>
          </table:table-cell>
          <table:table-cell table:style-name="Table2.A1" office:value-type="string">
            <text:p text:style-name="P396">OpenCPI</text:p>
          </table:table-cell>
          <table:table-cell table:style-name="Table2.A1" office:value-type="string">
            <text:p text:style-name="P407"><text:a xlink:type="simple" xlink:href="https://github.com/opencpi/opencpi/raw/2017.Q1/doc/pdf/OpenCPI_Overview.pdf" text:style-name="Internet_20_link" text:visited-style-name="Visited_20_Internet_20_Link"><text:span text:style-name="T162">https://github.com/opencpi/opencpi/raw/2017.Q1/doc/pdf/OpenCPI_Overview.pdf</text:span></text:a></text:p>
          </table:table-cell>
        </table:table-row>
        <table:table-row table:style-name="Table2.1">
          <table:table-cell table:style-name="Table2.A3" office:value-type="string">
            <text:p text:style-name="P394"><text:span text:style-name="T335">OpenCPI </text:span>Installation <text:span text:style-name="T335">Guide</text:span></text:p>
          </table:table-cell>
          <table:table-cell table:style-name="Table2.A3" office:value-type="string">
            <text:p text:style-name="P395">OpenCPI</text:p>
          </table:table-cell>
          <table:table-cell table:style-name="Table2.A3" office:value-type="string">
            <text:p text:style-name="P407"><text:a xlink:type="simple" xlink:href="https://github.com/opencpi/opencpi/raw/2017.Q1/doc/pdf/OpenCPI_Installation.pdf" text:style-name="Internet_20_link" text:visited-style-name="Visited_20_Internet_20_Link"><text:span text:style-name="T163">https://github.com/opencpi/opencpi/raw/2017.Q1/doc/pdf/OpenCPI_Installation.pdf</text:span></text:a></text:p>
          </table:table-cell>
        </table:table-row>
        <table:table-row table:style-name="Table2.1">
          <table:table-cell table:style-name="Table2.A3" office:value-type="string">
            <text:p text:style-name="P394"><text:span text:style-name="T335">OpenCPI </text:span>Component Development <text:span text:style-name="T335">Guide</text:span></text:p>
          </table:table-cell>
          <table:table-cell table:style-name="Table2.A3" office:value-type="string">
            <text:p text:style-name="P395">OpenCPI</text:p>
          </table:table-cell>
          <table:table-cell table:style-name="Table2.A3" office:value-type="string">
            <text:p text:style-name="P408"><text:a xlink:type="simple" xlink:href="https://github.com/opencpi/opencpi/raw/2017.Q1/doc/pdf/OpenCPI_Component_Development.pdf" text:style-name="Internet_20_link" text:visited-style-name="Visited_20_Internet_20_Link"><text:span text:style-name="T162">https://github.com/opencpi/opencpi/raw/2017.Q1/doc/pdf/OpenCPI_Component_Development.pdf</text:span></text:a></text:p>
          </table:table-cell>
        </table:table-row>
        <table:table-row table:style-name="Table2.1">
          <table:table-cell table:style-name="Table2.A3" office:value-type="string">
            <text:p text:style-name="P394"><text:span text:style-name="T335">OpenCPI </text:span>Application Development <text:span text:style-name="T335">Guide</text:span></text:p>
          </table:table-cell>
          <table:table-cell table:style-name="Table2.A3" office:value-type="string">
            <text:p text:style-name="P395">OpenCPI</text:p>
          </table:table-cell>
          <table:table-cell table:style-name="Table2.A3" office:value-type="string">
            <text:p text:style-name="P407"><text:a xlink:type="simple" xlink:href="https://github.com/opencpi/opencpi/raw/2017.Q1/doc/pdf/OpenCPI_Application_Development.pdf" text:style-name="Internet_20_link" text:visited-style-name="Visited_20_Internet_20_Link"><text:span text:style-name="T163">https://github.com/opencpi/opencpi/raw/2017.Q1/doc/pdf/OpenCPI_Application_Development.pdf</text:span></text:a></text:p>
          </table:table-cell>
        </table:table-row>
      </table:table>
      <text:h text:style-name="P533" text:outline-level="1"><text:bookmark-start text:name="__RefHeading__1019_1060509377"/><text:bookmark-start text:name="_Toc144999753"/>O<text:bookmark-end text:name="_Toc144999753"/>penCPI <text:span text:style-name="T269">Systems and </text:span>Platforms<text:bookmark-end text:name="__RefHeading__1019_1060509377"/></text:h>
      <text:p text:style-name="P2">OpenCPI provides a consistent model and framework for component-based application development and execution on various <text:span text:style-name="T265">combinations of </text:span>(“heterogeneous”) processing technologies, focusing mostly on embedded systems.</text:p>
      <text:p text:style-name="P2">An <text:span text:style-name="T59">OpenCPI system</text:span> is a collection of processing elements that can be used together as resources for running component-based applications. <text:s/><text:change-start text:change-id="ct106652631724704"/><text:span text:style-name="T362">OpenCPI considers</text:span><text:change-end text:change-id="ct106652631724704"/><text:change text:change-id="ct106652631724928"/><text:change-start text:change-id="ct106652631725152"/> <text:change-end text:change-id="ct106652631725152"/>each processor <text:change text:change-id="ct106652631725376"/>part of <text:change text:change-id="ct106652631725600"/><text:change-start text:change-id="ct106652631725824"/><text:span text:style-name="T362">some</text:span><text:change-end text:change-id="ct106652631725824"/> hardware <text:change-start text:change-id="ct106652631726048"/><text:span text:style-name="T7">sub</text:span><text:change-end text:change-id="ct106652631726048"/>system. <text:s/><text:span text:style-name="T342">T</text:span>hese subsystems are wired together using some interconnect technologies (<text:span text:style-name="T300">e.g. </text:span>networks, buses, fabrics, cables).</text:p>
      <text:p text:style-name="P2">We call each available processor and its surrounding directly-connected hardware a <text:span text:style-name="FirstEmphasis"><text:span text:style-name="T343">platform</text:span></text:span>. <text:s/>Most commonly, a platform is a “card” or “motherboard” housing <text:span text:style-name="T264">a</text:span> processor and associated memory and I/O devices. <text:s/>We call the data paths that allow platforms to communicate with each other <text:span text:style-name="FirstEmphasis"><text:span text:style-name="T343">interconnects</text:span></text:span>. <text:s/><text:span text:style-name="T229">The most common interconnects for OpenCPI systems are PCI Express or Ethernet, although others are also supported and used for some platforms (e.g. the AXI system interconnects on Xilinx Zynq-based systems).</text:span></text:p>
      <text:p text:style-name="P172">The scope of a system can be a small embedded system that fits in <text:span text:style-name="T342">a</text:span> <text:span text:style-name="T230">pocket</text:span>, or racks full of network-connected hardware that act as a “system of systems”. <text:s/>Since this “system” definition is somewhat broad, we target <text:span text:style-name="T251">the </text:span>efforts to enable run<text:span text:style-name="T251">ning</text:span> OpenCPI at each <text:span text:style-name="FirstEmphasis">platform</text:span> and <text:span text:style-name="FirstEmphasis">interconnect</text:span> within a system. <text:s/>Hence <text:span text:style-name="T59">platform development</text:span> <text:span text:style-name="T251">i</text:span>s enabling a platform, and <text:span text:style-name="T199">enabling a system is</text:span><text:span text:style-name="T7"> enabling whatever platforms </text:span><text:span text:style-name="T92">and interconnects </text:span><text:span text:style-name="T7">are in the system</text:span>.</text:p>
      <text:p text:style-name="P172">Our most common and simple example system is the ZedBoard from Digilent <text:span text:style-name="T231">(zedboard.org)</text:span>, which is based on <text:span text:style-name="T266">the </text:span>Xilinx Zynq chip. <text:s/>This chip is called a “system on chip” or S<text:span text:style-name="T301">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230">Thus the ZedBoard </text:span><text:span text:style-name="T116">system</text:span><text:span text:style-name="T230"> consists of two </text:span><text:span text:style-name="T116">platforms</text:span><text:span text:style-name="T230"> that happen to reside in the same chip, with an AXI </text:span><text:span text:style-name="T116">interconnect</text:span><text:span text:style-name="T230"> between them.</text:span></text:p>
      <text:p text:style-name="P172">Another common example system is a typical PC, which has a multicore (1-12) Intel or AMD x86 processor on a motherboard. <text:s/><text:span text:style-name="T230">If cards are plugged into slots on the PC's motherboard, and those cards have processors (e.g. GPP, FPGA, GPU) on them, then those cards can act as additional platforms in that system.</text:span></text:p>
      <text:p text:style-name="P172">We consider multi-core GPPs as single “processors” since they generally run a single operating system and act as a single resource that can run multiple threads concurrent<text:span text:style-name="T233">l</text:span>y.</text:p>
      <text:p text:style-name="P183">The final defined element of an OpenCPI system is <text:span text:style-name="T59">devices</text:span>, which are locally attached to some platform to allow the source or sink of data flowing between component<text:change-start text:change-id="ct106652631726272"/><text:span text:style-name="T362">s</text:span><text:change-end text:change-id="ct106652631726272"/> to enter or exit the system. <text:s/><text:span text:style-name="T342">Thus devices are distinct from interconnects.</text:span></text:p>
      <text:p text:style-name="P183"><text:span text:style-name="T342">A</text:span> <text:span text:style-name="FirstEmphasis">system</text:span> consists of <text:span text:style-name="FirstEmphasis">platforms</text:span> connected by <text:span text:style-name="FirstEmphasis">interconnects</text:span>, and platforms can have locally attached <text:span text:style-name="FirstEmphasis">devices</text:span>.</text:p>
      <text:h text:style-name="P538" text:outline-level="2"><text:bookmark-start text:name="__RefHeading___Toc4319_234407367"/>Inside an OpenCPI Platform<text:bookmark-end text:name="__RefHeading___Toc4319_234407367"/></text:h>
      <text:p text:style-name="P280">As mentioned above, a <text:span text:style-name="T59">platform</text:span> consists of a processor (GPP, FPGA, GPU, etc.) <text:span text:style-name="T270">attached to</text:span> <text:span text:style-name="T59">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59">devices</text:span> and <text:span text:style-name="T59">slots</text:span>. <text:s/></text:p>
      <text:p text:style-name="P280"><text:span text:style-name="T59">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270">s</text:span> or sinks for data into or out of <text:span text:style-name="T268">the system, and thus can be used for inputs and outputs for </text:span>a component-based application <text:span text:style-name="T268">running on that system.</text:span></text:p>
      <text:p text:style-name="P281">When a device is hard-wired to the platform, it is defined as part of the platform. <text:s/>It is also common for platforms to be optionally configured <text:span text:style-name="T344">with</text:span> add-on <text:span text:style-name="T59">cards</text:span> that provide additional devices for the platform. <text:s/>To allow for this, platforms can have <text:span text:style-name="T59">slots</text:span>, which are an intrinsic part of the platform, and enable cards to be plugged in that add devices to the platform. <text:s/><text:span text:style-name="T269">Such cards may be plugged in to any platforms that have compatible slots.</text:span><text:change-start text:change-id="ct106652631726496"/></text:p>
      <text:p text:style-name="P304">An example <text:span text:style-name="FirstEmphasis">system</text:span> is the ZedBoard, <text:change-end text:change-id="ct106652631726496"/><text:change-start text:change-id="ct106652631726720"/>which has a Xilinx Zynq SoC part on its motherboard that has a dual-core ARM processor as well as an FPGA inside.<text:change-end text:change-id="ct106652631726720"/><text:change-start text:change-id="ct106652631726944"/> <text:s/>This board thus has two platforms, an ARM-based <text:span text:style-name="FirstEmphasis">platform</text:span> attached to a variety of external peripherals<text:change-end text:change-id="ct106652631726944"/><text:change-start text:change-id="ct106652631727168"/> (Ethernet, USB, etc.) as well as an FPGA-based <text:span text:style-name="FirstEmphasis">platform</text:span> attached to some external peripherals (devices) as well as an attached external FMC <text:span text:style-name="FirstEmphasis">slot</text:span> into which different <text:span text:style-name="FirstEmphasis">cards</text:span> may be plugged.<text:change-end text:change-id="ct106652631727168"/></text:p>
      <text:p text:style-name="P281">Thus the devices available on a platform are either a permanent part of the platform, or are optionally configured as being available on defined cards <text:span text:style-name="T344">when they</text:span> are plugged into one of the platform's slots.</text:p>
      <text:p text:style-name="P282">Platforms can have any number of devices, and may have multiple devices of the same type. <text:s/>When cards are plugged into a platform's slots, they make additional devices available on the platform.</text:p>
      <text:list xml:id="list113103501430108" text:continue-numbering="true" text:style-name="WWNum32">
        <text:list-item>
          <text:p text:style-name="List_20_Bullet">Systems have platforms and interconnects.</text:p>
        </text:list-item>
        <text:list-item>
          <text:p text:style-name="List_20_Bullet">Platforms have slots and devices.</text:p>
        </text:list-item>
        <text:list-item>
          <text:p text:style-name="List_20_Bullet">Cards plug into slots and have devices.</text:p>
        </text:list-item>
      </text:list>
      <text:h text:style-name="P539" text:outline-level="2"><text:bookmark-start text:name="__RefHeading__1021_1060509377"/>Development and Execution<text:bookmark-end text:name="__RefHeading__1021_1060509377"/></text:h>
      <text:p text:style-name="P174">Every platform must be enabled for development as well as execution. <text:s/><text:span text:style-name="T7">Development</text:span> is the process of producing “executable binaries”, and <text:span text:style-name="T7">execution</text:span> is the process of running those binaries on the <text:span text:style-name="T251">available </text:span>platforms <text:span text:style-name="T251">in a system, </text:span>as part of the execution of a component-based application. <text:s/><text:change-start text:change-id="ct106652631727392"/><text:span text:style-name="T363">Development activities are typically said to be done at </text:span><text:span text:style-name="T99">build-time</text:span><text:span text:style-name="T363">; execution activities are typically said to be done at </text:span><text:span text:style-name="T99">run-time</text:span></text:p>
      <text:p text:style-name="P174"><text:change-end text:change-id="ct106652631727392"/>OpenCPI uses the term “binary artifact” as a technology-neutral term for the <text:span text:style-name="T345">binary file</text:span> that execut<text:span text:style-name="T232">es</text:span> on various processing technologies. <text:s/>On GPPs, they are typically “shared object files” or “dynamic libraries”. <text:s/>On FPGAs, they are sometimes called “bitstreams”. <text:s/>On GPUs, they are sometimes called “graphics kernels”.</text:p>
      <text:p text:style-name="P173">Enabling <text:span text:style-name="T7">development</text:span> is procuring, installing, configuring and integrating the various tools necessary to enable the developer to design and create binary artifacts from source code, <text:span text:style-name="T356">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175">For <text:span text:style-name="T267">most</text:span> embedded systems, the development tools do not run on the system itself, but run on a separate “development host”, typically a <text:span text:style-name="T252">(possibly virtual) </text:span>PC. <text:s/>The unusual, but still possible, case where the tools run on the targeted embedded system itself, is termed “self-hosted development”. <text:s/>When the target platform is embedded <text:span text:style-name="T252">and </text:span>development tools run on a “development host”, <text:span text:style-name="T252">that</text:span> is termed “cross development”, using “cross-tools” (e.g. cross-compilers).</text:p>
      <text:p text:style-name="P175">All development hosts also act as execution platforms since any host capable of running development tools can act as an <text:span text:style-name="T356">OpenCPI </text:span>execution platform for the GPP/processor of that system. <text:s/><text:span text:style-name="T356">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p>
      <text:h text:style-name="Heading_20_2" text:outline-level="2"><text:bookmark-start text:name="__RefHeading___Toc4321_234407367"/>Enabling New Systems for OpenCPI<text:bookmark-end text:name="__RefHeading___Toc4321_234407367"/></text:h>
      <text:p text:style-name="P3">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3">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3">The system inventory for OpenCPI <text:change text:change-id="ct106652631727616"/><text:change-start text:change-id="ct106652631727840"/><text:span text:style-name="T363">consists of</text:span><text:change-end text:change-id="ct106652631727840"/>:</text:p>
      <text:list xml:id="list113104224625296" text:continue-numbering="true" text:style-name="WWNum32">
        <text:list-item>
          <text:p text:style-name="P420">Processors</text:p>
        </text:list-item>
        <text:list-item>
          <text:p text:style-name="P420">Interconnects</text:p>
        </text:list-item>
        <text:list-item>
          <text:p text:style-name="P420">Devices</text:p>
        </text:list-item>
      </text:list>
      <text:p text:style-name="P3">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271">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283">Since OpenCPI is open source software, it is very desirable to contribute new or extended support modules back to the community since most such modules will likely be used in other systems.</text:p>
      <text:p text:style-name="P283">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283">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540" text:outline-level="2"><text:bookmark-start text:name="__RefHeading___Toc4323_234407367"/>A Process Template for Enabling OpenCPI on a New System.<text:bookmark-end text:name="__RefHeading___Toc4323_234407367"/></text:h>
      <text:p text:style-name="P284">Here is a list of steps normal<text:span text:style-name="T272">l</text:span>y required to enable a new system for OpenCPI. <text:s/><text:span text:style-name="T278">The first four steps are used to establish a clear base of information to estimate and plan the effort.</text:span></text:p>
      <text:h text:style-name="P548" text:outline-level="3"><text:bookmark-start text:name="__RefHeading___Toc4325_234407367"/>System inventory<text:bookmark-end text:name="__RefHeading___Toc4325_234407367"/></text:h>
      <text:p text:style-name="Body">Collect information to determine <text:span text:style-name="T275">the rough </text:span><text:span text:style-name="T217">scope of </text:span><text:span text:style-name="T218">the </text:span><text:span text:style-name="T217">effort.</text:span></text:p>
      <text:p text:style-name="P185">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273">establishing the system breakdown. <text:s/>This is usually a “data sheet” exercise.</text:span></text:p>
      <text:p text:style-name="P287">The result is a list of system elements that need to be assessed, specifically identified as to the devices involved. <text:s/>This activity should not take more than a week unless information about the target system is unavailable or unduly restricted.</text:p>
      <text:h text:style-name="P548" text:outline-level="3"><text:bookmark-start text:name="__RefHeading___Toc4327_234407367"/>Processor, <text:s/>interconnect and device assessment<text:bookmark-end text:name="__RefHeading___Toc4327_234407367"/></text:h>
      <text:p text:style-name="P184">Evaluate the state of support already in OpenCPI and what additional technical efforts are likely to be required. <text:s/>These assessments establish a rough level of effort, without necessarily establishing feasibility. <text:s/>A ROM <text:span text:style-name="T346">(rough order or magnitude) </text:span>LOE <text:span text:style-name="T346">(level of effort) </text:span>can be establishe<text:span text:style-name="T346">d</text:span>.</text:p>
      <text:p text:style-name="P186">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text:span text:style-name="T346">needs </text:span>entirely new support. <text:s/>The categories are:</text:h>
      <text:list xml:id="list113102428116603"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279">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273">Categories are:</text:span></text:h>
      <text:list xml:id="list113103732238834"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275">that is attached to it</text:span>. <text:s/>Categories are:</text:h>
      <text:list xml:id="list113103560521973" text:continue-numbering="true" text:style-name="WWNum32">
        <text:list-item>
          <text:p text:style-name="List_20_Bullet">Interconnect is already supported adequately in OpenCPI</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277">For each device, e</text:span>valuate the state of support already in OpenCPI and what additional technical efforts are likely to be required the each device, as it will be attached to its processor..</text:h>
      <text:p text:style-name="P285"><text:span text:style-name="T277">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276">i</text:span>sting OpenCPI support is adequate. <text:s/>Categories are:</text:p>
      <text:list xml:id="list113102710530210" text:continue-numbering="true" text:style-name="WWNum32">
        <text:list-item>
          <text:p text:style-name="List_20_Bullet">Device is already supported</text:p>
        </text:list-item>
        <text:list-item>
          <text:p text:style-name="List_20_Bullet">Device support require<text:span text:style-name="T346">s</text:span>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549" text:outline-level="3"><text:bookmark-start text:name="__RefHeading___Toc4329_234407367"/>Assemble Technical Data Package<text:bookmark-end text:name="__RefHeading___Toc4329_234407367"/></text:h>
      <text:p text:style-name="P286">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find any roadblocks to obtaining the information (vendor unwillingness, legacy unavailability<text:span text:style-name="T346">)</text:span>.</text:p>
      <text:p text:style-name="P288">In the particular case of device support, some vendors <text:span text:style-name="T346">d</text:span>o not expose sufficient information to support their devices in the absence of their own “drivers” that embed their ICD <text:span text:style-name="T346">(interface control document) </text:span>information they consider a trade secret. <text:s/>Such positioning by vendors of course makes them less desirable for OpenCPI-based systems.</text:p>
      <text:p text:style-name="Body">Required information for processors/<text:span text:style-name="T274">FPGAs include:</text:span></text:p>
      <text:list xml:id="list113103771470447" text:continue-numbering="true" text:style-name="WWNum32">
        <text:list-item>
          <text:p text:style-name="List_20_Bullet">Tool requirements (which tools, which settings, <text:span text:style-name="T274">cost</text:span>)</text:p>
        </text:list-item>
        <text:list-item>
          <text:p text:style-name="List_20_Bullet">Connectivity <text:span text:style-name="T274">technical </text:span>details (e.g. how <text:span text:style-name="T274">interconnects, </text:span>devices and slots are connected, <text:span text:style-name="T274">including pin-outs etc.</text:span>)</text:p>
        </text:list-item>
      </text:list>
      <text:p text:style-name="Body">Require information for devices <text:span text:style-name="T277">include:</text:span></text:p>
      <text:list xml:id="list113103542294165" text:continue-numbering="true" text:style-name="WWNum32">
        <text:list-item>
          <text:p text:style-name="P421">Device data sheets <text:span text:style-name="T278">or equivalent functional and interface documentation.</text:span></text:p>
        </text:list-item>
        <text:list-item>
          <text:p text:style-name="P421"><text:span text:style-name="T274">P</text:span>rogramming/application guides.</text:p>
        </text:list-item>
        <text:list-item>
          <text:p text:style-name="List_20_Bullet">Appropriate/relevant existing support modules in OpenCPI's</text:p>
        </text:list-item>
        <text:list-item>
          <text:p text:style-name="P422"><text:soft-page-break/>How the devices are attached to the processors. (e.g. ICD)</text:p>
        </text:list-item>
      </text:list>
      <text:p text:style-name="P287">As part of this effort, any additional required feasibility experiments or reverse engineering tasks are identified. <text:s/><text:span text:style-name="T278">These are tasks to fill in the information gaps in order to have a high confidence work estimates and plans.</text:span></text:p>
      <text:h text:style-name="P550" text:outline-level="3"><text:bookmark-start text:name="__RefHeading___Toc4331_234407367"/>Experiments to <text:span text:style-name="T3">E</text:span>stablish <text:span text:style-name="T3">F</text:span>eas<text:span text:style-name="T342">i</text:span>bility <text:span text:style-name="T347">and Missing Information</text:span><text:bookmark-end text:name="__RefHeading___Toc4331_234407367"/></text:h>
      <text:p text:style-name="P187">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text:span text:style-name="T347">process</text:span> of the above tasks <text:span text:style-name="T347">(i.e. discovering knowledge gaps)</text:span>, and may include:</text:p>
      <text:list xml:id="list113102787582185"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187">These hands-on efforts establish the final information to plan and budget for the effort of <text:s/>enabling a new system for OpenCPI. <text:s/><text:span text:style-name="T279">This activity depends on access to a real system.</text:span></text:p>
      <text:h text:style-name="Heading_20_3" text:outline-level="3"><text:bookmark-start text:name="__RefHeading___Toc4333_234407367"/>Planning and Specification<text:bookmark-end text:name="__RefHeading___Toc4333_234407367"/></text:h>
      <text:p text:style-name="P188">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188">Every system element not currently supported requires a development task, while all system elements, including those supposedly already supported, should still have a verification task planned.</text:p>
      <text:p text:style-name="P188">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text:span text:style-name="T347">specified</text:span>.</text:p>
      <text:p text:style-name="P189">The tasks defined here will be of types described more fully in other sections of this document, where the various types of platform development are described in detail.</text:p>
      <text:h text:style-name="P551" text:outline-level="3"><text:bookmark-start text:name="__RefHeading___Toc4335_234407367"/>Technical Development<text:bookmark-end text:name="__RefHeading___Toc4335_234407367"/></text:h>
      <text:p text:style-name="P189">The various technical development tasks are of the types corresponding to specific sections of this document. <text:s/><text:span text:style-name="T280">Each type in the following list may or may not be required to enable a given system. <text:s/>Small updates or enhancements to existing modules are common.</text:span></text:p>
      <text:list xml:id="list113103231653180" text:continue-numbering="true" text:style-name="WWNum32">
        <text:list-item>
          <text:p text:style-name="List_20_Bullet">Enabling a new development system <text:span text:style-name="T280">(including native development and execution)</text:span></text:p>
        </text:list-item>
        <text:list-item>
          <text:p text:style-name="List_20_Bullet"><text:soft-page-break/><text:span text:style-name="T282">N</text:span>ew <text:span text:style-name="T281">GPP </text:span>development tools</text:p>
        </text:list-item>
        <text:list-item>
          <text:p text:style-name="List_20_Bullet"><text:span text:style-name="T282">N</text:span>ew FPGA tools</text:p>
        </text:list-item>
        <text:list-item>
          <text:p text:style-name="List_20_Bullet">New GPP platform</text:p>
        </text:list-item>
        <text:list-item>
          <text:p text:style-name="List_20_Bullet"><text:span text:style-name="T282">New</text:span> interconnect for GPP platforms.</text:p>
        </text:list-item>
        <text:list-item>
          <text:p text:style-name="List_20_Bullet"><text:span text:style-name="T282">New</text:span> interconnect for FPGA platforms</text:p>
        </text:list-item>
        <text:list-item>
          <text:p text:style-name="List_20_Bullet"><text:span text:style-name="T282">New</text:span> FPGA platform.</text:p>
        </text:list-item>
        <text:list-item>
          <text:p text:style-name="List_20_Bullet">New FPGA <text:span text:style-name="T347">c</text:span>ards</text:p>
        </text:list-item>
        <text:list-item>
          <text:p text:style-name="List_20_Bullet">New FPGA <text:span text:style-name="T347">d</text:span>evice</text:p>
        </text:list-item>
      </text:list>
      <text:h text:style-name="Heading_20_3" text:outline-level="3"><text:bookmark-start text:name="__RefHeading___Toc4337_234407367"/>Verification<text:bookmark-end text:name="__RefHeading___Toc4337_234407367"/></text:h>
      <text:p text:style-name="P289">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190">To reduce all efforts at system enablement for OpenCPI, it <text:span text:style-name="T347">is</text:span> strongly encouraged (or in some cases required),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234">Enabling the </text:span>Development Host<text:bookmark-end text:name="__RefHeading__1023_1060509377"/></text:h>
      <text:p text:style-name="P178">Before any platform-specific tools are installed on the development host, the basic development configuration must be established for OpenCPI. <text:s/>The <text:span text:style-name="FirstEmphasis">OpenCPI Installation Guide</text:span> describes the installation process <text:span text:style-name="T237">for supported development hosts</text:span>, but the basic steps are:</text:p>
      <text:list xml:id="list113104218958676"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253">'</text:span>s build system on the development host.</text:p>
        </text:list-item>
        <text:list-item>
          <text:p text:style-name="List_20_Bullet">Retrieving current source code for OpenCPI</text:p>
        </text:list-item>
        <text:list-item>
          <text:p text:style-name="P423">Establish a build environment with appropriate options</text:p>
        </text:list-item>
        <text:list-item>
          <text:p text:style-name="List_20_Bullet">Building the core OpenCPI software <text:span text:style-name="T355">targeting the development host</text:span></text:p>
        </text:list-item>
        <text:list-item>
          <text:p text:style-name="P423">Building and testing the OpenCPI component libraries and example applications</text:p>
        </text:list-item>
      </text:list>
      <text:p text:style-name="P219"><text:span text:style-name="T355">Building the core software for the development host</text:span> includes <text:span text:style-name="T355">OpenCPI</text:span> tool executables, as well as runtime libraries that support both tool execution as well as application/component execution on the development host.</text:p>
      <text:p text:style-name="P220">This section addresses issues specific to development hosts, while following sections address issues for any target platform for execution, which also includes development hosts.</text:p>
      <text:p text:style-name="P219"><text:span text:style-name="T357">F</text:span>or a new development platform, the <text:span text:style-name="T348">following aspects</text:span> must be <text:span text:style-name="T239">defined, documented</text:span>, and in some cases, new scripts and software will be required:</text:p>
      <text:list xml:id="list113102435706422" text:continue-numbering="true" text:style-name="WWNum32">
        <text:list-item>
          <text:p text:style-name="List_20_Bullet">Operating <text:span text:style-name="T348">s</text:span>ystem <text:span text:style-name="T348">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79">The first two <text:span text:style-name="T356">steps </text:span>are generally manual, requiring written instructions. <text:s/>The latter two <text:span text:style-name="T356">are</text:span> scripted. <text:s/>Both the instructions and scripts should be <text:span text:style-name="T357">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238">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349">the installation guide</text:span> document so others can benefit, <text:span text:style-name="T238">including:</text:span></text:p>
      <text:list xml:id="list113104308804865"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424">How to obtain/download the OpenCPI code base.</text:p>
        </text:list-item>
      </text:list>
      <text:p text:style-name="Standard">This <text:span text:style-name="T240">(normally manual) new </text:span>procedure should be included in the README file in the platform's director<text:span text:style-name="T254">y.</text:span> <text:s/><text:span text:style-name="T240">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255">https</text:span>://github.com/opencpi/opencpi.git</text:p>
      <text:p text:style-name="Standard">Once the OpenCPI source distribution is present, scripts to finish the installation can be run out of that tree <text:span text:style-name="T349">(after they are created and added to the OpenCPI repository). <text:s/>The remaining instructions assume you are in the directory created by the git clone command, i.e. you must then do:</text:span></text:p>
      <text:p text:style-name="Code">% <text:span text:style-name="T358">cd opencpi</text:span></text:p>
      <text:p text:style-name="Standard">In summary, the task to enable this <text:span text:style-name="T349">first </text:span>aspect of the installation is to create the README file explaining the initial OS installation, and the retrieval of the OpenCPI distribution. <text:s/><text:span text:style-name="T349">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350"> </text:span>for the Development Host.<text:bookmark-end text:name="__RefHeading__17648_2116501284"/></text:h>
      <text:p text:style-name="P221"><text:span text:style-name="T358">Most of the remaining steps for enabling the development host are the same as those for supporting any runtime platform, and are explained in the </text:span><text:span text:style-name="FirstEmphasis">Enable GPP Platforms</text:span><text:span text:style-name="T358"> section below. <text:s/>Prior to the installation of any target-platform-specific tools, a basic set of tools must be installed on the development host that will support development for all platforms.</text:span></text:p>
      <text:p text:style-name="P4">OpenCPI development requires a number of tools to be available. <text:s/>These require<text:span text:style-name="T256">d</text:span> tools fall into two categories:</text:p>
      <text:list xml:id="list113103863606352"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4">The first category should be installed by a new script written <text:change text:change-id="ct106102875908800"/><text:change-start text:change-id="ct106102875909024"/><text:span text:style-name="T423">to run on</text:span><text:change-end text:change-id="ct106102875909024"/><text:change text:change-id="ct106102875909248"/> <text:span text:style-name="T359">development host </text:span>platform<text:change-start text:change-id="ct106102875909472"/><text:span text:style-name="T423">s</text:span><text:change-end text:change-id="ct106102875909472"/>, and placed in the <text:change-start text:change-id="ct106102875909696"/><text:span text:style-name="T423">specific </text:span><text:change-end text:change-id="ct106102875909696"/>platform's subdirectory under the name <text:span text:style-name="Code"><text:span text:style-name="T7">&lt;platform&gt;</text:span></text:span><text:span text:style-name="Code">-packages.sh</text:span>. <text:s/>This script does what is necessary to perform a standard installation (presumably globally on the system for all users) of at least the following software tools:</text:p>
      <text:list xml:id="list113102947498849" text:continue-numbering="true" text:style-name="WWNum32">
        <text:list-item>
          <text:p text:style-name="P431">make</text:p>
        </text:list-item>
        <text:list-item>
          <text:p text:style-name="P431">git</text:p>
        </text:list-item>
        <text:list-item>
          <text:p text:style-name="P431"><text:span text:style-name="T350">C</text:span>/<text:span text:style-name="T350">C</text:span>++ compiler tool chain</text:p>
        </text:list-item>
        <text:list-item>
          <text:p text:style-name="P431">python</text:p>
        </text:list-item>
      </text:list>
      <text:p text:style-name="P405">This script should be written assuming a minimal OS installation has been performed. <text:s/>I.e. it should not assume the OS is already a typical development system installation.</text:p>
      <text:p text:style-name="P405">For OpenCPI <text:span text:style-name="T359">binary </text:span>distributions using the RPM <text:span text:style-name="T351">or similar package management schemes, </text:span><text:s/><text:span text:style-name="T351">this script would be unnecessary since the installation would automatically deal with such dependencies.</text:span></text:p>
      <text:p text:style-name="P406">For reference, the contents of this script for CentOS6, with the name:</text:p>
      <text:p text:style-name="Code">platforms/centos6/centos6-packages.sh</text:p>
      <text:p text:style-name="P363">is currently:</text:p>
      <text:p text:style-name="P358"><text:change-start text:change-id="ct106102875909920"/>#!/bin/sh<text:line-break/># Install prerequisite packages for Cent<text:span text:style-name="T302">OS</text:span>6<text:line-break/>echo Installing standard extra packages using "yum"<text:line-break/>sudo yum -y groupinstall "development tools"<text:line-break/>echo Installing packages required: tcl pax python-devel<text:line-break/>sudo yum -y install tcl pax python-devel <text:span text:style-name="T256">fakeroot redhat-lsb-core</text:span><text:line-break/>echo Installing 32 bit libraries '(really only required for modelsim)'<text:line-break/>sudo yum -y install glibc.i686 libXft.i686 libXext.i686 ncurses-libs.i686<text:change-end text:change-id="ct106102875909920"/></text:p>
      <text:p text:style-name="P215">Sometimes extra tools <text:span text:style-name="T359">here </text:span>are required for various tools for other <text:span text:style-name="T359">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351">The </text:span><text:span text:style-name="Code">tcl</text:span><text:span text:style-name="T351">, </text:span><text:span text:style-name="Code">fakeroot</text:span><text:span text:style-name="T351">, and </text:span><text:span text:style-name="Code">redhat-lsb-core</text:span><text:span text:style-name="T351"> packages are not needed by OpenCPI itself, but are required to install some other packages used with OpenCPI.</text:span></text:p>
      <text:p text:style-name="P217"><text:soft-page-break/>This script is run by the higher level script <text:span text:style-name="Code">install-prerequisites.sh</text:span>.</text:p>
      <text:p text:style-name="P222">After creating this script, the remaining steps for enabling the development host are the same as for any GPP platform<text:change-start text:change-id="ct106102875910144"/> <text:span text:style-name="T424">(development or embedded/target)</text:span><text:change-end text:change-id="ct106102875910144"/>.</text:p>
      <text:h text:style-name="Heading_20_1" text:outline-level="1"><text:bookmark-start text:name="__RefHeading__1025_1060509377"/><text:span text:style-name="T75">Enabling </text:span>GPP Platforms<text:bookmark-end text:name="__RefHeading__1025_1060509377"/></text:h>
      <text:p text:style-name="Standard">Enabling a GPP <text:span text:style-name="T354">(General Purpose Processor) </text:span>platform <text:span text:style-name="T257">requires two different aspects: <text:s/>enabling development/cross development, and enabling execution. <text:s/>Enabling for development allows building component and application binaries for the platform and also enables building the OpenCPI core runtime libraries and runtime command line tools for execution on the target platform.</text:span></text:p>
      <text:p text:style-name="Standard">To actually execute on <text:span text:style-name="T257">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113102575460649"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242">more</text:span> standards conformant, which is good.</text:p>
        </text:list-item>
        <text:list-item>
          <text:p text:style-name="List_20_Bullet">Some compilers are “dumber” that others, requir<text:span text:style-name="T354">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3">New </text:span>GPP<text:span text:style-name="T234"> P</text:span>latforms<text:bookmark-end text:name="__RefHeading__1027_1060509377"/></text:h>
      <text:p text:style-name="P223"><text:span text:style-name="T235">Whether a GPP platform is the development host itself, or an embedded GPP using cross-development, the tool chain must be established on a development host. <text:s/>For development hosts, there is typically a default tool chain that is installed globally in the system for any development task on that system. <text:s/>This is the purpose of the </text:span><text:span text:style-name="Code">platforms/</text:span><text:change-start text:change-id="ct106102875910368"/><text:span text:style-name="Code"><text:span text:style-name="T422">&lt;platform&gt;/</text:span></text:span><text:change-end text:change-id="ct106102875910368"/><text:span text:style-name="Code"><text:span text:style-name="T7">&lt;platform&gt;</text:span></text:span><text:span text:style-name="Code">-packages.sh</text:span><text:span text:style-name="T360"> script mentioned above.</text:span></text:p>
      <text:p text:style-name="P103">When the tool chain desired for <text:span text:style-name="T236">OpenCPI execution on </text:span>the development host is <text:span text:style-name="T7">not</text:span> the default <text:span text:style-name="T242">tool-chain </text:span>for <text:span text:style-name="T360">the development host</text:span>, then it is installed separately much like other cross-compiler tool chains for embedded hosts.</text:p>
      <text:p text:style-name="P180">Thus development tools for GPP platforms are established in three ways:</text:p>
      <text:list xml:id="list1232925166" text:style-name="L1">
        <text:list-item>
          <text:p text:style-name="P466">The development host's globally installed default tools.</text:p>
        </text:list-item>
        <text:list-item>
          <text:p text:style-name="P466">A specific prerequisite installation in OpenCPI's own installation area</text:p>
        </text:list-item>
        <text:list-item>
          <text:p text:style-name="P466">A side effect of another tool installation that it is part of.</text:p>
        </text:list-item>
      </text:list>
      <text:p text:style-name="P181">The first <text:span text:style-name="T258">case </text:span>is the default for development hosts. <text:s/>The second is used <text:span text:style-name="T4">either:</text:span></text:p>
      <text:list xml:id="list113103101214706" text:continue-list="list113102575460649" text:style-name="WWNum32">
        <text:list-item>
          <text:p text:style-name="List_20_Bullet">on a development host when OpenCPI should not use the default global tool-chain installation, or </text:p>
        </text:list-item>
        <text:list-item>
          <text:p text:style-name="List_20_Bullet">for normal cross-tool installation</text:p>
        </text:list-item>
      </text:list>
      <text:p text:style-name="P181"><text:span text:style-name="T4">T</text:span>he third is used when such an installation by itself is not desired since the tool-chain is part of a separate package installation. <text:s/><text:span text:style-name="T243">An example of this third case is the Xilinx FPGA tool set which also includes the </text:span><text:change-start text:change-id="ct106102875910592"/><text:span text:style-name="T243">cross-</text:span><text:change-end text:change-id="ct106102875910592"/><text:span text:style-name="T243">compiler tool chain for the ARM CPUs that are inside the Xilinx Zynq SoC (FPGA + dual ARM core).</text:span></text:p>
      <text:p text:style-name="P176"><text:span text:style-name="T243">OpenCPI has a “prerequisites area” (normally at /</text:span><text:span text:style-name="Code">opt/opencpi/prerequisites</text:span><text:span text:style-name="T243">),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182">The primary tasks for enabling GPP cross development are to:</text:p>
      <text:list xml:id="list113104057868537" text:continue-numbering="true" text:style-name="WWNum32">
        <text:list-item>
          <text:p text:style-name="P425">Develop a script for installing the tool-chain package in the prerequisites area (unless the platform is the development host, and the standard tool-chain is used).</text:p>
        </text:list-item>
        <text:list-item>
          <text:p text:style-name="P425">Develop an environment setup script for OpenCPI cross development of the OpenCPI core software</text:p>
        </text:list-item>
        <text:list-item>
          <text:p text:style-name="List_20_Bullet">Develop a cross-development script for <text:change-start text:change-id="ct106102875910816"/><text:span text:style-name="T425">RCC </text:span><text:change-end text:change-id="ct106102875910816"/>component development<text:change text:change-id="ct106102875911040"/>.</text:p>
        </text:list-item>
      </text:list>
      <text:h text:style-name="Heading_20_3" text:outline-level="3"><text:bookmark-start text:name="__RefHeading__17650_2116501284"/>Developing a <text:span text:style-name="T3">T</text:span>ool-chain <text:span text:style-name="T3">I</text:span>nstallation <text:span text:style-name="T3">S</text:span>cript<text:bookmark-end text:name="__RefHeading__17650_2116501284"/></text:h>
      <text:p text:style-name="Body">If the tool chain is truly specific to the platform, this script should live in the <text:span text:style-name="Code">platforms</text:span> directory in the file:</text:p>
      <text:p text:style-name="Code">platforms/&lt;platform&gt;/install-&lt;tool&gt;.sh</text:p>
      <text:p text:style-name="P279"><text:soft-page-break/>Otherwise <text:span text:style-name="T244">it should be in:</text:span></text:p>
      <text:p text:style-name="Code">scripts/install-&lt;tool&gt;.sh</text:p>
      <text:p text:style-name="P279">This script should follow the pattern of other install scripts in the scripts directory, in particular:</text:p>
      <text:list xml:id="list113103347585283"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244">(see the </text:span><text:span text:style-name="Code">scripts/install-opensplice.sh</text:span><text:span text:style-name="T244"> for an example of this).</text:span></text:p>
        </text:list-item>
        <text:list-item>
          <text:p text:style-name="List_20_Bullet">Making the script clean up a previous installation when performing a new one.</text:p>
        </text:list-item>
        <text:list-item>
          <text:p text:style-name="P426">This script should source the installation setup script called <text:span text:style-name="Code">scripts/setup-install.sh</text:span>, which should be <text:span text:style-name="T7">sourced</text:span><text:span text:style-name="T199"> early in the script.</text:span></text:p>
        </text:list-item>
        <text:list-item>
          <text:p text:style-name="P426">This script should be expected to be called from the root of the OpenCPI tree.</text:p>
        </text:list-item>
      </text:list>
      <text:p text:style-name="P116">A simple example of these scripts is in:</text:p>
      <text:p text:style-name="Code">scripts/install-gtest.sh</text:p>
      <text:p text:style-name="Body">This script can then be called manually or become part of a platform installation script.</text:p>
      <text:h text:style-name="P552" text:outline-level="3"><text:bookmark-start text:name="__RefHeading___Toc78367_1944612760"/>The <text:span text:style-name="T352">F</text:span>ile to <text:span text:style-name="T352">D</text:span>efine the <text:span text:style-name="T352">F</text:span>ull <text:span text:style-name="T352">T</text:span>arget <text:span text:style-name="T352">S</text:span>pecification for the <text:span text:style-name="T352">P</text:span>latform.<text:bookmark-end text:name="__RefHeading___Toc78367_1944612760"/></text:h>
      <text:p text:style-name="P224"><text:span text:style-name="T241">A target specification file should be placed in the platform's directory with the name </text:span><text:span text:style-name="Code">target</text:span><text:span text:style-name="T241">. <text:s/>This file is a single line with the target specification consisting of three fields separated by hyphens</text:span><text:change-start text:change-id="ct106102875911264"/><text:span text:style-name="T241">, which is also referred to as the “target triple” later in this document</text:span><text:change-end text:change-id="ct106102875911264"/><text:span text:style-name="T241">. <text:s/>It is used during all compilations in OpenCPI to identify the </text:span><text:change-start text:change-id="ct106102875911488"/><text:span text:style-name="T241">target for the </text:span><text:change-end text:change-id="ct106102875911488"/><text:span text:style-name="T241">platform. <text:s/>The CentOS6 target (in the file: </text:span><text:span text:style-name="Code">platforms/centos6/target</text:span><text:span text:style-name="T241">), is:</text:span></text:p>
      <text:p text:style-name="P347">linux-c6-x86_64</text:p>
      <text:p text:style-name="P216">The first field is the operating system name (another example is <text:span text:style-name="Code">macos</text:span>). <text:s/>The second field is the “OS version”, and the third is the “machine” or “processor” or “architecture” being compiled for, commonly returned from the linux utility <text:span text:style-name="Code">uname -m</text:span>.</text:p>
      <text:p text:style-name="P218">The OS version field is normally a single letter assigned to the OS distribution (<text:span text:style-name="Code">c</text:span> for CentOS, <text:span text:style-name="Code">u</text:span> for Ubuntu, <text:span text:style-name="Code">r</text:span> for RedHat<text:change-start text:change-id="ct106102875911712"/>, <text:span text:style-name="Code">x</text:span><text:span text:style-name="T425"> for Xilinx</text:span><text:change-end text:change-id="ct106102875911712"/> etc.), followed by a major version number.</text:p>
      <text:p text:style-name="Body"><text:bookmark-start text:name="__RefHeading__17652_2116501284"/><text:span text:style-name="T351">The third field is the machine architecture that should be shared across operating systems. <text:s/>E.g. </text:span><text:span text:style-name="Code">x86_64</text:span><text:span text:style-name="T351"> is for the 64 bit version of the Intel x86 architecture, and is used for all Linux and MacOS targets for that architecture.</text:span><text:bookmark-end text:name="__RefHeading__17652_2116501284"/><text:change text:change-id="ct106102875911936"/></text:p>
      <text:h text:style-name="P552" text:outline-level="3"><text:bookmark-start text:name="__RefHeading___Toc78371_1944612760"/><text:span text:style-name="T352">F</text:span>ile<text:span text:style-name="T8">s</text:span> to <text:span text:style-name="T352">P</text:span>rovide <text:span text:style-name="T8">Settings</text:span> for <text:span text:style-name="T352">E</text:span>nvironment <text:span text:style-name="T352">V</text:span>ariables for <text:span text:style-name="T8">Framework D</text:span>evelopment<text:bookmark-end text:name="__RefHeading___Toc78371_1944612760"/></text:h>
      <text:p text:style-name="P8">The file <text:span text:style-name="Code">&lt;platform&gt;-</text:span><text:change text:change-id="ct106102875912160"/><text:change-start text:change-id="ct106102875912384"/><text:span text:style-name="Code"><text:span text:style-name="T352">target.mk</text:span></text:span><text:change-end text:change-id="ct106102875912384"/><text:change text:change-id="ct106102875912608"/> must be created and should define default values for environment variables needed during <text:span text:style-name="T353">framework </text:span>development.<text:change text:change-id="ct106102875912832"/><text:change-start text:change-id="ct106102875913056"/> <text:s/><text:change-end text:change-id="ct106102875913056"/><text:span text:style-name="T353">They only should apply to building the OpenCPI framework, and not for component development.</text:span></text:p>
      <text:p text:style-name="P9">The most common variable setting in these files is for compiler warning options, e.g.:</text:p>
      <text:p text:style-name="P347">export OCPI_CXXFLAGS+=-Wno-sign-conversion</text:p>
      <text:p text:style-name="P302"><text:soft-page-break/>or</text:p>
      <text:p text:style-name="P348">export OCPI_CXXFLAGS+=-std=c++0x</text:p>
      <text:p text:style-name="P10"><text:change text:change-id="ct106102875913280"/><text:change-start text:change-id="ct106102875913504"/><text:span text:style-name="T364">In </text:span><text:change-end text:change-id="ct106102875913504"/>th<text:change text:change-id="ct106102875913728"/><text:change-start text:change-id="ct106102875913952"/><text:span text:style-name="T364">is</text:span><text:change-end text:change-id="ct106102875913952"/><text:change text:change-id="ct106102875914176"/> file<text:change text:change-id="ct106102875914400"/>, the range of settings is best understood by examining all the existing platforms.</text:p>
      <text:h text:style-name="P552" text:outline-level="3"><text:bookmark-start text:name="__RefHeading___Toc78373_1944612760"/>The <text:span text:style-name="T8">S</text:span>cript to <text:span text:style-name="T8">R</text:span>ecognize the <text:span text:style-name="T8">C</text:span>urrently <text:span text:style-name="T8">R</text:span>unning <text:span text:style-name="T8">P</text:span>latform<text:bookmark-end text:name="__RefHeading___Toc78373_1944612760"/></text:h>
      <text:p text:style-name="P11">The final step is to <text:change text:change-id="ct106102875914624"/><text:change-start text:change-id="ct106102875914848"/><text:span text:style-name="T365">ensure that</text:span><text:change-end text:change-id="ct106102875914848"/> the<text:change text:change-id="ct106102875915072"/><text:change-start text:change-id="ct106102875915296"/> <text:span text:style-name="T365">script</text:span><text:change-end text:change-id="ct106102875915296"/> <text:span text:style-name="Code">platforms/getPlatform.sh</text:span> <text:change text:change-id="ct106102875915520"/>recognize<text:change-start text:change-id="ct106102875915744"/><text:span text:style-name="T365">s</text:span><text:change-end text:change-id="ct106102875915744"/> when it is running on this new platform and return the new target consistent with the others, with <text:change text:change-id="ct106102875915968"/><text:change-start text:change-id="ct106102875916192"/><text:span text:style-name="T8">three</text:span><text:change-end text:change-id="ct106102875916192"/> values: OS, OSVersion, Machine<text:change text:change-id="ct106102875916416"/>.<text:change-start text:change-id="ct106102875916640"/> <text:s/><text:span text:style-name="T365">This is done by writing a script, </text:span><text:span text:style-name="Code">platforms/</text:span><text:change-end text:change-id="ct106102875916640"/><text:change-start text:change-id="ct106102875916864"/><text:span text:style-name="Code"><text:span text:style-name="T7">&lt;platform&gt;</text:span></text:span><text:span text:style-name="Code">-check.sh</text:span><text:span text:style-name="T365">, which recognizes this particular pl</text:span><text:change-end text:change-id="ct106102875916864"/><text:change-start text:change-id="ct106102875917088"/><text:span text:style-name="T365">atform</text:span><text:change-end text:change-id="ct106102875917088"/><text:change-start text:change-id="ct106102875917312"/><text:span text:style-name="T365">, and if it does, returns the three items in the target triple (without hyphens) on one line of standard output.</text:span><text:change-end text:change-id="ct106102875917312"/><text:change-start text:change-id="ct106102875917536"/><text:span text:style-name="T365"> <text:s/>When run, the script is provided with two arguments</text:span><text:change-end text:change-id="ct106102875917536"/><text:change-start text:change-id="ct106102875917760"/><text:span text:style-name="T365">:</text:span></text:p>
      <text:list xml:id="list113102547551904" text:continue-numbering="true" text:style-name="WWNum32">
        <text:list-item>
          <text:p text:style-name="List_20_Bullet">A lower-cased operating system name as returned by the <text:span text:style-name="Code">uname -s</text:span> command.</text:p>
        </text:list-item>
        <text:list-item>
          <text:p text:style-name="List_20_Bullet">A lower-cased machine hardware name as returned by the <text:span text:style-name="Code">uname -m</text:span> comman<text:change-end text:change-id="ct106102875917760"/><text:change-start text:change-id="ct106102875917984"/>d.<text:change-end text:change-id="ct106102875917984"/></text:p>
        </text:list-item>
      </text:list>
      <text:p text:style-name="P332"><text:change-start text:change-id="ct106102875918208"/>The <text:span text:style-name="Code">platforms/getPlatform.sh</text:span> command<text:change-end text:change-id="ct106102875918208"/><text:change-start text:change-id="ct106102875918432"/> tries to run all<text:line-break/><text:span text:style-name="Code"><text:span text:style-name="T7">&lt;platform&gt;</text:span></text:span><text:span text:style-name="Code">-check.sh</text:span> scripts it finds in any directory under the <text:span text:style-name="Code">platforms/</text:span> directory.<text:change-end text:change-id="ct106102875918432"/><text:change-start text:change-id="ct106102875918656"/> <text:s/><text:change-end text:change-id="ct106102875918656"/><text:change-start text:change-id="ct106102875918880"/>When a <text:span text:style-name="Code"><text:span text:style-name="T7">&lt;platform&gt;</text:span></text:span><text:span text:style-name="Code">-check.sh</text:span> script succeeds on a platform, the <text:span text:style-name="Code">platforms/getPlatform.sh</text:span> command will return the three fields followed by the target-triple and the platform name. <text:s/>If the file <text:span text:style-name="Code">platforms/platform-list</text:span> exists, it contains platform names, one per line, to provide a specific ordering of platforms to check by <text:span text:style-name="Code">platforms/getPlatform.sh</text:span>. <text:s/>Otherwise, all existing platforms are search it alphabetical order.</text:p>
      <text:p text:style-name="Body"><text:change-end text:change-id="ct106102875918880"/>On a CentOS6 platform, this happens:</text:p>
      <text:p text:style-name="P347">% platforms/getPlatform.sh<text:line-break/>linux c6 x86_64 linux-c6-x86_64 centos6</text:p>
      <text:p text:style-name="P10">On a MacOS platform this happens:</text:p>
      <text:p text:style-name="P347">% platforms/getPlatform.sh<text:line-break/>macos 10_11 x86_64 macos-10_11-x86_64 macos10_11<text:change-start text:change-id="ct106102875919104"/></text:p>
      <text:p text:style-name="P305">So when the <text:span text:style-name="Code"><text:span text:style-name="T7">&lt;platform&gt;</text:span></text:span><text:span text:style-name="Code">-check.sh</text:span> file is complete, the new platform will act similarly.<text:change-end text:change-id="ct106102875919104"/></text:p>
      <text:h text:style-name="Heading_20_3" text:outline-level="3"><text:bookmark-start text:name="__RefHeading__17654_2116501284"/>Developing a <text:span text:style-name="T3">C</text:span>ross-development <text:span text:style-name="T3">C</text:span>omponent <text:span text:style-name="T3">B</text:span>uild <text:span text:style-name="T3">S</text:span>cript<text:bookmark-end text:name="__RefHeading__17654_2116501284"/></text:h>
      <text:p text:style-name="P12">While the above environment setup script <text:change-start text:change-id="ct106102875919328"/><text:span text:style-name="Code">(</text:span><text:span text:style-name="Code"><text:span text:style-name="T7">&lt;platform&gt;</text:span></text:span><text:span text:style-name="Code">-t</text:span><text:change-end text:change-id="ct106102875919328"/><text:change-start text:change-id="ct106102875919552"/><text:span text:style-name="Code">arget.mk</text:span><text:span text:style-name="T426">) </text:span><text:change-end text:change-id="ct106102875919552"/>is used when building the core code of OpenCPI (libraries and executables), a different script is used when building software components. <text:s/>This allows for building components for multiple targets in a single pass.</text:p>
      <text:p text:style-name="P12">This script is in the file:</text:p>
      <text:p text:style-name="Code"><text:change-start text:change-id="ct106102875919776"/><text:span text:style-name="T9">platforms/</text:span><text:change-end text:change-id="ct106102875919776"/><text:change text:change-id="ct106102875920000"/><text:change-start text:change-id="ct106102875920224"/><text:span text:style-name="T9">rcc=</text:span><text:change-end text:change-id="ct106102875920224"/><text:change-start text:change-id="ct106102875920448"/><text:span text:style-name="T12">&lt;</text:span><text:change-end text:change-id="ct106102875920448"/><text:change-start text:change-id="ct106102875920672"/><text:span text:style-name="T7">dev-</text:span><text:change-end text:change-id="ct106102875920672"/><text:change text:change-id="ct106102875920896"/><text:change-start text:change-id="ct106102875921120"/><text:span text:style-name="T107">platform</text:span><text:change-end text:change-id="ct106102875921120"/><text:change-start text:change-id="ct106102875921344"/><text:span text:style-name="T7">&gt;</text:span><text:change-end text:change-id="ct106102875921344"/>=<text:change-start text:change-id="ct106102875921568"/><text:span text:style-name="T7">&lt;target-</text:span><text:change-end text:change-id="ct106102875921568"/><text:change text:change-id="ct106102875921792"/><text:change-start text:change-id="ct106102875922016"/><text:span text:style-name="T107">platform</text:span><text:change-end text:change-id="ct106102875922016"/><text:change-start text:change-id="ct106102875922240"/><text:span text:style-name="T7">&gt;</text:span><text:change-end text:change-id="ct106102875922240"/>.mk</text:p>
      <text:p text:style-name="P12">T<text:change text:change-id="ct106102875922464"/>he script is specifically describing the tools <text:change-start text:change-id="ct106102875922688"/><text:span text:style-name="T426">to </text:span><text:change-end text:change-id="ct106102875922688"/>use<text:change text:change-id="ct106102875922912"/> when building on a particular development <text:change text:change-id="ct106102875923136"/><text:change-start text:change-id="ct106102875923360"/><text:span text:style-name="T426">platform</text:span><text:change-end text:change-id="ct106102875923360"/> targeting a particular target GPP <text:change text:change-id="ct106102875923584"/><text:change-start text:change-id="ct106102875923808"/><text:span text:style-name="T11">platform</text:span><text:change-end text:change-id="ct106102875923808"/>. <text:s/>An example is the file:</text:p>
      <text:p text:style-name="P13"><text:change-start text:change-id="ct106102875924032"/><text:span text:style-name="T9">platforms/rcc=</text:span><text:change-end text:change-id="ct106102875924032"/><text:change text:change-id="ct106102875924480"/><text:change text:change-id="ct106102875924256"/><text:change-start text:change-id="ct106102875924704"/><text:span text:style-name="T9">centos6</text:span><text:change-end text:change-id="ct106102875924704"/>=<text:change text:change-id="ct106102875925152"/><text:change text:change-id="ct106102875924928"/><text:change-start text:change-id="ct106102875925376"/><text:span text:style-name="T9">xilinx13_4</text:span><text:change-end text:change-id="ct106102875925376"/><text:change text:change-id="ct106102875925600"/>.mk</text:p>
      <text:p text:style-name="P12"><text:soft-page-break/>which contains the script to compile for the <text:change text:change-id="ct106102875925824"/><text:change-start text:change-id="ct106102875926048"/><text:span text:style-name="Code">xilinx13_4</text:span><text:change-end text:change-id="ct106102875926048"/> <text:change-start text:change-id="ct106102875926272"/><text:span text:style-name="T426">software platform (the ARM processor in a Zynq chip running the 2013-q4 version of the Xilinx Linux distribution</text:span><text:change-end text:change-id="ct106102875926272"/><text:change text:change-id="ct106102875926496"/><text:change-start text:change-id="ct106102875926720"/><text:span text:style-name="T426">) </text:span><text:change-end text:change-id="ct106102875926720"/>when the development host is Cent<text:span text:style-name="T259">OS</text:span>6 linux on an X86_64 (64-bit x86) processor.<text:change text:change-id="ct106102875929184"/><text:change text:change-id="ct106102875928960"/><text:change text:change-id="ct106102875928736"/><text:change text:change-id="ct106102875928512"/><text:change text:change-id="ct106102875928288"/><text:change text:change-id="ct106102875928064"/><text:change text:change-id="ct106102875927840"/><text:change text:change-id="ct106102875927616"/><text:change text:change-id="ct106102875927392"/><text:change text:change-id="ct106102875927168"/><text:change text:change-id="ct106102875926944"/></text:p>
      <text:p text:style-name="P12">Th<text:span text:style-name="T260">e</text:span>s<text:span text:style-name="T260">e</text:span> script<text:span text:style-name="T260">s</text:span> <text:span text:style-name="T260">are</text:span> responsible for setting the following environment variables whose names include the <text:span text:style-name="T260">target</text:span> name (in this case <text:span text:style-name="Code">linux-</text:span><text:change text:change-id="ct106102875929408"/><text:change-start text:change-id="ct106102875929632"/><text:span text:style-name="Code"><text:span text:style-name="T366">xilinx13_4</text:span></text:span><text:change-end text:change-id="ct106102875929632"/><text:span text:style-name="Code">-arm</text:span>):</text:p>
      <text:list xml:id="list113104212130685" text:continue-numbering="true" text:style-name="WWNum32">
        <text:list-item>
          <text:p text:style-name="List_20_Bullet">Gc_linux-<text:change text:change-id="ct106102875929856"/><text:change-start text:change-id="ct106102875930080"/><text:span text:style-name="T426">x13_4</text:span><text:change-end text:change-id="ct106102875930080"/>-arm</text:p>
        </text:list-item>
        <text:list-item>
          <text:p text:style-name="List_20_Bullet">Gc_LINK_linux-<text:change text:change-id="ct106102875930304"/><text:change-start text:change-id="ct106102875930528"/><text:span text:style-name="T426">x13_4</text:span><text:change-end text:change-id="ct106102875930528"/>-arm</text:p>
        </text:list-item>
        <text:list-item>
          <text:p text:style-name="List_20_Bullet">Gc++_linux-<text:change text:change-id="ct106102875930752"/><text:change-start text:change-id="ct106102875930976"/><text:span text:style-name="T426">x13_4</text:span><text:change-end text:change-id="ct106102875930976"/>-arm</text:p>
        </text:list-item>
        <text:list-item>
          <text:p text:style-name="List_20_Bullet">Gc++_LINK_linux-<text:change text:change-id="ct106102875931200"/><text:change-start text:change-id="ct106102875931424"/><text:span text:style-name="T426">x13_4</text:span><text:change-end text:change-id="ct106102875931424"/>-arm</text:p>
        </text:list-item>
      </text:list>
      <text:p text:style-name="P117">These variables are the compile and link commands for C and C++ components respectively.</text:p>
      <text:h text:style-name="P544" text:outline-level="3"><text:bookmark-start text:name="__RefHeading__17656_2116501284"/>Summary for Enabling Development for a <text:span text:style-name="T3">N</text:span>ew GPP <text:span text:style-name="T3">P</text:span>latform<text:bookmark-end text:name="__RefHeading__17656_2116501284"/></text:h>
      <text:list xml:id="list113103991167393" text:continue-numbering="true" text:style-name="WWNum32">
        <text:list-item>
          <text:p text:style-name="List_20_Bullet"><text:change-start text:change-id="ct106102875931648"/><text:span text:style-name="T13">Create </text:span><text:change-end text:change-id="ct106102875931648"/><text:change text:change-id="ct106102875931872"/><text:change-start text:change-id="ct106102875932096"/><text:span text:style-name="T13">a</text:span><text:change-end text:change-id="ct106102875932096"/>n installation script to install the tool-chain on the development host</text:p>
        </text:list-item>
        <text:list-item>
          <text:p text:style-name="List_20_Bullet"><text:change-start text:change-id="ct106102875932320"/><text:span text:style-name="T13">Create files to define</text:span><text:change-end text:change-id="ct106102875932320"/><text:change text:change-id="ct106102875932768"/><text:change text:change-id="ct106102875932544"/> environment <text:change-start text:change-id="ct106102875932992"/><text:span text:style-name="T367">and </text:span><text:span text:style-name="Code">make</text:span><text:span text:style-name="T367"> </text:span><text:change-end text:change-id="ct106102875932992"/>variables for <text:change-start text:change-id="ct106102875933216"/><text:span text:style-name="T367">building </text:span><text:change-end text:change-id="ct106102875933216"/>the OpenCPI core<text:change-start text:change-id="ct106102875933440"/> <text:span text:style-name="T13">software</text:span><text:change-end text:change-id="ct106102875933440"/><text:change text:change-id="ct106102875934784"/><text:change text:change-id="ct106102875934560"/><text:change text:change-id="ct106102875934336"/><text:change text:change-id="ct106102875934112"/><text:change text:change-id="ct106102875933888"/><text:change text:change-id="ct106102875933664"/><text:change-start text:change-id="ct106102875935008"/><text:span text:style-name="T13"> and C/C++ components.</text:span><text:change-end text:change-id="ct106102875935008"/></text:p>
        </text:list-item>
        <text:list-item>
          <text:p text:style-name="P427"><text:change-start text:change-id="ct106102875935232"/><text:span text:style-name="T13">Create a</text:span><text:change-end text:change-id="ct106102875935232"/><text:change-start text:change-id="ct106102875935456"/><text:span text:style-name="T13"> script to recognize</text:span><text:change-end text:change-id="ct106102875935456"/><text:change-start text:change-id="ct106102875935680"/><text:span text:style-name="T13"> the platform when running on it.</text:span></text:p>
        </text:list-item>
        <text:list-item>
          <text:p text:style-name="P427"><text:change-end text:change-id="ct106102875935680"/>Test the installation and build of standard OpenCPI prerequisite software packages.</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3">P</text:span>latforms<text:bookmark-end text:name="__RefHeading__1029_1060509377"/></text:h>
      <text:p text:style-name="P177">Execution on GPP platforms requires some command line tools, libraries, a<text:span text:style-name="T245">nd</text:span> device drivers. <text:s/>The core OpenCPI libraries and command-line tools are built using the appropriate compiler <text:span text:style-name="T261">as installed above. <text:s/>Once the development host has been enabled, and the OpenCPI core and example components have been built, a few additional steps are required to enable </text:span><text:span text:style-name="T90">execution</text:span><text:span text:style-name="T261"> on the platform.</text:span></text:p>
      <text:p text:style-name="P225">Several <text:span text:style-name="T246">OpenCPI </text:span>runtime libraries have aspects that use conditional compilation depending on the system or CPU being target<text:span text:style-name="T247">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262">. <text:s/>These customizations are not well defined. <text:s/>For new CPU architectures and new operating systems not based on Linux, the code must be examined for these issues, which will typically cause compilation errors.</text:span><text:change-start text:change-id="ct106102875935904"/></text:p>
      <text:p text:style-name="P226"><text:change-end text:change-id="ct106102875935904"/><text:change-start text:change-id="ct106102875936128"/>Setting up a development system for execution is nearly <text:change-end text:change-id="ct106102875936128"/><text:change-start text:change-id="ct106102875936352"/>automatic once the build environment is set up and any required code changes in the OpenCPI runtime libraries. <text:s/>For execution on de<text:change-end text:change-id="ct106102875936352"/><text:change-start text:change-id="ct106102875936576"/>velopment systems, loading the kernel driver (using ocpi<text:change-end text:change-id="ct106102875936576"/><text:change-start text:change-id="ct106102875936800"/>driver command), and setting the PATH environment <text:change-end text:change-id="ct106102875936800"/><text:change-start text:change-id="ct106102875937024"/>variable correctly, and setting the OCPI_CDK_DIR environment variable is usually sufficient<text:change-end text:change-id="ct106102875937024"/><text:change-start text:change-id="ct106102875937248"/>. <text:s/>These are normal installation steps.</text:p>
      <text:p text:style-name="P226">For embedded systems, the setup is <text:change-end text:change-id="ct106102875937248"/><text:change-start text:change-id="ct106102875937472"/>more customized.<text:change-end text:change-id="ct106102875937472"/></text:p>
      <text:h text:style-name="Heading_20_1" text:outline-level="1"><text:bookmark-start text:name="__RefHeading__1033_1060509377"/>Enabling FPGA Platforms<text:bookmark-end text:name="__RefHeading__1033_1060509377"/></text:h>
      <text:p text:style-name="P290">Whereas <text:span text:style-name="T248">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4"><text:change-start text:change-id="ct106102875937696"/><text:span text:style-name="T368">Consistent with the definition of </text:span><text:span text:style-name="FirstEmphasis">platform</text:span><text:span text:style-name="T368"> given earlier, here </text:span><text:change-end text:change-id="ct106102875937696"/><text:change text:change-id="ct106102875937920"/><text:change-start text:change-id="ct106102875938144"/><text:span text:style-name="T368">w</text:span><text:change-end text:change-id="ct106102875938144"/>e <text:change-start text:change-id="ct106102875938368"/><text:span text:style-name="T368">more narrowly </text:span><text:change-end text:change-id="ct106102875938368"/>define an FPGA <text:span text:style-name="T59">platform</text:span> as a particular, single FPGA on some hardware (board). <text:s/>If a board has multiple OpenCPI-usable FPGA<text:span text:style-name="T249">s</text:span>, each is a platform and each may host a container in which <text:span text:style-name="T263">components (actually: </text:span><text:span text:style-name="T91">worker instances</text:span><text:span text:style-name="T263">) </text:span>execute.</text:p>
      <text:p text:style-name="P291">An FPGA <text:span text:style-name="T299">simulator may also be an FPGA platform</text:span>, which is also a place where OpenCPI HDL components may execute, with all the same infrastructure as physical FPGA platforms. <text:s/></text:p>
      <text:p text:style-name="P293">Analogous to preparing the support for a GPP platform, enabling an FPGA platform involves steps <text:span text:style-name="T297">to enable the development environment, and steps to enable the runtime/execution environment.</text:span></text:p>
      <text:p text:style-name="P293"><text:span text:style-name="T297">Enabling development for a platform involves</text:span>:</text:p>
      <text:list xml:id="list113103045030737" text:continue-numbering="true" text:style-name="WWNum32">
        <text:list-item>
          <text:p text:style-name="P428">Installing and integrating a development tool-chain that can target the FPGA <text:span text:style-name="T303">device </text:span>on the platform<text:change text:change-id="ct106102875938592"/><text:change-start text:change-id="ct106102875938816"/> <text:span text:style-name="T368">(when one is not already installed that applies to the new platform)</text:span><text:change-end text:change-id="ct106102875938816"/><text:change-start text:change-id="ct106102875939040"/><text:span text:style-name="T368">.</text:span><text:change-end text:change-id="ct106102875939040"/></text:p>
        </text:list-item>
        <text:list-item>
          <text:p text:style-name="P428">Verifying that the integrated tool chain can process and build all the core OpenCPI FPGA code and portable components when targeting the FPGA platform's part and part family.</text:p>
        </text:list-item>
      </text:list>
      <text:p text:style-name="P203">Enabling runtime execution for a platform involves:</text:p>
      <text:list xml:id="list113103940312519" text:continue-numbering="true" text:style-name="WWNum32">
        <text:list-item>
          <text:p text:style-name="P428">Writing specific new VHDL code that supports the particulars of the hardware attached to the FPGA on the platform <text:span text:style-name="T297">(except for simulators)</text:span></text:p>
        </text:list-item>
        <text:list-item>
          <text:p text:style-name="P428">Verifying that the various portable FPGA test applications execute on the platform.</text:p>
        </text:list-item>
      </text:list>
      <text:p text:style-name="P294">In the sections below, these two aspects are described in detail.</text:p>
      <text:h text:style-name="P541" text:outline-level="2"><text:bookmark-start text:name="__RefHeading___Toc17468_1235158909"/>Physical FPGA Platforms<text:bookmark-end text:name="__RefHeading___Toc17468_1235158909"/></text:h>
      <text:p text:style-name="P14"><text:span text:style-name="T297">Physical FPGA p</text:span>latforms are based on a particular type of FPGA chip: e.g., a Xilinx ML605 development board has a Virtex6 FPGA (xc6vlx240t), with a speed grade and a package. <text:s/>Platforms are specific FPGAs connected locally to devices such as:</text:p>
      <text:list xml:id="list113103920330387" text:continue-list="list113103940312519" text:style-name="WWNum32">
        <text:list-item text:start-value="1">
          <text:p text:style-name="List_20_Bullet">Local I/O devices: ADC, DAC, DRAM, Flash, G<text:span text:style-name="T78">b</text:span>E, etc. </text:p>
        </text:list-item>
        <text:list-item>
          <text:p text:style-name="List_20_Bullet">Interconnects: PCI<text:span text:style-name="T78">e</text:span>, Ethernet, etc. to talk to other <text:span text:style-name="T297">OpenCPI platforms</text:span> </text:p>
        </text:list-item>
        <text:list-item>
          <text:p text:style-name="List_20_Bullet">Slots: FMC, HSMC, mezzanine card slots. </text:p>
        </text:list-item>
      </text:list>
      <text:p text:style-name="Body"><text:span text:style-name="T249">For example, </text:span>a Xilinx ML605 has PCI Express <text:span text:style-name="T249">interconnect</text:span>, DRAM, and 2 FMC slots <text:span text:style-name="T249">(and other minor devices).</text:span></text:p>
      <text:p text:style-name="P294">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295">Examples of physical FPGA platforms are:</text:p>
      <text:list xml:id="list113103959282025"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308">4</text:span> development board.</text:p>
        </text:list-item>
        <text:list-item>
          <text:p text:style-name="List_20_Bullet">Xilinx ZC702 development board with Zynq SoC</text:p>
        </text:list-item>
      </text:list>
      <text:h text:style-name="P541" text:outline-level="2"><text:bookmark-start text:name="__RefHeading___Toc17470_1235158909"/>Simulator FPGA Platforms<text:bookmark-end text:name="__RefHeading___Toc17470_1235158909"/></text:h>
      <text:p text:style-name="P16">OpenCPI provides a software <text:change text:change-id="ct105553126369792"/><text:change-start text:change-id="ct106102878086592"/><text:span text:style-name="T456">runtime</text:span><text:change-end text:change-id="ct106102878086592"/> infrastructure to make execution on simulators as similar as possible to execution on phy<text:span text:style-name="T297">si</text:span>cal FPGAs, without simulating any external device-related logic. <text:s/><text:span text:style-name="T14">The simulation </text:span><text:change text:change-id="ct107202389723104"/><text:change-start text:change-id="ct105553126376512"/><text:span text:style-name="T14">execution</text:span><text:change-end text:change-id="ct105553126376512"/><text:span text:style-name="T14"> environment makes execution on different simulators also similar to each other. <text:s/>Multiple simulator instances may execute simultaneously (subject to any license restrictions).</text:span></text:p>
      <text:p text:style-name="P295">At the time of this writing, only mixed-language simulators (VHDL and Verilog) may be enabled and used with OpenCPI.</text:p>
      <text:p text:style-name="P295">Examples of supported FPGA simulators include:</text:p>
      <text:list xml:id="list113103075901475" text:continue-numbering="true" text:style-name="WWNum32">
        <text:list-item>
          <text:p text:style-name="List_20_Bullet">Xilinx Isim</text:p>
        </text:list-item>
        <text:list-item>
          <text:p text:style-name="List_20_Bullet">Mentor Modelsim</text:p>
        </text:list-item>
      </text:list>
      <text:p text:style-name="P118">Other simulators that may be supported include:</text:p>
      <text:list xml:id="list113104373328053" text:continue-numbering="true" text:style-name="WWNum32">
        <text:list-item>
          <text:p text:style-name="P429">Aldec</text:p>
        </text:list-item>
        <text:list-item>
          <text:p text:style-name="P429">Xilinx Vivado xsim</text:p>
        </text:list-item>
      </text:list>
      <text:h text:style-name="P97" text:outline-level="2"><text:bookmark-start text:name="__RefHeading__1035_1060509377"/>Enabling Development for FPGA <text:span text:style-name="T3">P</text:span>latforms<text:bookmark-end text:name="__RefHeading__1035_1060509377"/></text:h>
      <text:h text:style-name="Heading_20_3" text:outline-level="3"><text:bookmark-start text:name="__RefHeading__17658_2116501284"/>Installing the <text:span text:style-name="T3">T</text:span>ool <text:span text:style-name="T3">C</text:span>hain<text:bookmark-end text:name="__RefHeading__17658_2116501284"/></text:h>
      <text:p text:style-name="P17"><text:change-start text:change-id="ct106102875939264"/><text:span text:style-name="T369">For tools not currently supported by OpenCPI, </text:span><text:change-end text:change-id="ct106102875939264"/><text:change text:change-id="ct106102875939488"/><text:change-start text:change-id="ct106102875939712"/><text:span text:style-name="T369">d</text:span><text:change-end text:change-id="ct106102875939712"/>ocument the basic process of obtaining and installing the tools, highlighting any options or configurations that must be specialized, customized, or simply required for using OpenCPI. <text:s/>Licensing is also an issue for many FPGA tools.</text:p>
      <text:p text:style-name="P265">Note that OpenCPI execute<text:span text:style-name="T304">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304">P</text:span>olluting your environment with settings from multiple tools and vendors is frequently a source of problems.</text:p>
      <text:p text:style-name="P297">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ext:span text:style-name="T3">T</text:span>ool <text:span text:style-name="T3">C</text:span>hain into the OpenCPI <text:span text:style-name="T15">HDL B</text:span>uild <text:span text:style-name="T3">P</text:span>rocess.<text:bookmark-end text:name="__RefHeading__17660_2116501284"/></text:h>
      <text:p text:style-name="P18">[<text:change text:change-id="ct106102875939936"/>This is a large topic that is<text:change text:change-id="ct106102875940160"/> not <text:span text:style-name="T15">fully </text:span>documented].</text:p>
      <text:p text:style-name="P296">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296">So the integration process is:</text:p>
      <text:list xml:id="list113103589885790" text:continue-list="list3205869563" text:style-name="Numbering_20_1">
        <text:list-item>
          <text:p text:style-name="List_20_Number">If the required tools are not available integrated with OpenCPI, they must be <text:span text:style-name="T307">integrated (not a small job)</text:span>.</text:p>
        </text:list-item>
        <text:list-item>
          <text:p text:style-name="List_20_Number">If the required tools are available integrated with OpenCPI, but do not yet support the part family, that support must be added.</text:p>
        </text:list-item>
      </text:list>
      <text:p text:style-name="P296">The database of part families, and their relationships to tools and platforms, is in the file:</text:p>
      <text:p text:style-name="Code">tools/cdk/include/hdl/hdl-targets.mk</text:p>
      <text:p text:style-name="P266">The scripts that wrap and execute FPGA tools are found in <text:span text:style-name="T305">the directory:</text:span></text:p>
      <text:p text:style-name="Code">tools/cdk/include/hdl</text:p>
      <text:h text:style-name="Heading_20_3" text:outline-level="3"><text:bookmark-start text:name="__RefHeading__17662_2116501284"/>Building <text:span text:style-name="T3">A</text:span>ll the <text:span text:style-name="T3">E</text:span>xisting <text:span text:style-name="T3">P</text:span>ortable HDL <text:span text:style-name="T3">C</text:span>ode<text:bookmark-end text:name="__RefHeading__17662_2116501284"/></text:h>
      <text:p text:style-name="P298">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362"><text:soft-page-break/>Here is a command that builds all the portable code in OpenCPI <text:span text:style-name="T15">for currently supported part families (known as “</text:span><text:span text:style-name="Code">HdlTargets</text:span><text:span text:style-name="T15">” in the OpenCPI FPGA build process):</text:span></text:p>
      <text:p text:style-name="Code">make hdlportable <text:span text:style-name="T306">\<text:line-break/> <text:s/></text:span>HdlTargets='isim modelsim virtex6 virtex5 <text:span text:style-name="T306">\<text:line-break/> <text:s text:c="13"/></text:span>stratix4 stratix5 zynq spartan3adsp'</text:p>
      <text:p text:style-name="P299">Some of the code built using the above command is explicitly labeled to <text:span text:style-name="T59">only build</text:span> for certain targets or to <text:span text:style-name="T59">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300">For physical platforms (not simulation), there are two scripts that must be also placed in the platform's directory<text:change-start text:change-id="ct106102875940384"/>, <text:span text:style-name="T370">if they apply to the platform</text:span><text:change-end text:change-id="ct106102875940384"/>:</text:p>
      <text:list xml:id="list113103738379901" text:continue-list="list113104373328053" text:style-name="WWNum32">
        <text:list-item>
          <text:p text:style-name="List_20_Bullet">A JTAG support script to enable JTAG-based bitstream loading, <text:span text:style-name="T16">whose name is:<text:line-break/></text:span><text:span text:style-name="Code">jtagSupport_</text:span><text:span text:style-name="Code"><text:span text:style-name="T7">&lt;platform&gt;</text:span></text:span><text:change-start text:change-id="ct106102875940608"/> <text:s/><text:span text:style-name="T370">(for platforms with JTAG bitstream loading)</text:span><text:change-end text:change-id="ct106102875940608"/></text:p>
        </text:list-item>
        <text:list-item>
          <text:p text:style-name="List_20_Bullet">A boot-flash loading script to enable scripted loading <text:change-start text:change-id="ct106102875940832"/>of <text:change-end text:change-id="ct106102875940832"/><text:change text:change-id="ct106102875941056"/><text:change-start text:change-id="ct106102875941280"/>bitstreams to the boot flash, whose name is: loadFlash_&lt;platform&gt; (for platforms with boot-flash loading capabilities)<text:change-end text:change-id="ct106102875941280"/><text:change text:change-id="ct106102875941504"/></text:p>
        </text:list-item>
      </text:list>
      <text:p text:style-name="P300">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7">&lt;vendor&gt;</text:span></text:span> directory.</text:p>
      <text:p text:style-name="P19"><text:span text:style-name="T17">For simulation platforms there must be a script to invoke the simulator </text:span><text:change text:change-id="ct107202389676736"/><text:change-start text:change-id="ct107202389676960"/><text:span text:style-name="T17">from</text:span><text:change-end text:change-id="ct107202389676960"/><text:span text:style-name="T17"> the OpenCPI </text:span><text:change text:change-id="ct105553124375680"/><text:change-start text:change-id="ct105553124375904"/><text:span text:style-name="T17">runtime framework</text:span><text:change-end text:change-id="ct105553124375904"/><text:change text:change-id="ct106102878054560"/><text:span text:style-name="T17">. <text:s/>This script must be called: <text:s/></text:span><text:span text:style-name="Code">runSimExec.</text:span><text:span text:style-name="Code"><text:span text:style-name="T7">&lt;platform&gt;</text:span></text:span><text:change-start text:change-id="ct106102878055680"/> <text:span text:style-name="T455">and live in the platform's </text:span><text:span text:style-name="Code">hdl/platforms/</text:span><text:span text:style-name="Code"><text:span text:style-name="T7">&lt;platform&gt;</text:span></text:span><text:span text:style-name="T455"> directory</text:span><text:change-end text:change-id="ct106102878055680"/><text:change-start text:change-id="ct105553126365984"/><text:span text:style-name="T455">.</text:span><text:change-end text:change-id="ct105553126365984"/></text:p>
      <text:h text:style-name="P542" text:outline-level="2"><text:bookmark-start text:name="__RefHeading__1037_1060509377"/>Enabling Execution for <text:span text:style-name="T75">FPGA</text:span> platforms<text:bookmark-end text:name="__RefHeading__1037_1060509377"/></text:h>
      <text:p text:style-name="P20">This section assumes the reader is familiar with component and application development with OpenCPI, including developing HDL <text:span text:style-name="T311">application </text:span>workers and assemblies<text:change text:change-id="ct106102875941728"/><text:change-start text:change-id="ct106102875941952"/> <text:span text:style-name="T18">as described in the </text:span><text:span text:style-name="FirstEmphasis">OpenCPI HDL Development Guide</text:span><text:span text:style-name="T18">.</text:span><text:change-end text:change-id="ct106102875941952"/></text:p>
      <text:p text:style-name="P20">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20">If a platform has slot types that are not yet supported, that support must be added. <text:s/>Slot types are defined by specific physical connectors, electrical signaling and direction, and pin and signal name assignments. <text:s/><text:change-start text:change-id="ct106102875942176"/><text:span text:style-name="T18">See the section </text:span><text:a xlink:type="simple" xlink:href="#5.4.2.Slots — How Cards Plug into Platforms|outline" text:style-name="Internet_20_link" text:visited-style-name="Visited_20_Internet_20_Link"><text:span text:style-name="T18">Slots — How Cards Plug into Platforms</text:span></text:a><text:span text:style-name="T18"> below.</text:span><text:change-end text:change-id="ct106102875942176"/><text:change text:change-id="ct106102875942624"/><text:change text:change-id="ct106102875942400"/></text:p>
      <text:p text:style-name="P20">Similarly, if the devices <text:span text:style-name="T19">attached to the FPGA </text:span>are not yet supported in OpenCPI, that support must also be added. <text:s/><text:span text:style-name="T19">Device support in OpenCPI is generally portable (i.e. the device support code can be used to support the same device on different platforms</text:span><text:change-start text:change-id="ct106102875942848"/><text:span text:style-name="T19"> and cards</text:span><text:change-end text:change-id="ct106102875942848"/><text:span text:style-name="T19">)</text:span><text:change text:change-id="ct106102875943072"/><text:span text:style-name="T19">. <text:s/></text:span><text:change-start text:change-id="ct106102875943296"/><text:span text:style-name="T19">This type of device support is done separate from a platform or card so it is </text:span><text:change-end text:change-id="ct106102875943296"/><text:change-start text:change-id="ct106102875943520"/><text:span text:style-name="T19">naturally reused on other platforms or cards. <text:s/>Some device support is very platform-specific and is associated with a particular platfo</text:span><text:change-end text:change-id="ct106102875943520"/><text:change-start text:change-id="ct106102875943744"/><text:span text:style-name="T19">rm. <text:s/></text:span><text:change-end text:change-id="ct106102875943744"/><text:span text:style-name="T19">The device support process is described in the </text:span><text:change text:change-id="ct106102875943968"/><text:change-start text:change-id="ct106102875944192"/><text:a xlink:type="simple" xlink:href="#5.5.Device Support for FPGA Platforms|outline" text:style-name="Internet_20_link" text:visited-style-name="Visited_20_Internet_20_Link"><text:span text:style-name="T19">Device Support for FPGA Platforms</text:span></text:a><text:change-end text:change-id="ct106102875944192"/><text:span text:style-name="T19"> section below.</text:span></text:p>
      <text:p text:style-name="P21">The term <text:change text:change-id="ct106102875944416"/><text:change-start text:change-id="ct106102875944640"/><text:span text:style-name="FirstEmphasis">card</text:span><text:change-end text:change-id="ct106102875944640"/><text:change text:change-id="ct106102875944864"/> is used in OpenCPI to mean a card with additional devices that may be plugged into a<text:change-start text:change-id="ct106102875945088"/> <text:span text:style-name="T376">compatible</text:span><text:change-end text:change-id="ct106102875945088"/> <text:change-start text:change-id="ct106102875945312"/><text:span text:style-name="FirstEmphasis">slot</text:span><text:change-end text:change-id="ct106102875945312"/> on <text:change text:change-id="ct106102875945536"/><text:change-start text:change-id="ct106102875945760"/><text:span text:style-name="T376">various</text:span><text:change-end text:change-id="ct106102875945760"/> <text:change-start text:change-id="ct106102875945984"/><text:span text:style-name="FirstEmphasis">platform</text:span><text:change-end text:change-id="ct106102875945984"/><text:change text:change-id="ct106102875946208"/><text:change-start text:change-id="ct106102875946432"/><text:span text:style-name="FirstEmphasis"><text:span text:style-name="T19">s</text:span></text:span><text:change-end text:change-id="ct106102875946432"/><text:change-start text:change-id="ct106102875946656"/><text:span text:style-name="T376">.</text:span><text:change-end text:change-id="ct106102875946656"/>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change-start text:change-id="ct106102875946880"/></text:p>
      <text:p text:style-name="P231">The asset types in a project that support HDL platforms are:</text:p>
      <text:p text:style-name="IndentHang"><text:span text:style-name="FirstEmphasis">HDL Device Worker</text:span> — <text:s/><text:span text:style-name="FirstEmphasis"><text:span text:style-name="T192">a</text:span></text:span><text:span text:style-name="FirstEmphasis"><text:span text:style-name="T193"> specific type of HDL worker </text:span></text:span><text:span text:style-name="FirstEmphasis"><text:span text:style-name="T194">that </text:span></text:span><text:span text:style-name="FirstEmphasis"><text:span text:style-name="T195">support</text:span></text:span><text:span text:style-name="FirstEmphasis"><text:span text:style-name="T194">s</text:span></text:span><text:span text:style-name="FirstEmphasis"><text:span text:style-name="T195"> external devices attached to FPGAs</text:span></text:span></text:p>
      <text:p text:style-name="IndentHang"><text:span text:style-name="FirstEmphasis">HDL Platform Worker</text:span> — <text:span text:style-name="FirstEmphasis"><text:span text:style-name="T192">a</text:span></text:span><text:span text:style-name="FirstEmphasis"><text:span text:style-name="T193"> specific type of HDL worker </text:span></text:span><text:span text:style-name="FirstEmphasis"><text:span text:style-name="T192">providing</text:span></text:span><text:span text:style-name="FirstEmphasis"><text:span text:style-name="T193"> infrastructure for implementing control/data interfaces to devices </text:span></text:span><text:span text:style-name="FirstEmphasis"><text:span text:style-name="T192">and interconnects </text:span></text:span><text:span text:style-name="FirstEmphasis"><text:span text:style-name="T193">external to the FPGA </text:span></text:span><text:span text:style-name="FirstEmphasis"><text:span text:style-name="T196">or simulator</text:span></text:span><text:span text:style-name="FirstEmphasis"><text:span text:style-name="T193"> </text:span></text:span><text:span text:style-name="FirstEmphasis"><text:span text:style-name="T192">(e.g. PCI Express, Clocks)</text:span></text:span></text:p>
      <text:p text:style-name="IndentHang"><text:span text:style-name="FirstEmphasis">HDL Slot Type Definition</text:span> — a specification of the pins and signals that are present in a type of slot that may be present on platforms, into which compatible cards may be plugged.</text:p>
      <text:p text:style-name="IndentHang"><text:span text:style-name="FirstEmphasis">HDL </text:span><text:change-end text:change-id="ct106102875946880"/><text:change-start text:change-id="ct106102875947104"/><text:span text:style-name="FirstEmphasis">Card Definition</text:span> — a specification that includes the slot type of a card, the devices present, and how they are wired to the slot.</text:p>
      <text:p text:style-name="IndentHang"><text:span text:style-name="FirstEmphasis">HDL Platform Configuration</text:span><text:change-end text:change-id="ct106102875947104"/><text:change-start text:change-id="ct106102875947328"/> — <text:s/><text:span text:style-name="T379">a prebuilt (presynthesized) assembly of device-level HDL workers that represent a particular configuration of device support modules for a given HDL platform.</text:span><text:span text:style-name="FirstEmphasis"><text:span text:style-name="T193"> <text:s/></text:span></text:span><text:span text:style-name="FirstEmphasis"><text:span text:style-name="T197">The HDL code is </text:span></text:span><text:span text:style-name="FirstEmphasis"><text:span text:style-name="T122">automatically generated</text:span></text:span><text:span text:style-name="FirstEmphasis"><text:span text:style-name="T197"> from a brief description in XML</text:span></text:span><text:change-end text:change-id="ct106102875947328"/></text:p>
      <text:p text:style-name="P231"><text:change-start text:change-id="ct106102875947552"/>All these asset types are initially created using the <text:span text:style-name="Code">ocpidev</text:span> tool.</text:p>
      <text:p text:style-name="P230"><text:change-end text:change-id="ct106102875947552"/><text:change-start text:change-id="ct106102875947776"/><text:soft-page-break/>The directories (in any project) where platform support files are placed <text:span text:style-name="T378">(by </text:span><text:span text:style-name="Code">ocpidev</text:span><text:span text:style-name="T378">) </text:span>are:</text:p>
      <text:p text:style-name="IndentHang"><text:span text:style-name="Code">hdl/devices</text:span><text:change-end text:change-id="ct106102875947776"/><text:change-start text:change-id="ct106102875948000"/> — a component library for portable device workers and proxies</text:p>
      <text:p text:style-name="IndentHang"><text:span text:style-name="Code">hdl/cards</text:span> — a component library for card-specific device workers</text:p>
      <text:p text:style-name="IndentHang"><text:span text:style-name="Code">hdl/cards/specs</text:span> — a directory<text:change-end text:change-id="ct106102875948000"/><text:change-start text:change-id="ct106102875948224"/> where cards and slot types are defined</text:p>
      <text:p text:style-name="IndentHang"><text:span text:style-name="Code">hdl/platforms</text:span> — a directory where platform workers <text:span text:style-name="T378">and associated platform configurations </text:span>are placed</text:p>
      <text:p text:style-name="P379"><text:span text:style-name="Code">hdl/platforms/</text:span><text:span text:style-name="Code"><text:span text:style-name="T7">&lt;platform&gt;</text:span></text:span> — a platform worker's directory that also contains its platform configuration</text:p>
      <text:p text:style-name="IndentHang">h<text:span text:style-name="Code">dl/platforms/</text:span><text:span text:style-name="Code"><text:span text:style-name="T7">&lt;platform&gt;</text:span></text:span><text:span text:style-name="Code">/devices</text:span> — a component l<text:change-end text:change-id="ct106102875948224"/><text:change-start text:change-id="ct106102875948448"/>ibrary for platform-specific device workers and proxies for <text:span text:style-name="Code"><text:span text:style-name="T7">&lt;platform&gt;</text:span></text:span><text:change-end text:change-id="ct106102875948448"/><text:change-start text:change-id="ct106102875948672"/></text:p>
      <text:p text:style-name="P22"><text:change-end text:change-id="ct106102875948672"/>HDL <text:change text:change-id="ct106102875948896"/><text:change-start text:change-id="ct106102875949120"/><text:span text:style-name="T376">p</text:span><text:change-end text:change-id="ct106102875949120"/>latform support starts with deciding on a name for the platform (usually a lower-cased version of the name used by the vendor of the platform), and <text:change-start text:change-id="ct106102875949344"/><text:span text:style-name="T380">using </text:span><text:span text:style-name="Code">ocpidev create platform</text:span><text:span text:style-name="T380"> to </text:span><text:change-end text:change-id="ct106102875949344"/>creat<text:change text:change-id="ct106102875949568"/><text:change-start text:change-id="ct106102875949792"/><text:span text:style-name="T380">e</text:span><text:change-end text:change-id="ct106102875949792"/> a directory<text:change-start text:change-id="ct106102875950016"/> <text:span text:style-name="T380">and associated files using the ocpidev tool</text:span><text:change-end text:change-id="ct106102875950016"/><text:change text:change-id="ct106102875950240"/>. <text:s/>In that directory in all cases there <text:change text:change-id="ct106102875950464"/><text:change-start text:change-id="ct106102875950688"/><text:span text:style-name="T380">will</text:span><text:change-end text:change-id="ct106102875950688"/> be a<text:change-start text:change-id="ct106102875950912"/><text:span text:style-name="T380">n initial </text:span><text:change-end text:change-id="ct106102875950912"/><text:change text:change-id="ct106102875951136"/><text:change-start text:change-id="ct106102875951360"/><text:span text:style-name="Code">Makefile</text:span><text:change-end text:change-id="ct106102875951360"/><text:change text:change-id="ct106102875951808"/><text:change text:change-id="ct106102875951584"/><text:change-start text:change-id="ct106102875952032"/><text:span text:style-name="Code">,</text:span><text:change-end text:change-id="ct106102875952032"/><text:change-start text:change-id="ct106102875952256"/><text:span text:style-name="T380"> an initial </text:span><text:change-end text:change-id="ct106102875952256"/><text:change-start text:change-id="ct106102875952480"/><text:span text:style-name="T380">platform description XML file</text:span><text:change-end text:change-id="ct106102875952480"/><text:change text:change-id="ct106102875952704"/><text:change-start text:change-id="ct106102875952928"/><text:span text:style-name="T380"> and an initial source code skeleton for the platform worker.</text:span><text:change-end text:change-id="ct106102875952928"/></text:p>
      <text:p text:style-name="P23"><text:change text:change-id="ct106102875953152"/>In summary, the steps to enabling an HDL platform for execution are, (assuming the development tools are enabled):</text:p>
      <text:list xml:id="list113102818208741" text:continue-numbering="true" text:style-name="WWNum32">
        <text:list-item>
          <text:p text:style-name="List_20_Bullet">Determine <text:span text:style-name="T310">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309">and files</text:span>.</text:p>
        </text:list-item>
        <text:list-item>
          <text:p text:style-name="List_20_Bullet">Implement the platform worker and perform basic tests, with <text:span text:style-name="T7">no</text:span> devices enabled.</text:p>
        </text:list-item>
        <text:list-item>
          <text:p text:style-name="List_20_Bullet">Implement any new devices for the platform, and test the platform <text:span text:style-name="T7">with</text:span> devices <text:span text:style-name="T336">(both pre-existing and new)</text:span>.</text:p>
        </text:list-item>
      </text:list>
      <text:h text:style-name="P553" text:outline-level="3"><text:bookmark-start text:name="__RefHeading___Toc18275_4003722483"/><text:change-start text:change-id="ct105553120112608"/>Signal Declaration <text:span text:style-name="T386">XML Element</text:span>s for Devices, Platforms, Slots and Cards<text:bookmark-end text:name="__RefHeading___Toc18275_4003722483"/></text:h>
      <text:p text:style-name="P151">Signal <text:span text:style-name="T384">declaration XML </text:span>elements are <text:span text:style-name="T384">used in a number of contexts in supporting HDL platforms, cards and devices. <text:s/>They declare name, direction, width and other characteristics. <text:s/>Any specific rules or constraints for each context are specified in the respective sections, but the common aspects of signal declarations are described here.</text:span></text:p>
      <text:p text:style-name="P232">An example of a signal declaration element is:</text:p>
      <text:p text:style-name="Code">&lt;signal output='data' width='16'/</text:p>
      <text:p text:style-name="P152"><text:span text:style-name="T385">which defines an output signal array 16 wide named </text:span><text:span text:style-name="Code">data</text:span><text:span text:style-name="T385">. <text:s/>The attributes to a </text:span><text:span text:style-name="Code">signal</text:span><text:span text:style-name="T385"> element are: </text:span><text:span text:style-name="Code">input</text:span><text:span text:style-name="T385">, </text:span><text:span text:style-name="Code">output</text:span><text:span text:style-name="T385">, </text:span><text:span text:style-name="Code">inout</text:span><text:span text:style-name="T385">, </text:span><text:span text:style-name="Code">bidirectional</text:span><text:span text:style-name="T385">, </text:span><text:span text:style-name="Code">differential</text:span><text:span text:style-name="T385">, and </text:span><text:span text:style-name="Code">width</text:span><text:span text:style-name="T385">. <text:s/>Depending on the direction of the signal, there are other attributes that determine the actual signal names.</text:span></text:p>
      <text:h text:style-name="P565" text:outline-level="4"><text:soft-page-break/>Signal Direction Attributes</text:h>
      <text:p text:style-name="P233">The signal name and direction are defined in a single attribute:</text:p>
      <text:p text:style-name="IndentHang"><text:span text:style-name="Code"><text:span text:style-name="T200">Input='</text:span></text:span><text:span text:style-name="Code"><text:span text:style-name="T110">&lt;</text:span></text:span><text:span text:style-name="Code"><text:span text:style-name="T109">name</text:span></text:span><text:span text:style-name="Code"><text:span text:style-name="T110">&gt;</text:span></text:span><text:span text:style-name="Code"><text:span text:style-name="T200">'</text:span></text:span> — identifies a signal as an input and provides its name.</text:p>
      <text:p text:style-name="IndentHang"><text:span text:style-name="Code">Output='</text:span><text:span text:style-name="Code"><text:span text:style-name="T100">&lt;</text:span></text:span><text:span text:style-name="Code"><text:span text:style-name="T7">name</text:span></text:span><text:span text:style-name="Code"><text:span text:style-name="T100">&gt;</text:span></text:span><text:span text:style-name="Code">'</text:span> — identifies a signal as an output from and provides its name.</text:p>
      <text:p text:style-name="IndentHang"><text:span text:style-name="Code">Inout='</text:span><text:span text:style-name="Code"><text:span text:style-name="T100">&lt;</text:span></text:span><text:span text:style-name="Code"><text:span text:style-name="T7">name</text:span></text:span><text:span text:style-name="Code"><text:span text:style-name="T100">&gt;</text:span></text:span><text:span text:style-name="Code">'</text:span> — identifies a signal as a tristate signal and provides its name.</text:p>
      <text:p text:style-name="IndentHang"><text:span text:style-name="Code">Bidirectional='</text:span><text:span text:style-name="Code"><text:span text:style-name="T100">&lt;</text:span></text:span><text:span text:style-name="Code"><text:span text:style-name="T7">name</text:span></text:span><text:span text:style-name="Code"><text:span text:style-name="T100">&gt;</text:span></text:span><text:span text:style-name="Code">'</text:span> — identifies a signal as usable in either direction and provides its name</text:p>
      <text:p text:style-name="Body">The direction is relative to the asset being defined in the XML file <text:span text:style-name="T427">(device, platform or card)</text:span>. <text:s/><text:span text:style-name="T427">When defining slot types, it is relative to the platform. </text:span><text:s/><text:span text:style-name="T386">In a platform definition, </text:span><text:span text:style-name="Code">input</text:span><text:span text:style-name="T386"> means input to the platform worker. <text:s/>For a device, it is input to the device. <text:s/>Declaring a signal </text:span><text:span text:style-name="Code">bidirectional</text:span><text:span text:style-name="T386"> means the signal may be either direction but when actually used, the direction will be inferred from what is connected to the signal.</text:span></text:p>
      <text:p text:style-name="P310">An <text:span text:style-name="Code">inout</text:span> signal inside an FPGA implies a bundle of three signals (in, out, output-enable) which, when attached to a pin/pad of the FPGA may result in a single tristate signal external to the FPGA. <text:s/><text:span text:style-name="T387">The names of the three associated signals is determined by adding the suffixes: </text:span><text:span text:style-name="Code">_i</text:span><text:span text:style-name="T387">, </text:span><text:span text:style-name="Code">_o</text:span><text:span text:style-name="T387">, </text:span><text:span text:style-name="Code">_oe</text:span><text:span text:style-name="T387"> respectively. <text:s text:c="3"/>These default suffixes can be overridden for a signal using the </text:span><text:span text:style-name="Code">in</text:span><text:span text:style-name="T387">, </text:span><text:span text:style-name="Code">out</text:span><text:span text:style-name="T387">, </text:span><text:span text:style-name="Code">oe</text:span><text:span text:style-name="T387"> attributes, where </text:span><text:span text:style-name="Code">%s</text:span><text:span text:style-name="T387"> in these attributes represents the name in the </text:span><text:span text:style-name="Code">inout</text:span><text:span text:style-name="T387"> attribute. <text:s/>For example, this declaration:</text:span></text:p>
      <text:p text:style-name="Code">&lt;signal inout='mySig' oe='The%sEnable' in='%s_in' out='<text:span text:style-name="T388">D</text:span>riven'/&gt;</text:p>
      <text:p text:style-name="P311">would imply the three signal names: <text:s/><text:span text:style-name="Code">mySig_in</text:span>, <text:span text:style-name="Code">mySigDriven</text:span>, and <text:span text:style-name="Code">ThemySigEnable</text:span>, rather than the default: <text:s/><text:span text:style-name="Code">mySig_i</text:span>, <text:span text:style-name="Code">mySig_o</text:span>, and <text:span text:style-name="Code">mySig_oe</text:span>. <text:s/><text:span text:style-name="T390">These suffixes will be converted to upper case when the signal name is entirely upper case.</text:span></text:p>
      <text:p text:style-name="P311">Whether this bundle of three signals is implied for <text:span text:style-name="Code">inout</text:span> signals depends on the context of the <text:span text:style-name="Code">signal</text:span> element. <text:s/><text:span text:style-name="T391">When HDL containers are generated by OpenCPI, a tristate I/O pin is generated with the single external signal and the three internal signals.</text:span></text:p>
      <text:p text:style-name="P333">These direction and signal type attributes allow OpenCPI to perform error checking for connections and implement the correct tie-offs and I/O primitives for top-level signals in a design.</text:p>
      <text:h text:style-name="Heading_20_4" text:outline-level="4">Width Attribute of Signal Elements</text:h>
      <text:p text:style-name="Body"><text:span text:style-name="T388">This attribute </text:span>specifies that the signal is an array of signals with the width specified <text:span text:style-name="T388">in the value of the attribute. <text:s text:c="2"/>Each element of the array is an individual signal with a zero-origin index enclosed in parentheses. <text:s/>When VHDL or Verilog code is being generated, the array is defined and used appropriate for the language. <text:s/>This if the signal is defined as:</text:span></text:p>
      <text:p text:style-name="Code">&lt;signal input='data' width='3'/&gt;</text:p>
      <text:p text:style-name="P313">The signals are <text:span text:style-name="Code">data(0)</text:span>, <text:span text:style-name="Code">data(1)</text:span>, <text:span text:style-name="Code">data(2)</text:span>.</text:p>
      <text:h text:style-name="Heading_20_4" text:outline-level="4"><text:soft-page-break/>Differential Attribute of Signal Elements</text:h>
      <text:p text:style-name="P313">This boolean attribute specifies, when true, that the signal is differential and represents a pair of signals with the suffixes <text:span text:style-name="Code">p</text:span> and <text:span text:style-name="Code">n</text:span> representing the positive and negative of the pair respectively. <text:s/>These default suffixes can be overridden using the <text:span text:style-name="Code">pos</text:span> and <text:span text:style-name="Code">neg</text:span> attributes, where <text:span text:style-name="Code">%s</text:span> in the value of those attributes represent the name defined in the direction attribute.</text:p>
      <text:p text:style-name="P254"><text:s text:c="2"/>For example, this declaration:</text:p>
      <text:p text:style-name="P349">&lt;signal in<text:span text:style-name="T389">p</text:span>ut='mySig' <text:span text:style-name="T389">differential='1' pos='P_%s' neg='%sN'/&gt;</text:span></text:p>
      <text:p text:style-name="P312">would imply the <text:span text:style-name="T389">two</text:span> signal names: <text:s/><text:span text:style-name="Code">P_mySig</text:span> and <text:span text:style-name="Code">mySigN</text:span> rather than the default: <text:s/><text:span text:style-name="Code">mySig</text:span><text:span text:style-name="Code"><text:span text:style-name="T389">p</text:span></text:span>, and <text:span text:style-name="Code">mySig</text:span><text:span text:style-name="Code"><text:span text:style-name="T389">n</text:span></text:span>.</text:p>
      <text:p text:style-name="P314">These suffixes will be converted to upper case when the signal name is entirely upper case. <text:s/>It is invalid to specify an <text:span text:style-name="Code">inout</text:span> signal as <text:span text:style-name="Code">differential</text:span>.<text:change-end text:change-id="ct105553120112608"/><text:change-start text:change-id="ct105553120112832"/></text:p>
      <text:h text:style-name="P554" text:outline-level="3"><text:bookmark-start text:name="__RefHeading___Toc18277_4003722483"/><text:change-end text:change-id="ct105553120112832"/><text:change-start text:change-id="ct105553120113056"/>Slots — How Cards Plug into Platforms<text:bookmark-end text:name="__RefHeading___Toc18277_4003722483"/></text:h>
      <text:p text:style-name="P306">As mentioned earlier, <text:span text:style-name="T268">platforms can have </text:span><text:span text:style-name="T118">slots</text:span><text:span text:style-name="T268">, which are an intrinsic part of the platform, and enable cards to be plugged in that add devices to the platform. <text:s/>Such cards may be plugged in to any platform that has compatible slots. <text:s/>S</text:span>lot types <text:span text:style-name="T381">are defined independently and</text:span> <text:span text:style-name="T381">then </text:span>used when describing platforms and cards. <text:s/>A platform has slots of defined types, and cards which are designed for the same slot type may be plugged into the defined slots on that platform. <text:s/><text:span text:style-name="T372">A common slot type is the FMC (FPGA Mezzanine Card), which is defined by the VITA standards organization as VITA-57.1. <text:s/>In fact this standard defines two slot types: <text:s/>FMC-LPC (Low Pin Count using a connector with 160 pins), and FMC-HPC (High Pin Count using a connector with 400 pins). <text:s/>These slot types are already defined in OpenCPI.</text:span></text:p>
      <text:p text:style-name="P307">So before platforms or cards are defined, slot types must be defined. <text:s/><text:span text:style-name="T372">Then a platform or card definition refers to slot types of known predefined types. <text:s/>Defining new slot types generally does not involve writing HDL code, <text:s/>just writing descriptive metadata in XML.</text:span></text:p>
      <text:p text:style-name="P308">A slot type is defined in an XML file placed in the <text:span text:style-name="Code">hdl/cards/specs</text:span> directory of an OpenCPI project <text:span text:style-name="T382">by </text:span><text:span text:style-name="Code">ocpidev</text:span>. <text:s/>The name of the file is <text:span text:style-name="Code"><text:span text:style-name="T7">&lt;slot-type&gt;</text:span></text:span><text:span text:style-name="Code">.xml</text:span>, where the <text:span text:style-name="Code"><text:span text:style-name="T7">&lt;slot-type&gt;</text:span></text:span> must be a name that can be used is programming languages (i.e. use underscores rather than hyphens), <text:span text:style-name="T373">but is otherwise case insensitive. <text:s/>The name should normally be the exact name used in whatever standard document defines the slot type.</text:span></text:p>
      <text:p text:style-name="P309"><text:span text:style-name="T373">The slot definition file contains a top-level XML element </text:span><text:span text:style-name="Code">SlotType</text:span><text:span text:style-name="T373">, with an optional <text:s/></text:span><text:span text:style-name="Code">name</text:span><text:span text:style-name="T373"> attribute that must match the name of the file without the </text:span><text:span text:style-name="Code">.xml</text:span><text:span text:style-name="T373"> suffix. <text:s/>This top-level element contains </text:span><text:span text:style-name="Code">signal</text:span><text:span text:style-name="T373"> child elements as defined above in </text:span><text:a xlink:type="simple" xlink:href="#5.4.1.Signal Declaration XML Elements for Devices, Platforms, Slots and Cards|outline" text:style-name="Internet_20_link" text:visited-style-name="Visited_20_Internet_20_Link"><text:span text:style-name="T373">Signal Declaration XML Elements for Devices, Platforms, Slots and Cards</text:span></text:a><text:span text:style-name="T373">. <text:s/>When a pin in a slot is defined to be used in either direction, it should be declared </text:span><text:span text:style-name="Code">bidirectional</text:span><text:span text:style-name="T373">.</text:span></text:p>
      <text:p text:style-name="P228">A slot type is associated with one or more connectors, and the pins of the connectors are numbered. <text:s/>When a slot type is standardized, each pin of each connector is given both a physical pin identifier as well as a signal name. <text:s/>OpenCPI uses only the signal names, <text:span text:style-name="T374">although it is useful to put the pin identifiers in a comment next to each signal definition.</text:span></text:p>
      <text:p text:style-name="P229"><text:soft-page-break/>The direction of signals in a slot are specified relative to the platform side of the slot <text:span text:style-name="T383">(sometimes called the </text:span><text:span text:style-name="T101">carrier</text:span><text:span text:style-name="T383"> side or the </text:span><text:span text:style-name="T101">motherboard</text:span><text:span text:style-name="T383"> side). </text:span><text:s/>Thus if the signal is sourced on the card (<text:span text:style-name="T7">output</text:span> from the card), it is <text:span text:style-name="T7">input</text:span> to the platform. <text:s/>Thus such a slot signal is defined as an <text:span text:style-name="T7">input</text:span> signal for the slot type.</text:p>
      <text:p text:style-name="P234">Signals defined as <text:span text:style-name="Code">inout</text:span> in a slot type do not imply the three signals that are implied for such signals when <text:span text:style-name="T7">inside</text:span> an FPGA. <text:s/>The signal is singular and associated with a single pin.</text:p>
      <text:p text:style-name="P237">An example small slot type XML file would contain:</text:p>
      <text:p text:style-name="P350">&lt;SlotType name='myslottype'&gt;<text:line-break/> <text:s/>&lt;signal input='present'/&gt; <text:s text:c="12"/>&lt;!-- Pin K1 --&gt;<text:line-break/> <text:s/>&lt;signal bidirectional='util0'/&gt; <text:s text:c="6"/>&lt;!-- Pin K4 --&gt;<text:line-break/> <text:s/>&lt;signal output='data' width='4'/&gt; <text:s text:c="4"/>&lt;!-- Pin K5 --&gt;<text:line-break/>&lt;/SlotType&gt;</text:p>
      <text:p text:style-name="P235">The name of a slot type is used in the XML description files of platforms (that have slots) and cards.</text:p>
      <text:h text:style-name="P24" text:outline-level="3"><text:bookmark-start text:name="__RefHeading__17664_2116501284"/><text:change-end text:change-id="ct105553120113056"/>Creating the <text:span text:style-name="T19">XML M</text:span>etadata <text:span text:style-name="T19">D</text:span>efinition <text:change text:change-id="ct106652635918560"/><text:change-start text:change-id="ct105553126400480"/><text:span text:style-name="T457">for </text:span><text:change-end text:change-id="ct105553126400480"/>the <text:span text:style-name="T19">P</text:span>latform<text:bookmark-end text:name="__RefHeading__17664_2116501284"/></text:h>
      <text:p text:style-name="P236"><text:change-start text:change-id="ct105553120113280"/>A platform is created using the <text:span text:style-name="Code">ocpidev create platform</text:span> command, which establishes the platform's directory under <text:span text:style-name="Code">hdl/platforms</text:span> and creates an initial <text:span text:style-name="Code">Makefile</text:span>, the XML file <text:span text:style-name="Code"><text:span text:style-name="T7">&lt;platform&gt;</text:span></text:span><text:span text:style-name="Code">.xml</text:span> describing the platform, and an initial VHDL source file <text:span text:style-name="Code"><text:span text:style-name="T7">&lt;platform&gt;</text:span></text:span><text:span text:style-name="Code">.vhd</text:span> for the platform worker.</text:p>
      <text:p text:style-name="P128"><text:change-end text:change-id="ct105553120113280"/>The XML file that defines an HDL platform <text:span text:style-name="T312">is named the same as the platform name <text:s/>with an “</text:span><text:span text:style-name="Code">.xml</text:span><text:span text:style-name="T312">” suffix. <text:s/>It describes</text:span> both the hardware aspects of the platform as well as the OWD <text:span text:style-name="T311">for the </text:span>HDL worker that runs the platform, which is called the “platform worker”. <text:s/>Thus the platform XML is an OWD for the platform worker, with additional information. <text:s/><text:span text:style-name="T311">The platform worker is a special type of “device worker” (a worker that touches pins). <text:s/>Developing device workers in general is the subject of the next major section below, but information specific to platform workers is described here.</text:span></text:p>
      <text:p text:style-name="P206">The platform XML is an OWD with these special aspects:</text:p>
      <text:list xml:id="list113102490536617" text:continue-numbering="true" text:style-name="WWNum32">
        <text:list-item>
          <text:p text:style-name="P415">The top level XML element is “<text:span text:style-name="Code">HdlPlatform”</text:span></text:p>
        </text:list-item>
        <text:list-item>
          <text:p text:style-name="List_20_Bullet">The spec being implemented is “<text:span text:style-name="Code">platform-spec</text:span><text:change text:change-id="ct105553120113504"/>”.</text:p>
        </text:list-item>
        <text:list-item>
          <text:p text:style-name="List_20_Bullet">The slots present on the platform <text:span text:style-name="T23">are indicated by </text:span><text:span text:style-name="Code">slot</text:span><text:span text:style-name="T23"> elements</text:span></text:p>
        </text:list-item>
        <text:list-item>
          <text:p text:style-name="List_20_Bullet">The devices present on the platform <text:span text:style-name="T23">are indicated by </text:span><text:span text:style-name="Code">device</text:span><text:span text:style-name="T23"> elements.</text:span></text:p>
        </text:list-item>
        <text:list-item>
          <text:p text:style-name="List_20_Bullet">The external signals (to pins) required by the platform worker (as for any device worker) <text:span text:style-name="T23">are indicated by </text:span><text:span text:style-name="Code">signal</text:span><text:span text:style-name="T23"> elements.</text:span><text:change-start text:change-id="ct105553120113728"/></text:p>
        </text:list-item>
        <text:list-item>
          <text:p text:style-name="P414"><text:change-end text:change-id="ct105553120113728"/><text:change text:change-id="ct105553120113952"/><text:change-start text:change-id="ct105553120114176"/>Special platform port types for <text:span text:style-name="T392">platform workers: </text:span><text:span text:style-name="Code">metadata</text:span><text:span text:style-name="T392">, </text:span><text:span text:style-name="Code">timebase</text:span><text:span text:style-name="T392">, </text:span><text:span text:style-name="Code">cpmaster</text:span><text:span text:style-name="T392">, </text:span><text:span text:style-name="Code">sdp</text:span><text:span text:style-name="T392">, and </text:span><text:s/><text:change-end text:change-id="ct105553120114176"/><text:change-start text:change-id="ct105553120114400"/><text:span text:style-name="Code">unoc</text:span><text:span text:style-name="T392">.</text:span><text:change-end text:change-id="ct105553120114400"/><text:change-start text:change-id="ct105553120114624"/></text:p>
        </text:list-item>
      </text:list>
      <text:p text:style-name="P315"><text:change-end text:change-id="ct105553120114624"/><text:change-start text:change-id="ct105553120114848"/>So as a minimum, an example for <text:span text:style-name="Code">myplat</text:span> would be:</text:p>
      <text:p text:style-name="P351">&lt;HdlPlatform <text:change-end text:change-id="ct105553120114848"/><text:change-start text:change-id="ct105553120115072"/>Language='vhdl' spec='platform-spec'&gt;<text:line-break/> <text:s/>&lt;specproperty name='platform' value='<text:change-end text:change-id="ct105553120115072"/><text:change-start text:change-id="ct105553120115296"/>myplat'/&gt;</text:p>
      <text:p text:style-name="P351"><text:soft-page-break/>&lt;/HdlPlatform&gt;</text:p>
      <text:p text:style-name="P315"><text:change-end text:change-id="ct105553120115296"/><text:change-start text:change-id="ct105553120115520"/>Other requirements are described below.<text:change-end text:change-id="ct105553120115520"/></text:p>
      <text:h text:style-name="P566" text:outline-level="4"><text:change-start text:change-id="ct105553120115744"/>Properties of Platform Workers<text:change-end text:change-id="ct105553120115744"/><text:change-start text:change-id="ct105553120115968"/></text:h>
      <text:p text:style-name="P130">The spec (OCS) for platform workers contains properties that should be supported by all</text:p>
      <text:p text:style-name="P238">Several platform properties are parameters (constants) that must be set in the platform worker using the <text:span text:style-name="Code">specproperty</text:span> element with a <text:span text:style-name="Code">value</text:span> attribute:</text:p>
      <text:p text:style-name="IndentHang"><text:span text:style-name="Code">platform</text:span> — <text:span text:style-name="T394">required </text:span>string attribute must be set to the name of the platform's</text:p>
      <text:p text:style-name="IndentHang"><text:span text:style-name="Code">sdp_width</text:span> — uchar attribute, must be set in platforms using the SDP (see Interconnect Support below)</text:p>
      <text:p text:style-name="IndentHang"><text:span text:style-name="Code">nSwitches</text:span> — attribute is set the number of general purpose switches available, <text:span text:style-name="T394">default is zero</text:span></text:p>
      <text:p text:style-name="IndentHang"><text:span text:style-name="Code">nLEDs</text:span> — set to the num<text:span text:style-name="T393">b</text:span>er of general purpose LEDs available, <text:span text:style-name="T394">default is zero</text:span></text:p>
      <text:p text:style-name="P409">An example setting these constants is:</text:p>
      <text:p text:style-name="P352">&lt;HdlPlatform Language='vhdl' spec='platform-spec'&gt;<text:line-break/> <text:s/>&lt;specproperty name='platform' value='myplat'/&gt;<text:line-break/> <text:s/><text:span text:style-name="T394">&lt;specproperty name='nLEDS' value='4'/&gt;</text:span><text:line-break/>&lt;/HdlPlatform&gt;</text:p>
      <text:p text:style-name="P239">Some properties must be supported by the HDL code in the platform worker:</text:p>
      <text:p text:style-name="P380"><text:span text:style-name="Code"><text:span text:style-name="T394">switches</text:span></text:span> — <text:span text:style-name="T394">volatile ulong property returning the state of the switches; switch 0 is the LSB, driven by the platform worker as </text:span><text:span text:style-name="Code">props_out.switches</text:span><text:span text:style-name="T394">.</text:span></text:p>
      <text:p text:style-name="IndentHang"><text:span text:style-name="Code"><text:span text:style-name="T394">LEDs</text:span></text:span><text:span text:style-name="T38"> — a writable ulong property to control the LEDs of the platform; LED 0 is the LSB, driven into the platform worker's </text:span><text:span text:style-name="Code">props_in.LEDs</text:span><text:span text:style-name="T38">.</text:span></text:p>
      <text:p text:style-name="P240">Since the platform worker is like any other worker, it can define any of its own properties using the <text:span text:style-name="Code">property</text:span> element in its OWD.</text:p>
      <text:p text:style-name="P241">There are several properties that are defined in platform-spec.xml that must be directly connected to specific platform ports as described next.</text:p>
      <text:h text:style-name="Heading_20_4" text:outline-level="4">Platform Ports in a Platform XML File</text:h>
      <text:p text:style-name="P243"><text:span text:style-name="T39">Platform workers have ports that are different than ports of application workers or device workers. <text:s/>They allow the platform worker to provide required services to the rest of the HDL infrastructure. <text:s/>How they are used or referenced in the platform worker's source code is described in </text:span><text:a xlink:type="simple" xlink:href="#5.4.4.Writing the Platform Worker Source Code|outline" text:style-name="Internet_20_link" text:visited-style-name="Visited_20_Internet_20_Link"><text:span text:style-name="T39">Writing the Platform Worker Source Code</text:span></text:a><text:span text:style-name="T39">.</text:span></text:p>
      <text:p text:style-name="P242">A <text:span text:style-name="FirstEmphasis">metadata access port</text:span> must be present in all platform workers. <text:s/>The following line must be present and enables access to bitstream metadata via the platform worker's properties.</text:p>
      <text:p text:style-name="Code">&lt;metadata master='true'/&gt;</text:p>
      <text:p text:style-name="P244">A <text:span text:style-name="FirstEmphasis">timebase output port</text:span> must be present in all platform workers. <text:s/>The following line must be present and enables the platform worker to provide timekeeping signals to the rest of the infrastructure.</text:p>
      <text:p text:style-name="Code"><text:soft-page-break/>&lt;timebase master='true'/&gt;</text:p>
      <text:p text:style-name="P245"><text:span text:style-name="T396">The platform worker must arrange for c</text:span>ontrol plan<text:span text:style-name="T44">e</text:span> access <text:span text:style-name="T396">which</text:span> provid<text:span text:style-name="T396">es</text:span> off-chip access to the on-chip control plane. <text:s/><text:span text:style-name="T396">This can be accomplished in two ways, direct and indirect.</text:span></text:p>
      <text:p text:style-name="P245"><text:span text:style-name="T371">To </text:span><text:span text:style-name="T102">directly</text:span><text:span text:style-name="T371"> support a </text:span><text:span text:style-name="FirstEmphasis">control plane master port</text:span><text:span text:style-name="T371">, the platform XML declares:</text:span></text:p>
      <text:p text:style-name="Code">&lt;cpmaster <text:span text:style-name="T397">master='true'/&gt;</text:span></text:p>
      <text:p text:style-name="P247"><text:span text:style-name="T397">This indicates that the platform worker will provide an addressable path from the controlling processors's software into the FPGA, using the </text:span><text:span text:style-name="Code">cpmaster</text:span><text:span text:style-name="T397"> port signal protocol. <text:s/>This usually involves adapting a window on a software addressable bus that the FPGA is connected to, to the protocol and signals of the </text:span><text:span text:style-name="Code">cpmaster</text:span><text:span text:style-name="T371"> port. <text:s/>This implies that the external pathways for control and data are separate.</text:span></text:p>
      <text:p text:style-name="P246">A platform can <text:span text:style-name="T7">indirectly</text:span> support a control plane by providing an <text:span text:style-name="T7">interconnect</text:span> port that serves both as a control and data plane access path. <text:s/>This is common when there is a single connection between the system bus and this FPGA and the FPGA is both a slave on this bus (for control and possibly data) as well as a master (for DMA <text:span text:style-name="T400">data</text:span>). <text:s/><text:span text:style-name="T400">The absence of a</text:span> <text:span text:style-name="Code">cpmaster</text:span> element in the platform XML implies that the interconnect port will support both control and data and no XML elements<text:span text:style-name="T398"> </text:span>are required in the platform XML <text:span text:style-name="T398">and no source code in the platform worker is required for the control plane</text:span>.</text:p>
      <text:p text:style-name="P248">Finally, the platform worker must declare a <text:span text:style-name="FirstEmphasis">system interconnect port</text:span> to support data flow between workers in this HDL platform and workers in other platforms connected to this platform via the system's interconnect, such as PCI Express. <text:s/>As just mentioned, if this interconnect port will also serve as the path for the control plane, then no <text:span text:style-name="Code">cpmaster</text:span> port need be declared.</text:p>
      <text:p text:style-name="P248">There is a legacy interconnect port type which is found in some existing HDL platforms, called <text:span text:style-name="Code">unoc</text:span>. <text:s/>It is no longer recommended and not described further here. <text:s/>For new platforms, the interconnect port type is <text:span text:style-name="Code">sdp</text:span> (for Scalable Data Plane). <text:s/>When this line is included in the platform XML:</text:p>
      <text:p text:style-name="Code">&lt;sdp name=”mybus” master='true'/&gt;</text:p>
      <text:p text:style-name="P249"><text:span text:style-name="T399">it indicates that the platform worker will adapt and connect the system's bus to the protocol defined for on-chip </text:span><text:span text:style-name="Code">sdp</text:span><text:span text:style-name="T399"> ports. <text:s/>This </text:span><text:span text:style-name="Code">sdp</text:span><text:span text:style-name="T399"> element has an optional </text:span><text:span text:style-name="Code">count</text:span><text:span text:style-name="T399"> attribute which can specify that this port supplies multiple concurrent channels between the system's bus/memory and the on-chip infrastructure. <text:s/>Data flows between on-chip workers and off-chip workers will be allocated to the channels in round robin fashion. <text:s/>When the </text:span><text:span text:style-name="Code">sdp</text:span><text:span text:style-name="T399"> is declared, the </text:span><text:span text:style-name="Code">sdp_width</text:span><text:span text:style-name="T399"> parameter of the platform worker indicates the width of the </text:span><text:span text:style-name="Code">sdp</text:span><text:span text:style-name="T399"> port, in DWORDS (32 bit words).</text:span><text:change-end text:change-id="ct105553120115968"/><text:change-start text:change-id="ct105553120116192"/></text:p>
      <text:h text:style-name="P567" text:outline-level="4"><text:change-end text:change-id="ct105553120116192"/><text:change-start text:change-id="ct105553120116416"/>Device Elements in a Platform XML File</text:h>
      <text:p text:style-name="P32">Device elements indicate devices that are part of the platform and are directly attached to the platform FPGA's pins. <text:s/>Device elements indicate <text:span text:style-name="T33">these</text:span> things:</text:p>
      <text:list xml:id="list113103049168253" text:continue-numbering="true" text:style-name="WWNum32">
        <text:list-item>
          <text:p text:style-name="List_20_Bullet"><text:span text:style-name="T34">Required: </text:span><text:span text:style-name="T33">the</text:span> HDL device worker support<text:span text:style-name="T33">ing</text:span> this device (like a device driver).</text:p>
        </text:list-item>
        <text:list-item>
          <text:p text:style-name="List_20_Bullet">The (optional) name of the device, if not <text:span text:style-name="T401">supplied, the device worker's name</text:span>.</text:p>
          <text:p text:style-name="List_20_Bullet"><text:soft-page-break/>Which parameter settings should be used for the device worker for this device.</text:p>
        </text:list-item>
        <text:list-item>
          <text:p text:style-name="List_20_Bullet">A<text:span text:style-name="T33">ny</text:span> mapping between the device worker's external signals and the names that the platform uses for those same device signals <text:span text:style-name="T35">(e.g. in its constraints file)</text:span>.</text:p>
        </text:list-item>
      </text:list>
      <text:p text:style-name="P33">In most cases a device element simply indicates that a device exists and which device worker should be used to support it. <text:s/>E.g.: if a platform had a flash device that was supported by the device worker named “flash.hdl”, this might be the device element:</text:p>
      <text:p text:style-name="P34">&lt;device worker='flash'/&gt;</text:p>
      <text:p text:style-name="P33"><text:span text:style-name="T401">If</text:span> there is no <text:span text:style-name="Code">nam</text:span><text:span text:style-name="Code"><text:span text:style-name="T401">e</text:span></text:span> attribute provided for a device element, the worker name is used, and if there are multiple devices using the same worker, a zero-based ordinal is appended.</text:p>
      <text:p text:style-name="P33">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33">In the following example, the device element <text:span text:style-name="T36">says</text:span> there is a “<text:span text:style-name="Code">lime_adc</text:span>” device present, and on this platform, its “<text:span text:style-name="Code">use_ctl_clk</text:span>” property should be set to <text:span text:style-name="Code"><text:span text:style-name="T401">true</text:span></text:span>.:</text:p>
      <text:p text:style-name="P34">&lt;device worker='lime_adc'&gt;<text:line-break/> <text:s/>&lt;property name='use_ctl_clk' value='<text:span text:style-name="T401">true</text:span>'/&gt;<text:line-break/>&lt;/device&gt;</text:p>
      <text:p text:style-name="P360">There is one <text:span text:style-name="T7">required</text:span> device on every platform: the <text:span text:style-name="FirstEmphasis">time server</text:span>. <text:s text:c="2"/>It must be specified including the lines:</text:p>
      <text:p text:style-name="P353">&lt;device worker='time_server'&gt;<text:line-break/> <text:s text:c="2"/>&lt;property name='frequency' value='100e6'/&gt;<text:line-break/>&lt;/device&gt;</text:p>
      <text:p text:style-name="P317">The frequency of the clock supplied on the <text:span text:style-name="Code">timebase</text:span> port must be specified as the <text:span text:style-name="Code">frequency</text:span> parameter to this device worker.</text:p>
      <text:p text:style-name="P316"><text:span text:style-name="T401">D</text:span>evices can have <text:span text:style-name="Code">signal</text:span> elements to indicate that the standard signal naming should be overridden to match up with the constraints file of the platform (so that the constraints file can remain untouched). <text:s/>These <text:span text:style-name="Code">signal</text:span> elements use the <text:span text:style-name="Code">name </text:span>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36"><text:span text:style-name="T401">I</text:span>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37">&lt;device worker='lime_dac'&gt;<text:line-break/> <text:s/>&lt;signal name='tx_clk' platform=''/&gt;<text:line-break/>&lt;/device&gt;</text:p>
      <text:p text:style-name="P318"><text:soft-page-break/>These <text:span text:style-name="Code">signal</text:span> elements for signal name <text:span text:style-name="T7">mapping</text:span> under the <text:span text:style-name="Code">device</text:span> elements here do <text:span text:style-name="T7">not</text:span> use the same syntax as the <text:span text:style-name="Code">signal</text:span> elements used to <text:span text:style-name="T7">declare</text:span> signals under the top-level elements of platform workers, device workers or slot type definition XML files.</text:p>
      <text:h text:style-name="P568" text:outline-level="4">Signal Elements in a Platform XML File</text:h>
      <text:p text:style-name="P319">In order to provide the required services at its declared <text:span text:style-name="Code">cpmaster</text:span>, <text:span text:style-name="Code">sdp</text:span>, or <text:span text:style-name="Code">timebase</text:span> platform ports, the platform worker normally requires direct access to some external signals that are not associated with any other device. <text:s/>These are signals such as clocks, interconnects, LEDs, and switches. <text:s/>These ad-hoc signals are declared using the signal elements defined in <text:a xlink:type="simple" xlink:href="#5.4.1.Signal Declaration XML Elements for Devices, Platforms, Slots and Cards|outline" text:style-name="Internet_20_link" text:visited-style-name="Visited_20_Internet_20_Link">Signal Declaration XML Elements</text:a>. <text:s/>The signal names should generally match those in the platform's constraints file, including case.</text:p>
      <text:p text:style-name="P319">Signals implied by the presence of devices do not need to be specified.</text:p>
      <text:h text:style-name="P569" text:outline-level="4"><text:change-end text:change-id="ct105553120116416"/>Slot Element<text:span text:style-name="T32">s</text:span> <text:span text:style-name="T32">in</text:span> a Platform XML <text:span text:style-name="T32">Fi</text:span>le</text:h>
      <text:p text:style-name="Body"><text:change-start text:change-id="ct105553120116640"/><text:span text:style-name="T24">When a platform has slots, it includes</text:span><text:change-end text:change-id="ct105553120116640"/><text:change text:change-id="ct105553120116864"/><text:span text:style-name="T24"> </text:span><text:change-start text:change-id="ct105553120117088"/><text:span text:style-name="T24">a </text:span><text:change-end text:change-id="ct105553120117088"/><text:change-start text:change-id="ct105553120117312"/><text:span text:style-name="Code">slot</text:span><text:change-end text:change-id="ct105553120117312"/> element <text:change text:change-id="ct105553120117536"/><text:change-start text:change-id="ct105553120117760"/><text:span text:style-name="T24">to</text:span><text:change-end text:change-id="ct105553120117760"/> declare<text:change text:change-id="ct105553120117984"/> the existence of a slot. <text:s/>The required <text:change text:change-id="ct105553120118208"/><text:span text:style-name="Code">type</text:span><text:change text:change-id="ct105553120118656"/><text:change text:change-id="ct105553120118432"/> attribute must match the name of a defined slot type. <text:s/>The slot type <text:span text:style-name="T314">definition files</text:span> are normally in the <text:span text:style-name="Code">hdl/cards/specs</text:span> directory in the <text:span text:style-name="T337">CDK</text:span>, which is automatically searched whenever <text:span text:style-name="T314">a platform XML</text:span> file is processed. <text:s/>Examples of slot types are:</text:p>
      <text:list xml:id="list113103368463732" text:continue-numbering="true" text:style-name="WWNum32">
        <text:list-item>
          <text:p text:style-name="List_20_Bullet"><text:span text:style-name="Code"><text:span text:style-name="T313">fmc_lpc</text:span></text:span>: <text:s/>the “low pin count” variant of the “FPGA Mezzanine Card” from VITA57.</text:p>
        </text:list-item>
        <text:list-item>
          <text:p text:style-name="List_20_Bullet"><text:span text:style-name="Code"><text:span text:style-name="T313">fmc_hpc</text:span></text:span>: <text:s/>the “high pin count” variant of the FMC cards from VITA57</text:p>
        </text:list-item>
        <text:list-item>
          <text:p text:style-name="List_20_Bullet"><text:span text:style-name="Code"><text:span text:style-name="T313">hsmc</text:span></text:span>: <text:s/>the High Speed Mezzanine Card from Altera.</text:p>
        </text:list-item>
      </text:list>
      <text:p text:style-name="Body">The optional <text:change text:change-id="ct106652631728064"/><text:span text:style-name="Code">name</text:span><text:change text:change-id="ct106652631728288"/> attribute of the slot element may assign a name to the slot. <text:s/>If it is not present, the slot's name becomes the slot type. <text:s/><text:span text:style-name="T26">If </text:span><text:change text:change-id="ct106652631728512"/><text:span text:style-name="Code">name</text:span><text:change text:change-id="ct106652631728736"/><text:span text:style-name="T26"> is </text:span><text:span text:style-name="T97">unspecified</text:span><text:span text:style-name="T26"> and i</text:span>f more than one slot of the same type is present, a zero-origin ordinal is appended to the slot-type as the name. <text:s/><text:span text:style-name="T26">E</text:span>.g. if there were two slots of type <text:change text:change-id="ct106652631728960"/><text:span text:style-name="Code">hsmc</text:span><text:change text:change-id="ct106652631729184"/> and the<text:span text:style-name="T26">y</text:span> were not given names, their names would be <text:change text:change-id="ct106652631729408"/><text:span text:style-name="Code">hsmc0</text:span><text:change text:change-id="ct106652631729632"/> and <text:change text:change-id="ct106652631729856"/><text:span text:style-name="Code">hsmc1</text:span><text:change text:change-id="ct106652631730080"/>. <text:s/><text:span text:style-name="T315">Slot names are needed for two purposes:</text:span></text:p>
      <text:list xml:id="list113104192414224" text:continue-list="list113103589885790" text:style-name="Numbering_20_1">
        <text:list-item text:start-value="1">
          <text:p text:style-name="List_20_Number">When a card is plugged into a slot, that slot is identified by its name. <text:s/><text:span text:style-name="T315">Slot names are case insensitive for this purpose.</text:span></text:p>
        </text:list-item>
        <text:list-item>
          <text:p text:style-name="P462">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315">source </text:span>code or XML, but they do correspond to the names found in a platform's constraint file, <text:span text:style-name="T315">which is normally supplied separately and is not defined nor modified by OpenCPI.</text:span></text:p>
      <text:p text:style-name="P26">E.g. <text:span text:style-name="T27">for a slot signal named </text:span><text:change text:change-id="ct106652631730304"/><text:span text:style-name="Code">PRSNT_M2C_L</text:span><text:change text:change-id="ct106652631730528"/><text:span text:style-name="T27">, </text:span>the name of the signal from the platform FPGA to the slot, for the second of two <text:span text:style-name="Code">fmc_lpc</text:span> slots <text:span text:style-name="T315">that did not have assigned names</text:span>, would be “<text:span text:style-name="Code">fmc_lpc1_PRSNT_M2C_L</text:span>”. <text:s/><text:span text:style-name="T315">Slot names (and slot type signals) </text:span><text:span text:style-name="T93">are case sensitive</text:span><text:span text:style-name="T315"> for this purpose since there are some tools and systems where the case of such signals matters in the constraints file.</text:span></text:p>
      <text:p text:style-name="Body"><text:soft-page-break/>There is one other aspect to slot elements in the platform XML file: <text:s/><text:span text:style-name="T28">slot </text:span>signal mapping. <text:s/>Normally, the slot signal names are based on the specification of the slot types. <text:s/><text:span text:style-name="T28">E.g., t</text:span>he FMC slot signal names are defined by VITA57. <text:s/><text:span text:style-name="T28">If a platform's constraints file (and documentation) do not use the standard names from the slot type specification, then extra child elements are added to the </text:span><text:change-start text:change-id="ct106652631730752"/><text:span text:style-name="Code">slot</text:span><text:change-end text:change-id="ct106652631730752"/><text:span text:style-name="T28"> element, indicating the correspondence between what the standard (e.g. VITA57) says and what this platform's constraints file and documentation use as a signal name for that slot signal.</text:span></text:p>
      <text:p text:style-name="P27"><text:span text:style-name="T28">As an example, the ZedBoard platform has an FMC LPC slot. <text:s/>It uses the VITA57 signal names for </text:span><text:span text:style-name="T106">almost</text:span><text:span text:style-name="T28"> all these signals. <text:s/>However, it changes signal names when they are differential and use the </text:span><text:change text:change-id="ct106652631730976"/><text:change-start text:change-id="ct106652631731200"/><text:span text:style-name="Code">CC</text:span><text:change-end text:change-id="ct106652631731200"/><text:change text:change-id="ct106652631731424"/><text:span text:style-name="T28"> suffix. <text:s/>Whereas VITA57 always puts the </text:span><text:change text:change-id="ct106652631731648"/><text:change-start text:change-id="ct106652631731872"/><text:span text:style-name="Code">CC</text:span><text:change-end text:change-id="ct106652631731872"/><text:change text:change-id="ct106652631732096"/><text:span text:style-name="T28"> suffix last, the ZedBoard puts the differential suffix last (i.e. </text:span><text:change-start text:change-id="ct106652631732320"/><text:span text:style-name="Code">_N</text:span><text:change-end text:change-id="ct106652631732320"/><text:span text:style-name="T28"> and </text:span><text:change text:change-id="ct106652631732544"/><text:change-start text:change-id="ct106652631732768"/><text:span text:style-name="Code">_P</text:span><text:change-end text:change-id="ct106652631732768"/><text:change text:change-id="ct106652631732992"/><text:change-start text:change-id="ct106652631733216"/>). <text:change-end text:change-id="ct106652631733216"/><text:change-start text:change-id="ct106652631733440"/><text:s/><text:change-end text:change-id="ct106652631733440"/><text:change-start text:change-id="ct106652631733664"/>So<text:change-end text:change-id="ct106652631733664"/><text:span text:style-name="T30"> here is the </text:span><text:change-start text:change-id="ct106652631733888"/><text:span text:style-name="Code"><text:span text:style-name="T31">slot</text:span></text:span><text:change-end text:change-id="ct106652631733888"/><text:span text:style-name="T30"> element for the ZedBoard platform XML</text:span><text:change text:change-id="ct106652631734112"/><text:span text:style-name="T30"> that forces the slot name to be upper case </text:span><text:span text:style-name="Code"><text:span text:style-name="T31">FMC</text:span></text:span><text:span text:style-name="T30">, and remaps the offending signals so OpenCPI knows how to route signals through the slot's connector </text:span><text:span text:style-name="T142">to cards that </text:span><text:span text:style-name="T119">do </text:span><text:span text:style-name="T120">not</text:span><text:span text:style-name="T142"> follow the VITA57 conventions</text:span><text:span text:style-name="T30">:</text:span></text:p>
      <text:p text:style-name="P28">&lt;slot name='FMC' type='fmc_lpc'&gt;<text:line-break/> <text:s/>&lt;!-- <text:span text:style-name="T28">These</text:span> signals don't <text:span text:style-name="T28">use</text:span> <text:span text:style-name="T28">VITA57</text:span> signal name<text:span text:style-name="T28">s--&gt;</text:span>→<text:line-break/> <text:s/>&lt;signal <text:change text:change-id="ct106652631734336"/><text:change-start text:change-id="ct106652631734560"/><text:span text:style-name="T181">slot=</text:span><text:change-end text:change-id="ct106652631734560"/>'LA00_P_CC' platform='LA00_CC_P'/&gt;<text:line-break/> <text:s/>&lt;signal <text:change text:change-id="ct106652631734784"/><text:change-start text:change-id="ct106652631735008"/><text:span text:style-name="T181">slot=</text:span><text:change-end text:change-id="ct106652631735008"/>'LA00_N_CC' platform='LA00_CC_N'/&gt;<text:line-break/> <text:s/>&lt;signal <text:change text:change-id="ct106652631735232"/><text:change-start text:change-id="ct106652631735456"/><text:span text:style-name="T181">slot=</text:span><text:change-end text:change-id="ct106652631735456"/>'LA01_P_CC' platform='LA01_CC_P'/&gt;<text:line-break/> <text:s/>&lt;signal <text:change text:change-id="ct106652631735680"/><text:change-start text:change-id="ct106652631735904"/><text:span text:style-name="T181">slot=</text:span><text:change-end text:change-id="ct106652631735904"/>'LA01_N_CC' platform='LA01_CC_N'/&gt;<text:line-break/> <text:s/>&lt;signal <text:change text:change-id="ct106652631736128"/><text:change-start text:change-id="ct106652631736352"/><text:span text:style-name="T181">slot=</text:span><text:change-end text:change-id="ct106652631736352"/>'LA17_P_CC' platform='LA17_CC_P'/&gt;<text:line-break/> <text:s/>&lt;signal <text:change text:change-id="ct106652631736576"/><text:change-start text:change-id="ct106652631736800"/><text:span text:style-name="T181">slot=</text:span><text:change-end text:change-id="ct106652631736800"/>'LA17_N_CC' platform='LA17_CC_N'/&gt;<text:line-break/> <text:s/>&lt;signal <text:change text:change-id="ct106652631737024"/><text:change-start text:change-id="ct106652631737248"/><text:span text:style-name="T181">slot=</text:span><text:change-end text:change-id="ct106652631737248"/>'LA18_P_CC' platform='LA18_CC_P'/&gt;<text:line-break/> <text:s/>&lt;signal <text:change text:change-id="ct106652631737472"/><text:change-start text:change-id="ct106652631737696"/><text:span text:style-name="T181">slot=</text:span><text:change-end text:change-id="ct106652631737696"/>'LA18_N_CC' platform='LA18_CC_N'/&gt;<text:line-break/> <text:s/>&lt;signal <text:change text:change-id="ct106652631737920"/><text:change-start text:change-id="ct106652631738144"/><text:span text:style-name="T181">slot=</text:span><text:change-end text:change-id="ct106652631738144"/>'CLK0_M2C_N' platform='CLK0_N'/&gt;<text:line-break/> <text:s/>&lt;signal <text:change text:change-id="ct106652631738368"/><text:change-start text:change-id="ct106652631738592"/><text:span text:style-name="T181">slot=</text:span><text:change-end text:change-id="ct106652631738592"/>'CLK0_M2C_P' platform='CLK0_P'/&gt;<text:line-break/> <text:s/>&lt;signal <text:change text:change-id="ct106652631738816"/><text:change-start text:change-id="ct106652631739040"/><text:span text:style-name="T181">slot=</text:span><text:change-end text:change-id="ct106652631739040"/>'CLK1_M2C_N' platform='CLK1_N'/&gt;<text:line-break/> <text:s/>&lt;signal <text:change text:change-id="ct106652631739264"/><text:change-start text:change-id="ct106652631739488"/><text:span text:style-name="T181">slot=</text:span><text:change-end text:change-id="ct106652631739488"/>'CLK1_M2C_P' platform='CLK1_P'/&gt;<text:line-break/> <text:s/>&lt;signal <text:change text:change-id="ct106652631739712"/><text:change-start text:change-id="ct106652631739936"/><text:span text:style-name="T181">slot=</text:span><text:change-end text:change-id="ct106652631739936"/>'DP0_C2M_P' platform=''/&gt;<text:line-break/> <text:s/>&lt;signal <text:change text:change-id="ct106652631740160"/><text:change-start text:change-id="ct106652631740384"/><text:span text:style-name="T181">slot=</text:span><text:change-end text:change-id="ct106652631740384"/>'DP0_C2M_N' platform=''/&gt;<text:line-break/>&lt;/slot&gt;</text:p>
      <text:p text:style-name="P29"><text:change text:change-id="ct106652631740608"/><text:change-start text:change-id="ct106652631740832"/><text:span text:style-name="T149">S</text:span><text:change-end text:change-id="ct106652631740832"/><text:span text:style-name="T31">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31">DP0_C2M_P/N</text:span></text:span><text:span text:style-name="T31">) are not connected to the </text:span><text:span text:style-name="T145">(Zynq) </text:span><text:span text:style-name="T31">FPGA <text:s/>on the ZedBoard platform.</text:span><text:change-start text:change-id="ct106652631741056"/></text:p>
      <text:p text:style-name="P331"><text:span text:style-name="T31">Finally, when a platform does not use the slot name prefix in its signal names, a leading slash can be given in the </text:span><text:span text:style-name="Code"><text:span text:style-name="T31">platform</text:span></text:span><text:span text:style-name="T31"> a</text:span><text:change-end text:change-id="ct106652631741056"/><text:change-start text:change-id="ct106652631741280"/><text:span text:style-name="T31">ttribute to indicate that no such prefix should be applied. <text:s/>E.g. a signal mapping of:</text:span></text:p>
      <text:p text:style-name="Code">&lt;signal <text:change-end text:change-id="ct106652631741280"/><text:change-start text:change-id="ct106652631741504"/>slot='DP0_C2M_P' platform='/DP0_SLOT2<text:change-end text:change-id="ct106652631741504"/><text:change-start text:change-id="ct106652631741728"/>_P'/&gt;</text:p>
      <text:p text:style-name="P331"><text:span text:style-name="T31">would imply that the signal name in the constraints file would be </text:span><text:span text:style-name="Code"><text:span text:style-name="T31">DP0_SLOT2_P</text:span></text:span><text:span text:style-name="T31"> rather than </text:span><text:span text:style-name="Code"><text:span text:style-name="T31">FMC_DP0_C2M_P</text:span></text:span><text:span text:style-name="T31">.</text:span><text:change-end text:change-id="ct106652631741728"/></text:p>
      <text:p text:style-name="P270"><text:span text:style-name="T143">Card-based devices are not considered part of the platform, and thus constraints for card-based devices are handled differently </text:span><text:span text:style-name="T144">and </text:span><text:span text:style-name="T145">are </text:span><text:span text:style-name="T144">not in the platform's constraints file.</text:span><text:change-start text:change-id="ct106652631741952"/></text:p>
      <text:h text:style-name="P572" text:outline-level="4"><text:span text:style-name="T144">E</text:span><text:span text:style-name="T31">xamples of Platform XML Files</text:span><text:change-end text:change-id="ct106652631741952"/><text:change-start text:change-id="ct106652631742176"/></text:h>
      <text:p text:style-name="P320"><text:change-end text:change-id="ct106652631742176"/><text:change-start text:change-id="ct106652631742400"/><text:span text:style-name="T31">An example of a complete XML file for a Zynq-based HDL platform is below. <text:s/>The platform worker directly supports a control plane (using </text:span><text:span text:style-name="Code"><text:span text:style-name="T31">cpmaster</text:span></text:span><text:span text:style-name="T31">), and sets the time server's clock frequency to </text:span><text:span text:style-name="Code"><text:span text:style-name="T31">100e6</text:span></text:span><text:span text:style-name="T31">, and declares an SDP data plane (via </text:span><text:span text:style-name="Code"><text:span text:style-name="T31">sdp</text:span></text:span><text:span text:style-name="T31">) </text:span><text:span text:style-name="T146">with 2 channels</text:span><text:span text:style-name="T31">. <text:s/></text:span><text:span text:style-name="T146">It has one </text:span><text:span text:style-name="Code"><text:span text:style-name="T31">fmc_lpc</text:span></text:span><text:span text:style-name="T146"> slot and </text:span><text:span text:style-name="T147">4</text:span><text:span text:style-name="T146"> LEDs. <text:s/>No switches are declared. <text:s/></text:span><text:span text:style-name="T147">One signal (to drive external LEDs) is declared. <text:s/>No clock signals are declared since this platform worker uses on-chip clock-generator resources in the Zynq chip.</text:span></text:p>
      <text:p text:style-name="Code">&lt;HdlPlatform Language="VHDL" spec='platform-spec'&gt;<text:line-break/> <text:s/>&lt;specproperty name='platform' value='<text:span text:style-name="T402">myzynq</text:span>'/&gt;<text:line-break/> <text:s/><text:span text:style-name="T403">&lt;specproperty name='nLEDs' value='4'/&gt;</text:span><text:line-break/> <text:s/>&lt;metadata master='true'/&gt;<text:line-break/> <text:s/>&lt;timebase master='true'/&gt;<text:line-break/> <text:s/>&lt;cpmaster master='true'/&gt;<text:line-break/> <text:s/>&lt;device worker='time_server'&gt;<text:line-break/> <text:s text:c="3"/>&lt;property name='frequency' value='100e6'/&gt;<text:line-break/> <text:s/>&lt;/device&gt;<text:line-break/> <text:s/>&lt;sdp name="zynq" master='true' count='<text:span text:style-name="T403">2</text:span>'/&gt;<text:line-break/> <text:s/><text:span text:style-name="T403">&lt;slot name='FMC' type-'fmc_lpc'/&gt;<text:line-break/> <text:s/>&lt;signal name='led' width=4'/&gt;</text:span><text:line-break/><text:span text:style-name="T403">&lt;/HdlPlatform&gt;</text:span></text:p>
      <text:p text:style-name="P321"><text:change-end text:change-id="ct106652631742400"/><text:change-start text:change-id="ct106652631742624"/><text:span text:style-name="T31">A second example uses an interconnect</text:span><text:change-end text:change-id="ct106652631742624"/><text:change-start text:change-id="ct106652631742848"/><text:span text:style-name="T31"> that indirectly supports a control plane so no </text:span><text:span text:style-name="Code"><text:span text:style-name="T31">cpmaster</text:span></text:span><text:span text:style-name="T31"> is necessary, but signals to get clocks and raw interconnect signals are declared. <text:s/></text:span><text:span text:style-name="T148">Notice that three different clocks are taken from external inputs, and the PPS inputs and outputs are used to support the time server.</text:span><text:span text:style-name="T31">:</text:span></text:p>
      <text:p text:style-name="P354"><text:change-end text:change-id="ct106652631742848"/><text:change-start text:change-id="ct106652631743072"/>&lt;HdlPlatform Language="VHDL" spec='platform-spec'&gt;<text:line-break/> <text:s/>&lt;specproperty name='platform' value='mypci'/&gt;<text:line-break/> <text:s/>&lt;metadata master='true'/&gt;<text:line-break/> <text:s/>&lt;timebase master='true'/&gt;<text:line-break/> <text:s/>&lt;device worker='time_server'&gt;<text:line-break/> <text:s text:c="3"/>&lt;property name='frequency' value='200e6'/&gt;<text:line-break/> <text:s/>&lt;/device&gt;<text:line-break/> <text:s/>&lt;sdp name="pcie" master='true'/&gt;<text:line-break/> <text:s/>&lt;signal input="sys0_clk" differential='true'/&gt;<text:line-break/> <text:s/>&lt;signal input='sys1_clk' differential='true'/&gt;<text:line-break/> <text:s/>&lt;signal input='pci0_clk' differential='true'/&gt;<text:line-break/> <text:s/>&lt;signal input='pci0_reset_n'/&gt;<text:line-break/> <text:s/>&lt;signal input='pcie_rx' differential='true' width='4'/&gt;<text:line-break/> <text:s/>&lt;signal output='pcie_tx' differential='true' width='4'/&gt;<text:line-break/> <text:s/>&lt;signal output='led' width='13'/&gt;<text:line-break/> <text:s/>&lt;signal input='ppsExtIn'/&gt;<text:line-break/> <text:s/>&lt;signal output='ppsOut'/&gt;<text:change-end text:change-id="ct106652631743072"/><text:change-start text:change-id="ct106652631743296"/><text:line-break/>&lt;/HdlPlatform&gt;<text:change-end text:change-id="ct106652631743296"/></text:p>
      <text:h text:style-name="P30" text:outline-level="3"><text:bookmark-start text:name="__RefHeading___Toc13565_2939887359"/><text:change text:change-id="ct106652631743744"/><text:change text:change-id="ct106652631743520"/><text:change-start text:change-id="ct106652631743968"/><text:span text:style-name="T395">Writing</text:span><text:change-end text:change-id="ct106652631743968"/> the <text:span text:style-name="T3">P</text:span>latform <text:span text:style-name="T3">W</text:span>orker<text:change-start text:change-id="ct106652631744192"/> <text:span text:style-name="T395">Source Code</text:span><text:bookmark-end text:name="__RefHeading___Toc13565_2939887359"/><text:change-end text:change-id="ct106652631744192"/></text:h>
      <text:p text:style-name="P38"><text:span text:style-name="T38">While</text:span> a platform worker's XML (OWD) has extra elements to describe the platform's hardware (devices and slots), it is still an OWD, and thus it describes any <text:soft-page-break/>implementation-specific properties and ports of the <text:span text:style-name="T38">platform </text:span>worker. <text:s/>Being a device worker, it can also define external signals that are connected externally to pins.</text:p>
      <text:p text:style-name="P38">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change text:change-id="ct106652631744416"/></text:p>
      <text:h text:style-name="P570" text:outline-level="4"><text:change-start text:change-id="ct106652631744640"/>Plat<text:change-end text:change-id="ct106652631744640"/><text:change-start text:change-id="ct106652631744864"/>form Worker Properties<text:change-end text:change-id="ct106652631744864"/><text:change-start text:change-id="ct106652631745088"/></text:h>
      <text:p text:style-name="P45"><text:change-end text:change-id="ct106652631745088"/><text:change text:change-id="ct106652631745312"/><text:change-start text:change-id="ct106652631745536"/>Some required platform worker properties are dealt with entirely in the platform XML file since they just require parameter values which can be specified in the OWD.</text:p>
      <text:p text:style-name="P326">Several OCS properties are readable characteristics of the platform that may be defined as parameters with a constant value <text:span text:style-name="T409">in the OWD, </text:span>or <text:span text:style-name="T409">be declared </text:span>as volatile with a runtime-determined value. <text:s/>These include the <text:span text:style-name="Code">nSwitches</text:span>, <text:span text:style-name="Code">nLEDs</text:span> properties. <text:s/>If they are volatile, the worker must drive them by assigning values, e.g.:</text:p>
      <text:p text:style-name="Code">props_out.nSwitches &lt;= to_ulong(3);<text:line-break/>props_out.nLEDs &lt;= to_ulong(7);</text:p>
      <text:p text:style-name="P328">Otherwise, the OWD can simply <text:span text:style-name="T215">specify the value, e.g.:</text:span></text:p>
      <text:p text:style-name="P355">&lt;specproperty name='nSwitches' parameter='true' value='3'/&gt;</text:p>
      <text:p text:style-name="P326"><text:span text:style-name="T409">Some platform properties</text:span> are always volatile such as <text:span text:style-name="Code">switches</text:span>, <text:span text:style-name="T408">so the platform worker drives them with:</text:span></text:p>
      <text:p text:style-name="Code"><text:span text:style-name="Code"><text:span text:style-name="T42">props_out.switches &lt;= switch_input_</text:span></text:span><text:span text:style-name="Code"><text:span text:style-name="T165">pins</text:span></text:span><text:span text:style-name="Code"><text:span text:style-name="T42">;</text:span></text:span></text:p>
      <text:p text:style-name="P327"><text:span text:style-name="T409">Some are writable such as </text:span><text:span text:style-name="Code">LEDs</text:span>, <text:span text:style-name="T409">and are input to the worker:</text:span></text:p>
      <text:p text:style-name="Code">my_led_<text:span text:style-name="T409">pins</text:span> &lt;= props_in.leds(3 downto 0);</text:p>
      <text:p text:style-name="P46">Finally, some properties are associated with platform ports and are described below in the sections about platform ports.<text:change-end text:change-id="ct106652631745536"/><text:change-start text:change-id="ct106652631745760"/></text:p>
      <text:p text:style-name="P46"><text:change-end text:change-id="ct106652631745760"/><text:change text:change-id="ct106652631746656"/><text:change text:change-id="ct106652631746432"/><text:change text:change-id="ct106652631746208"/><text:change text:change-id="ct106652631745984"/><text:change-start text:change-id="ct106652631746880"/>Here is a typical example of VHDL code in a platform worker for its properties:</text:p>
      <text:p text:style-name="P356"><text:change-end text:change-id="ct106652631746880"/><text:change-start text:change-id="ct106652631747104"/>props_out.switches <text:s text:c="9"/>&lt;= (others =&gt; '0');<text:line-break/>props_out.slotCardIsPresent &lt;= (0 =&gt; not fmc_prsnt,<text:line-break/> <text:s text:c="31"/>others =&gt; '0'<text:span text:style-name="T414">);<text:line-break/></text:span>props_out.UUID <text:s text:c="13"/>&lt;= metadata_in.UUID;<text:line-break/>props_out.romData <text:s text:c="10"/>&lt;= metadata_in.romData;<text:line-break/><text:change-end text:change-id="ct106652631747104"/><text:change-start text:change-id="ct106652631747328"/><text:span text:style-name="T414">metadata_out.clk <text:s text:c="11"/>&lt;= ctl_in.clk;<text:line-break/>metadata_out.romAddr <text:s text:c="7"/>&lt;= props_in.romAddr;<text:line-break/>metadata_out.romEn <text:s text:c="9"/>&lt;= props_in.romData_read;<text:line-break/>led(0) <text:s text:c="21"/>&lt;= props_in.leds(0);</text:span><text:change-end text:change-id="ct106652631747328"/><text:change-start text:change-id="ct106652631747552"/></text:p>
      <text:p text:style-name="P276"><text:span text:style-name="T215">Below</text:span> is a <text:span text:style-name="T215">summary </text:span>table with the <text:span text:style-name="T215">OCS </text:span>properties and their <text:span text:style-name="T413">accessibility</text:span>.<text:change-end text:change-id="ct106652631747552"/></text:p>
      <text:p text:style-name="Table_20_Caption_20__28_before_29_"><text:soft-page-break/>Table <text:sequence text:ref-name="refTable4" text:name="Table" text:formula="ooow:Table+1" style:num-format="1">2</text:sequence>: <text:s/>Platform Worker <text:change text:change-id="ct106652631747776"/><text:change-start text:change-id="ct106652631748000"/><text:span text:style-name="T215">OCS</text:span><text:change-end text:change-id="ct106652631748000"/> Properti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01"><text:change-start text:change-id="ct106652631748224"/>Name<text:change-end text:change-id="ct106652631748224"/></text:p>
          </table:table-cell>
          <table:table-cell table:style-name="Table6.A1" office:value-type="string">
            <text:p text:style-name="P401"><text:change-start text:change-id="ct106652631748448"/>Type<text:change-end text:change-id="ct106652631748448"/></text:p>
          </table:table-cell>
          <table:table-cell table:style-name="Table6.A1" office:value-type="string">
            <text:p text:style-name="P401"><text:change-start text:change-id="ct106652631748672"/>Access<text:change-end text:change-id="ct106652631748672"/></text:p>
          </table:table-cell>
          <table:table-cell table:style-name="Table6.D1" office:value-type="string">
            <text:p text:style-name="P401"><text:change-start text:change-id="ct106652631748896"/>Description<text:change-end text:change-id="ct106652631748896"/></text:p>
          </table:table-cell>
        </table:table-row>
        <table:table-row>
          <table:table-cell table:style-name="Table6.A2" office:value-type="string">
            <text:p text:style-name="P376"><text:change-start text:change-id="ct106652631749120"/><text:span text:style-name="Code"><text:span text:style-name="T166">p</text:span></text:span><text:change-end text:change-id="ct106652631749120"/><text:change-start text:change-id="ct106652631749344"/><text:span text:style-name="Code"><text:span text:style-name="T42">latform</text:span></text:span><text:change-end text:change-id="ct106652631749344"/></text:p>
          </table:table-cell>
          <table:table-cell table:style-name="Table6.A2" office:value-type="string">
            <text:p text:style-name="P372"><text:change-start text:change-id="ct106652631749568"/>String<text:change-end text:change-id="ct106652631749568"/></text:p>
          </table:table-cell>
          <table:table-cell table:style-name="Table6.A2" office:value-type="string">
            <text:p text:style-name="P372"><text:change-start text:change-id="ct106652631749792"/>Parameter<text:change-end text:change-id="ct106652631749792"/></text:p>
          </table:table-cell>
          <table:table-cell table:style-name="Table6.D2" office:value-type="string">
            <text:p text:style-name="P372"><text:change-start text:change-id="ct106652631750016"/><text:span text:style-name="T412">Platform name<text:line-break/></text:span><text:change-end text:change-id="ct106652631750016"/><text:change-start text:change-id="ct106652631750240"/>Set in OWD &lt;specproperty&gt;<text:change-end text:change-id="ct106652631750240"/></text:p>
          </table:table-cell>
        </table:table-row>
        <table:table-row>
          <table:table-cell table:style-name="Table6.A2" office:value-type="string">
            <text:p text:style-name="P376"><text:change-start text:change-id="ct106652631750464"/><text:span text:style-name="Code"><text:span text:style-name="T42">sdp_width</text:span></text:span><text:change-end text:change-id="ct106652631750464"/></text:p>
          </table:table-cell>
          <table:table-cell table:style-name="Table6.A2" office:value-type="string">
            <text:p text:style-name="P372"><text:change-start text:change-id="ct106652631750688"/>U<text:span text:style-name="T411">C</text:span>har<text:change-end text:change-id="ct106652631750688"/></text:p>
          </table:table-cell>
          <table:table-cell table:style-name="Table6.A2" office:value-type="string">
            <text:p text:style-name="P372"><text:change-start text:change-id="ct106652631750912"/>Parameter<text:change-end text:change-id="ct106652631750912"/></text:p>
          </table:table-cell>
          <table:table-cell table:style-name="Table6.D2" office:value-type="string">
            <text:p text:style-name="P376"><text:change-start text:change-id="ct106652631751136"/><text:span text:style-name="T167">Width in DWORDS of SDP.<text:line-break/></text:span><text:change-end text:change-id="ct106652631751136"/><text:change-start text:change-id="ct106652631751360"/><text:span text:style-name="T42">Set in OWD for </text:span><text:span text:style-name="Code"><text:span text:style-name="T42">sdp</text:span></text:span><text:span text:style-name="T42"> platform port</text:span><text:change-end text:change-id="ct106652631751360"/></text:p>
          </table:table-cell>
        </table:table-row>
        <table:table-row>
          <table:table-cell table:style-name="Table6.A2" office:value-type="string">
            <text:p text:style-name="P365"><text:change-start text:change-id="ct106652631751584"/><text:span text:style-name="Code"><text:span text:style-name="T42">UUID</text:span></text:span><text:change-end text:change-id="ct106652631751584"/></text:p>
          </table:table-cell>
          <table:table-cell table:style-name="Table6.A2" office:value-type="string">
            <text:p text:style-name="P48"><text:change-start text:change-id="ct106652631751808"/>U<text:change-end text:change-id="ct106652631751808"/><text:change-start text:change-id="ct106652631752032"/><text:span text:style-name="T411">L</text:span><text:change-end text:change-id="ct106652631752032"/><text:change-start text:change-id="ct106652631752256"/>ong<text:change-end text:change-id="ct106652631752256"/><text:change-start text:change-id="ct106652631752480"/><text:line-break/><text:change-end text:change-id="ct106652631752480"/><text:change-start text:change-id="ct106652631752704"/>*16<text:change-end text:change-id="ct106652631752704"/></text:p>
          </table:table-cell>
          <table:table-cell table:style-name="Table6.A2" office:value-type="string">
            <text:p text:style-name="P48"><text:change-start text:change-id="ct106652631752928"/>Readable<text:change-end text:change-id="ct106652631752928"/></text:p>
          </table:table-cell>
          <table:table-cell table:style-name="Table6.D2" office:value-type="string">
            <text:p text:style-name="P47"><text:change-start text:change-id="ct106652631753152"/><text:span text:style-name="T42">Unique ID of bitstream file.<text:line-break/></text:span><text:change-end text:change-id="ct106652631753152"/><text:change-start text:change-id="ct106652631753376"/><text:span text:style-name="T167">Connected in source code for </text:span><text:span text:style-name="Code"><text:span text:style-name="T42">metadata</text:span></text:span><text:span text:style-name="T167"> </text:span><text:change-end text:change-id="ct106652631753376"/><text:change-start text:change-id="ct106652631753600"/><text:span text:style-name="T167">platform port.</text:span><text:change-end text:change-id="ct106652631753600"/><text:change text:change-id="ct106652631753824"/></text:p>
          </table:table-cell>
        </table:table-row>
        <table:table-row>
          <table:table-cell table:style-name="Table6.A2" office:value-type="string">
            <text:p text:style-name="P365"><text:change-start text:change-id="ct106652631754048"/><text:span text:style-name="Code"><text:span text:style-name="T42">romAddr</text:span></text:span><text:change-end text:change-id="ct106652631754048"/></text:p>
          </table:table-cell>
          <table:table-cell table:style-name="Table6.A2" office:value-type="string">
            <text:p text:style-name="P48"><text:change-start text:change-id="ct106652631754272"/>U<text:change-end text:change-id="ct106652631754272"/><text:change text:change-id="ct106652631754496"/><text:change-start text:change-id="ct106652631754720"/><text:span text:style-name="T411">S</text:span><text:change-end text:change-id="ct106652631754720"/><text:change-start text:change-id="ct106652631754944"/>hort<text:change-end text:change-id="ct106652631754944"/></text:p>
          </table:table-cell>
          <table:table-cell table:style-name="Table6.A2" office:value-type="string">
            <text:p text:style-name="P48"><text:change-start text:change-id="ct106652631755168"/>Writable<text:change-end text:change-id="ct106652631755168"/></text:p>
          </table:table-cell>
          <table:table-cell table:style-name="Table6.D2" office:value-type="string">
            <text:p text:style-name="P366"><text:change-start text:change-id="ct106652631755392"/><text:span text:style-name="T42">Address for reading bitstream metadata</text:span><text:change-end text:change-id="ct106652631755392"/><text:change-start text:change-id="ct106652631755616"/><text:span text:style-name="T42">.</text:span><text:change-end text:change-id="ct106652631755616"/><text:change-start text:change-id="ct106652631755840"/><text:span text:style-name="T42"><text:line-break/></text:span><text:span text:style-name="T167">Connected in source code for </text:span><text:span text:style-name="Code"><text:span text:style-name="T42">metadata</text:span></text:span><text:span text:style-name="T167"> platform port.</text:span><text:change-end text:change-id="ct106652631755840"/></text:p>
          </table:table-cell>
        </table:table-row>
        <table:table-row>
          <table:table-cell table:style-name="Table6.A2" office:value-type="string">
            <text:p text:style-name="P365"><text:change-start text:change-id="ct106652631756064"/><text:span text:style-name="Code"><text:span text:style-name="T42">romData</text:span></text:span><text:change-end text:change-id="ct106652631756064"/></text:p>
          </table:table-cell>
          <table:table-cell table:style-name="Table6.A2" office:value-type="string">
            <text:p text:style-name="P48"><text:change-start text:change-id="ct106652631756288"/>ULong<text:change-end text:change-id="ct106652631756288"/></text:p>
          </table:table-cell>
          <table:table-cell table:style-name="Table6.A2" office:value-type="string">
            <text:p text:style-name="P49"><text:change text:change-id="ct106652631756512"/><text:change-start text:change-id="ct106652631756736"/>Volatile<text:change-end text:change-id="ct106652631756736"/></text:p>
          </table:table-cell>
          <table:table-cell table:style-name="Table6.D2" office:value-type="string">
            <text:p text:style-name="P366"><text:change-start text:change-id="ct106652631756960"/><text:span text:style-name="T42">Data when reading bitstream metadata</text:span><text:change-end text:change-id="ct106652631756960"/><text:change-start text:change-id="ct106652631757184"/><text:span text:style-name="T42"><text:line-break/></text:span><text:span text:style-name="T167">Connected in source code for </text:span><text:span text:style-name="Code"><text:span text:style-name="T42">metadata</text:span></text:span><text:span text:style-name="T167"> platform port.</text:span><text:change-end text:change-id="ct106652631757184"/></text:p>
          </table:table-cell>
        </table:table-row>
        <table:table-row>
          <table:table-cell table:style-name="Table6.A2" office:value-type="string">
            <text:p text:style-name="P365"><text:change-start text:change-id="ct106652631757408"/><text:span text:style-name="Code"><text:span text:style-name="T42">nLEDs</text:span></text:span><text:change-end text:change-id="ct106652631757408"/></text:p>
          </table:table-cell>
          <table:table-cell table:style-name="Table6.A2" office:value-type="string">
            <text:p text:style-name="P48"><text:change-start text:change-id="ct106652631757632"/>Ulong<text:change-end text:change-id="ct106652631757632"/></text:p>
          </table:table-cell>
          <table:table-cell table:style-name="Table6.A2" office:value-type="string">
            <text:p text:style-name="P48"><text:change-start text:change-id="ct106652631757856"/><text:span text:style-name="T410">Parameter/<text:line-break/></text:span><text:change-end text:change-id="ct106652631757856"/><text:change-start text:change-id="ct106652631758080"/>Readable<text:change-end text:change-id="ct106652631758080"/></text:p>
          </table:table-cell>
          <table:table-cell table:style-name="Table6.D2" office:value-type="string">
            <text:p text:style-name="P48"><text:change-start text:change-id="ct106652631758304"/>How many LED indicators are present<text:change-end text:change-id="ct106652631758304"/><text:change-start text:change-id="ct106652631758528"/>?<text:line-break/><text:change-end text:change-id="ct106652631758528"/><text:change-start text:change-id="ct106652631758752"/><text:span text:style-name="T411">Can be parameter </text:span><text:span text:style-name="T104">or</text:span><text:span text:style-name="T411"> readable</text:span><text:change-end text:change-id="ct106652631758752"/><text:change-start text:change-id="ct106652631758976"/><text:span text:style-name="T411">.</text:span><text:change-end text:change-id="ct106652631758976"/></text:p>
          </table:table-cell>
        </table:table-row>
        <table:table-row>
          <table:table-cell table:style-name="Table6.A2" office:value-type="string">
            <text:p text:style-name="P376"><text:change-start text:change-id="ct106652631759200"/><text:span text:style-name="Code"><text:span text:style-name="T42">LEDs</text:span></text:span><text:change-end text:change-id="ct106652631759200"/></text:p>
          </table:table-cell>
          <table:table-cell table:style-name="Table6.A2" office:value-type="string">
            <text:p text:style-name="P48"><text:change-start text:change-id="ct106652631759424"/>ULong<text:change-end text:change-id="ct106652631759424"/></text:p>
          </table:table-cell>
          <table:table-cell table:style-name="Table6.A2" office:value-type="string">
            <text:p text:style-name="P48"><text:change-start text:change-id="ct106652631759648"/>Readable+Writable<text:change-end text:change-id="ct106652631759648"/></text:p>
          </table:table-cell>
          <table:table-cell table:style-name="Table6.D2" office:value-type="string">
            <text:p text:style-name="P48"><text:change-start text:change-id="ct106652631759872"/>Actual LED settings, up to 32, LSB is LED 0<text:change-end text:change-id="ct106652631759872"/></text:p>
          </table:table-cell>
        </table:table-row>
        <table:table-row>
          <table:table-cell table:style-name="Table6.A2" office:value-type="string">
            <text:p text:style-name="P365"><text:change-start text:change-id="ct106652631760096"/><text:span text:style-name="Code"><text:span text:style-name="T42">n</text:span></text:span><text:span text:style-name="Code"><text:span text:style-name="T168">Switche</text:span></text:span><text:span text:style-name="Code"><text:span text:style-name="T42">s</text:span></text:span><text:change-end text:change-id="ct106652631760096"/></text:p>
          </table:table-cell>
          <table:table-cell table:style-name="Table6.A2" office:value-type="string">
            <text:p text:style-name="P48"><text:change-start text:change-id="ct106652631760320"/>Ulong<text:change-end text:change-id="ct106652631760320"/></text:p>
          </table:table-cell>
          <table:table-cell table:style-name="Table6.A2" office:value-type="string">
            <text:p text:style-name="P48"><text:change-start text:change-id="ct106652631760544"/><text:span text:style-name="T410">Parameter/<text:line-break/></text:span>Readable<text:change-end text:change-id="ct106652631760544"/></text:p>
          </table:table-cell>
          <table:table-cell table:style-name="Table6.D2" office:value-type="string">
            <text:p text:style-name="P368"><text:change-start text:change-id="ct106652631760768"/>How many <text:span text:style-name="T411">switches</text:span> are present?<text:line-break/><text:change-end text:change-id="ct106652631760768"/><text:change-start text:change-id="ct106652631760992"/><text:span text:style-name="T411">Can be parameter </text:span><text:span text:style-name="T104">or</text:span><text:span text:style-name="T411"> readable.</text:span><text:change-end text:change-id="ct106652631760992"/></text:p>
          </table:table-cell>
        </table:table-row>
        <table:table-row>
          <table:table-cell table:style-name="Table6.A2" office:value-type="string">
            <text:p text:style-name="P376"><text:change-start text:change-id="ct106652631761216"/><text:span text:style-name="Code"><text:span text:style-name="T168">switche</text:span></text:span><text:span text:style-name="Code"><text:span text:style-name="T42">s</text:span></text:span><text:change-end text:change-id="ct106652631761216"/></text:p>
          </table:table-cell>
          <table:table-cell table:style-name="Table6.A2" office:value-type="string">
            <text:p text:style-name="P48"><text:change-start text:change-id="ct106652631761440"/>ULong<text:change-end text:change-id="ct106652631761440"/></text:p>
          </table:table-cell>
          <table:table-cell table:style-name="Table6.A2" office:value-type="string">
            <text:p text:style-name="P373"><text:change-start text:change-id="ct106652631761664"/>Volatile<text:change-end text:change-id="ct106652631761664"/></text:p>
          </table:table-cell>
          <table:table-cell table:style-name="Table6.D2" office:value-type="string">
            <text:p text:style-name="P48"><text:change-start text:change-id="ct106652631761888"/>Actual <text:span text:style-name="T411">switch</text:span> settings, up to 32, LSB is <text:span text:style-name="T411">switch</text:span> 0<text:change-end text:change-id="ct106652631761888"/></text:p>
          </table:table-cell>
        </table:table-row>
        <table:table-row>
          <table:table-cell table:style-name="Table6.A2" office:value-type="string">
            <text:p text:style-name="P365"><text:change-start text:change-id="ct106652631762112"/><text:span text:style-name="Code"><text:span text:style-name="T42">n</text:span></text:span><text:span text:style-name="Code"><text:span text:style-name="T168">S</text:span></text:span><text:span text:style-name="Code"><text:span text:style-name="T169">l</text:span></text:span><text:change-end text:change-id="ct106652631762112"/><text:change-start text:change-id="ct106652631762336"/><text:span text:style-name="Code"><text:span text:style-name="T169">ots</text:span></text:span><text:change-end text:change-id="ct106652631762336"/></text:p>
          </table:table-cell>
          <table:table-cell table:style-name="Table6.A2" office:value-type="string">
            <text:p text:style-name="P48"><text:change-start text:change-id="ct106652631762560"/>Ulong<text:change-end text:change-id="ct106652631762560"/></text:p>
          </table:table-cell>
          <table:table-cell table:style-name="Table6.A2" office:value-type="string">
            <text:p text:style-name="P371"><text:change-start text:change-id="ct106652631762784"/>Parameter<text:change-end text:change-id="ct106652631762784"/></text:p>
          </table:table-cell>
          <table:table-cell table:style-name="Table6.D2" office:value-type="string">
            <text:p text:style-name="P369"><text:change-start text:change-id="ct106652631763008"/>How many <text:span text:style-name="T412">slots</text:span> are present?<text:line-break/><text:change-end text:change-id="ct106652631763008"/><text:change-start text:change-id="ct106652631763232"/><text:span text:style-name="T215">Set in OWD &lt;specproperty&gt;<text:line-break/>Must match number </text:span><text:change-end text:change-id="ct106652631763232"/><text:change-start text:change-id="ct106652631763456"/><text:span text:style-name="Code">slot</text:span><text:span text:style-name="T215"> elements in OWD</text:span><text:change-end text:change-id="ct106652631763456"/></text:p>
          </table:table-cell>
        </table:table-row>
        <table:table-row>
          <table:table-cell table:style-name="Table6.A2" office:value-type="string">
            <text:p text:style-name="P377"><text:change-start text:change-id="ct106652631763680"/><text:span text:style-name="Code"><text:span text:style-name="T169">slotCardIsPresent</text:span></text:span><text:change-end text:change-id="ct106652631763680"/></text:p>
          </table:table-cell>
          <table:table-cell table:style-name="Table6.A2" office:value-type="string">
            <text:p text:style-name="P374"><text:change-start text:change-id="ct106652631763904"/>Bool<text:change-end text:change-id="ct106652631763904"/><text:change-start text:change-id="ct106652631764128"/><text:line-break/>array<text:change-end text:change-id="ct106652631764128"/></text:p>
          </table:table-cell>
          <table:table-cell table:style-name="Table6.A2" office:value-type="string">
            <text:p text:style-name="P373"><text:change-start text:change-id="ct106652631764352"/>Volatile<text:change-end text:change-id="ct106652631764352"/></text:p>
          </table:table-cell>
          <table:table-cell table:style-name="Table6.D2" office:value-type="string">
            <text:p text:style-name="P375"><text:change-start text:change-id="ct106652631764576"/>Indicate whether card is plugged into slot<text:change-end text:change-id="ct106652631764576"/></text:p>
          </table:table-cell>
        </table:table-row>
        <table:table-row>
          <table:table-cell table:style-name="Table6.A2" office:value-type="string">
            <text:p text:style-name="P378"><text:change-start text:change-id="ct106652631764800"/><text:span text:style-name="Code"><text:span text:style-name="T170">s</text:span></text:span><text:change-end text:change-id="ct106652631764800"/><text:change-start text:change-id="ct106652631765024"/><text:span text:style-name="Code"><text:span text:style-name="T42">lotNames</text:span></text:span><text:change-end text:change-id="ct106652631765024"/></text:p>
          </table:table-cell>
          <table:table-cell table:style-name="Table6.A2" office:value-type="string">
            <text:p text:style-name="P375"><text:change-start text:change-id="ct106652631765248"/>String<text:change-end text:change-id="ct106652631765248"/></text:p>
          </table:table-cell>
          <table:table-cell table:style-name="Table6.A2" office:value-type="string">
            <text:p text:style-name="P375"><text:change-start text:change-id="ct106652631765472"/>Parameter<text:change-end text:change-id="ct106652631765472"/></text:p>
          </table:table-cell>
          <table:table-cell table:style-name="Table6.D2" office:value-type="string">
            <text:p text:style-name="P375"><text:change-start text:change-id="ct106652631765696"/>Comma-separated list of slot names<text:line-break/>Set in OWD &lt;specproperty&gt;<text:change-end text:change-id="ct106652631765696"/></text:p>
          </table:table-cell>
        </table:table-row>
      </table:table>
      <text:h text:style-name="Heading_20_4" text:outline-level="4">Ports of Platform Workers</text:h>
      <text:p text:style-name="P159">Platform workers have ports that are different than ports of application workers. <text:s/>They are not used for moving data to and from other workers. <text:s/>They allow the platform worker to provide required services to the rest of the HDL infrastructure. <text:s/><text:change-start text:change-id="ct106652631765920"/><text:span text:style-name="T415">The platform ports were introduced in </text:span><text:change-end text:change-id="ct106652631765920"/><text:change-start text:change-id="ct106652631766144"/><text:a xlink:type="simple" xlink:href="#5.4.3.2.Platform Ports in a Platform XML File|outline" text:style-name="Internet_20_link" text:visited-style-name="Visited_20_Internet_20_Link"><text:span text:style-name="T415">Platform Ports in a Platform XML File</text:span></text:a><text:span text:style-name="T415">. </text:span><text:change-end text:change-id="ct106652631766144"/><text:change-start text:change-id="ct106652631766368"/><text:span text:style-name="T415"><text:s text:c="2"/>Each has implications in the platform worker source code.</text:span></text:p>
      <text:p text:style-name="P250"><text:change-end text:change-id="ct106652631766368"/><text:change-start text:change-id="ct106652631766592"/>The simplest platform port is the <text:span text:style-name="FirstEmphasis">metadata port</text:span>, which simply requires that the platform worker connect the signals at the <text:span text:style-name="T416">metadata </text:span>port to the properties associated with the port using this exact VHDL code:</text:p>
      <text:p text:style-name="P357"><text:soft-page-break/>props_out.UUID <text:s text:c="13"/>&lt;= metadata_in.UUID;<text:line-break/>props_out.romData <text:s text:c="10"/>&lt;= metadata_in.romData;<text:line-break/><text:span text:style-name="T414">metadata_out.clk <text:s text:c="11"/>&lt;= ctl_in.clk;<text:line-break/>metadata_out.romAddr <text:s text:c="7"/>&lt;= props_in.romAddr;<text:line-break/>metadata_out.romEn <text:s text:c="9"/>&lt;= props_in.romData_read;</text:span></text:p>
      <text:p text:style-name="P50"><text:change-end text:change-id="ct106652631766592"/><text:change-start text:change-id="ct106652631766816"/>For the <text:span text:style-name="FirstEmphasis">timebase port</text:span>, the worker is required to provide three output signals to that port, and take one output signal from that port, e.g.:</text:p>
      <text:p text:style-name="Code">timebase_out.clk <text:s text:c="2"/>&lt;= clk;<text:line-break/>timebase_out.reset &lt;= reset;<text:line-break/>timebase_out.ppsIn &lt;= '0';<text:line-break/><text:span text:style-name="T416">my_pps_out_pin <text:s text:c="4"/>&lt;= timebase_in.pps</text:span></text:p>
      <text:p text:style-name="P50"><text:change-end text:change-id="ct106652631766816"/><text:change-start text:change-id="ct106652631767040"/>These signals are the basis for timekeeping on the platform. <text:s/>They are a clock and associated reset, a PPS input signal and an optionally connected PPS output signal. <text:s/>The platform worker should provide the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change-end text:change-id="ct106652631767040"/><text:change text:change-id="ct106652631767712"/><text:change text:change-id="ct106652631767488"/><text:change text:change-id="ct106652631767264"/></text:p>
      <text:p text:style-name="P55"><text:change-start text:change-id="ct106652631767936"/><text:span text:style-name="T417">If a platform worker is </text:span><text:span text:style-name="T105">directory</text:span><text:span text:style-name="T417"> supporting a </text:span><text:span text:style-name="FirstEmphasis">control plane master port</text:span><text:span text:style-name="T417"> (indicated by the </text:span><text:span text:style-name="Code">cpmaster</text:span><text:span text:style-name="T417"> element in the OWD), </text:span><text:change-end text:change-id="ct106652631767936"/><text:change text:change-id="ct106652631768160"/><text:change-start text:change-id="ct106652631768384"/><text:span text:style-name="T417">T</text:span><text:change-end text:change-id="ct106652631768384"/>he platform worker must provide an addressable path from the controlling processors's 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46">The platform worker must choose an appropriate clock and (asserted high) reset signal to serve as the platform'</text:span><text:change text:change-id="ct106652631768608"/><text:change-start text:change-id="ct106652631768832"/><text:span text:style-name="T46">s</text:span><text:change-end text:change-id="ct106652631768832"/><text:span text:style-name="T46"> control clock/reset.</text:span><text:change-start text:change-id="ct106652631769056"/></text:p>
      <text:p text:style-name="P329">Remember that the platform worker may provide for a control plane <text:span text:style-name="T7">indirectly</text:span> by providing an <text:span text:style-name="FirstEmphasis">interconnect port</text:span> that can serve the<text:change-end text:change-id="ct106652631769056"/><text:change-start text:change-id="ct106652631769280"/> same purpose. <text:s/>In that case no platform worker support of a <text:span text:style-name="Code">cpmaster</text:span> port is necessary.<text:change-end text:change-id="ct106652631769280"/></text:p>
      <text:p text:style-name="P55"><text:change text:change-id="ct106652631769504"/><text:change-start text:change-id="ct106652631769728"/><text:span text:style-name="T417">A</text:span> <text:span text:style-name="Code">cpmaster</text:span><text:change-end text:change-id="ct106652631769728"/> example from the ZedBoard platform is where an addressable bus port in the Zynq chip, which connects the processor to the FPGA, is called the <text:change-start text:change-id="ct106652631769952"/><text:span text:style-name="Code">M_AXI_GP0</text:span><text:change-end text:change-id="ct106652631769952"/><text:span text:style-name="T46">. <text:s/>The Zynq CPU is the master, and generates read and write accesses to the FPGA acting as a slave. <text:s/>In this case an adapter module was written (called </text:span><text:span text:style-name="Code">axi2cp</text:span><text:span text:style-name="T46">) to convert the protocol used by the </text:span><text:change-start text:change-id="ct106652631770176"/><text:span text:style-name="Code">M_AXI_GP0</text:span><text:change-end text:change-id="ct106652631770176"/><text:span text:style-name="T46"> port in the hardware, to the OpenCPI control plane protocol. <text:s/>This module is instanced in the Zed platform worker and connected to the </text:span><text:change-start text:change-id="ct106652631770400"/><text:span text:style-name="T46">Zynq </text:span><text:change-end text:change-id="ct106652631770400"/><text:span text:style-name="T46">CPU on one side, and the platform worker's </text:span><text:span text:style-name="Code">cpmaster</text:span><text:span text:style-name="T46"> port on the other. <text:s/>In the Zed platform worker this adapter and its connection is shown by this code:</text:span></text:p>
      <text:p text:style-name="Code"><text:change text:change-id="ct106652631770624"/><text:span text:style-name="T42">cp : axi2cp</text:span><text:change text:change-id="ct106652631770848"/><text:change-start text:change-id="ct106652631771072"/><text:span text:style-name="T42"> </text:span><text:change-end text:change-id="ct106652631771072"/><text:span text:style-name="T42">port map(</text:span><text:change text:change-id="ct106652631771296"/><text:span text:style-name="T42">clk <text:s text:c="4"/>=&gt; clk,<text:line-break/> <text:s text:c="3"/></text:span><text:change-start text:change-id="ct106652631771520"/><text:span text:style-name="T42"><text:s text:c="17"/></text:span><text:change-end text:change-id="ct106652631771520"/><text:span text:style-name="T42">reset <text:s text:c="2"/>=&gt; reset,<text:line-break/> <text:s text:c="3"/></text:span><text:change-start text:change-id="ct106652631771744"/><text:span text:style-name="T42"><text:s text:c="17"/></text:span><text:change-end text:change-id="ct106652631771744"/><text:span text:style-name="T42">axi_in <text:s/>=&gt; ps_</text:span><text:change-start text:change-id="ct106652631771968"/><text:span text:style-name="T171">m_</text:span><text:change-end text:change-id="ct106652631771968"/><text:span text:style-name="T42">axi_gp_out</text:span><text:change-start text:change-id="ct106652631772192"/><text:span text:style-name="T171">(0)</text:span><text:change-end text:change-id="ct106652631772192"/><text:span text:style-name="T42">,<text:line-break/> <text:s text:c="3"/></text:span><text:change-start text:change-id="ct106652631772416"/><text:span text:style-name="T42"><text:s text:c="17"/></text:span><text:change-end text:change-id="ct106652631772416"/><text:span text:style-name="T42">axi_out =&gt; ps_</text:span><text:change-start text:change-id="ct106652631772640"/><text:span text:style-name="T171">m_</text:span><text:change-end text:change-id="ct106652631772640"/><text:span text:style-name="T42">axi_gp_in</text:span><text:change-start text:change-id="ct106652631772864"/><text:span text:style-name="T171">(0)</text:span><text:change-end text:change-id="ct106652631772864"/><text:span text:style-name="T42">,<text:line-break/> <text:s text:c="3"/></text:span><text:change-start text:change-id="ct106652631773088"/><text:span text:style-name="T42"><text:s text:c="17"/></text:span><text:change-end text:change-id="ct106652631773088"/><text:span text:style-name="T42">cp_in <text:s text:c="2"/>=&gt; cp_in,<text:line-break/> <text:s text:c="3"/></text:span><text:change-start text:change-id="ct106652631773312"/><text:span text:style-name="T42"><text:s text:c="17"/></text:span><text:change-end text:change-id="ct106652631773312"/><text:span text:style-name="T42">cp_out <text:s/>=&gt; cp_out</text:span><text:change text:change-id="ct106652631773536"/><text:span text:style-name="T42">);</text:span><text:change text:change-id="ct106652631774208"/><text:change text:change-id="ct106652631773984"/><text:change text:change-id="ct106652631773760"/></text:p>
      <text:p text:style-name="P251"><text:change-start text:change-id="ct106652631774432"/><text:soft-page-break/>The signaling protocol of a <text:span text:style-name="Code">cpmaster</text:span> port is described in the <text:a xlink:type="simple" xlink:href="#5.4.5.Control Plane Master Port Protocol|outline" text:style-name="Internet_20_link" text:visited-style-name="Visited_20_Internet_20_Link"><text:span text:style-name="T418">Control Plane Master Port Protocol</text:span></text:a> section.</text:p>
      <text:p text:style-name="P252">The last platform port type, <text:span text:style-name="FirstEmphasis">system interconnect ports</text:span><text:span text:style-name="T419"> is specified using the </text:span><text:span text:style-name="Code">sdp</text:span><text:span text:style-name="T418"> element in the OWD. <text:s/>The platform worker must provide a path from the system's bus/interconnect to the </text:span><text:span text:style-name="Code">sdp</text:span><text:span text:style-name="T418"> port. <text:s/>When the interconnect used for data flow can also be used to provide control plane access, then the </text:span><text:span text:style-name="Code">cpmaster</text:span><text:span text:style-name="T418"> port described above is unnecessary. <text:s/>The key attribute needed of the system interconnect to indirectly support control plane access is that the processor on the other side of the interconnect can read and write into the FPGA with the FPGA acting as an addressable slave. <text:s/>This is common when there is only one external bus connected to the FPGA, such as PCI Express.</text:span></text:p>
      <text:p text:style-name="P58"><text:change-end text:change-id="ct106652631774432"/><text:change text:change-id="ct106652631774656"/><text:change-start text:change-id="ct106652631774880"/><text:span text:style-name="T46">In the case of the Xilinx Zynq platform, there are multiple interfaces between</text:span><text:change-end text:change-id="ct106652631774880"/><text:change-start text:change-id="ct106652631775104"/><text:span text:style-name="T46"> the on-chip system interconnect and the FPGA (called PL on Zynq). <text:s/>In this case the platform worker reserves one such interface exclusively for control access (the </text:span><text:span text:style-name="Code">M_AXI_GP0</text:span><text:span text:style-name="T46"> connected to a </text:span><text:span text:style-name="Code">cpmaster</text:span><text:span text:style-name="T46"> port)</text:span><text:change-end text:change-id="ct106652631775104"/><text:change-start text:change-id="ct106652631775328"/><text:span text:style-name="T46">, and uses different interfaces for the data plane</text:span><text:change-end text:change-id="ct106652631775328"/><text:change-start text:change-id="ct106652631775552"/><text:span text:style-name="T46">.</text:span></text:p>
      <text:p text:style-name="P59"><text:change-end text:change-id="ct106652631775552"/><text:change text:change-id="ct106652631775776"/><text:change-start text:change-id="ct106652631776000"/>The <text:span text:style-name="Code">sdp</text:span> ports act as bus masters, generating<text:change-end text:change-id="ct106652631776000"/><text:change-start text:change-id="ct106652631776224"/> addressed DMA requests to the platform worker which should adapt and present those requests to the system interconnect.<text:change-end text:change-id="ct106652631776224"/><text:change-start text:change-id="ct106652631776448"/> <text:s/>They can <text:span text:style-name="T7">also</text:span> act as bus slaves, allowing <text:span text:style-name="T420">their use for control plane purposes. <text:s/>The platform worker decides whether to support the </text:span><text:span text:style-name="Code">sdp</text:span><text:span text:style-name="T420"> port as </text:span><text:change-end text:change-id="ct106652631776448"/><text:change-start text:change-id="ct106652631776672"/><text:span text:style-name="T420">only a bus master (e.g. as it does on Zynq), or as both master or slave (as it does on PC Express systems).</text:span><text:change-end text:change-id="ct106652631776672"/><text:change-start text:change-id="ct106652631776896"/></text:p>
      <text:p text:style-name="P255">The sdp ports can be multichannel, meaning that the platform worker can provide multiple s<text:change-end text:change-id="ct106652631776896"/><text:change-start text:change-id="ct106652631777120"/>imultaneous paths between the system interconnect and the on-chip data plane infrastructure to support simultaneous data flows between workers <text:change-end text:change-id="ct106652631777120"/><text:change-start text:change-id="ct106652631777344"/>in the FPGA and workers outside the FPGA.</text:p>
      <text:p text:style-name="P253">The signaling protocol of a<text:span text:style-name="T420">n</text:span> <text:span text:style-name="Code"><text:span text:style-name="T420">sdp</text:span></text:span> port is described in the <text:a xlink:type="simple" xlink:href="#5.4.6.SDP Port Protocol|outline" text:style-name="Internet_20_link" text:visited-style-name="Visited_20_Internet_20_Link"><text:span text:style-name="T420">SDP Port Protoco</text:span></text:a> section.<text:change-end text:change-id="ct106652631777344"/></text:p>
      <text:h text:style-name="P571" text:outline-level="4">Platform Worker Clocks</text:h>
      <text:p text:style-name="P204"><text:span text:style-name="T46">As seen above in the discussion of the control plane adaptation (the </text:span><text:span text:style-name="Code">cpmaster</text:span><text:span text:style-name="T46">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207">A platform worker usually also sources another clock for timekeeping on the platform <text:span text:style-name="T48">(in the </text:span><text:span text:style-name="Code">timebase</text:span><text:span text:style-name="T48"> port), u</text:span>nless there will never be any need for timekeeping on the platform </text:p>
      <text:p text:style-name="P163">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Heading_20_3" text:outline-level="3"><text:bookmark-start text:name="__RefHeading___Toc13567_2939887359"/><text:change-start text:change-id="ct106102882173824"/><text:soft-page-break/>The Makefile for the Platform Worker<text:bookmark-end text:name="__RefHeading___Toc13567_2939887359"/><text:change-end text:change-id="ct106102882173824"/><text:change text:change-id="ct106102880125504"/></text:h>
      <text:p text:style-name="P212">Like any other worker, a platform worker has a worker Makefile that is used for various purposes. <text:s/>Since the <text:change-start text:change-id="ct106652635993600"/><text:span text:style-name="Code">HdlTarget</text:span><text:change-end text:change-id="ct106652635993600"/><text:change-start text:change-id="ct107202393800704"/><text:span text:style-name="T458">(</text:span><text:span text:style-name="Code">s</text:span><text:span text:style-name="T458">)</text:span><text:change-end text:change-id="ct107202393800704"/> and <text:change-start text:change-id="ct107202391831680"/><text:span text:style-name="Code">HdlPlatform</text:span><text:change-end text:change-id="ct107202391831680"/><text:change-start text:change-id="ct106102882178528"/><text:span text:style-name="T458">(</text:span><text:span text:style-name="Code">s</text:span><text:span text:style-name="T458">)</text:span><text:change-end text:change-id="ct106102882178528"/> are implicit for a platform worker, there is no need to specify either (in the file or on the command line).</text:p>
      <text:p text:style-name="P60">As with other HDL workers, the <text:change text:change-id="ct106652631777568"/><text:change-start text:change-id="ct106652631777792"/><text:span text:style-name="Code">M</text:span><text:change-end text:change-id="ct106652631777792"/><text:change-start text:change-id="ct106652631778016"/><text:span text:style-name="Code">akefile</text:span><text:change-end text:change-id="ct106652631778016"/> may reference other local source files or primitive cores and libraries from elsewhere. <text:s/>The basic contents for a platform worker's Makefile is simply:</text:p>
      <text:p text:style-name="Code">include $(OCPI_CDK_DIR)/include/hdl/hdl-platform.mk</text:p>
      <text:p text:style-name="P61">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text:change text:change-id="ct106652637994432"/><text:change-start text:change-id="ct107202393824000"/><text:span text:style-name="Code">Configurations</text:span><text:change-end text:change-id="ct107202393824000"/><text:change text:change-id="ct106102882204064"/> make variable in this <text:change-start text:change-id="ct107202393824224"/><text:span text:style-name="Code">Makefile</text:span><text:change-end text:change-id="ct107202393824224"/>, and for each one, write an XML file describing which devices (and any parameters for them) that should be included in the platform configuration.</text:p>
      <text:p text:style-name="P62">Running <text:change text:change-id="ct105553128497632"/><text:change-start text:change-id="ct105553128500768"/><text:span text:style-name="Code">make</text:span><text:change-end text:change-id="ct105553128500768"/><text:change text:change-id="ct105553128498080"/> in a platform worker directory builds the platform worker, the <text:change text:change-id="ct106102882215936"/><text:change-start text:change-id="ct105553128501888"/><text:span text:style-name="Code">base</text:span><text:change-end text:change-id="ct105553128501888"/><text:change text:change-id="ct106652638008096"/> configuration, and any other platform configurations as specified in the <text:change text:change-id="ct105553128509728"/><text:change-start text:change-id="ct106652638019072"/><text:span text:style-name="Code">Configurations</text:span><text:change-end text:change-id="ct106652638019072"/><text:change text:change-id="ct106652638012128"/> make variable.<text:change-start text:change-id="ct106652638018848"/></text:p>
      <text:p text:style-name="P63"><text:change-end text:change-id="ct106652638018848"/><text:change text:change-id="ct105553128469856"/><text:change-start text:change-id="ct106652640155872"/><text:span text:style-name="T460">Each</text:span> platform worker must have a make file fragment called <text:span text:style-name="Code"><text:span text:style-name="T7">&lt;platform&gt;</text:span></text:span><text:span text:style-name="Code">.mk</text:span> which defines <text:span text:style-name="Code">make</text:span> variables required for users of the platform. <text:s/>There is one variable required to be set in this file: <text:s/><text:span text:style-name="Code">HdlPart_</text:span><text:span text:style-name="Code"><text:span text:style-name="T7">&lt;platform&gt;</text:span></text:span>. <text:s/>This variable must be set to the part name of this platform. <text:s/><text:span text:style-name="T460">Also, if there is an association between this HDL platform and an associated software platform (typically for FPGA SoCs with embedded processors), the HdlRccPlatform_&lt;platform&gt; variable can be set to name the RCC software platform associated with this HDL platform. <text:s/>An example file is for the Xilinx Zynq part on the ZedBoard platform:</text:span></text:p>
      <text:p text:style-name="Code">HdlPart_zed=xc7z020-1-clg484<text:line-break/>HdlRccPlatform_zed=xilinx13_4</text:p>
      <text:p text:style-name="P529"><text:change-end text:change-id="ct106652640155872"/><text:change-start text:change-id="ct106652642245408"/>This indicates the actual part for the platform, and also indicates that the associated software platform is the 2013.4 release of Xilinx linux.</text:p>
      <text:p text:style-name="P63"><text:change-end text:change-id="ct106652642245408"/><text:change-start text:change-id="ct105553128513088"/>The <text:span text:style-name="Code">ExportFiles</text:span> make variable is specific to platform workers and specifies which local files in this directory must be made available<text:change-end text:change-id="ct105553128513088"/><text:change-start text:change-id="ct105553128535040"/> to users of the platform.<text:change-end text:change-id="ct105553128535040"/><text:change-start text:change-id="ct105553128549824"/> <text:s/>Files in this list include the jtag and flash support scripts for the platform, as well as constraints files required to build container bitstreams for the platf<text:change-end text:change-id="ct105553128549824"/><text:change-start text:change-id="ct105553128569760"/>orm.<text:change-end text:change-id="ct105553128569760"/><text:change-start text:change-id="ct106102880093920"/></text:p>
      <text:h text:style-name="P555" text:outline-level="3"><text:bookmark-start text:name="__RefHeading___Toc18281_4003722483"/><text:change-end text:change-id="ct106102880093920"/><text:change-start text:change-id="ct106652631778240"/>Control Plane Master Port Protocol<text:bookmark-end text:name="__RefHeading___Toc18281_4003722483"/></text:h>
      <text:p text:style-name="P330">This protocol is undocumented at thi<text:span text:style-name="T421">s</text:span> time.</text:p>
      <text:h text:style-name="Heading_20_3" text:outline-level="3"><text:bookmark-start text:name="__RefHeading___Toc18283_4003722483"/>SDP Port Protocol<text:bookmark-end text:name="__RefHeading___Toc18283_4003722483"/></text:h>
      <text:p text:style-name="P330">This protocol is undocumented at this time.</text:p>
      <text:h text:style-name="Heading_20_3" text:outline-level="3"><text:bookmark-start text:name="__RefHeading___Toc22148_1235158909"/><text:change-end text:change-id="ct106652631778240"/><text:soft-page-break/>Specifying Platform Configurations in XML <text:span text:style-name="T3">F</text:span>iles.<text:bookmark-end text:name="__RefHeading___Toc22148_1235158909"/></text:h>
      <text:p text:style-name="P62">For each platform configuration mentioned in the Configurations variable in the platform worker <text:change text:change-id="ct106652631778464"/><text:change-start text:change-id="ct106652631778688"/><text:span text:style-name="Code">M</text:span><text:change-end text:change-id="ct106652631778688"/><text:change-start text:change-id="ct106652631778912"/><text:span text:style-name="Code">akefile</text:span><text:change-end text:change-id="ct106652631778912"/>, there must be a corresponding <text:span text:style-name="T338">XML file</text:span>. <text:s/>This XML file has these <text:span text:style-name="T338">aspec</text:span><text:change-start text:change-id="ct106652631779136"/><text:span text:style-name="T338">t</text:span><text:change-end text:change-id="ct106652631779136"/><text:span text:style-name="T338">s</text:span>:</text:p>
      <text:list xml:id="list113103944106355" text:continue-list="list113103368463732" text:style-name="WWNum32">
        <text:list-item>
          <text:p text:style-name="List_20_Bullet">The top level element <text:span text:style-name="T338">is</text:span> “<text:span text:style-name="Code">HdlConfig</text:span>”.</text:p>
        </text:list-item>
        <text:list-item>
          <text:p text:style-name="List_20_Bullet">A <text:change text:change-id="ct105553120118880"/><text:change-start text:change-id="ct105553120119104"/><text:span text:style-name="Code">device</text:span><text:change-end text:change-id="ct105553120119104"/><text:change text:change-id="ct105553120119328"/> child element <text:span text:style-name="T338">is present </text:span>for each device <text:span text:style-name="T338">in the configuration</text:span>.</text:p>
        </text:list-item>
      </text:list>
      <text:p text:style-name="P64">For devices <text:span text:style-name="T338">previously </text:span>defined<text:span text:style-name="T338">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64">Platform configurations can also specify devices that are on cards plugged into one of the platform's slots. <text:s/>Specifying the <text:change text:change-id="ct105553120119776"/><text:change text:change-id="ct105553120119552"/><text:change-start text:change-id="ct105553120120000"/><text:span text:style-name="Code"><text:span text:style-name="T454">card</text:span></text:span><text:change-end text:change-id="ct105553120120000"/><text:change text:change-id="ct105553120120224"/> attribute indicates which card the device is on, and implies that the card is plugged into one of the platform's slots. <text:s/>If there are multiple slots of the type that the indicated card is defined for, then a <text:change text:change-id="ct105553120120672"/><text:change text:change-id="ct105553120120448"/><text:change-start text:change-id="ct105553120120896"/><text:span text:style-name="Code"><text:span text:style-name="T178">slot</text:span></text:span><text:change-end text:change-id="ct105553120120896"/><text:change text:change-id="ct105553120121120"/> attribute must be used to unambiguously indicate which slot the card is plugged into.</text:p>
      <text:p text:style-name="P64">Thus platform configurations can indicate a mix of devices: <text:s/>those that are part of the platform, and others that should be made available assuming a certain type of card is plugged into one of the platform's slots. <text:s/><text:span text:style-name="T50">T</text:span>he following example, <text:span text:style-name="T50">(for the ZedBoard platform), indicates that a configuration should be built that assumes a </text:span><text:change text:change-id="ct105553120121344"/><text:change-start text:change-id="ct105553120121568"/><text:span text:style-name="Code">lime-zipper-fmc</text:span><text:change-end text:change-id="ct105553120121568"/><text:change text:change-id="ct105553120121792"/><text:span text:style-name="T50"> card should be plugged into a slot on the platform, and thus device workers to support the </text:span><text:change text:change-id="ct105553120122016"/><text:change-start text:change-id="ct105553120122240"/><text:span text:style-name="Code">lime_adc</text:span><text:change-end text:change-id="ct105553120122240"/><text:change text:change-id="ct105553120122464"/><text:span text:style-name="T50"> device on that card should be included. <text:s/>There is no </text:span><text:change text:change-id="ct105553120122912"/><text:change text:change-id="ct105553120122688"/><text:change-start text:change-id="ct105553120123136"/><text:span text:style-name="Code"><text:span text:style-name="T178">slot</text:span></text:span><text:change-end text:change-id="ct105553120123136"/><text:change text:change-id="ct105553120123360"/><text:span text:style-name="T50"> attribute included or required since the platform has only one slot.</text:span></text:p>
      <text:p text:style-name="P65">&lt;HdlConfig&gt;<text:line-break/> <text:s/>&lt;device name='lime_adc' <text:change text:change-id="ct105553120123584"/><text:change-start text:change-id="ct105553120123808"/><text:span text:style-name="T428">card</text:span><text:change-end text:change-id="ct105553120123808"/><text:change-start text:change-id="ct105553120124032"/><text:span text:style-name="T181">=</text:span><text:change-end text:change-id="ct105553120124032"/>'lime-zipper-fmc'/&gt;<text:line-break/>&lt;/HdlConfig&gt;</text:p>
      <text:p text:style-name="P303">Device elements in this file can also set values for parameter properties of the device worker for the device, but <text:span text:style-name="T7">only those that are not already specified in the board definition file</text:span> (either platform configuration XML file or card definition XML). <text:s/>I.e. the board definition file specifies fixed aspects of the device as it exists on that board, but <text:s/>any other parameter properties not mentioned for the board can be configured as required in the platform configuration (or in the container). <text:s/>E.g.:</text:p>
      <text:p text:style-name="P66">&lt;HdlConfig&gt;<text:line-break/> <text:s/>&lt;device name='lime_adc' <text:change text:change-id="ct105553120124256"/><text:change-start text:change-id="ct105553120124480"/><text:span text:style-name="T428">card</text:span><text:change-end text:change-id="ct105553120124480"/><text:change-start text:change-id="ct105553120124704"/><text:span text:style-name="T181">=</text:span><text:change-end text:change-id="ct105553120124704"/>'lime-zipper-fmc'&gt;<text:line-break/> <text:s text:c="3"/><text:span text:style-name="T361">&lt;property name='use_control_clock' value='true'/&gt;<text:line-break/> <text:s/>&lt;/device&gt;</text:span><text:line-break/>&lt;/HdlConfig&gt;</text:p>
      <text:p text:style-name="P303">The same capability exists for the platform worker itself. <text:s/>Parameter property values for the platform worker can be specified by top level property elements in this file, e.g.:</text:p>
      <text:p text:style-name="P67"><text:span text:style-name="T42">&lt;HdlConfig&gt;<text:line-break/> <text:s/></text:span><text:span text:style-name="T161">&lt;property name='ocpi_debug' value='true'/&gt;</text:span><text:span text:style-name="T42"><text:line-break/> <text:s/>&lt;device name='lime_adc' </text:span><text:change text:change-id="ct105553120124928"/><text:change-start text:change-id="ct105553120125152"/><text:span text:style-name="T179">slot=</text:span><text:change-end text:change-id="ct105553120125152"/><text:span text:style-name="T42">'lime-zipper-fmc'/</text:span><text:span text:style-name="T161">&gt;</text:span><text:span text:style-name="T42"><text:line-break/>&lt;/HdlConfig&gt;</text:span></text:p>
      <text:h text:style-name="Heading_20_3" text:outline-level="3"><text:bookmark-start text:name="__RefHeading__17668_2116501284"/><text:soft-page-break/>Testing the <text:span text:style-name="T3">B</text:span>asic <text:span text:style-name="T3">P</text:span>latform <text:span text:style-name="T3">w</text:span>ithout <text:span text:style-name="T3">D</text:span>evices<text:bookmark-end text:name="__RefHeading__17668_2116501284"/></text:h>
      <text:p text:style-name="P205"><text:span text:style-name="T338">Y</text:span>ou can build and run various tests <text:span text:style-name="T338">w</text:span>ithout supporting any of the devices on the platform. <text:s/><text:span text:style-name="T250">This can be the first chance to test the full bitstream build flow.</text:span></text:p>
      <text:p text:style-name="P209">In particular, to test the control plane support, you can test the platform with no interconnect/dataplane support by using applications like “tb_bias” which do not require interconnect support for the data plane.</text:p>
      <text:p text:style-name="P209">Data plane support can then be tested one direction at a time, using simple applications like “patternbias” or “biascapture” that only flow data in one direction between the FPGA platform and the processor.</text:p>
      <text:h text:style-name="P542" text:outline-level="2"><text:bookmark-start text:name="__RefHeading__1039_1060509377"/>Device Support for <text:span text:style-name="T75">FPGA</text:span> <text:span text:style-name="T3">P</text:span>latforms<text:bookmark-end text:name="__RefHeading__1039_1060509377"/></text:h>
      <text:p text:style-name="P210"><text:span text:style-name="T317">Device support development involves the creation of specialized workers that enable OpenCPI to use the devices attached to an HDL platform</text:span><text:change-start text:change-id="ct105553120125376"/><text:span text:style-name="T317"> or c</text:span><text:change-end text:change-id="ct105553120125376"/><text:change-start text:change-id="ct105553120125600"/><text:span text:style-name="T317">ard</text:span><text:change-end text:change-id="ct105553120125600"/><text:span text:style-name="T317">. <text:s/></text:span><text:span text:style-name="T94">Device workers</text:span><text:span text:style-name="T317"> are</text:span> like "device drivers" for specific FPGA-attached hardware devices — workers that <text:span text:style-name="T317">interface with</text:span> devices using device-specific signals and I/O pins.</text:p>
      <text:p text:style-name="P68">Device workers are like normal application workers with one important difference: <text:s/>they have signal connections with hardware attached to pins of the FPGA. <text:s/>The control interface and data interfaces to <text:span text:style-name="T317">device</text:span> workers are the same <text:span text:style-name="T52">as </text:span><text:change text:change-id="ct105553120125824"/><text:span text:style-name="T52">application worker</text:span><text:change-start text:change-id="ct105553120126048"/><text:span text:style-name="T52">s</text:span><text:change-end text:change-id="ct105553120126048"/>. <text:s/><text:span text:style-name="T318">For example,</text:span> a device worker <text:span text:style-name="T318">for an output device (like a DAC or a printer) </text:span>would have some signals attached to FPGA pins that are connected to the <text:span text:style-name="T52">output</text:span> device, and would also have a normal <text:span text:style-name="T318">worker input</text:span> data port that would be connected to some application worker <text:span text:style-name="T52">producing</text:span> the data.</text:p>
      <text:p text:style-name="P211">[Diagram showin<text:span text:style-name="T66">g</text:span> app worker → device worker → device.]</text:p>
      <text:p text:style-name="P68">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318">s</text:span> the same device worker is used to access <text:span text:style-name="T52">and control </text:span>the device.<text:change-start text:change-id="ct105553120126272"/> <text:s/><text:span text:style-name="T375">An OpenCPI HDL device worker can be reused across platforms and cards.</text:span><text:change-end text:change-id="ct105553120126272"/></text:p>
      <text:p text:style-name="P68">A simple <text:span text:style-name="T52">DA</text:span>C device worker <text:span text:style-name="T339">might</text:span> have an <text:span text:style-name="T52">X</text:span>ML descriptor <text:span text:style-name="T318">(OWD) </text:span>like this:</text:p>
      <text:p text:style-name="Code">&lt;HdlDevice Language='vhdl' spec='<text:span text:style-name="T52">dac</text:span>-spec'&gt;<text:line-break/> <text:s/>&lt;port name='<text:span text:style-name="T283">in</text:span>' datawidth='<text:span text:style-name="T52">8'</text:span>/&gt;<text:line-break/> <text:s/><text:span text:style-name="T52">&lt;signal output='valid'/&gt;<text:line-break/> <text:s/>&lt;signal output='data' width='8'/&gt;<text:line-break/> <text:s/>&lt;signal input='ready'/&gt;</text:span><text:line-break/>&lt;/HdlDevice&gt;</text:p>
      <text:p text:style-name="P160">The <text:span text:style-name="Code">HdlDevice</text:span> element is similar to the <text:span text:style-name="Code">HdlWorker</text:span> element except that i<text:span text:style-name="T339">t</text:span> allows some extra features like the “<text:span text:style-name="Code">signal</text:span>” child elements.</text:p>
      <text:p text:style-name="P69"><text:span text:style-name="T52">The </text:span><text:change text:change-id="ct105553120126496"/><text:span text:style-name="Code">spec='dac-spec'</text:span><text:change text:change-id="ct105553120126720"/><text:span text:style-name="T52"> attribute indicates that this device worker implements the </text:span><text:change text:change-id="ct105553120126944"/><text:change-start text:change-id="ct105553120127168"/><text:span text:style-name="T52">component </text:span><text:change-end text:change-id="ct105553120127168"/><text:span text:style-name="T52">spec</text:span><text:change text:change-id="ct105553120127392"/><text:span text:style-name="T52"> common to all DAC devices (properties and ports). <text:s/>It can add its own properties as required.</text:span></text:p>
      <text:p text:style-name="P69"><text:span text:style-name="T52">The </text:span><text:change text:change-id="ct105553120127616"/><text:span text:style-name="Code">port</text:span><text:change text:change-id="ct105553120127840"/><text:span text:style-name="T52"> element simply sets the physical data width of the input port to 8.</text:span></text:p>
      <text:p text:style-name="P69"><text:span text:style-name="T52">The </text:span><text:change text:change-id="ct105553120128064"/><text:span text:style-name="Code">signal</text:span><text:change text:change-id="ct105553120128288"/><text:span text:style-name="T52"> elements specify the names of device signals (HDL language “ports”) connected to the FPGA pins that are connected to a device supported by this device worker.</text:span></text:p>
      <text:p text:style-name="P160">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556" text:outline-level="3"><text:bookmark-start text:name="__RefHeading___Toc4826_234407367"/><text:soft-page-break/>Device Component Specs and Device Worker Modularity<text:bookmark-end text:name="__RefHeading___Toc4826_234407367"/></text:h>
      <text:p text:style-name="P69"><text:span text:style-name="T52">In order to ensure that similar devices have common application-visible behavior, OpenCPI has </text:span><text:span text:style-name="T53">device </text:span><text:span text:style-name="T95">class</text:span><text:span text:style-name="T53"> specs</text:span><text:change text:change-id="ct105553120128512"/><text:span text:style-name="T52"> that represent commonly used classes of devices. <text:s/>This is a special</text:span><text:change text:change-id="ct105553120128736"/><text:change-start text:change-id="ct105553120128960"/><text:span text:style-name="T52"> case</text:span><text:change-end text:change-id="ct105553120128960"/><text:span text:style-name="T52"> of the component specification</text:span><text:change text:change-id="ct105553120129184"/><text:span text:style-name="T52"> (OCS ) </text:span><text:change text:change-id="ct105553120129408"/><text:change-start text:change-id="ct105553120129632"/><text:span text:style-name="T52">being</text:span><text:change-end text:change-id="ct105553120129632"/><text:change text:change-id="ct105553120129856"/><text:span text:style-name="T52"> the basis of multiple implementations (</text:span><text:change text:change-id="ct105553120130080"/><text:span text:style-name="T52">workers) of the same functionality. <text:s/>In this device case, the “multiple implementations” are for different devices of the same class. <text:s/>Device workers for devices in the same class implement the same </text:span><text:change text:change-id="ct105553120130304"/><text:change-start text:change-id="ct105553120130528"/><text:span text:style-name="T52">O</text:span><text:change-end text:change-id="ct105553120130528"/><text:span text:style-name="T52">CS; a device class is represented by </text:span><text:change text:change-id="ct105553120130752"/><text:change-start text:change-id="ct105553120130976"/><text:span text:style-name="T52">this device class OCS</text:span><text:change-end text:change-id="ct105553120130976"/><text:span text:style-name="T52">.</text:span><text:change text:change-id="ct105553120131200"/></text:p>
      <text:p text:style-name="P192">As the integration of functionality on single chips increases, it is common for a “chip” to implement multiple functions of different classes <text:span text:style-name="T319">of device (e.g. an ADC and a DAC)</text:span>. <text:s/><text:span text:style-name="T319">Generally</text:span>, this should <text:span text:style-name="T7">not</text:span> result in a single device worker for the multi-function <text:span text:style-name="T319">chip. <text:s/>Creating such a single device worker would result in </text:span>the <text:span text:style-name="T319">functions</text:span> not <text:span text:style-name="T319">being </text:span>represented to the system or to users the same as <text:span text:style-name="T319">a similar function from a </text:span>non-integrated single-purpose <text:span text:style-name="T319">chip</text:span>. <text:s/><text:span text:style-name="T319">Thus, a device worker should be developed for each class that is present on the multifunction chip.</text:span></text:p>
      <text:p text:style-name="P193">This avoids exposing the multi-function integration of a single chip <text:span text:style-name="T320">to applications </text:span>and <text:span text:style-name="T340">thus enhances</text:span> the re-use of applications. <text:s/>Furthermore, when only one function is needed, a multi-function device worker <text:span text:style-name="T340">would</text:span> use FPGA resources for functions that <text:span text:style-name="T320">are</text:span> not being used. <text:s/><text:span text:style-name="T321">It possible to develop “swiss-army-knife” device workers for multifunction chips that intend to avoid using resources for parts that are unused. <text:s/>However, the recommended practice of OpenCPI is to be more modular, namely:</text:span></text:p>
      <text:list xml:id="list113103559928371" text:continue-numbering="true" text:style-name="WWNum32">
        <text:list-item>
          <text:p text:style-name="List_20_Bullet"><text:span text:style-name="T321">Chips</text:span> that contain multiple functions should generally be treated as multiple devices using multiple device workers <text:span text:style-name="T321">of the appropriate classes</text:span>.</text:p>
        </text:list-item>
      </text:list>
      <text:p text:style-name="P193">When a multi-function device has pins or hardware that must be shared among the functional device worker<text:span text:style-name="T284">s</text:span> (e.g. <text:span text:style-name="T321">a </text:span>common reset or SPI or clocks), a “subdevice” module can be used <text:span text:style-name="T321">for such shared logic</text:span>. <text:s/>This is discussed in a later section.</text:p>
      <text:p text:style-name="P191"><text:span text:style-name="T322">T</text:span>he first step in developing support for a new device is to identify the device <text:span text:style-name="T322">class</text:span> specs that are relevant, and determine the list of device workers that must be created. <text:s/><text:span text:style-name="T322">Each device class spec defines common properties, data ports, and implied functionality that all device workers of the class should try to implement.</text:span></text:p>
      <text:p text:style-name="P194">Some examples of classes of devices currently defined are:</text:p>
      <text:list xml:id="list113104553331224" text:continue-numbering="true" text:style-name="WWNum32">
        <text:list-item>
          <text:p text:style-name="List_20_Bullet">ADC and DACs which convert between isochronous <text:span text:style-name="T340">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430">DRAM</text:p>
        </text:list-item>
      </text:list>
      <text:h text:style-name="P557" text:outline-level="3"><text:bookmark-start text:name="__RefHeading___Toc4828_234407367"/>Device Proxies — <text:span text:style-name="T54">Software Workers that Control HDL Device Workers</text:span><text:bookmark-end text:name="__RefHeading___Toc4828_234407367"/></text:h>
      <text:p text:style-name="P70">A device proxy is a software <text:span text:style-name="T54">worker</text:span> <text:span text:style-name="T285">(RCC/C++) </text:span>that is specifically paired with a device worker in order to translate a higher level control interface for a class <text:span text:style-name="T285">of devices </text:span>into the lower level actions required on <text:change text:change-id="ct105553120131424"/><text:change-start text:change-id="ct105553120131648"/><text:span text:style-name="T54">a specific</text:span><text:change-end text:change-id="ct105553120131648"/><text:span text:style-name="T54"> </text:span>device. <text:s/><text:span text:style-name="T54">While i</text:span>t is possible that the <text:span text:style-name="T54">HDL </text:span><text:soft-page-break/>device worker itself could support the required<text:span text:style-name="T54">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p>
      <text:p text:style-name="P213">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195">Device proxies are simple C++ <text:span text:style-name="T323">(</text:span><text:span text:style-name="T98">not C</text:span><text:span text:style-name="T323">)</text:span> RCC workers where the XML (OWD) specifies a “slave” attribute, indicating which worker is the “slave” for that proxy. <text:s/>That attribute <text:span text:style-name="T341">enables</text:span> convenient access to all the <text:span text:style-name="T323">slave</text:span> worker's properties from the proxy<text:span text:style-name="T341">'s</text:span> code.</text:p>
      <text:p text:style-name="P195">Thus there are two patterns for <text:span text:style-name="T286">implementing HDL device support in OpenCPI</text:span>:</text:p>
      <text:list xml:id="list113102698039761" text:continue-numbering="true" text:style-name="WWNum32">
        <text:list-item>
          <text:p text:style-name="List_20_Bullet"><text:span text:style-name="T7">Device-worker-only</text:span>, where the device worker implements both the device component spec as well as any required higher level properties.</text:p>
        </text:list-item>
        <text:list-item>
          <text:p text:style-name="List_20_Bullet"><text:span text:style-name="T7">Device-worker-and-proxy,</text:span> where the device worker implements only the device component spec, and the device proxy implements the higher level properties for the class.</text:p>
        </text:list-item>
      </text:list>
      <text:p text:style-name="P196">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341">in the HDL device worker</text:span>.</text:p>
      <text:h text:style-name="P558" text:outline-level="3"><text:bookmark-start text:name="__RefHeading___Toc4830_234407367"/>A Device Worker Implements the Data Sheet<text:bookmark-end text:name="__RefHeading___Toc4830_234407367"/></text:h>
      <text:p text:style-name="P196"><text:span text:style-name="T325">It is recommended</text:span> to <text:span text:style-name="T55">use</text:span> the <text:span text:style-name="T55">data sheet's </text:span>signal names and register names in the device worker code <text:span text:style-name="T325">(</text:span>and <text:span text:style-name="T287">its OWD)</text:span> <text:span text:style-name="T55">so they </text:span>are easily correlated to the names in the data sheet. <text:s/>This allows for easier code maintenance and system level debugging. <text:s/><text:span text:style-name="T55">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55"><text:tab/></text:span><text:span text:style-name="T96">Implementing all the functionality in a device may not be desirable when it is initially written for a given platform, since that platform may not use all the device's capabilities. <text:s/>W</text:span><text:span text:style-name="T7">hen a device worker</text:span><text:span text:style-name="T96"> </text:span><text:span text:style-name="T7">is insufficient </text:span><text:span text:style-name="T96">in this way for a new platform or project</text:span><text:span text:style-name="T7">, it should be enhanced in such a way that any existing uses of it will still work (backward compatibility) so that the community in fact gets the benefit of a newer more complete device worker implementation.</text:span></text:p>
      <text:p text:style-name="P71">As mentioned above, multi-function <text:span text:style-name="T324">chips</text:span> should generally be supported by multiple device workers. <text:s/>But <text:span text:style-name="T7">within</text:span> any device worker <text:span text:style-name="T324">for a function</text:span>, if there are features or modes that carry significant overhead, they should be controlled by parameter properties <text:span text:style-name="T324">(thus generics in VHDL) </text:span>so that the resources are not wasted when the feature/mode is not being used. <text:s/><text:span text:style-name="T55">This</text:span><text:change text:change-id="ct105553120131872"/><text:span text:style-name="T55"> promote</text:span><text:change-start text:change-id="ct105553120132096"/><text:span text:style-name="T55">s</text:span><text:change-end text:change-id="ct105553120132096"/><text:span text:style-name="T55"> re-use of the device worker.</text:span></text:p>
      <text:p text:style-name="P197"><text:soft-page-break/>When devices have internal registers, the most common approach is to define each internal register as a property in the OWD (not in the OCS), and use the “raw property” feature of <text:span text:style-name="T324">HDL </text:span>workers to access those registers.</text:p>
      <text:h text:style-name="P559" text:outline-level="3"><text:bookmark-start text:name="__RefHeading___Toc4832_234407367"/>Subdevice Workers<text:bookmark-end text:name="__RefHeading___Toc4832_234407367"/></text:h>
      <text:p text:style-name="P161">[Diagrams here, based on existing PPTs etc.]</text:p>
      <text:p text:style-name="P198">Writing <text:span text:style-name="T326">a </text:span>device worker to be reusable across many embedded systems is made more difficult by two facts:</text:p>
      <text:list xml:id="list113103198671111" text:continue-numbering="true" text:style-name="WWNum32">
        <text:list-item>
          <text:p text:style-name="List_20_Bullet">Multifunction devices have aspects that are shared between functions <text:span text:style-name="T326">(e.g. common reset)</text:span></text:p>
        </text:list-item>
        <text:list-item>
          <text:p text:style-name="List_20_Bullet">Controlling different devices sometimes involves sharing control/configuration buses (e.g. SPI and I2C) or other hardware.</text:p>
        </text:list-item>
      </text:list>
      <text:p text:style-name="P198">In order to preserve the modularity of distinct classes of devices, <text:span text:style-name="T288">as well as</text:span> the reusability of device workers, <text:span text:style-name="T288">OpenCPI supports a further specialization of device workers called subdevice workers.</text:span></text:p>
      <text:p text:style-name="P72">A subdevice worker implements the required sharing of low level hardware between device workers. <text:s/>It is defined to <text:span text:style-name="T121">support</text:span> some number of device workers, and is thus instantiated whenever any of its <text:span text:style-name="T7">supported</text:span> device workers <text:span text:style-name="T326">are</text:span> instantiated in a platform configuration or container. <text:s/>Subdevice workers may simply support the different device workers used on a single multi-function device, or they may support a variety of different device workers that are found on a platform. <text:s/>Thus they <text:change text:change-id="ct105553120132320"/><text:change-start text:change-id="ct105553120132544"/><text:span text:style-name="T439">are usually</text:span><text:change-end text:change-id="ct105553120132544"/><text:change text:change-id="ct105553120132768"/> very <text:span text:style-name="T7">platform-specific</text:span> or <text:span text:style-name="T7">card-specific</text:span>.</text:p>
      <text:p text:style-name="P73">New subdevice workers may be required when a device with an existing device worker is used on a new platform or card, since the sharing of hardware (e.g. an I2C bus) may <text:change text:change-id="ct105553120132992"/><text:change-start text:change-id="ct105553120133216"/><text:span text:style-name="T445">require</text:span><text:change-end text:change-id="ct105553120133216"/> different<text:change-start text:change-id="ct105553120133440"/> <text:span text:style-name="T445">logic</text:span><text:change-end text:change-id="ct105553120133440"/>. <text:s/>That may result in the existing device worker being refactored to share functions that it did not share before.<text:change-start text:change-id="ct105553120133664"/></text:p>
      <text:p text:style-name="P260">There are cases where a subdevice is required to support a single device worker when some low level logic<text:change-end text:change-id="ct105553120133664"/><text:change-start text:change-id="ct105553120133888"/> must be different for different platforms. <text:s/>This allows the device worker itself to remain portable, lett<text:change-end text:change-id="ct105553120133888"/><text:change-start text:change-id="ct105553120134112"/>ing <text:span text:style-name="T446">alternative </text:span>subdevices to do platfor<text:span text:style-name="T446">m</text:span>/card-specific dirty work.<text:change-end text:change-id="ct105553120134112"/></text:p>
      <text:p text:style-name="P74">Subdevice workers <text:span text:style-name="T327">typically </text:span>have no control <text:span text:style-name="T327">interface</text:span>. <text:s/>Like device workers they have signals that are attached to FPGA pins. <text:s/><text:span text:style-name="T56">These pins are usually what is “shared” between the device worker</text:span><text:change-start text:change-id="ct105553120134336"/><text:span text:style-name="T56">s</text:span><text:change-end text:change-id="ct105553120134336"/><text:span text:style-name="T56"> that the subdevice support</text:span><text:change text:change-id="ct105553120134560"/><text:change-start text:change-id="ct105553120134784"/><text:span text:style-name="T56">s</text:span><text:change-end text:change-id="ct105553120134784"/><text:span text:style-name="T56">. <text:s/>It is possible that subdevices have no external signals and only exist to coordinate between several optionally present device workers.</text:span></text:p>
      <text:p text:style-name="P143">Subdevice workers also have connections to the device workers they support. <text:s/>The XML <text:span text:style-name="T327">(a minimal OWD) </text:span>for a subdevice defines:</text:p>
      <text:list xml:id="list113102731081360" text:continue-numbering="true" text:style-name="WWNum32">
        <text:list-item>
          <text:p text:style-name="List_20_Bullet">The hardware FPGA pins i<text:span text:style-name="T327">t is</text:span> attached to <text:span text:style-name="T289">(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change-start text:change-id="ct105553120135008"/></text:p>
        </text:list-item>
      </text:list>
      <text:p text:style-name="P162"><text:soft-page-break/>Since platforms and cards declare which devices the <text:span text:style-name="T330">have</text:span>, including subdevices, they can specify which subdevices are present. <text:s/>This allows different subdevices to be used for different platforms while leaving the device workers untouched and reused.<text:change-end text:change-id="ct105553120135008"/></text:p>
      <text:h text:style-name="Heading_20_4" text:outline-level="4"><text:change-start text:change-id="ct105553120135232"/>Using RawProp <text:span text:style-name="T432">Ports</text:span> with SubDevices</text:h>
      <text:p text:style-name="P75"><text:change-end text:change-id="ct105553120135232"/>The example below defines a subdevice with no control interface (no properties or control operations), driving two signals that are an I2C interface, and supporting a si5351 clock generator device worker via a <text:change text:change-id="ct105553120135456"/><text:change-start text:change-id="ct105553120135680"/><text:span text:style-name="Code">rawprop</text:span><text:change-end text:change-id="ct105553120135680"/><text:change text:change-id="ct105553120135904"/> worker port (defined <text:span text:style-name="T328">below</text:span>). <text:s/>It is declaring that if that device is present, it should also be present and be connected to that device worker via the <text:change text:change-id="ct105553120136128"/><text:change-start text:change-id="ct105553120136352"/><text:span text:style-name="Code">rawprop</text:span><text:change-end text:change-id="ct105553120136352"/><text:change text:change-id="ct105553120136576"/> port. <text:s/>By including this subdevice in a platform (in the platform OWD), it will be associated on this platform with the <text:change-start text:change-id="ct105553120136800"/><text:span text:style-name="Code">si5351</text:span><text:change-end text:change-id="ct105553120136800"/> device worker.</text:p>
      <text:p text:style-name="P76">&lt;HdlDevice language="vhdl"&gt;<text:line-break/> <text:s/>&lt;componentspec nocontrol='true'&gt;<text:line-break/> <text:s/>&lt;rawprop<text:change text:change-id="ct105553120137024"/>/&gt;<text:line-break/> <text:s/>&lt;supports worker='si5351'&gt;<text:line-break/> <text:s text:c="3"/>&lt;connect port="rawprops" to="r<text:span text:style-name="T329">aw</text:span>props"/&gt;<text:line-break/> <text:s/>&lt;/supports&gt;<text:line-break/> <text:s/>&lt;Signal Inout='sda'/&gt;<text:line-break/> <text:s/>&lt;Signal Inout='scl'/&gt;<text:line-break/>&lt;/HdlDevice&gt;</text:p>
      <text:p text:style-name="P77">The most common connection between a device worker and a subdevice that supports it<text:change text:change-id="ct105553120137248"/> is the <text:change text:change-id="ct105553120137472"/><text:change-start text:change-id="ct105553120137696"/><text:span text:style-name="Code">rawprop</text:span><text:change-end text:change-id="ct105553120137696"/><text:change text:change-id="ct105553120137920"/> connection that enables a device worker to delegate some or all of its raw property accesses to the subdevice. <text:s/>The device worker declares a <text:change text:change-id="ct105553120138144"/><text:change-start text:change-id="ct105553120138368"/><text:span text:style-name="Code">rawprop</text:span><text:change-end text:change-id="ct105553120138368"/><text:change text:change-id="ct105553120138592"/> master port for this delegation, and the subdevice declares an array of one or more a <text:change text:change-id="ct105553120138816"/><text:change-start text:change-id="ct105553120139040"/><text:span text:style-name="Code">rawprop</text:span><text:change-end text:change-id="ct105553120139040"/><text:change text:change-id="ct105553120139264"/> slave ports to support device workers this way. <text:s/><text:span text:style-name="T290">This type of connection is common when there is a shared control path like SPI or I2C to access the registers of several devices' properties.</text:span><text:change-start text:change-id="ct106652631779360"/></text:p>
      <text:p text:style-name="P77"><text:change-end text:change-id="ct106652631779360"/><text:change-start text:change-id="ct106652631779584"/><text:span text:style-name="T290">The </text:span><text:span text:style-name="Code">rawprop</text:span><text:span text:style-name="T290"> port has a bundle (VHDL record) of si</text:span><text:change-end text:change-id="ct106652631779584"/><text:change-start text:change-id="ct106652631779808"/><text:span text:style-name="T290">gnals that is identical to the raw signals defined in the </text:span><text:change-end text:change-id="ct106652631779808"/><text:change-start text:change-id="ct106652631780032"/><text:span text:style-name="Internet_20_link"><text:span text:style-name="T290">Raw Access to Properties</text:span></text:span><text:span text:style-name="T290"> section of the </text:span><text:span text:style-name="FirstEmphasis">OpenCPI HDL Development Guide</text:span><text:span text:style-name="T290">.</text:span><text:change-end text:change-id="ct106652631780032"/><text:change-start text:change-id="ct106652631780256"/><text:span text:style-name="T290"> <text:s/>This record is called raw in both the control interface signals (</text:span><text:span text:style-name="Code">props_in.raw</text:span><text:span text:style-name="T290">, </text:span><text:span text:style-name="Code">props_out.raw</text:span><text:span text:style-name="T290">) as well </text:span><text:change-end text:change-id="ct106652631780256"/><text:change-start text:change-id="ct106652631780480"/><text:span text:style-name="T290">as the </text:span><text:span text:style-name="Code">rawprop</text:span><text:span text:style-name="T290"> port signals (</text:span><text:span text:style-name="Code">rawprops_in.raw</text:span><text:span text:style-name="T290"> and </text:span><text:span text:style-name="Code">raw_props_out.raw</text:span><text:span text:style-name="T290">).</text:span><text:change-end text:change-id="ct106652631780480"/></text:p>
      <text:p text:style-name="P78"><text:change text:change-id="ct106652631780704"/><text:change-start text:change-id="ct106652631780928"/><text:span text:style-name="T61">A</text:span><text:change-end text:change-id="ct106652631780928"/> <text:change text:change-id="ct106652631781152"/><text:change-start text:change-id="ct106652631781376"/><text:span text:style-name="Code">rawprop</text:span><text:change-end text:change-id="ct106652631781376"/><text:change text:change-id="ct106652631781600"/> worker port consists of a VHDL record of signals that allow a device worker to easily delegate all of its raw property accesses to the subdevice, using this VHDL:</text:p>
      <text:p text:style-name="P345">rawprops_out.present <text:s text:c="4"/>&lt;= '1';<text:line-break/>rawprops_out.reset <text:s text:c="6"/>&lt;= ctl_in.reset;<text:line-break/>rawprops_out.raw <text:s text:c="8"/>&lt;= props_in.raw;<text:line-break/>props_out.raw <text:s text:c="11"/>&lt;= rawprops_in.raw;</text:p>
      <text:p text:style-name="P78">The <text:change text:change-id="ct106652631781824"/><text:change-start text:change-id="ct106652631782048"/><text:span text:style-name="Code">present</text:span><text:change-end text:change-id="ct106652631782048"/><text:change text:change-id="ct106652631782272"/> signal tells the subdevice that there is a connection to a <text:change-start text:change-id="ct106652631782496"/><text:span text:style-name="T61">device </text:span><text:change-end text:change-id="ct106652631782496"/>worker. <text:s/>The <text:change text:change-id="ct106652631782720"/><text:change-start text:change-id="ct106652631782944"/><text:span text:style-name="Code">reset</text:span><text:change-end text:change-id="ct106652631782944"/><text:change text:change-id="ct106652631783168"/> signal tells the subdevice that this <text:change-start text:change-id="ct106652631783392"/><text:span text:style-name="T61">device </text:span><text:change-end text:change-id="ct106652631783392"/>worker is being reset, and the <text:change text:change-id="ct106652631783616"/><text:change-start text:change-id="ct106652631783840"/><text:span text:style-name="Code">raw</text:span><text:change-end text:change-id="ct106652631783840"/><text:change text:change-id="ct106652631784064"/> subrecord is conveying the raw property signals <text:change text:change-id="ct106652631784288"/><text:change-start text:change-id="ct106652631784512"/><text:span text:style-name="T61">between</text:span><text:change-end text:change-id="ct106652631784512"/> the device worker <text:change text:change-id="ct106652631784736"/><text:change-start text:change-id="ct106652631784960"/><text:span text:style-name="T61">and</text:span><text:change-end text:change-id="ct106652631784960"/> the subdevice.<text:change text:change-id="ct106652631785408"/><text:change text:change-id="ct106652631785184"/><text:change-start text:change-id="ct106652631785632"/> <text:s/><text:change-end text:change-id="ct106652631785632"/><text:change-start text:change-id="ct106652631785856"/><text:span text:style-name="T61">In the subdevice, the </text:span><text:change-end text:change-id="ct106652631785856"/><text:change-start text:change-id="ct106652631786080"/><text:span text:style-name="Code">rawprop</text:span><text:span text:style-name="T61"> port may be an array port</text:span><text:change-end text:change-id="ct106652631786080"/><text:change-start text:change-id="ct106652631786304"/><text:span text:style-name="T61"> (with </text:span><text:span text:style-name="Code">count</text:span><text:span text:style-name="T61"> attribute &gt; 1) when the subdevice worker is supporting multiple device workers.</text:span><text:change-end text:change-id="ct106652631786304"/></text:p>
      <text:h text:style-name="Heading_20_4" text:outline-level="4"><text:change-start text:change-id="ct106652631786528"/><text:soft-page-break/>Using DevSignal Ports with SubDevices</text:h>
      <text:p text:style-name="P79"><text:change-end text:change-id="ct106652631786528"/>When the <text:change text:change-id="ct106652631786752"/><text:change-start text:change-id="ct106652631786976"/><text:span text:style-name="Code">rawprop</text:span><text:change-end text:change-id="ct106652631786976"/><text:change text:change-id="ct106652631787200"/> connection is not sufficient for all of the shared functionality in the subdevice<text:change-start text:change-id="ct106652631787424"/> <text:span text:style-name="T435">(raw properties, presence and shared control reset)</text:span><text:change-end text:change-id="ct106652631787424"/>, another type of connection is used, which is <text:span text:style-name="T329">a customized</text:span> <text:span text:style-name="T329">set</text:span> of signals. <text:s/>This is called a <text:change text:change-id="ct106652631787648"/><text:change-start text:change-id="ct106652631787872"/><text:span text:style-name="Code">devsignal</text:span><text:change-end text:change-id="ct106652631787872"/><text:change text:change-id="ct106652631788320"/><text:change text:change-id="ct106652631788096"/> <text:change-start text:change-id="ct106652631788544"/><text:span text:style-name="T431">port. </text:span><text:change-end text:change-id="ct106652631788544"/><text:change-start text:change-id="ct106652631788768"/><text:span text:style-name="T431"><text:s/>The port is declared for both the device worker (or platform worker in some cases) and the subdevice worker using </text:span><text:span text:style-name="Code">devsignal</text:span><text:span text:style-name="T431"> element</text:span><text:change-end text:change-id="ct106652631788768"/><text:change-start text:change-id="ct106652631788992"/><text:span text:style-name="T431">.</text:span><text:change-end text:change-id="ct106652631788992"/><text:change text:change-id="ct106652631789216"/></text:p>
      <text:p text:style-name="P80"><text:change text:change-id="ct106652631789440"/><text:change-start text:change-id="ct106652631789664"/><text:span text:style-name="T57">The </text:span><text:span text:style-name="Code">devsignal</text:span><text:span text:style-name="T57"> element declares the port and </text:span><text:change-end text:change-id="ct106652631789664"/><text:change-start text:change-id="ct106652631789888"/><text:span text:style-name="T57">has four attribute</text:span><text:change-end text:change-id="ct106652631789888"/><text:change-start text:change-id="ct106652631790112"/><text:span text:style-name="T57">s: </text:span><text:span text:style-name="Code">name</text:span><text:span text:style-name="T432">, </text:span><text:span text:style-name="Code">master,</text:span><text:span text:style-name="T432"> </text:span><text:span text:style-name="Code">signals</text:span> <text:span text:style-name="T435">and </text:span><text:span text:style-name="Code">count</text:span><text:span text:style-name="T435">.</text:span><text:change-end text:change-id="ct106652631790112"/><text:change-start text:change-id="ct106652631790336"/><text:span text:style-name="T435"> <text:s/>The optional name attribute provides a port name, with the default being </text:span><text:span text:style-name="T434">"</text:span><text:span text:style-name="Code">dev</text:span><text:span text:style-name="Code"><text:span text:style-name="T434">"</text:span></text:span><text:change-end text:change-id="ct106652631790336"/><text:change-start text:change-id="ct106652631790560"/>. <text:s/><text:span text:style-name="T433">The boolean </text:span><text:span text:style-name="Code">master</text:span><text:span text:style-name="T433"> attribute defines a master/slave role for the port, which is used relative to signal directions.</text:span><text:change-end text:change-id="ct106652631790560"/><text:change-start text:change-id="ct106652631790784"/><text:span text:style-name="T433"> <text:s/>The </text:span><text:span text:style-name="Code">signals</text:span><text:span text:style-name="T433"> </text:span><text:span text:style-name="T108">attribute</text:span><text:span text:style-name="T433"> is the name of a file containing a top-level </text:span><text:span text:style-name="Code">signals</text:span><text:span text:style-name="T433"> </text:span><text:span text:style-name="T108">element</text:span><text:span text:style-name="T433"> </text:span><text:change-end text:change-id="ct106652631790784"/><text:change-start text:change-id="ct106652631791008"/><text:span text:style-name="T433">, containing signal definitions for this port. <text:s/>The direction of the signals declared in the file are relative to the master port. <text:s/>Here is an </text:span><text:change-end text:change-id="ct106652631791008"/><text:change-start text:change-id="ct106652631791232"/><text:span text:style-name="T433">example signals file (named </text:span><text:span text:style-name="Code">mydevsignals.xml</text:span><text:span text:style-name="T433">):</text:span></text:p>
      <text:p text:style-name="Code">&lt;signals&gt;<text:line-break/> <text:s/>&lt;signal <text:span text:style-name="T436">i</text:span>nput="DATA_CLK_P"/&gt;<text:line-break/> <text:s/>&lt;signal <text:span text:style-name="T436">i</text:span>nput="DATA_CLK_N"/&gt;<text:line-break/> <text:s/>&lt;signal output='SYNC_IN'/&gt;<text:line-break/> <text:s/>&lt;signal output='ENABLE'/&gt;<text:line-break/>&lt;/signals&gt;</text:p>
      <text:p text:style-name="P257"><text:change-end text:change-id="ct106652631791232"/><text:change-start text:change-id="ct106652631791456"/>The master port <text:span text:style-name="T435">(usually the device worker) </text:span>would drive the <text:span text:style-name="Code">SYNC_IN</text:span> and <text:span text:style-name="Code">ENABLE</text:span> signals as outputs, and <text:change-end text:change-id="ct106652631791456"/><text:change-start text:change-id="ct106652631791680"/><text:span text:style-name="T435">the slave port (usually the subdevice) would receive them as inputs.</text:span><text:change-end text:change-id="ct106652631791680"/><text:change-start text:change-id="ct106652631791904"/><text:span text:style-name="T435"> <text:s/>The port declaration in the OW</text:span><text:change-end text:change-id="ct106652631791904"/><text:change-start text:change-id="ct105553120139488"/><text:span text:style-name="T435">D of the device workers would be:</text:span></text:p>
      <text:p text:style-name="Code">&lt;devsignal master='true' signals='mydevsignals'/&gt;</text:p>
      <text:p text:style-name="P258">Since the signals are common to both ports, they are in their own file, usually in the <text:span text:style-name="Code">specs</text:span> directory of the component library containing both device and subdevice workers (usually <text:span text:style-name="Code">hdl/devices/specs</text:span>). <text:s/>Since the purpose of the subdevice is normally to share/multiplex output signals among more than one device worker, the subdevice<text:span text:style-name="T436">'s</text:span> port declaration normally includes a count to indicate that the port is actually an array of identical ports. <text:s/>So the subdevice port declaration would be something like:</text:p>
      <text:p text:style-name="P359">&lt;devsignal signals='mydevsignals' <text:span text:style-name="T435">count='2'</text:span>/&gt;</text:p>
      <text:p text:style-name="P259">As with the rawprops examples above, the connection of these ports is indicated by the <text:span text:style-name="Code">supports</text:span> element <text:span text:style-name="T437">and its </text:span><text:span text:style-name="Code">connect</text:span><text:span text:style-name="T437"> child element.</text:span><text:change-end text:change-id="ct105553120139488"/></text:p>
      <text:h text:style-name="P560" text:outline-level="3"><text:bookmark-start text:name="__RefHeading___Toc18285_4003722483"/><text:change-start text:change-id="ct105553120139712"/>Emulator Device Workers<text:bookmark-end text:name="__RefHeading___Toc18285_4003722483"/></text:h>
      <text:p text:style-name="P334">A device worker may specify that it is a device emulator that emulates another device for test purposes. <text:s/>It does this by specifying a top level <text:span text:style-name="Code">emulate</text:span> attribute whose value is the name of the device worker for the device it emulates. <text:s/>An emulator device worker automatically inherits the signals from the device worker for the emulated device, with the directions reversed. <text:s/>Thus no <text:span text:style-name="Code">signal</text:span> elements need be defined.</text:p>
      <text:p text:style-name="P335">When testing with an emulator a simulation platform is normally used, and a container is defined with both the emulator and the device worker instantiated in the container as “floating” devices <text:span text:style-name="T429">(devices which have not been declared as existing on the platform).</text:span></text:p>
      <text:p text:style-name="P336"><text:soft-page-break/>An example container XML file that uses emulators is:</text:p>
      <text:p text:style-name="Code">&lt;HdlContainer platform='isim'&gt;<text:line-break/> <text:s text:c="2"/>&lt;device worker='lime_spi_em' floating='1'/&gt;<text:line-break/> <text:s text:c="2"/>&lt;device worker='lime_spi' floating='1'/&gt;<text:line-break/> <text:s text:c="2"/>&lt;device worker='lime_tx' floating='1'/&gt;<text:line-break/> <text:s text:c="2"/>&lt;device worker='lime_tx_em' floating='1'/&gt;<text:line-break/>&lt;/HdlContainer&gt;</text:p>
      <text:p text:style-name="P336">This example instantiates two device workers (lime_spi and lime_tx) as well as their emulators. <text:s/>The emulators are automatically wired up with the device workers then are emulating. <text:s/>They all use the <text:span text:style-name="Code">floating</text:span> attribute since they are not defined as existing on the <text:span text:style-name="Code">isim</text:span> platform.</text:p>
      <text:p text:style-name="P337">[Preliminary feature with limited support]</text:p>
      <text:h text:style-name="Heading_20_3" text:outline-level="3"><text:bookmark-start text:name="__RefHeading___Toc4834_234407367"/><text:change-end text:change-id="ct105553120139712"/>Higher-level <text:span text:style-name="T292">Endpoint Proxies</text:span> <text:span text:style-name="T3">Suitable for Applications</text:span><text:bookmark-end text:name="__RefHeading___Toc4834_234407367"/></text:h>
      <text:p text:style-name="P227"><text:change-start text:change-id="ct105553120139936"/>[Preliminary feature with no specific support]<text:change-end text:change-id="ct105553120139936"/><text:change-start text:change-id="ct105553120140160"/></text:p>
      <text:p text:style-name="P199"><text:change-end text:change-id="ct105553120140160"/>As discussed above, we use <text:span text:style-name="T59">device proxies </text:span>to normalize the behavior of a class of devices. <text:s/>The granularity of such classes is sometimes below the level appropriate for applications, <text:span text:style-name="T292">but is optimal for sharing, reuse, and rapid enablement of new platforms.</text:span></text:p>
      <text:p text:style-name="P200">An example <text:span text:style-name="T292">of fine granularity </text:span>is a clock generator chip. <text:s/>There are many such chips, and device workers <text:span text:style-name="T331">are</text:span> written for them. <text:s/><text:span text:style-name="T331">T</text:span>hey should all act the same, in terms of how they are set up and programmed, <text:span text:style-name="T331">usually using a device proxy</text:span>. <text:s/>When users or applications want access to a clock generator device, they should be able to use it the same way as any other clock generator device.</text:p>
      <text:p text:style-name="P200">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200">So, in addition to device proxies that are defined for the granularity of individual devices, <text:s/>that have device workers, OpenCPI <text:span text:style-name="T291">also defines specifications for some higher level proxies called </text:span><text:span text:style-name="T117">Endpoint Proxies,</text:span><text:span text:style-name="T291">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201">Endpoint proxies are simply proxies that typically have multiple slaves, which themselves are probably device proxies, or in some cases device workers.</text:p>
      <text:p text:style-name="P202">As with subdevices at the bottom of the OpenCPI “device support” stack, endpoint proxies are at the top of the “device support” stack, appropriate for use by applications. But both may <text:span text:style-name="T331">internally </text:span>be somewhat platform specific. <text:s/>Both exist to “leave the device workers alone” so that they are reusable across platforms <text:span text:style-name="T294">and cards.</text:span></text:p>
      <text:p text:style-name="P214">[Insert diagram for “stack”]</text:p>
      <text:p text:style-name="P201"><text:soft-page-break/>Applications use endpoint proxies by instantiating a component of an endpoint proxy spec. <text:s/>A good example of a class of endpoint proxies is a “radio front end” (as defined by the RedHawk system <text:span text:style-name="T293">or GNU Radio</text:span>), or a “transceiver subsystem” as defined in the Wireless Innovation Forum, or the “RF Chain” as defined in the JTRS MHAL specification. <text:s/><text:span text:style-name="T293">Since OpenCPI is not software radio system as such, an endpoint proxy can represent any application-level </text:span><text:change-start text:change-id="ct105553120140384"/><text:span text:style-name="T293">subsystem or </text:span><text:change-end text:change-id="ct105553120140384"/><text:span text:style-name="T293">source or sink of data.</text:span></text:p>
      <text:h text:style-name="P561" text:outline-level="3"><text:bookmark-start text:name="__RefHeading__17670_2116501284"/>XML Metadata for Device Workers/Subdevices/DeviceProxies/EndpointProxies<text:bookmark-end text:name="__RefHeading__17670_2116501284"/></text:h>
      <text:p text:style-name="P81">The <text:change text:change-id="ct105553120140608"/><text:change-start text:change-id="ct105553120140832"/><text:span text:style-name="T439">three</text:span><text:change-end text:change-id="ct105553120140832"/> types of workers that relate to device support in OpenCPI <text:span text:style-name="T58">are</text:span>:</text:p>
      <text:list xml:id="list113103302076174" text:continue-numbering="true" text:style-name="WWNum32">
        <text:list-item>
          <text:p text:style-name="List_20_Bullet">Device Workers</text:p>
        </text:list-item>
        <text:list-item>
          <text:p text:style-name="List_20_Bullet">Device Proxies</text:p>
        </text:list-item>
        <text:list-item>
          <text:p text:style-name="List_20_Bullet">Subdevices<text:change text:change-id="ct105553120141056"/></text:p>
        </text:list-item>
      </text:list>
      <text:p text:style-name="P81">All these are workers <text:span text:style-name="T69">and </text:span>share the XML structure of workers via the OWD for ports and properties.</text:p>
      <text:p text:style-name="P81">Device workers use the normal <text:span text:style-name="T295">top-level </text:span><text:change text:change-id="ct105553120141280"/><text:span text:style-name="Code">spec</text:span><text:change text:change-id="ct105553120141504"/> attribute to identify the class of the device. <text:s/>Device workers and subdevice workers use the <text:change-start text:change-id="ct105553120141728"/><text:span text:style-name="Code">HdlDevice</text:span><text:change-end text:change-id="ct105553120141728"/> top level XML tag, have <text:change text:change-id="ct105553120141952"/><text:change-start text:change-id="ct105553120142176"/><text:span text:style-name="Code">signal</text:span><text:change-end text:change-id="ct105553120142176"/><text:change text:change-id="ct105553120142400"/> elements for hardware signals, and may have <text:change text:change-id="ct105553120142624"/><text:change-start text:change-id="ct105553120142848"/><text:span text:style-name="Code">rawprop</text:span><text:change-end text:change-id="ct105553120142848"/><text:change text:change-id="ct105553120143072"/> and <text:change text:change-id="ct105553120143296"/><text:change-start text:change-id="ct105553120143520"/><text:span text:style-name="Code">devsignal</text:span><text:change-end text:change-id="ct105553120143520"/><text:change text:change-id="ct105553120143744"/> ports to connect device<text:change text:change-id="ct105553120143968"/><text:change-start text:change-id="ct105553120144192"/> <text:span text:style-name="T439">workers</text:span><text:change-end text:change-id="ct105553120144192"/> <text:span text:style-name="T58">to</text:span> subdevice<text:change text:change-id="ct105553120144416"/><text:change-start text:change-id="ct105553120144640"/> <text:span text:style-name="T439">workers</text:span><text:change-end text:change-id="ct105553120144640"/>. <text:s/><text:span text:style-name="T58">If a device worker uses a subdevice</text:span><text:change-start text:change-id="ct105553120144864"/><text:span text:style-name="T58"> worker</text:span><text:change-end text:change-id="ct105553120144864"/><text:span text:style-name="T58">, it may in fact have no </text:span><text:change text:change-id="ct105553120145088"/><text:change-start text:change-id="ct105553120145312"/><text:span text:style-name="Code">signal</text:span><text:change-end text:change-id="ct105553120145312"/><text:change text:change-id="ct105553120145536"/><text:span text:style-name="T58"> elements.</text:span></text:p>
      <text:p text:style-name="P81">Subdevice workers have <text:change text:change-id="ct105553120145760"/><text:change-start text:change-id="ct105553120145984"/><text:span text:style-name="Code">supports</text:span><text:change-end text:change-id="ct105553120145984"/><text:change text:change-id="ct105553120146208"/> child elements describing which device workers they support and how they are connected to them.</text:p>
      <text:p text:style-name="P82">Device proxies have a top-level <text:change text:change-id="ct105553120146432"/><text:change-start text:change-id="ct105553120146656"/><text:span text:style-name="Code">slave</text:span><text:change-end text:change-id="ct105553120146656"/><text:change text:change-id="ct105553120146880"/> attribute identifying which worker they are a proxy for. <text:s/>The name should include the authoring model suffix, such as:</text:p>
      <text:p text:style-name="Code"><text:span text:style-name="T58">slave='</text:span>adc-chip123.hdl<text:span text:style-name="T58">'</text:span></text:p>
      <text:p text:style-name="P81"><text:change text:change-id="ct105553120147104"/><text:change-start text:change-id="ct105553120147328"/><text:span text:style-name="T437">The </text:span><text:span text:style-name="Code">signal</text:span><text:span text:style-name="T437"> elements in the OWD for devices and subdevices are as described above for platform</text:span><text:change-end text:change-id="ct105553120147328"/><text:change-start text:change-id="ct105553120147552"/><text:span text:style-name="T437"> workers in </text:span><text:a xlink:type="simple" xlink:href="#5.4.1.Signal Declaration XML Elements for Devices, Platforms, Slots and Cards|outline" text:style-name="Internet_20_link" text:visited-style-name="Visited_20_Internet_20_Link"><text:span text:style-name="T437">Signal Declaration XML Elements</text:span></text:a><text:span text:style-name="T437">.</text:span><text:change-end text:change-id="ct105553120147552"/><text:change text:change-id="ct105553120147776"/></text:p>
      <text:h text:style-name="Heading_20_4" text:outline-level="4">RawProp XML <text:span text:style-name="T3">E</text:span>lements for <text:span text:style-name="T3">D</text:span>evice <text:span text:style-name="T3">W</text:span>orkers and <text:span text:style-name="T3">S</text:span>ubdevice <text:span text:style-name="T3">W</text:span>orkers</text:h>
      <text:p text:style-name="P153">The <text:change-start text:change-id="ct105553120148000"/><text:span text:style-name="Code">rawprop</text:span><text:change-end text:change-id="ct105553120148000"/> child element identifies a port of the worker that extends the raw property signals from a device worker to a subdevice worker. <text:s/><text:change-start text:change-id="ct105553120148224"/><text:span text:style-name="T440">It may be an array port. <text:s/></text:span><text:change-end text:change-id="ct105553120148224"/>Its attributes <text:change-start text:change-id="ct105553120148448"/><text:span text:style-name="T61">(all optional) </text:span><text:change-end text:change-id="ct105553120148448"/>are:</text:p>
      <text:p text:style-name="IndentHang"><text:span text:style-name="T59">Name</text:span><text:change text:change-id="ct105553120148672"/><text:change-start text:change-id="ct105553120148896"/> — <text:span text:style-name="T441">The name of the port</text:span><text:change-end text:change-id="ct105553120148896"/> <text:change text:change-id="ct105553120149120"/><text:s/>(default<text:change text:change-id="ct105553120149344"/><text:change-start text:change-id="ct105553120149568"/> <text:span text:style-name="T61">is</text:span><text:change-end text:change-id="ct105553120149568"/><text:change text:change-id="ct105553120149792"/> <text:change text:change-id="ct105553120150016"/><text:change-start text:change-id="ct105553120150240"/><text:span text:style-name="Code">r</text:span><text:change-end text:change-id="ct105553120150240"/><text:change-start text:change-id="ct105553120150464"/><text:span text:style-name="Code">awprops</text:span><text:change-end text:change-id="ct105553120150464"/><text:change text:change-id="ct105553120150688"/>)</text:p>
      <text:p text:style-name="IndentHang"><text:change-start text:change-id="ct105553120150912"/><text:span text:style-name="FirstEmphasis"><text:span text:style-name="T63">Optional</text:span></text:span><text:change-end text:change-id="ct105553120150912"/><text:change text:change-id="ct105553120151136"/><text:change-start text:change-id="ct105553120151360"/><text:span text:style-name="T64"> — </text:span><text:change-end text:change-id="ct105553120151360"/><text:change text:change-id="ct105553120151584"/><text:change-start text:change-id="ct105553120151808"/><text:span text:style-name="T198">I</text:span><text:change-end text:change-id="ct105553120151808"/><text:change-start text:change-id="ct105553120152032"/><text:span text:style-name="T64">ndicates</text:span><text:change-end text:change-id="ct105553120152032"/> <text:change text:change-id="ct105553120152256"/><text:change-start text:change-id="ct105553120152480"/><text:span text:style-name="T61">i</text:span><text:change-end text:change-id="ct105553120152480"/><text:change-start text:change-id="ct105553120152704"/><text:span text:style-name="T61">f</text:span><text:change-end text:change-id="ct105553120152704"/> a connection to this port is <text:change-start text:change-id="ct105553120152928"/><text:span text:style-name="T61">not </text:span><text:change-end text:change-id="ct105553120152928"/>required<text:change text:change-id="ct105553120153152"/><text:change-start text:change-id="ct105553120153376"/> <text:span text:style-name="T61">(default </text:span><text:span text:style-name="Code">fa</text:span><text:change-end text:change-id="ct105553120153376"/><text:change-start text:change-id="ct105553120153600"/><text:span text:style-name="Code">lse</text:span><text:span text:style-name="T61">)</text:span><text:change-end text:change-id="ct105553120153600"/><text:change-start text:change-id="ct105553120153824"/><text:span text:style-name="T61">.</text:span><text:change-end text:change-id="ct105553120153824"/><text:change-start text:change-id="ct105553120154048"/><text:span text:style-name="T61"> <text:s/>Normally true on subdevices supporting </text:span><text:change-end text:change-id="ct105553120154048"/><text:change-start text:change-id="ct105553120154272"/><text:span text:style-name="T61">multiple optional devices.</text:span><text:change-end text:change-id="ct105553120154272"/></text:p>
      <text:p text:style-name="IndentHang"><text:span text:style-name="T59">Count</text:span><text:change text:change-id="ct105553120154496"/><text:change-start text:change-id="ct105553120154720"/><text:span text:style-name="T64"> — </text:span><text:change-end text:change-id="ct105553120154720"/><text:s/><text:change text:change-id="ct105553120155168"/><text:change text:change-id="ct105553120154944"/><text:change-start text:change-id="ct105553120155392"/><text:span text:style-name="T441">I</text:span><text:change-end text:change-id="ct105553120155392"/>ndicates <text:change-start text:change-id="ct105553120155616"/><text:span text:style-name="T441">if &gt; 1 that </text:span><text:change-end text:change-id="ct105553120155616"/>this is an array of raw property ports<text:change text:change-id="ct105553120155840"/><text:change-start text:change-id="ct105553120156064"/> <text:span text:style-name="T61">(default is </text:span><text:span text:style-name="Code">1</text:span><text:span text:style-name="T61">)</text:span><text:change-end text:change-id="ct105553120156064"/><text:change-start text:change-id="ct105553120156288"/><text:span text:style-name="T61">. <text:s/>Normally only specified on a subdevice supporting multiple devices.</text:span><text:change-end text:change-id="ct105553120156288"/></text:p>
      <text:p text:style-name="IndentHang"><text:change-start text:change-id="ct105553120156512"/><text:span text:style-name="T59">Master</text:span><text:change-end text:change-id="ct105553120156512"/><text:change text:change-id="ct105553120156736"/><text:change-start text:change-id="ct105553120156960"/><text:span text:style-name="T65"> —</text:span><text:change-end text:change-id="ct105553120156960"/><text:change text:change-id="ct105553120157184"/> <text:change text:change-id="ct105553120157408"/><text:change-start text:change-id="ct105553120157632"/><text:span text:style-name="T442">Bool</text:span><text:change-end text:change-id="ct105553120157632"/><text:change-start text:change-id="ct105553120157856"/><text:span text:style-name="T442">ean </text:span><text:change-end text:change-id="ct105553120157856"/><text:change-start text:change-id="ct105553120158080"/><text:span text:style-name="T442">I</text:span><text:change-end text:change-id="ct105553120158080"/>ndicat<text:change text:change-id="ct105553120158304"/><text:change-start text:change-id="ct105553120158528"/><text:span text:style-name="T442">ing</text:span><text:change-end text:change-id="ct105553120158528"/> who generates addresses for raw accesses<text:change-start text:change-id="ct105553120158752"/> <text:span text:style-name="T441">(usually the device worker sets it </text:span><text:span text:style-name="Code">true</text:span><text:span text:style-name="T441">).</text:span><text:change-end text:change-id="ct105553120158752"/></text:p>
      <text:p text:style-name="P493"><text:change text:change-id="ct105553120158976"/><text:change-start text:change-id="ct105553120159200"/>The port is an array port if <text:span text:style-name="Code">count</text:span> is speci<text:change-end text:change-id="ct105553120159200"/><text:change-start text:change-id="ct105553120159424"/>fied greater than 1 or if the <text:span text:style-name="Code">count</text:span> attribute value is an expression<text:change-end text:change-id="ct105553120159424"/><text:change-start text:change-id="ct105553120159648"/> based on parameter values<text:change-end text:change-id="ct105553120159648"/><text:change-start text:change-id="ct105553120159872"/>.<text:change-end text:change-id="ct105553120159872"/></text:p>
      <text:p text:style-name="Table_20_Caption_20__28_before_29_"><text:change text:change-id="ct105553120160096"/><text:soft-page-break/></text:p>
      <text:h text:style-name="Heading_20_4" text:outline-level="4">DevSignal XML <text:span text:style-name="T3">E</text:span>lements for <text:span text:style-name="T3">D</text:span>evice <text:span text:style-name="T3">W</text:span>orkers and <text:span text:style-name="T3">S</text:span>ubdevice <text:span text:style-name="T3">W</text:span>orkers</text:h>
      <text:p text:style-name="P88">This XML element represents a custom signal bundle that is connected between device workers and subdevices. <text:s/>It has <text:change text:change-id="ct105553120160320"/><text:change-start text:change-id="ct105553120160544"/><text:span text:style-name="T443">these</text:span><text:change-end text:change-id="ct105553120160544"/> attributes:</text:p>
      <text:p text:style-name="IndentHang"><text:span text:style-name="T59">Name</text:span><text:change text:change-id="ct105553120160768"/><text:change-start text:change-id="ct105553120160992"/><text:span text:style-name="T64"> —</text:span><text:change-end text:change-id="ct105553120160992"/><text:change text:change-id="ct105553120161216"/><text:change-start text:change-id="ct105553120161440"/><text:span text:style-name="T64"> </text:span><text:change-end text:change-id="ct105553120161440"/>the name of the port (the default is <text:change text:change-id="ct105553120161664"/><text:change-start text:change-id="ct105553120161888"/><text:span text:style-name="Code">dev</text:span><text:change-end text:change-id="ct105553120161888"/><text:change text:change-id="ct105553120162112"/><text:change-start text:change-id="ct105553120162336"/><text:span text:style-name="T443">)</text:span><text:change-end text:change-id="ct105553120162336"/>.</text:p>
      <text:p text:style-name="IndentHang"><text:span text:style-name="T59">Optional</text:span><text:change text:change-id="ct105553120162560"/><text:change-start text:change-id="ct105553120162784"/><text:span text:style-name="T64"> — </text:span><text:change-end text:change-id="ct105553120162784"/><text:change text:change-id="ct105553120163008"/>whether this port must be connected or not.</text:p>
      <text:p text:style-name="IndentHang"><text:change-start text:change-id="ct105553120163232"/><text:span text:style-name="FirstEmphasis"><text:span text:style-name="T63">Count</text:span></text:span><text:change-end text:change-id="ct105553120163232"/><text:change text:change-id="ct105553120163456"/><text:change-start text:change-id="ct105553120163680"/><text:span text:style-name="T64"> — </text:span><text:change-end text:change-id="ct105553120163680"/><text:change-start text:change-id="ct105553120163904"/><text:span text:style-name="T64">indicates</text:span><text:change-end text:change-id="ct105553120163904"/> an array of similar ports with the same signals<text:change text:change-id="ct105553120164128"/><text:change-start text:change-id="ct105553120164352"/> <text:span text:style-name="T443">(when &gt; 1)</text:span><text:change-end text:change-id="ct105553120164352"/></text:p>
      <text:p text:style-name="IndentHang"><text:span text:style-name="T59">Signals</text:span><text:change text:change-id="ct105553120164576"/><text:change-start text:change-id="ct105553120164800"/><text:span text:style-name="T64"> — </text:span><text:change-end text:change-id="ct105553120164800"/><text:change text:change-id="ct105553120165024"/>indicates a file containing a top level <text:change text:change-id="ct105553120165248"/><text:change-start text:change-id="ct105553120165472"/><text:span text:style-name="Code">s</text:span><text:change-end text:change-id="ct105553120165472"/><text:change-start text:change-id="ct105553120165696"/><text:span text:style-name="Code">ignals</text:span><text:change-end text:change-id="ct105553120165696"/> element consisting of <text:change text:change-id="ct105553120165920"/><text:change-start text:change-id="ct105553120166144"/><text:span text:style-name="Code">signal</text:span><text:change-end text:change-id="ct105553120166144"/><text:change text:change-id="ct105553120166368"/> child elements.<text:change-start text:change-id="ct105553120166592"/> <text:s/><text:span text:style-name="T443">The .xml suffix is not required in the attribute.</text:span><text:change-end text:change-id="ct105553120166592"/></text:p>
      <text:p text:style-name="P88">The file indicated by the <text:change text:change-id="ct105553120167040"/><text:change text:change-id="ct105553120166816"/><text:change-start text:change-id="ct105553120167264"/><text:span text:style-name="Code">s</text:span><text:change-end text:change-id="ct105553120167264"/><text:change-start text:change-id="ct105553120167488"/><text:span text:style-name="Code">ignals</text:span><text:change-end text:change-id="ct105553120167488"/><text:change text:change-id="ct105553120167712"/><text:change-start text:change-id="ct105553120167936"/> <text:change-end text:change-id="ct105553120167936"/>attribute enumerates the signals in the bundle, <text:span text:style-name="T67">similar to the </text:span><text:change text:change-id="ct105553120168160"/><text:change-start text:change-id="ct105553120168384"/><text:span text:style-name="Code">signal</text:span><text:change-end text:change-id="ct105553120168384"/><text:change text:change-id="ct105553120168608"/><text:span text:style-name="T67"> elements in a device worker's OWD.</text:span></text:p>
      <text:h text:style-name="P89" text:outline-level="4"><text:change text:change-id="ct105553120169728"/><text:change text:change-id="ct105553120169504"/><text:change text:change-id="ct105553120169280"/><text:change text:change-id="ct105553120169056"/><text:change text:change-id="ct105553120168832"/>The Supports XML <text:span text:style-name="T3">E</text:span>lement for <text:span text:style-name="T68">S</text:span>ubdevices.</text:h>
      <text:p text:style-name="P91">Subdevices indicate which device workers they support by using <text:change text:change-id="ct105553120169952"/><text:change-start text:change-id="ct105553120170176"/><text:span text:style-name="Code">supports</text:span><text:change-end text:change-id="ct105553120170176"/><text:change text:change-id="ct105553120170400"/> XML elements<text:change-start text:change-id="ct105553120170624"/>.<text:change-end text:change-id="ct105553120170624"/><text:change text:change-id="ct105553120170848"/><text:change-start text:change-id="ct105553120171072"/> <text:s/><text:span text:style-name="T448">T</text:span><text:change-end text:change-id="ct105553120171072"/>o indicate how they are connected to a device worker they support, they specify <text:change text:change-id="ct105553120171296"/><text:change-start text:change-id="ct105553120171520"/><text:span text:style-name="Code">connect</text:span><text:change-end text:change-id="ct105553120171520"/><text:change text:change-id="ct105553120171744"/> child elements within the <text:change text:change-id="ct105553120171968"/><text:change-start text:change-id="ct105553120172192"/><text:span text:style-name="Code">supports</text:span><text:change-end text:change-id="ct105553120172192"/><text:change text:change-id="ct105553120172416"/> elements, e.g.:</text:p>
      <text:p text:style-name="Code"><text:s text:c="2"/>&lt;supports worker='lime_dac'&gt;<text:line-break/> <text:s text:c="3"/>&lt;connect port=<text:change text:change-id="ct105553120172640"/><text:change-start text:change-id="ct105553120172864"/><text:span text:style-name="T448">'</text:span><text:change-end text:change-id="ct105553120172864"/>rawprops<text:change text:change-id="ct105553120173088"/><text:change-start text:change-id="ct105553120173312"/><text:span text:style-name="T448">'</text:span><text:change-end text:change-id="ct105553120173312"/> to=<text:change text:change-id="ct105553120173536"/><text:change-start text:change-id="ct105553120173760"/><text:span text:style-name="T448">'</text:span><text:change-end text:change-id="ct105553120173760"/>r<text:change-start text:change-id="ct105553120173984"/><text:span text:style-name="T448">aw</text:span><text:change-end text:change-id="ct105553120173984"/>props<text:change text:change-id="ct105553120174208"/><text:change-start text:change-id="ct105553120174432"/><text:span text:style-name="T448">'</text:span><text:change-end text:change-id="ct105553120174432"/> index='1'/&gt;<text:line-break/> <text:s text:c="3"/>&lt;connect port=<text:change text:change-id="ct105553120174656"/><text:change-start text:change-id="ct105553120174880"/><text:span text:style-name="T448">'</text:span><text:change-end text:change-id="ct105553120174880"/>dev<text:change text:change-id="ct105553120175104"/><text:change-start text:change-id="ct105553120175328"/><text:span text:style-name="T448">'</text:span><text:change-end text:change-id="ct105553120175328"/> to='dev' index='1'/&gt;<text:line-break/> <text:s/>&lt;/supports&gt;<text:line-break/> <text:s/>&lt;supports worker='lime_adc'&gt;<text:line-break/> <text:s text:c="3"/>&lt;connect port=<text:change text:change-id="ct105553120175552"/><text:change-start text:change-id="ct105553120175776"/><text:span text:style-name="T448">'</text:span><text:change-end text:change-id="ct105553120175776"/>rawprops<text:change text:change-id="ct105553120176000"/><text:change-start text:change-id="ct105553120176224"/><text:span text:style-name="T448">'</text:span><text:change-end text:change-id="ct105553120176224"/> to=<text:change text:change-id="ct105553120176448"/><text:change-start text:change-id="ct105553120176672"/><text:span text:style-name="T448">'</text:span><text:change-end text:change-id="ct105553120176672"/>r<text:change-start text:change-id="ct105553120176896"/><text:span text:style-name="T448">aw</text:span><text:change-end text:change-id="ct105553120176896"/>props<text:change text:change-id="ct105553120177120"/><text:change-start text:change-id="ct105553120177344"/><text:span text:style-name="T448">'</text:span><text:change-end text:change-id="ct105553120177344"/> index='0'/&gt;<text:line-break/> <text:s text:c="3"/>&lt;connect port=<text:change text:change-id="ct105553120177568"/><text:change-start text:change-id="ct105553120177792"/><text:span text:style-name="T448">'</text:span><text:change-end text:change-id="ct105553120177792"/>dev<text:change text:change-id="ct105553120178016"/><text:change-start text:change-id="ct105553120178240"/><text:span text:style-name="T448">'</text:span><text:change-end text:change-id="ct105553120178240"/> to='dev' index='0'/&gt;<text:line-break/> <text:s/>&lt;/supports&gt;</text:p>
      <text:p text:style-name="P92">The <text:span text:style-name="T72">attributes of</text:span> the <text:change text:change-id="ct107202387523584"/><text:change-start text:change-id="ct107202387524032"/><text:span text:style-name="Code">supports</text:span><text:change-end text:change-id="ct107202387524032"/><text:change text:change-id="ct107202387524256"/> element <text:span text:style-name="T72">are:</text:span></text:p>
      <text:p text:style-name="IndentHang"><text:span text:style-name="T59">worker</text:span><text:change text:change-id="ct107202387524480"/><text:change-start text:change-id="ct107202387524704"/><text:span text:style-name="T64"> — </text:span><text:change-end text:change-id="ct107202387524704"/><text:s/><text:change text:change-id="ct107202387524928"/><text:change-start text:change-id="ct107202387525152"/><text:span text:style-name="T449">the</text:span><text:change-end text:change-id="ct107202387525152"/> name<text:change text:change-id="ct107202387525376"/><text:change-start text:change-id="ct107202387525600"/> <text:span text:style-name="T449">of </text:span><text:change-end text:change-id="ct107202387525600"/><text:s/>the device worker it supports</text:p>
      <text:p text:style-name="IndentHang"><text:span text:style-name="T59">index</text:span><text:change text:change-id="ct107202387525824"/><text:change-start text:change-id="ct107202387526048"/><text:span text:style-name="T64"> —</text:span><text:change-end text:change-id="ct107202387526048"/><text:span text:style-name="T59"> </text:span><text:change text:change-id="ct107202387526272"/>identifies which device of that type <text:change-start text:change-id="ct107202387526496"/><text:span text:style-name="T450">(on the platform or card) </text:span><text:change-end text:change-id="ct107202387526496"/>is being supported <text:span text:style-name="T72">by the subdevice</text:span><text:change-start text:change-id="ct107202387526720"/><text:span text:style-name="T72"> via this </text:span><text:span text:style-name="Code">supports</text:span><text:span text:style-name="T72"> element</text:span><text:change-end text:change-id="ct107202387526720"/><text:change text:change-id="ct107202387526944"/></text:p>
      <text:p text:style-name="Body">The attributes of the “connect” child element of the “supports” element are:</text:p>
      <text:p text:style-name="IndentHang"><text:span text:style-name="T59">port</text:span><text:change text:change-id="ct107202387527168"/><text:change-start text:change-id="ct107202387527392"/><text:span text:style-name="T64"> — </text:span><text:change-end text:change-id="ct107202387527392"/><text:change text:change-id="ct107202387527616"/>the port on th<text:change text:change-id="ct107202387527840"/><text:change-start text:change-id="ct107202387528064"/><text:span text:style-name="T450">is</text:span><text:change-end text:change-id="ct107202387528064"/> subdevice that should be connected</text:p>
      <text:p text:style-name="IndentHang"><text:span text:style-name="T59">to</text:span><text:change text:change-id="ct107202387528288"/><text:change-start text:change-id="ct107202387528512"/><text:span text:style-name="T64"> — </text:span><text:change-end text:change-id="ct107202387528512"/><text:change text:change-id="ct107202387528736"/>the port on the supported device worker that should be connected</text:p>
      <text:p text:style-name="IndentHang"><text:span text:style-name="T59">index</text:span><text:change text:change-id="ct107202387528960"/><text:change-start text:change-id="ct107202387529184"/><text:span text:style-name="T64"> — </text:span><text:change-end text:change-id="ct107202387529184"/><text:change text:change-id="ct107202387529408"/>index into the subdevice's port array (when its count attribute is &gt; 1).</text:p>
      <text:p text:style-name="P93">It is possible that different instances of the same device on a platform or card are supported by entirely different subdevices<text:change text:change-id="ct107202387529632"/><text:change-start text:change-id="ct107202387529856"/> <text:span text:style-name="T450">or by a single subdevice.</text:span><text:change-end text:change-id="ct107202387529856"/></text:p>
      <text:h text:style-name="P562" text:outline-level="3"><text:bookmark-start text:name="__RefHeading___Toc4836_234407367"/>Associating Device Workers and Subdevice <text:span text:style-name="T68">W</text:span>orkers with Platform<text:span text:style-name="T68">s </text:span>and Cards.<text:bookmark-end text:name="__RefHeading___Toc4836_234407367"/></text:h>
      <text:p text:style-name="P93">Both device workers and subdevice workers are enumerated in the XML description of a platform or card using the <text:change text:change-id="ct107202387530080"/><text:change-start text:change-id="ct107202387530304"/><text:span text:style-name="Code">device</text:span><text:change-end text:change-id="ct107202387530304"/><text:change text:change-id="ct107202387530528"/> child element and the <text:change text:change-id="ct107202387530752"/><text:change-start text:change-id="ct107202387530976"/><text:span text:style-name="Code">worker</text:span><text:change-end text:change-id="ct107202387530976"/><text:change text:change-id="ct107202387531200"/> attribute. <text:s/>This declares the existence of the device on the platform or card <text:span text:style-name="T67">as well as</text:span> the device <text:soft-page-break/>worker that is used. <text:s/><text:span text:style-name="T296">The order of these elements defines the ordinals of the devices when multiple instances of the same device are present.</text:span></text:p>
      <text:p text:style-name="P93">The presence of subdevice workers in this declared list makes them available to support any devices that are used in a platform configuration or container. <text:s/>When a device is used (instantiated based on the platform configuration XML or the container XML), any subdevices that exist on the platform that support the device will <text:span text:style-name="T296">also </text:span>be <text:span text:style-name="T296">instanced and connected</text:span>.<text:change-start text:change-id="ct107202387531424"/></text:p>
      <text:h text:style-name="Heading_20_3" text:outline-level="3"><text:bookmark-start text:name="__RefHeading___Toc18287_4003722483"/>Summary of Worker Types for <text:span text:style-name="T430">Supporting HDL </text:span>Device<text:span text:style-name="T430">s</text:span><text:bookmark-end text:name="__RefHeading___Toc18287_4003722483"/></text:h>
      <text:p text:style-name="P256"><text:change-end text:change-id="ct107202387531424"/><text:change-start text:change-id="ct107202387531648"/><text:span text:style-name="FirstEmphasis">Device Workers</text:span> directly control<text:change-end text:change-id="ct107202387531648"/><text:change-start text:change-id="ct107202387531872"/> and attach to physical devices, as “device drivers”, and generally implement the data sheet for the device, providing access and visibility to the device's native registers and capabilities.</text:p>
      <text:p text:style-name="P256"><text:span text:style-name="FirstEmphasis">Subdevice Workers</text:span> enable multiple <text:change-end text:change-id="ct107202387531872"/><text:change-start text:change-id="ct107202387532096"/>device workers to share some underlying hardware, like shared resets, shared SPI or I2C busses. <text:s/><text:span text:style-name="T451">They also allow workers to stay portable when low level modules differ by platform or card.</text:span></text:p>
      <text:p text:style-name="P256"><text:span text:style-name="FirstEmphasis">Proxy Workers</text:span> (for device workers<text:change-end text:change-id="ct107202387532096"/><text:change-start text:change-id="ct107202387532320"/>) provide a higher level and more generic interface to make the device look more like others in its class, provi<text:change-end text:change-id="ct107202387532320"/><text:change-start text:change-id="ct107202387532544"/>ding more user and software friendly access and visibility to the devices capabilities.</text:p>
      <text:p text:style-name="P256"><text:change-end text:change-id="ct107202387532544"/><text:change-start text:change-id="ct107202387532768"/><text:span text:style-name="FirstEmphasis">Emulator workers</text:span> are used to test device workers by providing the mirror image of the device worker's external signals<text:change-end text:change-id="ct107202387532768"/><text:change-start text:change-id="ct107202387532992"/> <text:span text:style-name="T451">s</text:span>o they can emulate the device in simulation.</text:p>
      <text:p text:style-name="P256"><text:change-end text:change-id="ct107202387532992"/><text:change-start text:change-id="ct107202387533216"/></text:p>
      <text:h text:style-name="Heading_20_2" text:outline-level="2"><text:bookmark-start text:name="__RefHeading___Toc18289_4003722483"/><text:change-end text:change-id="ct107202387533216"/><text:change-start text:change-id="ct107202387533440"/>Defining Cards Containing Devices that Plug into Slots of Platforms<text:bookmark-end text:name="__RefHeading___Toc18289_4003722483"/></text:h>
      <text:p text:style-name="P322"><text:change-end text:change-id="ct107202387533440"/><text:change-start text:change-id="ct107202387533664"/><text:span text:style-name="T404">A card is specified in a card definition XML file initially created using the </text:span><text:span text:style-name="Code">ocpidev create card </text:span><text:span text:style-name="Code"><text:span text:style-name="T404">&lt;</text:span></text:span><text:span text:style-name="Code"><text:span text:style-name="T103">cardname</text:span></text:span><text:span text:style-name="Code"><text:span text:style-name="T404">&gt;</text:span></text:span> <text:span text:style-name="T404">command, which </text:span><text:change-end text:change-id="ct107202387533664"/><text:change-start text:change-id="ct107202387533888"/><text:span text:style-name="T404">creates the file </text:span><text:span text:style-name="Code"><text:span text:style-name="T7">&lt;cardname&gt;</text:span></text:span><text:span text:style-name="Code">.xml</text:span><text:span text:style-name="T404"> file in the </text:span><text:span text:style-name="Code">hdl/cards/specs</text:span><text:span text:style-name="T404"> directory.</text:span><text:change-end text:change-id="ct107202387533888"/><text:change-start text:change-id="ct107202387534112"/><text:span text:style-name="T404"> <text:s/>This file has a top-level </text:span><text:span text:style-name="Code">card</text:span><text:span text:style-name="T404"> XML element with a required </text:span><text:span text:style-name="Code">type</text:span><text:span text:style-name="T404"> attribute, and contains</text:span><text:change-end text:change-id="ct107202387534112"/><text:change-start text:change-id="ct107202387534336"/><text:span text:style-name="T404"> </text:span><text:span text:style-name="Code">device</text:span><text:span text:style-name="T404"> elements.</text:span></text:p>
      <text:p text:style-name="P323">The <text:span text:style-name="Code">type</text:span> attribute is the slot type and must match the name of a defined slot type.</text:p>
      <text:p text:style-name="P324">The <text:span text:style-name="Code">device</text:span> elements <text:span text:style-name="T405">declare device instances on the card, and act the same as </text:span><text:span text:style-name="Code">device</text:span><text:span text:style-name="T405"> elements in platform XML files except for one thing. <text:s/>In both platform XML and card XML files the </text:span><text:span text:style-name="Code">signal</text:span><text:span text:style-name="T405"> child elements of </text:span><text:span text:style-name="Code">device</text:span><text:span text:style-name="T405"> elements</text:span><text:change-end text:change-id="ct107202387534336"/><text:change-start text:change-id="ct107202387534560"/><text:span text:style-name="T405"> indicate a mapping between device worker signals and platform or card-level signals. <text:s/>Whereas the signal mapping on platforms use the </text:span><text:span text:style-name="Code">platform</text:span><text:span text:style-name="T405"> attribute for the platform/card-level signal name, in card definition files, the </text:span><text:span text:style-name="Code"><text:span text:style-name="T406">card</text:span></text:span><text:span text:style-name="T405"> attribute is used. <text:s/>This makes it clear that in the case of cards, you are mapping a device worker's signal to a card signal.</text:span></text:p>
      <text:p text:style-name="P325">Card signal names are derived from the slot type's signals. <text:s/>Thus each device instance is essentially wired to slot pins.<text:change-end text:change-id="ct107202387534560"/><text:change-start text:change-id="ct107202387534784"/></text:p>
      <text:p text:style-name="P325">Here is example<text:change-end text:change-id="ct107202387534784"/><text:change-start text:change-id="ct107202387535008"/> of a simple card definition file<text:change-end text:change-id="ct107202387535008"/><text:change-start text:change-id="ct107202387535232"/> <text:span text:style-name="T407">with one device. <text:s/>It has one required parameter property setting (</text:span><text:span text:style-name="Code">use_ctl_clk</text:span><text:span text:style-name="T407">), one device signal that is not available on the card (</text:span><text:span text:style-name="Code">tx_clk</text:span><text:span text:style-name="T407">) and some other signals mapped to card signals that are derived from the slot type: </text:span><text:change-end text:change-id="ct107202387535232"/><text:change-start text:change-id="ct107202387535456"/></text:p>
      <text:p text:style-name="P94"><text:span text:style-name="T73">&lt;card type='fmc_lpc'/&gt;<text:line-break/> <text:s/></text:span><text:span text:style-name="T42">&lt;device worker='lime_</text:span><text:span text:style-name="T73">da</text:span><text:span text:style-name="T42">c'&gt;<text:line-break/> <text:s text:c="3"/>&lt;property name='use_ctl_clk' value='</text:span><text:span text:style-name="T164">true</text:span><text:span text:style-name="T42">'/&gt;<text:line-break/></text:span><text:span text:style-name="T73"> <text:s text:c="3"/>&lt;Signal name="tx_clk" <text:s text:c="3"/></text:span><text:span text:style-name="T180">slot=</text:span><text:span text:style-name="T73">''/&gt;<text:line-break/> <text:s text:c="3"/>&lt;Signal name='tx_clk_in' </text:span><text:span text:style-name="T180">slot=</text:span><text:span text:style-name="T73">'LA04_N'/&gt;<text:line-break/> <text:s text:c="3"/>&lt;Signal name="tx_iq_sel" </text:span><text:span text:style-name="T180">slot=</text:span><text:span text:style-name="T73">'LA29_N'/&gt;<text:line-break/> <text:s text:c="3"/>&lt;Signal name="txd(0)" <text:s text:c="3"/></text:span><text:span text:style-name="T180">slot=</text:span><text:span text:style-name="T73">'LA25_N'/&gt;<text:line-break/> <text:s text:c="3"/>&lt;Signal name="txd(1)" <text:s text:c="3"/></text:span><text:span text:style-name="T180">slot=</text:span><text:span text:style-name="T73">'LA25_P'/&gt;<text:line-break/> <text:s text:c="3"/>&lt;Signal name="txd(2)" <text:s text:c="3"/></text:span><text:span text:style-name="T180">slot=</text:span><text:span text:style-name="T73">'LA22_N'/&gt;<text:line-break/> <text:s text:c="3"/>&lt;Signal name="txd(3)" <text:s text:c="3"/></text:span><text:span text:style-name="T180">slot=</text:span><text:span text:style-name="T73">'LA22_P'/&gt;<text:line-break/> <text:s text:c="3"/>&lt;Signal name="txd(4)" <text:s text:c="3"/></text:span><text:span text:style-name="T180">slot=</text:span><text:span text:style-name="T73">'LA20_N'/&gt;<text:line-break/> <text:s text:c="3"/>&lt;Signal name="txd(5)" <text:s text:c="3"/></text:span><text:span text:style-name="T180">slot=</text:span><text:span text:style-name="T73">'LA20_P'/&gt;<text:line-break/> <text:s text:c="3"/>&lt;Signal name="txd(6)" <text:s text:c="3"/></text:span><text:span text:style-name="T180">slot=</text:span><text:span text:style-name="T73">'LA16_N'/&gt;<text:line-break/> <text:s text:c="3"/>&lt;Signal name="txd(7)" <text:s text:c="3"/></text:span><text:span text:style-name="T180">slot=</text:span><text:span text:style-name="T73">'LA16_P'/&gt;<text:line-break/> <text:s text:c="3"/>&lt;Signal name="txd(8)" <text:s text:c="3"/></text:span><text:span text:style-name="T180">slot=</text:span><text:span text:style-name="T73">'LA12_N'/&gt;<text:line-break/> <text:s text:c="3"/>&lt;Signal name="txd(9)" <text:s text:c="3"/></text:span><text:span text:style-name="T180">slot=</text:span><text:span text:style-name="T73">'LA12_P'/&gt;<text:line-break/> <text:s text:c="3"/>&lt;Signal name="txd(10)" <text:s text:c="2"/></text:span><text:span text:style-name="T180">slot=</text:span><text:span text:style-name="T73">'LA08_N'/&gt;<text:line-break/> <text:s text:c="3"/>&lt;Signal name="txd(11)" <text:s text:c="2"/></text:span><text:span text:style-name="T180">slot=</text:span><text:span text:style-name="T73">'LA08_P'/&gt;<text:line-break/></text:span><text:span text:style-name="T42"> <text:s/>&lt;/device&gt;<text:line-break/></text:span><text:span text:style-name="T73">&lt;/card&gt;</text:span><text:change-end text:change-id="ct107202387535456"/><text:change text:change-id="ct107202387535680"/></text:p>
      <text:h text:style-name="P534" text:outline-level="1"><text:bookmark-end text:name="_Toc57540730"/><text:bookmark-start text:name="__RefHeading__1049_1060509377"/>Glossary<text:bookmark-end text:name="__RefHeading__1049_1060509377"/></text:h>
      <text:p text:style-name="P399"><text:span text:style-name="T216">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398"><text:span text:style-name="T216">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399"><text:span text:style-name="T216">Control Operations </text:span>– A fixed set of control operations that every worker has. <text:span text:style-name="T209">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399"><text:span text:style-name="T216">Infrastructure</text:span> – Software/gateware is either application of or infrastructure.</text:p>
      <text:p text:style-name="P399"><text:span text:style-name="T216">Worker</text:span> – <text:span text:style-name="T209">A concrete implementation (and possibly runtime instance) of a component, written according to an authoring model</text:span>.</text:p>
      <text:p text:style-name="Body"><text:change-start text:change-id="ct107202387535904"/><text:span text:style-name="T217">Authoring</text:span><text:change-end text:change-id="ct107202387535904"/><text:span text:style-name="T219"> Model</text:span><text:span text:style-name="T452"> – </text:span><text:span text:style-name="T76">A set of metadata and language rules and interfaces for writing a </text:span><text:change text:change-id="ct107202387536128"/></text:p>
      <text:p text:style-name="P108"><text:change text:change-id="ct107202387536352"/><text:change-start text:change-id="ct107202387536576"/>[Incomplete]<text:change-end text:change-id="ct107202387536576"/><text:change text:change-id="ct107202387537696"/><text:change text:change-id="ct107202387537472"/><text:change text:change-id="ct107202387537248"/><text:change text:change-id="ct107202387537024"/><text:change text:change-id="ct1072023875368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paragraph-properties fo:margin-top="0.0201in" fo:margin-bottom="0.0201in" loext:contextual-spacing="false" style:writing-mode="lr-tb"/>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text:tab/></text:span><text:tab/>Page <text:page-number text:select-page="current">3</text:page-number> of <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385</meta:editing-cycles>
    <meta:creation-date>2014-12-13T12:37:04.602691000</meta:creation-date>
    <meta:editing-duration>P53DT9H9M8S</meta:editing-duration>
    <meta:generator>LibreOffice/5.3.0.3$MacOSX_X86_64 LibreOffice_project/7074905676c47b82bbcfbea1aeefc84afe1c50e1</meta:generator>
    <meta:initial-creator>James Kulp</meta:initial-creator>
    <dc:date>2017-03-11T11:31:01.053105000</dc:date>
    <dc:creator>James Kulp</dc:creator>
    <meta:document-statistic meta:table-count="4" meta:image-count="0" meta:object-count="0" meta:page-count="59" meta:paragraph-count="862" meta:word-count="19009" meta:character-count="123818" meta:non-whitespace-character-count="10469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